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00100000001891FFD7D.gif" manifest:media-type="image/gif"/>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percu" svg:font-family="Apercu, apple-system, system-ui, 'Segoe UI', Roboto, Ubuntu, Cantarell, 'Fira Sans', 'Droid Sans', 'Helvetica Neue', sans-serif"/>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3">
      <style:paragraph-properties fo:text-align="justify" style:justify-single-word="false"/>
      <style:text-properties fo:font-variant="normal" fo:text-transform="none" fo:color="#10162f" loext:opacity="100%" style:font-name="Apercu" fo:font-size="14pt" fo:letter-spacing="normal" fo:font-style="normal" fo:font-weight="bold"/>
    </style:style>
    <style:style style:name="P2"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10162f" loext:opacity="100%" style:font-name="Apercu" fo:font-size="14pt" fo:letter-spacing="normal" fo:font-style="normal" fo:font-weight="normal"/>
    </style:style>
    <style:style style:name="P3" style:family="paragraph" style:parent-style-name="Text_20_body">
      <style:paragraph-properties fo:margin-left="0cm" fo:margin-right="0cm" fo:margin-top="0cm" fo:margin-bottom="0.247cm" style:contextual-spacing="false" fo:line-height="160%" fo:text-align="justify" style:justify-single-word="false" fo:orphans="2" fo:widows="2" fo:text-indent="0cm" style:auto-text-indent="false"/>
    </style:style>
    <style:style style:name="P4" style:family="paragraph" style:parent-style-name="Text_20_body">
      <style:paragraph-properties fo:margin-left="0cm" fo:margin-right="0cm" fo:margin-top="0cm" fo:margin-bottom="0.247cm" style:contextual-spacing="false" fo:line-height="160%" fo:text-align="justify" style:justify-single-word="false" fo:orphans="2" fo:widows="2" fo:text-indent="0cm" style:auto-text-indent="false"/>
      <style:text-properties fo:font-variant="normal" fo:text-transform="none" fo:color="#10162f" loext:opacity="100%" style:font-name="Apercu" fo:font-size="14pt" fo:letter-spacing="normal" fo:font-style="normal" fo:font-weight="normal"/>
    </style:style>
    <style:style style:name="P5" style:family="paragraph" style:parent-style-name="Text_20_body" style:list-style-name="L1">
      <style:paragraph-properties fo:margin-left="0cm" fo:margin-right="0cm" fo:margin-top="0cm" fo:margin-bottom="0cm" style:contextual-spacing="false" fo:line-height="160%" fo:text-align="justify" style:justify-single-word="false" fo:orphans="2" fo:widows="2" fo:text-indent="0cm" style:auto-text-indent="false" fo:padding="0cm" fo:border="none"/>
    </style:style>
    <style:style style:name="P6" style:family="paragraph" style:parent-style-name="Text_20_body">
      <style:paragraph-properties fo:margin-left="0cm" fo:margin-right="0cm" fo:margin-top="0cm" fo:margin-bottom="0cm" style:contextual-spacing="false" fo:line-height="160%" fo:text-align="justify" style:justify-single-word="false" fo:orphans="2" fo:widows="2" fo:text-indent="0cm" style:auto-text-indent="false"/>
      <style:text-properties fo:font-variant="normal" fo:text-transform="none" fo:color="#10162f" loext:opacity="100%" style:font-name="Apercu" fo:font-size="14pt" fo:letter-spacing="normal" fo:font-style="normal" fo:font-weight="normal"/>
    </style:style>
    <style:style style:name="P7" style:family="paragraph" style:parent-style-name="Text_20_body">
      <style:paragraph-properties fo:margin-left="0cm" fo:margin-right="0cm" fo:line-height="120%" fo:text-align="justify" style:justify-single-word="false" fo:orphans="2" fo:widows="2" fo:text-indent="0cm" style:auto-text-indent="false"/>
      <style:text-properties fo:font-variant="normal" fo:text-transform="none" fo:color="#10162f" loext:opacity="100%" style:font-name="Apercu" fo:font-size="14pt" fo:letter-spacing="normal" fo:font-style="normal" fo:font-weight="bold" fo:background-color="#ffffff"/>
    </style:style>
    <style:style style:name="P8" style:family="paragraph" style:parent-style-name="Text_20_body" style:list-style-name="L2">
      <style:paragraph-properties fo:margin-left="0cm" fo:margin-right="0cm" fo:margin-top="0cm" fo:margin-bottom="0cm" style:contextual-spacing="false" fo:line-height="160%" fo:text-align="justify" style:justify-single-word="false" fo:orphans="2" fo:widows="2" fo:text-indent="0cm" style:auto-text-indent="false" fo:padding="0cm" fo:border="none"/>
      <style:text-properties fo:font-variant="normal" fo:text-transform="none" fo:color="#10162f" loext:opacity="100%" style:font-name="Apercu" fo:font-size="14pt" fo:letter-spacing="normal" fo:font-style="normal" fo:font-weight="normal"/>
    </style:style>
    <style:style style:name="P9" style:family="paragraph" style:parent-style-name="Heading_20_3" style:list-style-name="L2">
      <style:paragraph-properties fo:margin-left="0cm" fo:margin-right="0cm" fo:margin-top="0cm" fo:margin-bottom="0cm" style:contextual-spacing="false" fo:line-height="160%" fo:text-align="justify" style:justify-single-word="false" fo:orphans="2" fo:widows="2" fo:text-indent="0cm" style:auto-text-indent="false" fo:padding="0cm" fo:border="none"/>
      <style:text-properties fo:font-variant="normal" fo:text-transform="none" fo:color="#10162f" loext:opacity="100%" style:font-name="Apercu" fo:font-size="14pt" fo:letter-spacing="normal" fo:font-style="normal" fo:font-weight="normal"/>
    </style:style>
    <style:style style:name="P10" style:family="paragraph" style:parent-style-name="Text_20_body">
      <style:paragraph-properties fo:margin-left="0cm" fo:margin-right="0cm" fo:line-height="160%" fo:text-align="justify" style:justify-single-word="false" fo:orphans="2" fo:widows="2" fo:text-indent="0cm" style:auto-text-indent="false"/>
      <style:text-properties fo:font-variant="normal" fo:text-transform="none" fo:color="#10162f" loext:opacity="100%" style:font-name="Apercu" fo:font-size="14pt" fo:letter-spacing="normal" fo:font-style="normal" fo:font-weight="normal"/>
    </style:style>
    <style:style style:name="P11" style:family="paragraph" style:parent-style-name="Text_20_body">
      <style:paragraph-properties fo:margin-left="0cm" fo:margin-right="0cm" fo:margin-top="0cm" fo:margin-bottom="0.247cm" style:contextual-spacing="false" fo:line-height="160%" fo:text-align="justify" style:justify-single-word="false" fo:orphans="2" fo:widows="2" fo:text-indent="0cm" style:auto-text-indent="false"/>
      <style:text-properties fo:color="#10162f" loext:opacity="100%" style:font-name="Apercu" fo:font-size="14pt"/>
    </style:style>
    <style:style style:name="P12" style:family="paragraph" style:parent-style-name="Text_20_body">
      <style:paragraph-properties fo:margin-left="0cm" fo:margin-right="0cm" fo:margin-top="0cm" fo:margin-bottom="0cm" style:contextual-spacing="false" fo:line-height="160%" fo:text-align="justify" style:justify-single-word="false" fo:orphans="2" fo:widows="2" fo:text-indent="0cm" style:auto-text-indent="false"/>
      <style:text-properties fo:color="#10162f" loext:opacity="100%" style:font-name="Apercu" fo:font-size="14pt"/>
    </style:style>
    <style:style style:name="P13" style:family="paragraph" style:parent-style-name="Text_20_body" style:list-style-name="L3">
      <style:paragraph-properties fo:margin-left="0cm" fo:margin-right="0cm" fo:margin-top="0cm" fo:margin-bottom="0cm" style:contextual-spacing="false" fo:line-height="160%" fo:text-align="justify" style:justify-single-word="false" fo:orphans="2" fo:widows="2" fo:text-indent="0cm" style:auto-text-indent="false" fo:padding="0cm" fo:border="none"/>
      <style:text-properties fo:color="#10162f" loext:opacity="100%" style:font-name="Apercu" fo:font-size="14pt"/>
    </style:style>
    <style:style style:name="P14" style:family="paragraph" style:parent-style-name="Preformatted_20_Text">
      <style:paragraph-properties fo:margin-left="0cm" fo:margin-right="0cm" fo:margin-top="0cm" fo:margin-bottom="0cm" style:contextual-spacing="false" fo:line-height="160%" fo:text-align="justify" style:justify-single-word="false" fo:orphans="2" fo:widows="2" fo:text-indent="0cm" style:auto-text-indent="false"/>
      <style:text-properties fo:color="#10162f" loext:opacity="100%" style:font-name="Apercu" fo:font-size="14pt"/>
    </style:style>
    <style:style style:name="P15" style:family="paragraph" style:parent-style-name="Text_20_body">
      <style:paragraph-properties fo:margin-left="0cm" fo:margin-right="0cm" fo:text-indent="0cm" style:auto-text-indent="false"/>
    </style:style>
    <style:style style:name="P16" style:family="paragraph" style:parent-style-name="Heading_20_3">
      <style:paragraph-properties fo:margin-left="0cm" fo:margin-right="0cm" fo:margin-top="0cm" fo:margin-bottom="0cm" style:contextual-spacing="false" fo:line-height="160%" fo:text-align="justify" style:justify-single-word="false" fo:orphans="2" fo:widows="2" fo:text-indent="0cm" style:auto-text-indent="false"/>
      <style:text-properties fo:font-variant="normal" fo:text-transform="none" fo:color="#10162f" loext:opacity="100%" style:font-name="Apercu" fo:font-size="14pt" fo:letter-spacing="normal" fo:font-style="normal" fo:font-weight="normal"/>
    </style:style>
    <style:style style:name="P17" style:family="paragraph" style:parent-style-name="Text_20_body">
      <style:paragraph-properties fo:margin-left="0cm" fo:margin-right="0cm" fo:line-height="160%" fo:text-align="start" style:justify-single-word="false" fo:orphans="2" fo:widows="2" fo:text-indent="0cm" style:auto-text-indent="false"/>
      <style:text-properties fo:font-variant="normal" fo:text-transform="none" fo:color="#10162f" loext:opacity="100%" style:font-name="Apercu" fo:font-size="14pt" fo:letter-spacing="normal" fo:font-style="normal" fo:font-weight="normal"/>
    </style:style>
    <style:style style:name="P18" style:family="paragraph" style:parent-style-name="Text_20_body">
      <style:paragraph-properties fo:margin-left="0cm" fo:margin-right="0cm" fo:margin-top="0cm" fo:margin-bottom="0cm" style:contextual-spacing="false" fo:line-height="160%" fo:text-align="start" style:justify-single-word="false" fo:orphans="2" fo:widows="2" fo:text-indent="0cm" style:auto-text-indent="false"/>
      <style:text-properties fo:color="#10162f" loext:opacity="100%" style:font-name="Apercu" fo:font-size="14pt"/>
    </style:style>
    <style:style style:name="P19" style:family="paragraph" style:parent-style-name="Preformatted_20_Text">
      <style:paragraph-properties fo:margin-left="0cm" fo:margin-right="0cm" fo:margin-top="0cm" fo:margin-bottom="0cm" style:contextual-spacing="false" fo:line-height="160%" fo:text-align="start" style:justify-single-word="false" fo:orphans="2" fo:widows="2" fo:text-indent="0cm" style:auto-text-indent="false"/>
      <style:text-properties fo:color="#10162f" loext:opacity="100%" style:font-name="Apercu" fo:font-size="14pt"/>
    </style:style>
    <style:style style:name="P20" style:family="paragraph" style:parent-style-name="Text_20_body">
      <style:paragraph-properties fo:margin-left="0cm" fo:margin-right="0cm" fo:margin-top="0cm" fo:margin-bottom="0.247cm" style:contextual-spacing="false" fo:line-height="160%" fo:text-align="start" style:justify-single-word="false" fo:orphans="2" fo:widows="2" fo:text-indent="0cm" style:auto-text-indent="false"/>
      <style:text-properties fo:font-variant="normal" fo:text-transform="none" fo:color="#10162f" loext:opacity="100%" style:font-name="Apercu" fo:font-size="14pt" fo:letter-spacing="normal" fo:font-style="normal" fo:font-weight="normal"/>
    </style:style>
    <style:style style:name="P21" style:family="paragraph" style:parent-style-name="Text_20_body">
      <style:paragraph-properties fo:margin-left="0cm" fo:margin-right="0cm" fo:margin-top="0cm" fo:margin-bottom="0cm" style:contextual-spacing="false" fo:line-height="160%" fo:text-align="start" style:justify-single-word="false" fo:orphans="2" fo:widows="2" fo:text-indent="0cm" style:auto-text-indent="false"/>
      <style:text-properties fo:font-variant="normal" fo:text-transform="none" fo:color="#10162f" loext:opacity="100%" style:font-name="Apercu" fo:font-size="14pt" fo:letter-spacing="normal" fo:font-style="normal" fo:font-weight="normal"/>
    </style:style>
    <style:style style:name="P22" style:family="paragraph" style:parent-style-name="Heading_20_3">
      <style:paragraph-properties fo:margin-left="0cm" fo:margin-right="0cm" fo:margin-top="0cm" fo:margin-bottom="0cm" style:contextual-spacing="false" fo:line-height="160%" fo:text-align="justify" style:justify-single-word="false" fo:orphans="2" fo:widows="2" fo:text-indent="0cm" style:auto-text-indent="false"/>
      <style:text-properties fo:font-variant="normal" fo:text-transform="none" fo:color="#10162f" loext:opacity="100%" style:font-name="Apercu" fo:font-size="14pt" fo:letter-spacing="normal" fo:font-style="normal" fo:font-weight="bold"/>
    </style:style>
    <style:style style:name="P23" style:family="paragraph" style:parent-style-name="Text_20_body">
      <style:paragraph-properties fo:margin-left="0cm" fo:margin-right="0cm" fo:line-height="120%" fo:text-align="start" style:justify-single-word="false" fo:orphans="2" fo:widows="2" fo:text-indent="0cm" style:auto-text-indent="false"/>
      <style:text-properties fo:font-variant="normal" fo:text-transform="none" fo:color="#10162f" loext:opacity="100%" style:font-name="Apercu" fo:font-size="14pt" fo:letter-spacing="normal" fo:font-style="normal" fo:font-weight="bold" fo:background-color="#ffffff"/>
    </style:style>
    <style:style style:name="P24" style:family="paragraph" style:parent-style-name="Text_20_body" style:list-style-name="L4">
      <style:paragraph-properties fo:margin-left="1.455cm" fo:margin-right="0cm" fo:margin-top="0cm" fo:margin-bottom="0cm" style:contextual-spacing="false" fo:line-height="160%" fo:text-align="start" style:justify-single-word="false" fo:orphans="2" fo:widows="2" fo:text-indent="0cm" style:auto-text-indent="false" fo:padding="0cm" fo:border="none"/>
      <style:text-properties fo:color="#10162f" loext:opacity="100%" style:font-name="Apercu" fo:font-size="14pt"/>
    </style:style>
    <style:style style:name="P25" style:family="paragraph" style:parent-style-name="Text_20_body" style:list-style-name="L4">
      <style:paragraph-properties fo:margin-left="1.455cm" fo:margin-right="0cm" fo:margin-top="0cm" fo:margin-bottom="0cm" style:contextual-spacing="false" fo:line-height="160%" fo:text-align="start" style:justify-single-word="false" fo:orphans="2" fo:widows="2" fo:text-indent="0cm" style:auto-text-indent="false" fo:padding="0cm" fo:border="none"/>
      <style:text-properties fo:font-variant="normal" fo:text-transform="none" fo:color="#10162f" loext:opacity="100%" style:font-name="Apercu" fo:font-size="14pt" fo:letter-spacing="normal" fo:font-style="normal" fo:font-weight="normal" loext:padding="0cm" loext:border="none"/>
    </style:style>
    <style:style style:name="P26" style:family="paragraph" style:parent-style-name="Text_20_body" style:list-style-name="L4">
      <style:paragraph-properties fo:margin-left="0.053cm" fo:margin-right="0.053cm" fo:margin-top="0.053cm" fo:margin-bottom="0.053cm" style:contextual-spacing="false" fo:line-height="160%" fo:text-align="start" style:justify-single-word="false" fo:orphans="2" fo:widows="2" fo:text-indent="0cm" style:auto-text-indent="false" fo:padding="0cm" fo:border="none"/>
      <style:text-properties fo:font-variant="normal" fo:text-transform="none" fo:color="#10162f" loext:opacity="100%" style:font-name="Apercu" fo:font-size="14pt" fo:letter-spacing="normal" fo:font-style="normal" fo:font-weight="normal" fo:background-color="#fff2b3" loext:padding="0cm" loext:border="none"/>
    </style:style>
    <style:style style:name="P27" style:family="paragraph" style:parent-style-name="Text_20_body">
      <style:paragraph-properties fo:margin-left="0cm" fo:margin-right="0cm" fo:line-height="160%" fo:text-align="justify" style:justify-single-word="false" fo:text-indent="0cm" style:auto-text-indent="false"/>
      <style:text-properties fo:color="#10162f" loext:opacity="100%" style:font-name="Apercu" fo:font-size="14pt"/>
    </style:style>
    <style:style style:name="P28" style:family="paragraph" style:parent-style-name="Text_20_body">
      <style:paragraph-properties fo:margin-left="0cm" fo:margin-right="0cm" fo:margin-top="0cm" fo:margin-bottom="0cm" style:contextual-spacing="false" fo:line-height="160%" fo:text-align="justify" style:justify-single-word="false" fo:text-indent="0cm" style:auto-text-indent="false"/>
      <style:text-properties fo:color="#10162f" loext:opacity="100%" style:font-name="Apercu" fo:font-size="14pt"/>
    </style:style>
    <style:style style:name="P29" style:family="paragraph" style:parent-style-name="Preformatted_20_Text">
      <style:paragraph-properties fo:margin-left="0cm" fo:margin-right="0cm" fo:margin-top="0cm" fo:margin-bottom="0cm" style:contextual-spacing="false" fo:line-height="160%" fo:text-align="start" style:justify-single-word="false" fo:text-indent="0cm" style:auto-text-indent="false"/>
      <style:text-properties fo:color="#10162f" loext:opacity="100%" style:font-name="Apercu" fo:font-size="14pt"/>
    </style:style>
    <style:style style:name="P30" style:family="paragraph" style:parent-style-name="Text_20_body">
      <style:paragraph-properties fo:margin-left="0cm" fo:margin-right="0cm" fo:margin-top="0cm" fo:margin-bottom="0.247cm" style:contextual-spacing="false" fo:line-height="160%" fo:text-align="justify" style:justify-single-word="false" fo:text-indent="0cm" style:auto-text-indent="false"/>
      <style:text-properties fo:color="#10162f" loext:opacity="100%" style:font-name="Apercu" fo:font-size="14pt"/>
    </style:style>
    <style:style style:name="P31" style:family="paragraph" style:parent-style-name="Text_20_body">
      <style:paragraph-properties fo:margin-left="1cm" fo:margin-right="1cm" fo:margin-top="0cm" fo:margin-bottom="0cm" style:contextual-spacing="false" fo:line-height="160%" fo:text-align="justify" style:justify-single-word="false" fo:text-indent="0cm" style:auto-text-indent="false" fo:padding-left="0.049cm" fo:padding-right="0cm" fo:padding-top="0cm" fo:padding-bottom="0cm" fo:border-left="0.51pt solid #dddce0" fo:border-right="none" fo:border-top="none" fo:border-bottom="none"/>
      <style:text-properties fo:color="#10162f" loext:opacity="100%" style:font-name="Apercu" fo:font-size="14pt"/>
    </style:style>
    <style:style style:name="P32" style:family="paragraph" style:parent-style-name="Text_20_body">
      <style:paragraph-properties fo:margin-left="0cm" fo:margin-right="0cm" fo:margin-top="0cm" fo:margin-bottom="0.247cm" style:contextual-spacing="false" fo:line-height="160%" fo:text-align="start" style:justify-single-word="false" fo:orphans="2" fo:widows="2" fo:text-indent="0cm" style:auto-text-indent="false"/>
      <style:text-properties fo:color="#10162f" loext:opacity="100%" style:font-name="Apercu" fo:font-size="14pt"/>
    </style:style>
    <style:style style:name="P33" style:family="paragraph" style:parent-style-name="Text_20_body" style:list-style-name="L5">
      <style:paragraph-properties fo:margin-left="0cm" fo:margin-right="0cm" fo:margin-top="0cm" fo:margin-bottom="0cm" style:contextual-spacing="false" fo:line-height="160%" fo:text-align="start" style:justify-single-word="false" fo:orphans="2" fo:widows="2" fo:text-indent="0cm" style:auto-text-indent="false" fo:padding="0cm" fo:border="none"/>
      <style:text-properties fo:color="#10162f" loext:opacity="100%" style:font-name="Apercu" fo:font-size="14pt"/>
    </style:style>
    <style:style style:name="P34" style:family="paragraph" style:parent-style-name="Text_20_body">
      <style:paragraph-properties fo:line-height="160%" fo:text-align="start" style:justify-single-word="false" fo:orphans="2" fo:widows="2" fo:text-indent="0cm" style:auto-text-indent="false"/>
      <style:text-properties fo:color="#10162f" loext:opacity="100%" style:font-name="Apercu" fo:font-size="14pt"/>
    </style:style>
    <style:style style:name="P35" style:family="paragraph" style:parent-style-name="Text_20_body" style:list-style-name="L6">
      <style:paragraph-properties fo:margin-left="0cm" fo:margin-right="0cm" fo:margin-top="0cm" fo:margin-bottom="0cm" style:contextual-spacing="false" fo:line-height="160%" fo:text-align="start" style:justify-single-word="false" fo:orphans="2" fo:widows="2" fo:text-indent="0cm" style:auto-text-indent="false" fo:padding="0cm" fo:border="none"/>
      <style:text-properties fo:color="#10162f" loext:opacity="100%" style:font-name="Apercu" fo:font-size="14pt"/>
    </style:style>
    <style:style style:name="P36" style:family="paragraph" style:parent-style-name="Text_20_body" style:list-style-name="L7">
      <style:paragraph-properties fo:margin-left="0cm" fo:margin-right="0cm" fo:margin-top="0cm" fo:margin-bottom="0cm" style:contextual-spacing="false" fo:line-height="160%" fo:text-align="start" style:justify-single-word="false" fo:orphans="2" fo:widows="2" fo:text-indent="0cm" style:auto-text-indent="false" fo:padding="0cm" fo:border="none"/>
      <style:text-properties fo:color="#10162f" loext:opacity="100%" style:font-name="Apercu" fo:font-size="14pt"/>
    </style:style>
    <style:style style:name="P37" style:family="paragraph" style:parent-style-name="Text_20_body" style:list-style-name="L8">
      <style:paragraph-properties fo:margin-left="0cm" fo:margin-right="0cm" fo:margin-top="0cm" fo:margin-bottom="0cm" style:contextual-spacing="false" fo:line-height="160%" fo:text-align="start" style:justify-single-word="false" fo:orphans="2" fo:widows="2" fo:text-indent="0cm" style:auto-text-indent="false" fo:padding="0cm" fo:border="none"/>
      <style:text-properties fo:font-variant="normal" fo:text-transform="none" fo:color="#10162f" loext:opacity="100%" style:font-name="Apercu" fo:font-size="14pt" fo:letter-spacing="normal" fo:font-style="normal" fo:font-weight="normal"/>
    </style:style>
    <style:style style:name="P38" style:family="paragraph" style:parent-style-name="Text_20_body" style:list-style-name="L8">
      <style:paragraph-properties fo:margin-left="0cm" fo:margin-right="0cm" fo:margin-top="0cm" fo:margin-bottom="0cm" style:contextual-spacing="false" fo:line-height="160%" fo:text-align="start" style:justify-single-word="false" fo:orphans="2" fo:widows="2" fo:text-indent="0cm" style:auto-text-indent="false" fo:padding="0cm" fo:border="none"/>
      <style:text-properties fo:color="#10162f" loext:opacity="100%" style:font-name="Apercu" fo:font-size="14pt"/>
    </style:style>
    <style:style style:name="P39" style:family="paragraph" style:parent-style-name="Text_20_body" style:list-style-name="L9">
      <style:paragraph-properties fo:margin-left="0cm" fo:margin-right="0cm" fo:margin-top="0cm" fo:margin-bottom="0cm" style:contextual-spacing="false" fo:line-height="160%" fo:text-align="start" style:justify-single-word="false" fo:orphans="2" fo:widows="2" fo:text-indent="0cm" style:auto-text-indent="false" fo:padding="0cm" fo:border="none"/>
      <style:text-properties fo:color="#10162f" loext:opacity="100%" style:font-name="Apercu" fo:font-size="14pt"/>
    </style:style>
    <style:style style:name="P40" style:family="paragraph" style:parent-style-name="Text_20_body" style:list-style-name="L10">
      <style:paragraph-properties fo:margin-left="0cm" fo:margin-right="0cm" fo:margin-top="0cm" fo:margin-bottom="0cm" style:contextual-spacing="false" fo:line-height="160%" fo:text-align="start" style:justify-single-word="false" fo:orphans="2" fo:widows="2" fo:text-indent="0cm" style:auto-text-indent="false" fo:padding="0cm" fo:border="none"/>
      <style:text-properties fo:font-variant="normal" fo:text-transform="none" fo:color="#10162f" loext:opacity="100%" style:font-name="Apercu" fo:font-size="14pt" fo:letter-spacing="normal" fo:font-style="normal" fo:font-weight="normal"/>
    </style:style>
    <style:style style:name="P41" style:family="paragraph" style:parent-style-name="Text_20_body" style:list-style-name="L10">
      <style:paragraph-properties fo:margin-left="0cm" fo:margin-right="0cm" fo:margin-top="0cm" fo:margin-bottom="0cm" style:contextual-spacing="false" fo:line-height="160%" fo:text-align="start" style:justify-single-word="false" fo:orphans="2" fo:widows="2" fo:text-indent="0cm" style:auto-text-indent="false" fo:padding="0cm" fo:border="none"/>
      <style:text-properties fo:color="#10162f" loext:opacity="100%" style:font-name="Apercu" fo:font-size="14pt"/>
    </style:style>
    <style:style style:name="P42" style:family="paragraph" style:parent-style-name="Text_20_body" style:list-style-name="L11">
      <style:paragraph-properties fo:margin-left="0cm" fo:margin-right="0cm" fo:margin-top="0cm" fo:margin-bottom="0cm" style:contextual-spacing="false" fo:line-height="160%" fo:text-align="start" style:justify-single-word="false" fo:orphans="2" fo:widows="2" fo:text-indent="0cm" style:auto-text-indent="false" fo:padding="0cm" fo:border="none"/>
      <style:text-properties fo:color="#10162f" loext:opacity="100%" style:font-name="Apercu" fo:font-size="14pt"/>
    </style:style>
    <style:style style:name="P43" style:family="paragraph" style:parent-style-name="Text_20_body" style:list-style-name="L12">
      <style:paragraph-properties fo:margin-left="0cm" fo:margin-right="0cm" fo:margin-top="0cm" fo:margin-bottom="0cm" style:contextual-spacing="false" fo:line-height="160%" fo:text-align="start" style:justify-single-word="false" fo:orphans="2" fo:widows="2" fo:text-indent="0cm" style:auto-text-indent="false" fo:padding="0cm" fo:border="none"/>
      <style:text-properties fo:font-variant="normal" fo:text-transform="none" fo:color="#10162f" loext:opacity="100%" style:font-name="Apercu" fo:font-size="14pt" fo:letter-spacing="normal" fo:font-style="normal" fo:font-weight="normal"/>
    </style:style>
    <style:style style:name="P44" style:family="paragraph" style:parent-style-name="Text_20_body" style:list-style-name="L12">
      <style:paragraph-properties fo:margin-left="0cm" fo:margin-right="0cm" fo:margin-top="0cm" fo:margin-bottom="0cm" style:contextual-spacing="false" fo:line-height="160%" fo:text-align="start" style:justify-single-word="false" fo:orphans="2" fo:widows="2" fo:text-indent="0cm" style:auto-text-indent="false" fo:padding="0cm" fo:border="none"/>
      <style:text-properties fo:color="#10162f" loext:opacity="100%" style:font-name="Apercu" fo:font-size="14pt"/>
    </style:style>
    <style:style style:name="P45" style:family="paragraph" style:parent-style-name="Text_20_body" style:list-style-name="L13">
      <style:paragraph-properties fo:margin-left="0cm" fo:margin-right="0cm" fo:margin-top="0cm" fo:margin-bottom="0cm" style:contextual-spacing="false" fo:line-height="160%" fo:text-align="start" style:justify-single-word="false" fo:orphans="2" fo:widows="2" fo:text-indent="0cm" style:auto-text-indent="false" fo:padding="0cm" fo:border="none"/>
      <style:text-properties fo:color="#10162f" loext:opacity="100%" style:font-name="Apercu" fo:font-size="14pt"/>
    </style:style>
    <style:style style:name="P46" style:family="paragraph" style:parent-style-name="Text_20_body" style:list-style-name="L14">
      <style:paragraph-properties fo:margin-left="0cm" fo:margin-right="0cm" fo:margin-top="0cm" fo:margin-bottom="0cm" style:contextual-spacing="false" fo:line-height="160%" fo:text-align="start" style:justify-single-word="false" fo:orphans="2" fo:widows="2" fo:text-indent="0cm" style:auto-text-indent="false" fo:padding="0cm" fo:border="none"/>
      <style:text-properties fo:font-variant="normal" fo:text-transform="none" fo:color="#10162f" loext:opacity="100%" style:font-name="Apercu" fo:font-size="14pt" fo:letter-spacing="normal" fo:font-style="normal" fo:font-weight="normal"/>
    </style:style>
    <style:style style:name="P47" style:family="paragraph" style:parent-style-name="Text_20_body" style:list-style-name="L14">
      <style:paragraph-properties fo:margin-left="0cm" fo:margin-right="0cm" fo:margin-top="0cm" fo:margin-bottom="0cm" style:contextual-spacing="false" fo:line-height="160%" fo:text-align="start" style:justify-single-word="false" fo:orphans="2" fo:widows="2" fo:text-indent="0cm" style:auto-text-indent="false" fo:padding="0cm" fo:border="none"/>
      <style:text-properties fo:color="#10162f" loext:opacity="100%" style:font-name="Apercu" fo:font-size="14pt"/>
    </style:style>
    <style:style style:name="P48" style:family="paragraph" style:parent-style-name="Text_20_body" style:list-style-name="L15">
      <style:paragraph-properties fo:margin-left="0cm" fo:margin-right="0cm" fo:margin-top="0cm" fo:margin-bottom="0cm" style:contextual-spacing="false" fo:line-height="160%" fo:text-align="start" style:justify-single-word="false" fo:orphans="2" fo:widows="2" fo:text-indent="0cm" style:auto-text-indent="false" fo:padding="0cm" fo:border="none"/>
      <style:text-properties fo:color="#10162f" loext:opacity="100%" style:font-name="Apercu" fo:font-size="14pt"/>
    </style:style>
    <style:style style:name="P49" style:family="paragraph" style:parent-style-name="Text_20_body" style:list-style-name="L16">
      <style:paragraph-properties fo:margin-left="0cm" fo:margin-right="0cm" fo:margin-top="0cm" fo:margin-bottom="0cm" style:contextual-spacing="false" fo:line-height="160%" fo:text-align="start" style:justify-single-word="false" fo:orphans="2" fo:widows="2" fo:text-indent="0cm" style:auto-text-indent="false" fo:padding="0cm" fo:border="none"/>
      <style:text-properties fo:font-variant="normal" fo:text-transform="none" fo:color="#10162f" loext:opacity="100%" style:font-name="Apercu" fo:font-size="14pt" fo:letter-spacing="normal" fo:font-style="normal" fo:font-weight="normal"/>
    </style:style>
    <style:style style:name="P50" style:family="paragraph" style:parent-style-name="Text_20_body" style:list-style-name="L16">
      <style:paragraph-properties fo:margin-left="0cm" fo:margin-right="0cm" fo:margin-top="0cm" fo:margin-bottom="0cm" style:contextual-spacing="false" fo:line-height="160%" fo:text-align="start" style:justify-single-word="false" fo:orphans="2" fo:widows="2" fo:text-indent="0cm" style:auto-text-indent="false" fo:padding="0cm" fo:border="none"/>
      <style:text-properties fo:color="#10162f" loext:opacity="100%" style:font-name="Apercu" fo:font-size="14pt"/>
    </style:style>
    <style:style style:name="P51" style:family="paragraph" style:parent-style-name="Text_20_body" style:list-style-name="L17">
      <style:paragraph-properties fo:margin-left="0cm" fo:margin-right="0cm" fo:margin-top="0cm" fo:margin-bottom="0cm" style:contextual-spacing="false" fo:line-height="160%" fo:text-align="start" style:justify-single-word="false" fo:orphans="2" fo:widows="2" fo:text-indent="0cm" style:auto-text-indent="false" fo:break-before="page" fo:padding="0cm" fo:border="none"/>
      <style:text-properties fo:color="#10162f" loext:opacity="100%" style:font-name="Apercu" fo:font-size="14pt"/>
    </style:style>
    <style:style style:name="P52" style:family="paragraph" style:parent-style-name="Text_20_body" style:list-style-name="L17">
      <style:paragraph-properties fo:margin-left="0cm" fo:margin-right="0cm" fo:margin-top="0cm" fo:margin-bottom="0cm" style:contextual-spacing="false" fo:line-height="160%" fo:text-align="start" style:justify-single-word="false" fo:orphans="2" fo:widows="2" fo:text-indent="0cm" style:auto-text-indent="false" fo:padding="0cm" fo:border="none"/>
      <style:text-properties fo:color="#10162f" loext:opacity="100%" style:font-name="Apercu" fo:font-size="14pt"/>
    </style:style>
    <style:style style:name="P53" style:family="paragraph" style:parent-style-name="Text_20_body" style:list-style-name="L18">
      <style:paragraph-properties fo:margin-left="0cm" fo:margin-right="0cm" fo:margin-top="0cm" fo:margin-bottom="0cm" style:contextual-spacing="false" fo:line-height="160%" fo:text-align="start" style:justify-single-word="false" fo:orphans="2" fo:widows="2" fo:text-indent="0cm" style:auto-text-indent="false" fo:padding="0cm" fo:border="none"/>
      <style:text-properties fo:color="#10162f" loext:opacity="100%" style:font-name="Apercu" fo:font-size="14pt"/>
    </style:style>
    <style:style style:name="P54" style:family="paragraph" style:parent-style-name="Text_20_body" style:list-style-name="L19">
      <style:paragraph-properties fo:margin-left="0cm" fo:margin-right="0cm" fo:margin-top="0cm" fo:margin-bottom="0cm" style:contextual-spacing="false" fo:line-height="160%" fo:text-align="start" style:justify-single-word="false" fo:orphans="2" fo:widows="2" fo:text-indent="0cm" style:auto-text-indent="false" fo:padding="0cm" fo:border="none"/>
      <style:text-properties fo:color="#10162f" loext:opacity="100%" style:font-name="Apercu" fo:font-size="14pt"/>
    </style:style>
    <style:style style:name="P55" style:family="paragraph" style:parent-style-name="Text_20_body" style:list-style-name="L19">
      <style:paragraph-properties fo:margin-left="0cm" fo:margin-right="0cm" fo:margin-top="0cm" fo:margin-bottom="0cm" style:contextual-spacing="false" fo:line-height="160%" fo:text-align="start" style:justify-single-word="false" fo:orphans="2" fo:widows="2" fo:text-indent="0cm" style:auto-text-indent="false" fo:padding="0cm" fo:border="none"/>
      <style:text-properties fo:font-variant="normal" fo:text-transform="none" fo:color="#10162f" loext:opacity="100%" style:font-name="Apercu" fo:font-size="14pt" fo:letter-spacing="normal" fo:font-style="normal" fo:font-weight="normal"/>
    </style:style>
    <style:style style:name="P56" style:family="paragraph" style:parent-style-name="Heading_20_3">
      <style:paragraph-properties fo:margin-left="0cm" fo:margin-right="0cm" fo:margin-top="0cm" fo:margin-bottom="0.247cm" style:contextual-spacing="false" fo:line-height="160%" fo:text-align="start" style:justify-single-word="false" fo:orphans="2" fo:widows="2" fo:text-indent="0cm" style:auto-text-indent="false"/>
      <style:text-properties fo:font-variant="normal" fo:text-transform="none" fo:color="#10162f" loext:opacity="100%" style:font-name="Apercu" fo:font-size="14pt" fo:letter-spacing="normal" fo:font-style="normal" fo:font-weight="normal"/>
    </style:style>
    <style:style style:name="P57" style:family="paragraph" style:parent-style-name="Text_20_body" style:list-style-name="L20">
      <style:paragraph-properties fo:margin-left="0cm" fo:margin-right="0cm" fo:margin-top="0cm" fo:margin-bottom="0cm" style:contextual-spacing="false" fo:line-height="160%" fo:text-align="start" style:justify-single-word="false" fo:orphans="2" fo:widows="2" fo:text-indent="0cm" style:auto-text-indent="false" fo:padding="0cm" fo:border="none"/>
      <style:text-properties fo:color="#10162f" loext:opacity="100%" style:font-name="Apercu" fo:font-size="14pt"/>
    </style:style>
    <style:style style:name="P58" style:family="paragraph" style:parent-style-name="Text_20_body" style:list-style-name="L20">
      <style:paragraph-properties fo:margin-left="0cm" fo:margin-right="0cm" fo:margin-top="0cm" fo:margin-bottom="0cm" style:contextual-spacing="false" fo:line-height="160%" fo:text-align="start" style:justify-single-word="false" fo:orphans="2" fo:widows="2" fo:text-indent="0cm" style:auto-text-indent="false" fo:padding="0cm" fo:border="none"/>
      <style:text-properties fo:font-variant="normal" fo:text-transform="none" fo:color="#10162f" loext:opacity="100%" style:font-name="Apercu" fo:font-size="14pt" fo:letter-spacing="normal" fo:font-style="normal" fo:font-weight="normal"/>
    </style:style>
    <style:style style:name="P59" style:family="paragraph" style:parent-style-name="Text_20_body">
      <style:paragraph-properties fo:margin-left="0cm" fo:margin-right="0cm" fo:margin-top="0cm" fo:margin-bottom="0.247cm" style:contextual-spacing="false" fo:line-height="160%" fo:text-align="start" style:justify-single-word="false" fo:orphans="2" fo:widows="2" fo:text-indent="0cm" style:auto-text-indent="false"/>
      <style:text-properties fo:font-variant="normal" fo:text-transform="none" fo:color="#10162f" loext:opacity="100%" style:font-name="Apercu" fo:font-size="14pt" fo:letter-spacing="normal"/>
    </style:style>
    <style:style style:name="P60" style:family="paragraph" style:parent-style-name="Heading_20_3">
      <style:paragraph-properties fo:text-align="justify" style:justify-single-word="false"/>
      <style:text-properties fo:font-weight="bold"/>
    </style:style>
    <style:style style:name="P61" style:family="paragraph" style:parent-style-name="Text_20_body">
      <style:paragraph-properties fo:margin-left="0cm" fo:margin-right="0cm" fo:text-align="justify" style:justify-single-word="false" fo:text-indent="0cm" style:auto-text-indent="false"/>
    </style:style>
    <style:style style:name="P62" style:family="paragraph" style:parent-style-name="Text_20_body">
      <style:paragraph-properties fo:margin-left="0cm" fo:margin-right="0cm" fo:margin-top="0cm" fo:margin-bottom="0.247cm" style:contextual-spacing="false" fo:line-height="160%" fo:text-align="justify" style:justify-single-word="false" fo:text-indent="0cm" style:auto-text-indent="false"/>
    </style:style>
    <style:style style:name="P63" style:family="paragraph" style:parent-style-name="Text_20_body" style:list-style-name="L21">
      <style:paragraph-properties fo:margin-left="0cm" fo:margin-right="0cm" fo:margin-top="0cm" fo:margin-bottom="0cm" style:contextual-spacing="false" fo:line-height="160%" fo:text-align="justify" style:justify-single-word="false" fo:text-indent="0cm" style:auto-text-indent="false" fo:padding="0cm" fo:border="none"/>
    </style:style>
    <style:style style:name="P64" style:family="paragraph" style:parent-style-name="Text_20_body">
      <style:paragraph-properties fo:margin-left="0cm" fo:margin-right="0cm" fo:margin-top="0cm" fo:margin-bottom="0cm" style:contextual-spacing="false" fo:line-height="160%" fo:text-align="justify" style:justify-single-word="false" fo:text-indent="0cm" style:auto-text-indent="false"/>
    </style:style>
    <style:style style:name="P65" style:family="paragraph" style:parent-style-name="Text_20_body">
      <style:paragraph-properties fo:margin-left="0cm" fo:margin-right="0cm" fo:line-height="120%" fo:text-align="justify" style:justify-single-word="false" fo:text-indent="0cm" style:auto-text-indent="false"/>
      <style:text-properties fo:font-weight="bold"/>
    </style:style>
    <style:style style:name="P66" style:family="paragraph" style:parent-style-name="Text_20_body" style:list-style-name="L22">
      <style:paragraph-properties fo:margin-left="0cm" fo:margin-right="0cm" fo:margin-top="0cm" fo:margin-bottom="0.247cm" style:contextual-spacing="false" fo:line-height="160%" fo:text-align="justify" style:justify-single-word="false" fo:text-indent="0cm" style:auto-text-indent="false" fo:padding="0cm" fo:border="none"/>
    </style:style>
    <style:style style:name="P67" style:family="paragraph" style:parent-style-name="Text_20_body" style:list-style-name="L22">
      <style:paragraph-properties fo:margin-left="0cm" fo:margin-right="0cm" fo:margin-top="0cm" fo:margin-bottom="0cm" style:contextual-spacing="false" fo:line-height="160%" fo:text-align="justify" style:justify-single-word="false" fo:text-indent="0cm" style:auto-text-indent="false" fo:padding="0cm" fo:border="none"/>
    </style:style>
    <style:style style:name="P68" style:family="paragraph" style:parent-style-name="Text_20_body">
      <style:paragraph-properties fo:margin-left="0cm" fo:margin-right="0cm" fo:margin-top="0cm" fo:margin-bottom="0cm" style:contextual-spacing="false" fo:text-align="justify" style:justify-single-word="false" fo:text-indent="0cm" style:auto-text-indent="false"/>
    </style:style>
    <style:style style:name="P69" style:family="paragraph" style:parent-style-name="Heading_20_3">
      <style:paragraph-properties fo:text-align="justify" style:justify-single-word="false"/>
      <style:text-properties fo:font-variant="normal" fo:text-transform="none" style:font-name="Apercu" fo:letter-spacing="normal" fo:font-style="normal" fo:font-weight="normal"/>
    </style:style>
    <style:style style:name="P70"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10162f" loext:opacity="100%" style:font-name="Apercu" fo:font-size="14pt" fo:letter-spacing="normal" fo:font-style="normal" fo:font-weight="normal"/>
    </style:style>
    <style:style style:name="P71" style:family="paragraph" style:parent-style-name="Text_20_body">
      <style:paragraph-properties fo:margin-left="0cm" fo:margin-right="0cm" fo:margin-top="0cm" fo:margin-bottom="0cm" style:contextual-spacing="false" fo:line-height="160%" fo:text-align="start" style:justify-single-word="false" fo:orphans="2" fo:widows="2" fo:text-indent="0cm" style:auto-text-indent="false"/>
    </style:style>
    <style:style style:name="P72"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style>
    <style:style style:name="P73" style:family="paragraph" style:parent-style-name="Text_20_body">
      <style:paragraph-properties fo:margin-left="0cm" fo:margin-right="0cm" fo:margin-top="0cm" fo:margin-bottom="0.247cm" style:contextual-spacing="false" fo:line-height="160%" fo:text-align="start" style:justify-single-word="false" fo:orphans="2" fo:widows="2" fo:text-indent="0cm" style:auto-text-indent="false"/>
    </style:style>
    <style:style style:name="P74" style:family="paragraph" style:parent-style-name="Text_20_body" style:list-style-name="L23">
      <style:paragraph-properties fo:margin-left="0cm" fo:margin-right="0cm" fo:margin-top="0cm" fo:margin-bottom="0cm" style:contextual-spacing="false" fo:line-height="160%" fo:text-align="start" style:justify-single-word="false" fo:orphans="2" fo:widows="2" fo:text-indent="0cm" style:auto-text-indent="false" fo:padding="0cm" fo:border="none"/>
      <style:text-properties fo:font-variant="normal" fo:text-transform="none" fo:color="#10162f" loext:opacity="100%" style:font-name="Apercu" fo:font-size="14pt" fo:letter-spacing="normal" fo:font-style="normal" fo:font-weight="normal"/>
    </style:style>
    <style:style style:name="P75" style:family="paragraph" style:parent-style-name="Text_20_body" style:list-style-name="L23">
      <style:paragraph-properties fo:margin-left="0cm" fo:margin-right="0cm" fo:margin-top="0cm" fo:margin-bottom="0cm" style:contextual-spacing="false" fo:line-height="160%" fo:text-align="start" style:justify-single-word="false" fo:orphans="2" fo:widows="2" fo:text-indent="0cm" style:auto-text-indent="false" fo:padding="0cm" fo:border="none"/>
    </style:style>
    <style:style style:name="P76" style:family="paragraph" style:parent-style-name="Text_20_body" style:list-style-name="L24">
      <style:paragraph-properties fo:margin-left="0cm" fo:margin-right="0cm" fo:margin-top="0cm" fo:margin-bottom="0cm" style:contextual-spacing="false" fo:line-height="160%" fo:text-align="start" style:justify-single-word="false" fo:orphans="2" fo:widows="2" fo:text-indent="0cm" style:auto-text-indent="false" fo:padding="0cm" fo:border="none"/>
    </style:style>
    <style:style style:name="P77" style:family="paragraph" style:parent-style-name="Text_20_body" style:list-style-name="L25">
      <style:paragraph-properties fo:margin-left="0cm" fo:margin-right="0cm" fo:margin-top="0cm" fo:margin-bottom="0cm" style:contextual-spacing="false" fo:line-height="160%" fo:text-align="start" style:justify-single-word="false" fo:orphans="2" fo:widows="2" fo:text-indent="0cm" style:auto-text-indent="false" fo:padding="0cm" fo:border="none"/>
    </style:style>
    <style:style style:name="P78" style:family="paragraph" style:parent-style-name="Text_20_body" style:list-style-name="L26">
      <style:paragraph-properties fo:margin-left="1.455cm" fo:margin-right="0cm" fo:margin-top="0cm" fo:margin-bottom="0.247cm" style:contextual-spacing="false" fo:line-height="160%" fo:text-align="start" style:justify-single-word="false" fo:orphans="2" fo:widows="2" fo:text-indent="0cm" style:auto-text-indent="false" fo:padding="0cm" fo:border="none"/>
      <style:text-properties fo:font-variant="normal" fo:text-transform="none" fo:color="#10162f" loext:opacity="100%" style:font-name="Apercu" fo:font-size="14pt" fo:letter-spacing="normal" fo:font-style="normal" fo:font-weight="normal" loext:padding="0cm" loext:border="none"/>
    </style:style>
    <style:style style:name="P79" style:family="paragraph" style:parent-style-name="Text_20_body" style:list-style-name="L26">
      <style:paragraph-properties fo:margin-left="1.455cm" fo:margin-right="0cm" fo:margin-top="0cm" fo:margin-bottom="0cm" style:contextual-spacing="false" fo:line-height="160%" fo:text-align="start" style:justify-single-word="false" fo:orphans="2" fo:widows="2" fo:text-indent="0cm" style:auto-text-indent="false" fo:padding="0cm" fo:border="none"/>
    </style:style>
    <style:style style:name="P8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style>
    <style:style style:name="P81" style:family="paragraph" style:parent-style-name="Text_20_body" style:list-style-name="L27">
      <style:paragraph-properties fo:margin-left="0cm" fo:margin-right="0cm" fo:margin-top="0cm" fo:margin-bottom="0cm" style:contextual-spacing="false" fo:line-height="160%" fo:text-align="justify" style:justify-single-word="false" fo:text-indent="0cm" style:auto-text-indent="false" fo:padding="0cm" fo:border="none"/>
    </style:style>
    <style:style style:name="P82" style:family="paragraph" style:parent-style-name="Heading_20_3">
      <style:paragraph-properties fo:margin-left="0cm" fo:margin-right="0cm" fo:text-align="justify" style:justify-single-word="false" fo:text-indent="0cm" style:auto-text-indent="false"/>
      <style:text-properties fo:font-variant="normal" fo:text-transform="none" style:font-name="Apercu" fo:letter-spacing="normal" fo:font-style="normal" fo:font-weight="normal"/>
    </style:style>
    <style:style style:name="P83" style:family="paragraph" style:parent-style-name="Preformatted_20_Text">
      <style:paragraph-properties fo:margin-left="0cm" fo:margin-right="0cm" fo:margin-top="0cm" fo:margin-bottom="0cm" style:contextual-spacing="false" fo:line-height="115%" fo:text-align="start" style:justify-single-word="false" fo:orphans="2" fo:widows="2" fo:text-indent="0cm" style:auto-text-indent="false"/>
    </style:style>
    <style:style style:name="P84" style:family="paragraph" style:parent-style-name="Text_20_body" style:list-style-name="L28">
      <style:paragraph-properties fo:margin-left="0cm" fo:margin-right="0cm" fo:margin-top="0cm" fo:margin-bottom="0cm" style:contextual-spacing="false" fo:line-height="160%" fo:text-align="start" style:justify-single-word="false" fo:orphans="2" fo:widows="2" fo:text-indent="0cm" style:auto-text-indent="false" fo:padding="0cm" fo:border="none"/>
    </style:style>
    <style:style style:name="P85" style:family="paragraph" style:parent-style-name="Text_20_body" style:list-style-name="L29">
      <style:paragraph-properties fo:margin-left="0cm" fo:margin-right="0cm" fo:margin-top="0cm" fo:margin-bottom="0cm" style:contextual-spacing="false" fo:line-height="160%" fo:text-align="start" style:justify-single-word="false" fo:orphans="2" fo:widows="2" fo:text-indent="0cm" style:auto-text-indent="false" fo:padding="0cm" fo:border="none"/>
    </style:style>
    <style:style style:name="P86" style:family="paragraph" style:parent-style-name="Heading_20_3">
      <style:paragraph-properties fo:margin-left="0cm" fo:margin-right="0cm" fo:text-align="justify" style:justify-single-word="false" fo:text-indent="0cm" style:auto-text-indent="false"/>
      <style:text-properties fo:font-variant="normal" fo:text-transform="none" fo:color="#10162f" loext:opacity="100%" style:font-name="Apercu" fo:font-size="14pt" fo:letter-spacing="normal" fo:font-style="normal" fo:font-weight="bold"/>
    </style:style>
    <style:style style:name="P87" style:family="paragraph" style:parent-style-name="Text_20_body" style:list-style-name="L30">
      <style:paragraph-properties fo:margin-left="1.455cm" fo:margin-right="0cm" fo:margin-top="0cm" fo:margin-bottom="0.247cm" style:contextual-spacing="false" fo:line-height="160%" fo:text-align="start" style:justify-single-word="false" fo:orphans="2" fo:widows="2" fo:text-indent="0cm" style:auto-text-indent="false" fo:padding="0cm" fo:border="none"/>
      <style:text-properties fo:font-variant="normal" fo:text-transform="none" fo:color="#10162f" loext:opacity="100%" style:font-name="Apercu" fo:font-size="14pt" fo:letter-spacing="normal" fo:font-style="normal" fo:font-weight="normal" loext:padding="0cm" loext:border="none"/>
    </style:style>
    <style:style style:name="P88" style:family="paragraph" style:parent-style-name="Text_20_body" style:list-style-name="L30">
      <style:paragraph-properties fo:margin-left="1.455cm" fo:margin-right="0cm" fo:margin-top="0cm" fo:margin-bottom="0cm" style:contextual-spacing="false" fo:line-height="160%" fo:text-align="start" style:justify-single-word="false" fo:orphans="2" fo:widows="2" fo:text-indent="0cm" style:auto-text-indent="false" fo:padding="0cm" fo:border="none"/>
    </style:style>
    <style:style style:name="P89" style:family="paragraph" style:parent-style-name="Preformatted_20_Text" style:list-style-name="L30">
      <style:paragraph-properties fo:margin-left="1.455cm" fo:margin-right="0cm" fo:margin-top="0cm" fo:margin-bottom="0cm" style:contextual-spacing="false" fo:line-height="115%" fo:text-align="start" style:justify-single-word="false" fo:orphans="2" fo:widows="2" fo:text-indent="0cm" style:auto-text-indent="false" fo:padding="0cm" fo:border="none"/>
    </style:style>
    <style:style style:name="P90" style:family="paragraph" style:parent-style-name="Text_20_body">
      <style:paragraph-properties fo:margin-left="1.455cm" fo:margin-right="0cm" fo:text-indent="0cm" style:auto-text-indent="false"/>
    </style:style>
    <style:style style:name="P91" style:family="paragraph" style:parent-style-name="Text_20_body" style:list-style-name="L31">
      <style:paragraph-properties fo:margin-left="0cm" fo:margin-right="0cm" fo:margin-top="0cm" fo:margin-bottom="0cm" style:contextual-spacing="false" fo:line-height="160%" fo:text-align="start" style:justify-single-word="false" fo:orphans="2" fo:widows="2" fo:text-indent="0cm" style:auto-text-indent="false" fo:padding="0cm" fo:border="none"/>
      <style:text-properties fo:font-variant="normal" fo:text-transform="none" fo:color="#10162f" loext:opacity="100%" style:font-name="Apercu" fo:font-size="14pt" fo:letter-spacing="normal" fo:font-style="normal" fo:font-weight="normal"/>
    </style:style>
    <style:style style:name="P92" style:family="paragraph" style:parent-style-name="Heading_20_3">
      <style:paragraph-properties fo:margin-left="0cm" fo:margin-right="0cm" fo:text-align="justify" style:justify-single-word="false" fo:text-indent="0cm" style:auto-text-indent="false"/>
      <style:text-properties fo:font-weight="bold"/>
    </style:style>
    <style:style style:name="P93" style:family="paragraph" style:parent-style-name="Text_20_body" style:list-style-name="L32">
      <style:paragraph-properties fo:margin-left="0cm" fo:margin-right="0cm" fo:margin-top="0cm" fo:margin-bottom="0cm" style:contextual-spacing="false" fo:line-height="160%" fo:text-align="justify" style:justify-single-word="false" fo:text-indent="0cm" style:auto-text-indent="false" fo:padding="0cm" fo:border="none"/>
    </style:style>
    <style:style style:name="P94" style:family="paragraph" style:parent-style-name="Text_20_body">
      <style:paragraph-properties fo:margin-left="0cm" fo:margin-right="0cm" fo:text-align="start" style:justify-single-word="false" fo:orphans="2" fo:widows="2" fo:text-indent="0cm" style:auto-text-indent="false"/>
    </style:style>
    <style:style style:name="P95" style:family="paragraph" style:parent-style-name="Text_20_body">
      <style:paragraph-properties fo:text-align="justify" style:justify-single-word="false"/>
    </style:style>
    <style:style style:name="P96" style:family="paragraph" style:parent-style-name="Standard">
      <style:paragraph-properties fo:text-align="justify" style:justify-single-word="false"/>
    </style:style>
    <style:style style:name="P97" style:family="paragraph" style:parent-style-name="Text_20_body">
      <style:paragraph-properties fo:margin-left="0cm" fo:margin-right="0cm" fo:line-height="150%" fo:text-align="end" style:justify-single-word="false" fo:text-indent="0cm" style:auto-text-indent="false"/>
      <style:text-properties fo:font-weight="bold"/>
    </style:style>
    <style:style style:name="P98" style:family="paragraph" style:parent-style-name="Text_20_body">
      <style:paragraph-properties fo:margin-left="0cm" fo:margin-right="0cm" fo:line-height="150%" fo:text-align="end" style:justify-single-word="false" fo:text-indent="0cm" style:auto-text-indent="false"/>
      <style:text-properties fo:color="#10162f" loext:opacity="100%" style:font-name="Apercu" fo:font-size="14pt" fo:font-weight="bold"/>
    </style:style>
    <style:style style:name="T1" style:family="text">
      <style:text-properties fo:font-variant="normal" fo:text-transform="none" fo:color="#10162f" loext:opacity="100%" style:font-name="Apercu" fo:font-size="14pt" fo:letter-spacing="normal" fo:font-style="normal" fo:font-weight="normal"/>
    </style:style>
    <style:style style:name="T2" style:family="text">
      <style:text-properties fo:font-variant="normal" fo:text-transform="none" fo:color="#10162f" loext:opacity="100%" style:font-name="Apercu" fo:font-size="14pt" fo:letter-spacing="normal" fo:font-style="normal" style:text-underline-style="solid" style:text-underline-width="auto" style:text-underline-color="font-color" fo:font-weight="normal" fo:background-color="transparent" loext:char-shading-value="0" loext:padding="0cm" loext:border="none"/>
    </style:style>
    <style:style style:name="T3" style:family="text">
      <style:text-properties fo:font-variant="normal" fo:text-transform="none" fo:color="#15141f" loext:opacity="100%" fo:font-family="Monaco, Menlo, 'Ubuntu Mono', 'Droid Sans Mono', Consolas, monospace" fo:font-size="14pt" fo:letter-spacing="normal" fo:font-style="normal" fo:font-weight="normal" fo:background-color="#eae9ed" loext:char-shading-value="0" loext:padding="0cm" loext:border="none"/>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color="#15141f" loext:opacity="100%" fo:font-family="Monaco, Menlo, 'Ubuntu Mono', 'Droid Sans Mono', Consolas, monospace" fo:letter-spacing="normal" fo:font-style="normal" fo:font-weight="normal" fo:background-color="#eae9ed" loext:char-shading-value="0" loext:padding="0cm" loext:border="none"/>
    </style:style>
    <style:style style:name="T6" style:family="text">
      <style:text-properties fo:font-variant="normal" fo:text-transform="none" fo:color="#b4d353" loext:opacity="100%" fo:font-family="Monaco, Menlo, 'Ubuntu Mono', 'Droid Sans Mono', Consolas, monospace" fo:letter-spacing="normal" fo:font-style="normal" fo:font-weight="normal" fo:background-color="#211e2f" loext:char-shading-value="0"/>
    </style:style>
    <style:style style:name="T7" style:family="text">
      <style:text-properties fo:font-variant="normal" fo:text-transform="none" fo:color="#ff8973" loext:opacity="100%" fo:font-family="Monaco, Menlo, 'Ubuntu Mono', 'Droid Sans Mono', Consolas, monospace" fo:letter-spacing="normal" fo:font-style="normal" fo:font-weight="normal" fo:background-color="#211e2f" loext:char-shading-value="0"/>
    </style:style>
    <style:style style:name="T8" style:family="text">
      <style:text-properties fo:font-variant="normal" fo:text-transform="none" fo:color="#ffffff" loext:opacity="100%" fo:font-family="Monaco, Menlo, 'Ubuntu Mono', 'Droid Sans Mono', Consolas, monospace" fo:letter-spacing="normal" fo:font-style="normal" fo:font-weight="normal" fo:background-color="#211e2f" loext:char-shading-value="0"/>
    </style:style>
    <style:style style:name="T9" style:family="text">
      <style:text-properties fo:font-variant="normal" fo:text-transform="none" fo:color="#ff8973" loext:opacity="100%" fo:letter-spacing="normal" fo:background-color="#211e2f" loext:char-shading-value="0"/>
    </style:style>
    <style:style style:name="T10" style:family="text">
      <style:text-properties fo:font-variant="normal" fo:text-transform="none" fo:color="#83fff5" loext:opacity="100%" fo:font-family="Monaco, Menlo, 'Ubuntu Mono', 'Droid Sans Mono', Consolas, monospace" fo:letter-spacing="normal" fo:font-style="normal" fo:font-weight="normal" fo:background-color="#211e2f" loext:char-shading-value="0"/>
    </style:style>
    <style:style style:name="T11" style:family="text">
      <style:text-properties fo:font-variant="normal" fo:text-transform="none" fo:color="#ea6c8b" loext:opacity="100%" fo:font-family="Monaco, Menlo, 'Ubuntu Mono', 'Droid Sans Mono', Consolas, monospace" fo:letter-spacing="normal" fo:font-style="normal" fo:font-weight="normal" fo:background-color="#211e2f" loext:char-shading-value="0"/>
    </style:style>
    <style:style style:name="T12" style:family="text">
      <style:text-properties fo:font-variant="normal" fo:text-transform="none" fo:letter-spacing="normal" fo:font-style="normal" style:text-underline-style="solid" style:text-underline-width="auto" style:text-underline-color="font-color" fo:font-weight="normal" fo:background-color="transparent" loext:char-shading-value="0" loext:padding="0cm" loext:border="none"/>
    </style:style>
    <style:style style:name="T13" style:family="text">
      <style:text-properties fo:font-variant="normal" fo:text-transform="none" fo:letter-spacing="normal" fo:font-style="normal" fo:font-weight="normal" loext:padding="0cm" loext:border="none"/>
    </style:style>
    <style:style style:name="T14" style:family="text">
      <style:text-properties fo:color="#15141f" loext:opacity="100%" fo:font-family="Monaco, Menlo, 'Ubuntu Mono', 'Droid Sans Mono', Consolas, monospace" fo:background-color="#eae9ed" loext:char-shading-value="0" loext:padding="0cm" loext:border="none"/>
    </style:style>
    <style:style style:name="T15" style:family="text">
      <style:text-properties fo:color="#b4d353" loext:opacity="100%" fo:font-family="Monaco, Menlo, 'Ubuntu Mono', 'Droid Sans Mono', Consolas, monospace" fo:font-weight="normal" fo:background-color="#211e2f" loext:char-shading-value="0"/>
    </style:style>
    <style:style style:name="T16" style:family="text">
      <style:text-properties fo:color="#ff8973" loext:opacity="100%" fo:font-family="Monaco, Menlo, 'Ubuntu Mono', 'Droid Sans Mono', Consolas, monospace" fo:font-weight="normal" fo:background-color="#211e2f" loext:char-shading-value="0"/>
    </style:style>
    <style:style style:name="T17" style:family="text">
      <style:text-properties fo:color="#ffffff" loext:opacity="100%" fo:font-family="Monaco, Menlo, 'Ubuntu Mono', 'Droid Sans Mono', Consolas, monospace" fo:font-weight="normal" fo:background-color="#211e2f" loext:char-shading-value="0"/>
    </style:style>
    <style:style style:name="T18" style:family="text">
      <style:text-properties fo:color="#ff8973" loext:opacity="100%" fo:background-color="#211e2f" loext:char-shading-value="0"/>
    </style:style>
    <style:style style:name="T19" style:family="text">
      <style:text-properties fo:color="#83fff5" loext:opacity="100%" fo:font-family="Monaco, Menlo, 'Ubuntu Mono', 'Droid Sans Mono', Consolas, monospace" fo:font-weight="normal" fo:background-color="#211e2f" loext:char-shading-value="0"/>
    </style:style>
    <style:style style:name="T20" style:family="text">
      <style:text-properties fo:color="#ea6c8b" loext:opacity="100%" fo:font-family="Monaco, Menlo, 'Ubuntu Mono', 'Droid Sans Mono', Consolas, monospace" fo:font-weight="normal" fo:background-color="#211e2f" loext:char-shading-value="0"/>
    </style:style>
    <style:style style:name="T21" style:family="text">
      <style:text-properties fo:font-family="Apercu, apple-system, BlinkMacSystemFont, 'Segoe UI', Roboto, Ubuntu, Cantarell, 'Fira Sans', 'Droid Sans', 'Helvetica Neue', sans-serif" fo:font-style="italic" fo:font-weight="bold"/>
    </style:style>
    <style:style style:name="T22" style:family="text">
      <style:text-properties fo:font-family="Apercu, apple-system, BlinkMacSystemFont, 'Segoe UI', Roboto, Ubuntu, Cantarell, 'Fira Sans', 'Droid Sans', 'Helvetica Neue', sans-serif" fo:font-style="italic"/>
    </style:style>
    <style:style style:name="T23" style:family="text">
      <style:text-properties fo:color="#15141f" loext:opacity="100%" fo:font-family="Monaco, Menlo, 'Ubuntu Mono', 'Droid Sans Mono', Consolas, monospace" fo:font-style="italic" fo:background-color="#eae9ed" loext:char-shading-value="0" loext:padding="0cm" loext:border="none"/>
    </style:style>
    <style:style style:name="T24" style:family="text">
      <style:text-properties fo:font-variant="normal" fo:text-transform="none" fo:color="#ffe083" loext:opacity="100%" fo:font-family="Monaco, Menlo, 'Ubuntu Mono', 'Droid Sans Mono', Consolas, monospace" fo:letter-spacing="normal" fo:font-style="normal" fo:font-weight="normal" fo:background-color="#211e2f" loext:char-shading-value="0"/>
    </style:style>
    <style:style style:name="T25" style:family="text">
      <style:text-properties fo:font-variant="normal" fo:text-transform="none" fo:color="#ffffff" loext:opacity="100%" fo:letter-spacing="normal" fo:background-color="#211e2f" loext:char-shading-value="0"/>
    </style:style>
    <style:style style:name="T26" style:family="text">
      <style:text-properties fo:font-variant="normal" fo:text-transform="none" fo:color="#cc7bc2" loext:opacity="100%" fo:font-family="Monaco, Menlo, 'Ubuntu Mono', 'Droid Sans Mono', Consolas, monospace" fo:letter-spacing="normal" fo:font-style="normal" fo:font-weight="normal" fo:background-color="#211e2f" loext:char-shading-value="0"/>
    </style:style>
    <style:style style:name="T27" style:family="text">
      <style:text-properties fo:font-variant="normal" fo:text-transform="none" fo:color="#15141f" loext:opacity="100%" fo:font-family="Monaco, Menlo, 'Ubuntu Mono', 'Droid Sans Mono', Consolas, monospace" fo:letter-spacing="normal" fo:font-style="normal" style:text-underline-style="solid" style:text-underline-width="auto" style:text-underline-color="font-color" fo:font-weight="normal" fo:background-color="#eae9ed" loext:char-shading-value="0" loext:padding="0cm" loext:border="none"/>
    </style:style>
    <style:style style:name="T28" style:family="text">
      <style:text-properties fo:font-variant="normal" fo:text-transform="none" fo:letter-spacing="normal" fo:font-style="normal" fo:font-weight="bold"/>
    </style:style>
    <style:style style:name="T29" style:family="text">
      <style:text-properties style:text-underline-style="solid" style:text-underline-width="auto" style:text-underline-color="font-color" fo:background-color="transparent" loext:char-shading-value="0" loext:padding="0cm" loext:border="none"/>
    </style:style>
    <style:style style:name="T30" style:family="text">
      <style:text-properties fo:font-variant="normal" fo:text-transform="none" fo:color="#b4d353" loext:opacity="100%" fo:font-family="Monaco, Menlo, 'Ubuntu Mono', 'Droid Sans Mono', Consolas, monospace" fo:font-size="14pt" fo:letter-spacing="normal" fo:font-style="normal" fo:font-weight="normal" fo:background-color="#211e2f" loext:char-shading-value="0"/>
    </style:style>
    <style:style style:name="T31" style:family="text">
      <style:text-properties fo:font-variant="normal" fo:text-transform="none" fo:color="#ff8973" loext:opacity="100%" fo:font-family="Monaco, Menlo, 'Ubuntu Mono', 'Droid Sans Mono', Consolas, monospace" fo:font-size="14pt" fo:letter-spacing="normal" fo:font-style="normal" fo:font-weight="normal" fo:background-color="#211e2f" loext:char-shading-value="0"/>
    </style:style>
    <style:style style:name="T32" style:family="text">
      <style:text-properties fo:font-variant="normal" fo:text-transform="none" fo:color="#ffffff" loext:opacity="100%" fo:font-family="Monaco, Menlo, 'Ubuntu Mono', 'Droid Sans Mono', Consolas, monospace" fo:font-size="14pt" fo:letter-spacing="normal" fo:font-style="normal" fo:font-weight="normal" fo:background-color="#211e2f" loext:char-shading-value="0"/>
    </style:style>
    <style:style style:name="T33" style:family="text">
      <style:text-properties fo:font-variant="normal" fo:text-transform="none" fo:color="#83fff5" loext:opacity="100%" fo:font-family="Monaco, Menlo, 'Ubuntu Mono', 'Droid Sans Mono', Consolas, monospace" fo:font-size="14pt" fo:letter-spacing="normal" fo:font-style="normal" fo:font-weight="normal" fo:background-color="#211e2f" loext:char-shading-value="0"/>
    </style:style>
    <style:style style:name="T34" style:family="text">
      <style:text-properties fo:font-variant="normal" fo:text-transform="none" fo:color="#ea6c8b" loext:opacity="100%" fo:font-family="Monaco, Menlo, 'Ubuntu Mono', 'Droid Sans Mono', Consolas, monospace" fo:font-size="14pt" fo:letter-spacing="normal" fo:font-style="normal" fo:font-weight="normal" fo:background-color="#211e2f" loext:char-shading-value="0"/>
    </style:style>
    <style:style style:name="T35" style:family="text">
      <style:text-properties fo:font-variant="normal" fo:text-transform="none" fo:color="#10162f" loext:opacity="100%" style:font-name="Apercu" fo:font-size="14pt" fo:letter-spacing="normal" fo:font-style="normal" fo:font-weight="bold"/>
    </style:style>
    <style:style style:name="T36" style:family="text">
      <style:text-properties fo:font-variant="normal" fo:text-transform="none" fo:color="#cc7bc2" loext:opacity="100%" fo:font-family="Monaco, Menlo, 'Ubuntu Mono', 'Droid Sans Mono', Consolas, monospace" fo:font-size="14pt" fo:letter-spacing="normal" fo:font-style="normal" fo:font-weight="normal" fo:background-color="#211e2f" loext:char-shading-value="0"/>
    </style:style>
    <style:style style:name="T37" style:family="text">
      <style:text-properties fo:font-variant="normal" fo:text-transform="none" fo:color="#10162f" loext:opacity="100%" style:font-name="Apercu" fo:font-size="14pt" fo:letter-spacing="normal" fo:font-style="normal" fo:font-weight="normal" loext:padding="0cm" loext:border="none"/>
    </style:style>
    <style:style style:name="T38" style:family="text">
      <style:text-properties fo:font-variant="normal" fo:text-transform="none" fo:color="#10162f" loext:opacity="100%" style:font-name="Apercu" fo:font-size="14pt" fo:letter-spacing="normal" fo:font-style="normal" fo:font-weight="bold" loext:padding="0cm" loext:border="none"/>
    </style:style>
    <style:style style:name="T39" style:family="text">
      <style:text-properties fo:font-variant="normal" fo:text-transform="none" fo:color="#ffe083" loext:opacity="100%" fo:font-family="Monaco, Menlo, 'Ubuntu Mono', 'Droid Sans Mono', Consolas, monospace" fo:font-size="14pt" fo:letter-spacing="normal" fo:font-style="normal" fo:font-weight="normal" fo:background-color="#211e2f" loext:char-shading-value="0"/>
    </style:style>
    <style:style style:name="T40" style:family="text">
      <style:text-properties fo:font-variant="normal" fo:text-transform="none" fo:color="#939598" loext:opacity="100%" fo:font-family="Monaco, Menlo, 'Ubuntu Mono', 'Droid Sans Mono', Consolas, monospace" fo:font-size="14pt" fo:letter-spacing="normal" fo:font-style="normal" fo:font-weight="normal" fo:background-color="#211e2f" loext:char-shading-value="0"/>
    </style:style>
    <style:style style:name="T41" style:family="text">
      <style:text-properties fo:font-variant="normal" fo:text-transform="none" fo:color="#b3ccff" loext:opacity="100%" fo:font-family="Monaco, Menlo, 'Ubuntu Mono', 'Droid Sans Mono', Consolas, monospace" fo:font-size="14pt" fo:letter-spacing="normal" fo:font-style="normal" fo:font-weight="normal" fo:background-color="#211e2f" loext:char-shading-value="0"/>
    </style:style>
    <style:style style:name="T42" style:family="text">
      <style:text-properties fo:font-variant="normal" fo:text-transform="none" fo:color="#ea6c8b" loext:opacity="100%" fo:font-family="Monaco, Menlo, 'Ubuntu Mono', 'Droid Sans Mono', Consolas, monospace" fo:font-size="14pt" fo:letter-spacing="normal" fo:font-style="normal" fo:font-weight="normal" fo:background-color="#211e2f" loext:char-shading-value="0" loext:padding="0cm" loext:border="none"/>
    </style:style>
    <style:style style:name="T43" style:family="text">
      <style:text-properties fo:font-variant="normal" fo:text-transform="none" fo:color="#ff8973" loext:opacity="100%" fo:font-family="Monaco, Menlo, 'Ubuntu Mono', 'Droid Sans Mono', Consolas, monospace" fo:font-size="14pt" fo:letter-spacing="normal" fo:font-style="normal" fo:font-weight="normal" fo:background-color="#211e2f" loext:char-shading-value="0" loext:padding="0cm" loext:border="none"/>
    </style:style>
    <style:style style:name="T44" style:family="text">
      <style:text-properties fo:font-variant="normal" fo:text-transform="none" fo:color="#ffe083" loext:opacity="100%" fo:font-family="Monaco, Menlo, 'Ubuntu Mono', 'Droid Sans Mono', Consolas, monospace" fo:font-size="14pt" fo:letter-spacing="normal" fo:font-style="normal" fo:font-weight="normal" fo:background-color="#211e2f" loext:char-shading-value="0" loext:padding="0cm" loext:border="none"/>
    </style:style>
    <style:style style:name="T45" style:family="text">
      <style:text-properties fo:font-variant="normal" fo:text-transform="none" fo:color="#ffffff" loext:opacity="100%" fo:font-family="Monaco, Menlo, 'Ubuntu Mono', 'Droid Sans Mono', Consolas, monospace" fo:font-size="14pt" fo:letter-spacing="normal" fo:font-style="normal" fo:font-weight="normal" fo:background-color="#211e2f" loext:char-shading-value="0" loext:padding="0cm" loext:border="none"/>
    </style:style>
    <style:style style:name="T46" style:family="text">
      <style:text-properties fo:font-variant="normal" fo:text-transform="none" fo:color="#15141f" loext:opacity="100%" fo:font-family="Monaco, Menlo, 'Ubuntu Mono', 'Droid Sans Mono', Consolas, monospace" fo:font-size="14pt" fo:letter-spacing="normal" fo:font-style="normal" style:text-underline-style="solid" style:text-underline-width="auto" style:text-underline-color="font-color" fo:font-weight="normal" fo:background-color="#eae9ed" loext:char-shading-value="0" loext:padding="0cm" loext:border="none"/>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from-left" style:horizontal-rel="page" fo:padding="0cm" fo:border="none"/>
    </style:style>
    <style:style style:name="fr2" style:family="graphic" style:parent-style-name="Graphics">
      <style:graphic-properties fo:margin-left="0cm" fo:margin-right="0cm" fo:margin-top="0cm" fo:margin-bottom="0cm" style:wrap="run-through" style:number-wrapped-paragraphs="no-limit" style:vertical-pos="top" style:vertical-rel="char" style:horizontal-pos="left" style:horizontal-rel="char"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Frame76" text:anchor-type="page" text:anchor-page-number="1" svg:x="1.323cm" svg:y="0.794cm" svg:width="0.741cm" draw:z-index="77">
        <draw:text-box fo:min-height="0.041cm">
          <text:p text:style-name="P97">2 .</text:p>
        </draw:text-box>
      </draw:frame>
      <draw:frame draw:style-name="fr3" draw:name="Frame74" text:anchor-type="page" text:anchor-page-number="1" svg:x="0.794cm" svg:y="0.794cm" svg:width="0.529cm" draw:z-index="75">
        <draw:text-box fo:min-height="0.529cm">
          <text:p text:style-name="P15"/>
        </draw:text-box>
      </draw:frame>
      <draw:frame draw:style-name="fr3" draw:name="Frame73" text:anchor-type="page" text:anchor-page-number="1" svg:x="1.323cm" svg:y="0.794cm" svg:width="0.741cm" draw:z-index="74">
        <draw:text-box fo:min-height="0.041cm">
          <text:p text:style-name="P97">1 .</text:p>
        </draw:text-box>
      </draw:frame>
      <draw:frame draw:style-name="fr3" draw:name="Frame64" text:anchor-type="page" text:anchor-page-number="1" svg:x="1.323cm" svg:y="0.794cm" svg:width="0.741cm" draw:z-index="63">
        <draw:text-box fo:min-height="0.041cm">
          <text:p text:style-name="P97">4 .</text:p>
        </draw:text-box>
      </draw:frame>
      <draw:frame draw:style-name="fr3" draw:name="Frame62" text:anchor-type="page" text:anchor-page-number="1" svg:x="0.794cm" svg:y="0.794cm" svg:width="0.529cm" draw:z-index="61">
        <draw:text-box fo:min-height="0.529cm">
          <text:p text:style-name="P15"/>
        </draw:text-box>
      </draw:frame>
      <draw:frame draw:style-name="fr3" draw:name="Frame61" text:anchor-type="page" text:anchor-page-number="1" svg:x="1.323cm" svg:y="0.794cm" svg:width="0.741cm" draw:z-index="60">
        <draw:text-box fo:min-height="0.041cm">
          <text:p text:style-name="P97">3 .</text:p>
        </draw:text-box>
      </draw:frame>
      <draw:frame draw:style-name="fr3" draw:name="Frame59" text:anchor-type="page" text:anchor-page-number="1" svg:x="0.794cm" svg:y="0.794cm" svg:width="0.529cm" draw:z-index="58">
        <draw:text-box fo:min-height="0.529cm">
          <text:p text:style-name="P15"/>
        </draw:text-box>
      </draw:frame>
      <draw:frame draw:style-name="fr3" draw:name="Frame58" text:anchor-type="page" text:anchor-page-number="1" svg:x="1.323cm" svg:y="0.794cm" svg:width="0.741cm" draw:z-index="57">
        <draw:text-box fo:min-height="0.041cm">
          <text:p text:style-name="P97">2 .</text:p>
        </draw:text-box>
      </draw:frame>
      <draw:frame draw:style-name="fr3" draw:name="Frame56" text:anchor-type="page" text:anchor-page-number="1" svg:x="0.794cm" svg:y="0.794cm" svg:width="0.529cm" draw:z-index="55">
        <draw:text-box fo:min-height="0.529cm">
          <text:p text:style-name="P15"/>
        </draw:text-box>
      </draw:frame>
      <draw:frame draw:style-name="fr3" draw:name="Frame55" text:anchor-type="page" text:anchor-page-number="1" svg:x="1.323cm" svg:y="0.794cm" svg:width="0.741cm" draw:z-index="54">
        <draw:text-box fo:min-height="0.041cm">
          <text:p text:style-name="P97">1 .</text:p>
        </draw:text-box>
      </draw:frame>
      <draw:frame draw:style-name="fr3" draw:name="Frame17" text:anchor-type="page" text:anchor-page-number="1" svg:x="1.323cm" svg:y="0.794cm" svg:width="0.741cm" draw:z-index="16">
        <draw:text-box fo:min-height="0.041cm">
          <text:p text:style-name="P98">2 .</text:p>
        </draw:text-box>
      </draw:frame>
      <draw:frame draw:style-name="fr3" draw:name="Frame15" text:anchor-type="page" text:anchor-page-number="1" svg:x="0.794cm" svg:y="0.794cm" svg:width="0.529cm" draw:z-index="14">
        <draw:text-box fo:min-height="0.529cm">
          <text:p text:style-name="P15"/>
        </draw:text-box>
      </draw:frame>
      <draw:frame draw:style-name="fr3" draw:name="Frame14" text:anchor-type="page" text:anchor-page-number="1" svg:x="1.323cm" svg:y="0.794cm" svg:width="0.741cm" draw:z-index="13">
        <draw:text-box fo:min-height="0.041cm">
          <text:p text:style-name="P98">1 .</text:p>
        </draw:text-box>
      </draw:frame>
      <text:h text:style-name="P1" text:outline-level="3">Introduction aux grilles</text:h>
      <text:p text:style-name="P2">1 min</text:p>
      <text:p text:style-name="P3"><text:span text:style-name="T1">Grâce aux CSS, vous pouvez agencer élégamment les éléments d'une page web. Il n'existe pas de solution miracle : selon le contenu à afficher, plusieurs techniques peuvent être efficaces. Le </text:span><text:a xlink:type="simple" xlink:href="https://www.codecademy.com/courses/learn-css/lessons/box-model-intro/exercises/box-model-intro" office:target-frame-name="_blank" xlink:show="new" text:style-name="Internet_20_link" text:visited-style-name="Visited_20_Internet_20_Link"><text:span text:style-name="T2">modèle de boîte</text:span></text:a><text:span text:style-name="T1"> et </text:span><text:a xlink:type="simple" xlink:href="https://www.codecademy.com/courses/learn-css/lessons/css-display-positioning/exercises/html-flow" office:target-frame-name="_blank" xlink:show="new" text:style-name="Internet_20_link" text:visited-style-name="Visited_20_Internet_20_Link"><text:span text:style-name="T2">les sections Affichage et positionnement</text:span></text:a><text:span text:style-name="T1"> expliquent quelques méthodes possibles pour styliser la mise en page.</text:span></text:p>
      <text:p text:style-name="P3"><text:span text:style-name="T1">Dans cette leçon, nous présentons un outil puissant appelé </text:span><text:span text:style-name="Emphasis"><text:span text:style-name="T1">CSS Grid</text:span></text:span><text:span text:style-name="T1"> . Cette </text:span><text:span text:style-name="Emphasis"><text:span text:style-name="T1">grille</text:span></text:span><text:span text:style-name="T1"> permet de mettre en page des pages web entières. Alors que </text:span><text:a xlink:type="simple" xlink:href="https://www.codecademy.com/courses/learn-css/lessons/learn-flexbox-l/exercises/flexbox" office:target-frame-name="_blank" xlink:show="new" text:style-name="Internet_20_link" text:visited-style-name="Visited_20_Internet_20_Link"><text:span text:style-name="T2">Flexbox</text:span></text:a><text:span text:style-name="T1"> est principalement utile pour positionner des éléments dans une mise en page unidimensionnelle, CSS Grid est particulièrement adapté aux mises en page bidimensionnelles, offrant de nombreux outils pour aligner et déplacer des éléments sur les lignes et les colonnes.</text:span></text:p>
      <text:p text:style-name="P4">À la fin de cette leçon, vous comprendrez comment utiliser ces propriétés pour créer des dispositions de grille :</text:p>
      <text:list text:style-name="L1">
        <text:list-item>
          <text:p text:style-name="P5"><text:span text:style-name="Source_20_Text"><text:span text:style-name="T3">grid-template-columns</text:span></text:span></text:p>
        </text:list-item>
        <text:list-item>
          <text:p text:style-name="P5"><text:span text:style-name="Source_20_Text"><text:span text:style-name="T3">grid-template-rows</text:span></text:span></text:p>
        </text:list-item>
        <text:list-item>
          <text:p text:style-name="P5"><text:span text:style-name="Source_20_Text"><text:span text:style-name="T3">grid-template</text:span></text:span></text:p>
        </text:list-item>
        <text:list-item>
          <text:p text:style-name="P5"><text:span text:style-name="Source_20_Text"><text:span text:style-name="T3">grid-template-area</text:span></text:span></text:p>
        </text:list-item>
        <text:list-item>
          <text:p text:style-name="P5"><text:span text:style-name="Source_20_Text"><text:span text:style-name="T3">row-gap</text:span></text:span><text:span text:style-name="T1">/ </text:span><text:span text:style-name="Source_20_Text"><text:span text:style-name="T3">column-gap</text:span></text:span><text:span text:style-name="T1">/</text:span><text:span text:style-name="Source_20_Text"><text:span text:style-name="T3">gap</text:span></text:span></text:p>
        </text:list-item>
        <text:list-item>
          <text:p text:style-name="P5"><text:span text:style-name="Source_20_Text"><text:span text:style-name="T3">grid-row-start</text:span></text:span><text:span text:style-name="T1">/</text:span><text:span text:style-name="Source_20_Text"><text:span text:style-name="T3">grid-row-end</text:span></text:span></text:p>
        </text:list-item>
        <text:list-item>
          <text:p text:style-name="P5"><text:span text:style-name="Source_20_Text"><text:span text:style-name="T3">grid-column-start</text:span></text:span><text:span text:style-name="T1">/</text:span><text:span text:style-name="Source_20_Text"><text:span text:style-name="T3">grid-column-end</text:span></text:span></text:p>
        </text:list-item>
        <text:list-item>
          <text:p text:style-name="P5"><text:span text:style-name="Source_20_Text"><text:span text:style-name="T3">grid-area</text:span></text:span></text:p>
        </text:list-item>
      </text:list>
      <text:p text:style-name="P6"><text:soft-page-break/>Il y a beaucoup à apprendre. Mais à la fin, vous maîtriserez parfaitement le positionnement sur grille. Commençons à apprendre !</text:p>
      <text:p text:style-name="P7">Instructions</text:p>
      <text:list xml:id="list219076256" text:style-name="L2">
        <text:list-header>
          <text:p text:style-name="P8">Lorsque vous êtes prêt à vous plonger dans CSS Grid, passez à l'exercice suivant.</text:p>
          <text:list>
            <text:list-item>
              <text:list>
                <text:list-header>
                  <text:h text:style-name="P9" text:outline-level="3">Créer une grille</text:h>
                </text:list-header>
              </text:list>
            </text:list-item>
          </text:list>
        </text:list-header>
      </text:list>
      <text:p text:style-name="P10">4 min</text:p>
      <text:p text:style-name="P11"><text:span text:style-name="T4">Pour configurer une grille, vous devez disposer d'un </text:span><text:span text:style-name="Emphasis"><text:span text:style-name="T4">conteneur</text:span></text:span><text:span text:style-name="T4"> et </text:span><text:span text:style-name="Emphasis"><text:span text:style-name="T4">d'éléments de grille</text:span></text:span><text:span text:style-name="T4"> . Le conteneur est un élément parent qui contient les éléments de grille comme enfants et leur applique un style et un positionnement globaux.</text:span></text:p>
      <text:p text:style-name="P12"><text:span text:style-name="T4">Pour transformer un élément HTML en conteneur de grille, vous devez définir la </text:span><text:span text:style-name="Source_20_Text"><text:span text:style-name="T5">display</text:span></text:span><text:span text:style-name="T4">propriété de l'élément sur l'une des deux valeurs suivantes :</text:span></text:p>
      <text:list text:style-name="L3">
        <text:list-item>
          <text:p text:style-name="P13"><text:span text:style-name="Source_20_Text"><text:span text:style-name="T5">grid</text:span></text:span><text:span text:style-name="T4">— pour une grille au niveau du bloc.</text:span></text:p>
        </text:list-item>
        <text:list-item>
          <text:p text:style-name="P13"><text:span text:style-name="Source_20_Text"><text:span text:style-name="T5">inline-grid</text:span></text:span><text:span text:style-name="T4">— pour une grille en ligne.</text:span></text:p>
        </text:list-item>
      </text:list>
      <text:p text:style-name="P6">Ensuite, vous pouvez attribuer d’autres propriétés pour organiser la grille en fonction de vos besoins.</text:p>
      <text:list text:continue-list="list219076256" text:style-name="L2">
        <text:list-item>
          <text:list>
            <text:list-item>
              <text:list>
                <text:list-header>
                  <text:h text:style-name="P9" text:outline-level="3">Création de colonnes</text:h>
                </text:list-header>
              </text:list>
            </text:list-item>
          </text:list>
        </text:list-item>
      </text:list>
      <text:p text:style-name="P10">5 minutes</text:p>
      <text:p text:style-name="P4">Par défaut, les grilles ne contiennent qu'une seule colonne. Si vous ajoutez des éléments, chaque élément sera placé sur une nouvelle ligne ; ce n'est pas vraiment une grille ! Pour modifier cela, nous devons définir explicitement le nombre de lignes et de colonnes de notre grille.</text:p>
      <text:p text:style-name="P12"><text:span text:style-name="T4">Nous pouvons définir les colonnes de notre grille à l'aide de la propriété CSS </text:span><text:span text:style-name="Source_20_Text"><text:span text:style-name="T5">grid-template-columns</text:span></text:span><text:span text:style-name="T4">. Voici un exemple de cette propriété :</text:span></text:p>
      <text:p text:style-name="P14"><text:soft-page-break/><text:span text:style-name="Source_20_Text"><text:span text:style-name="T6">.grid</text:span></text:span><text:span text:style-name="Source_20_Text"><text:span text:style-name="T7"> </text:span></text:span><text:span text:style-name="Source_20_Text"><text:span text:style-name="T8">{</text:span></text:span></text:p>
      <text:p text:style-name="P14"><text:span text:style-name="Source_20_Text"><text:span text:style-name="T9">  </text:span></text:span><text:span text:style-name="Source_20_Text"><text:span text:style-name="T10">display</text:span></text:span><text:span text:style-name="Source_20_Text"><text:span text:style-name="T8">:</text:span></text:span><text:span text:style-name="Source_20_Text"><text:span text:style-name="T7"> </text:span></text:span><text:span text:style-name="Source_20_Text"><text:span text:style-name="T10">grid</text:span></text:span><text:span text:style-name="Source_20_Text"><text:span text:style-name="T8">;</text:span></text:span></text:p>
      <text:p text:style-name="P14"><text:span text:style-name="Source_20_Text"><text:span text:style-name="T9">  </text:span></text:span><text:span text:style-name="Source_20_Text"><text:span text:style-name="T10">width</text:span></text:span><text:span text:style-name="Source_20_Text"><text:span text:style-name="T8">:</text:span></text:span><text:span text:style-name="Source_20_Text"><text:span text:style-name="T7"> 500px</text:span></text:span><text:span text:style-name="Source_20_Text"><text:span text:style-name="T8">;</text:span></text:span></text:p>
      <text:p text:style-name="P14"><text:span text:style-name="Source_20_Text"><text:span text:style-name="T9">  </text:span></text:span><text:span text:style-name="Source_20_Text"><text:span text:style-name="T10">grid-template-columns</text:span></text:span><text:span text:style-name="Source_20_Text"><text:span text:style-name="T8">:</text:span></text:span><text:span text:style-name="Source_20_Text"><text:span text:style-name="T7"> 100px 200px</text:span></text:span><text:span text:style-name="Source_20_Text"><text:span text:style-name="T8">;</text:span></text:span></text:p>
      <text:p text:style-name="P14"><text:span text:style-name="Source_20_Text"><text:span text:style-name="T8">}</text:span></text:span></text:p>
      <text:p text:style-name="P4"><draw:frame draw:style-name="fr1" draw:name="Frame1" text:anchor-type="char" svg:x="-264.557cm" svg:width="0.041cm" draw:z-index="0"><draw:text-box fo:min-height="0.041cm"><text:p text:style-name="P15">Copy to Clipboard</text:p></draw:text-box></draw:frame>Cette propriété crée deux modifications. Premièrement, elle définit le nombre de colonnes de la grille ; dans ce cas, il y en a deux. Deuxièmement, elle définit la largeur de chaque colonne. La première colonne aura une largeur de 100 pixels et la seconde de 200 pixels.</text:p>
      <text:p text:style-name="P4">Nous pouvons également définir la taille de nos colonnes en pourcentage de la largeur totale de la grille.</text:p>
      <text:p text:style-name="P14"><text:span text:style-name="Source_20_Text"><text:span text:style-name="T6">.grid</text:span></text:span><text:span text:style-name="Source_20_Text"><text:span text:style-name="T7"> </text:span></text:span><text:span text:style-name="Source_20_Text"><text:span text:style-name="T8">{</text:span></text:span></text:p>
      <text:p text:style-name="P14"><text:span text:style-name="Source_20_Text"><text:span text:style-name="T9">  </text:span></text:span><text:span text:style-name="Source_20_Text"><text:span text:style-name="T10">display</text:span></text:span><text:span text:style-name="Source_20_Text"><text:span text:style-name="T8">:</text:span></text:span><text:span text:style-name="Source_20_Text"><text:span text:style-name="T7"> </text:span></text:span><text:span text:style-name="Source_20_Text"><text:span text:style-name="T10">grid</text:span></text:span><text:span text:style-name="Source_20_Text"><text:span text:style-name="T8">;</text:span></text:span></text:p>
      <text:p text:style-name="P14"><text:span text:style-name="Source_20_Text"><text:span text:style-name="T9">  </text:span></text:span><text:span text:style-name="Source_20_Text"><text:span text:style-name="T10">width</text:span></text:span><text:span text:style-name="Source_20_Text"><text:span text:style-name="T8">:</text:span></text:span><text:span text:style-name="Source_20_Text"><text:span text:style-name="T7"> 1000px</text:span></text:span><text:span text:style-name="Source_20_Text"><text:span text:style-name="T8">;</text:span></text:span></text:p>
      <text:p text:style-name="P14"><text:span text:style-name="Source_20_Text"><text:span text:style-name="T9">  </text:span></text:span><text:span text:style-name="Source_20_Text"><text:span text:style-name="T10">grid-template-columns</text:span></text:span><text:span text:style-name="Source_20_Text"><text:span text:style-name="T8">:</text:span></text:span><text:span text:style-name="Source_20_Text"><text:span text:style-name="T7"> 20% 50%</text:span></text:span><text:span text:style-name="Source_20_Text"><text:span text:style-name="T8">;</text:span></text:span></text:p>
      <text:p text:style-name="P14"><text:span text:style-name="Source_20_Text"><text:span text:style-name="T8">}</text:span></text:span></text:p>
      <text:p text:style-name="P4"><draw:frame draw:style-name="fr1" draw:name="Frame2" text:anchor-type="char" svg:x="-264.557cm" svg:width="0.041cm" draw:z-index="1"><draw:text-box fo:min-height="0.041cm"><text:p text:style-name="P15">Copy to Clipboard</text:p></draw:text-box></draw:frame>Dans cet exemple, la grille mesure 1 000 pixels de large. Par conséquent, la première colonne mesurera 200 pixels de large, car elle représente 20 % de la largeur de la grille. La deuxième colonne mesurera 500 pixels de large.</text:p>
      <text:p text:style-name="P4">Nous pouvons également combiner ces deux unités. Dans l'exemple ci-dessous, il y a trois colonnes de largeur : 20 pixels, 40 % et 60 pixels.</text:p>
      <text:p text:style-name="P14"><text:span text:style-name="Source_20_Text"><text:span text:style-name="T6">.grid</text:span></text:span><text:span text:style-name="Source_20_Text"><text:span text:style-name="T7"> </text:span></text:span><text:span text:style-name="Source_20_Text"><text:span text:style-name="T8">{</text:span></text:span></text:p>
      <text:p text:style-name="P14"><text:span text:style-name="Source_20_Text"><text:span text:style-name="T9">  </text:span></text:span><text:span text:style-name="Source_20_Text"><text:span text:style-name="T10">display</text:span></text:span><text:span text:style-name="Source_20_Text"><text:span text:style-name="T8">:</text:span></text:span><text:span text:style-name="Source_20_Text"><text:span text:style-name="T7"> </text:span></text:span><text:span text:style-name="Source_20_Text"><text:span text:style-name="T10">grid</text:span></text:span><text:span text:style-name="Source_20_Text"><text:span text:style-name="T8">;</text:span></text:span></text:p>
      <text:p text:style-name="P14"><text:soft-page-break/><text:span text:style-name="Source_20_Text"><text:span text:style-name="T9">  </text:span></text:span><text:span text:style-name="Source_20_Text"><text:span text:style-name="T10">width</text:span></text:span><text:span text:style-name="Source_20_Text"><text:span text:style-name="T8">:</text:span></text:span><text:span text:style-name="Source_20_Text"><text:span text:style-name="T7"> 100px</text:span></text:span><text:span text:style-name="Source_20_Text"><text:span text:style-name="T8">;</text:span></text:span></text:p>
      <text:p text:style-name="P14"><text:span text:style-name="Source_20_Text"><text:span text:style-name="T9">  </text:span></text:span><text:span text:style-name="Source_20_Text"><text:span text:style-name="T10">grid-template-columns</text:span></text:span><text:span text:style-name="Source_20_Text"><text:span text:style-name="T8">:</text:span></text:span><text:span text:style-name="Source_20_Text"><text:span text:style-name="T7"> 20px 40% 60px</text:span></text:span><text:span text:style-name="Source_20_Text"><text:span text:style-name="T8">;</text:span></text:span></text:p>
      <text:p text:style-name="P14"><text:span text:style-name="Source_20_Text"><text:span text:style-name="T8">}</text:span></text:span></text:p>
      <text:p text:style-name="P6"><draw:frame draw:style-name="fr1" draw:name="Frame3" text:anchor-type="char" svg:x="-264.557cm" svg:width="0.041cm" draw:z-index="2"><draw:text-box fo:min-height="0.041cm"><text:p text:style-name="P15">Copy to Clipboard</text:p></draw:text-box></draw:frame>Notez que dans cet exemple, la largeur totale de nos colonnes (120 pixels) dépasse la largeur de la grille (100 pixels). Notre grille risque alors de recouvrir d'autres éléments de la page ! Dans un exercice ultérieur, nous verrons comment éviter ce débordement.</text:p>
      <text:list text:continue-numbering="true" text:style-name="L2">
        <text:list-item>
          <text:list>
            <text:list-item>
              <text:list>
                <text:list-header>
                  <text:h text:style-name="P9" text:outline-level="3">Création de lignes</text:h>
                </text:list-header>
              </text:list>
            </text:list-item>
          </text:list>
        </text:list-item>
      </text:list>
      <text:p text:style-name="P10">3 minutes</text:p>
      <text:p text:style-name="P12"><text:span text:style-name="T4">Nous avons appris à définir explicitement le nombre de colonnes de notre grille. Pour spécifier le nombre et la taille des lignes, nous allons utiliser la propriété </text:span><text:span text:style-name="Source_20_Text"><text:span text:style-name="T5">grid-template-rows</text:span></text:span><text:span text:style-name="T4">.</text:span></text:p>
      <text:p text:style-name="P12"><text:span text:style-name="T4">Cette propriété est presque identique à </text:span><text:span text:style-name="Source_20_Text"><text:span text:style-name="T5">grid-template-columns</text:span></text:span><text:span text:style-name="T4">. Consultez le code ci-dessous pour voir les deux propriétés en action.</text:span></text:p>
      <text:p text:style-name="P14"><text:span text:style-name="Source_20_Text"><text:span text:style-name="T6">.grid</text:span></text:span><text:span text:style-name="Source_20_Text"><text:span text:style-name="T7"> </text:span></text:span><text:span text:style-name="Source_20_Text"><text:span text:style-name="T8">{</text:span></text:span></text:p>
      <text:p text:style-name="P14"><text:span text:style-name="Source_20_Text"><text:span text:style-name="T9">  </text:span></text:span><text:span text:style-name="Source_20_Text"><text:span text:style-name="T10">display</text:span></text:span><text:span text:style-name="Source_20_Text"><text:span text:style-name="T8">:</text:span></text:span><text:span text:style-name="Source_20_Text"><text:span text:style-name="T7"> </text:span></text:span><text:span text:style-name="Source_20_Text"><text:span text:style-name="T10">grid</text:span></text:span><text:span text:style-name="Source_20_Text"><text:span text:style-name="T8">;</text:span></text:span></text:p>
      <text:p text:style-name="P14"><text:span text:style-name="Source_20_Text"><text:span text:style-name="T9">  </text:span></text:span><text:span text:style-name="Source_20_Text"><text:span text:style-name="T10">width</text:span></text:span><text:span text:style-name="Source_20_Text"><text:span text:style-name="T8">:</text:span></text:span><text:span text:style-name="Source_20_Text"><text:span text:style-name="T7"> 1000px</text:span></text:span><text:span text:style-name="Source_20_Text"><text:span text:style-name="T8">;</text:span></text:span></text:p>
      <text:p text:style-name="P14"><text:span text:style-name="Source_20_Text"><text:span text:style-name="T9">  </text:span></text:span><text:span text:style-name="Source_20_Text"><text:span text:style-name="T10">height</text:span></text:span><text:span text:style-name="Source_20_Text"><text:span text:style-name="T8">:</text:span></text:span><text:span text:style-name="Source_20_Text"><text:span text:style-name="T7"> 500px</text:span></text:span><text:span text:style-name="Source_20_Text"><text:span text:style-name="T8">;</text:span></text:span></text:p>
      <text:p text:style-name="P14"><text:span text:style-name="Source_20_Text"><text:span text:style-name="T9">  </text:span></text:span><text:span text:style-name="Source_20_Text"><text:span text:style-name="T10">grid-template-columns</text:span></text:span><text:span text:style-name="Source_20_Text"><text:span text:style-name="T8">:</text:span></text:span><text:span text:style-name="Source_20_Text"><text:span text:style-name="T7"> 100px 200px</text:span></text:span><text:span text:style-name="Source_20_Text"><text:span text:style-name="T8">;</text:span></text:span></text:p>
      <text:p text:style-name="P14"><text:span text:style-name="Source_20_Text"><text:span text:style-name="T9">  </text:span></text:span><text:span text:style-name="Source_20_Text"><text:span text:style-name="T10">grid-template-rows</text:span></text:span><text:span text:style-name="Source_20_Text"><text:span text:style-name="T8">:</text:span></text:span><text:span text:style-name="Source_20_Text"><text:span text:style-name="T7"> 10% 20% 600px</text:span></text:span><text:span text:style-name="Source_20_Text"><text:span text:style-name="T8">;</text:span></text:span></text:p>
      <text:p text:style-name="P14"><text:span text:style-name="Source_20_Text"><text:span text:style-name="T8">}</text:span></text:span></text:p>
      <text:p text:style-name="P12"><draw:frame draw:style-name="fr1" draw:name="Frame4" text:anchor-type="char" svg:x="-264.557cm" svg:width="0.041cm" draw:z-index="3"><draw:text-box fo:min-height="0.041cm"><text:p text:style-name="P15">Copy to Clipboard</text:p></draw:text-box></draw:frame><text:span text:style-name="T4">Cette grille comporte deux colonnes et trois lignes. </text:span><text:span text:style-name="Source_20_Text"><text:span text:style-name="T5">grid-template-rows</text:span></text:span><text:span text:style-name="T4">Elle définit le nombre de lignes et leur hauteur. Dans cet exemple, la première ligne </text:span><text:soft-page-break/><text:span text:style-name="T4">mesure 50 pixels de haut (10 % de 500), la deuxième 100 pixels de haut (20 % de 500) et la troisième 600 pixels de haut.</text:span></text:p>
      <text:p text:style-name="P6">Lorsque vous utilisez des pourcentages dans ces deux propriétés, n'oubliez pas que les lignes sont définies comme un pourcentage de la hauteur de la grille et les colonnes sont définies comme un pourcentage de sa largeur.</text:p>
      <text:h text:style-name="P16" text:outline-level="3">Modèle de grille</text:h>
      <text:p text:style-name="P10">3 minutes</text:p>
      <text:p text:style-name="P12"><text:span text:style-name="T4">La propriété abrégée , </text:span><text:span text:style-name="Source_20_Text"><text:span text:style-name="T5">grid-template</text:span></text:span><text:span text:style-name="T4">, peut remplacer les deux propriétés CSS précédentes. Ni </text:span><text:span text:style-name="Source_20_Text"><text:span text:style-name="T5">grid-template-rows</text:span></text:span><text:span text:style-name="T4">et , </text:span><text:span text:style-name="Source_20_Text"><text:span text:style-name="T5">grid-template-columns</text:span></text:span><text:span text:style-name="T4">ni ne sont présentes dans le code suivant !</text:span></text:p>
      <text:p text:style-name="P14"><text:span text:style-name="Source_20_Text"><text:span text:style-name="T6">.grid</text:span></text:span><text:span text:style-name="Source_20_Text"><text:span text:style-name="T7"> </text:span></text:span><text:span text:style-name="Source_20_Text"><text:span text:style-name="T8">{</text:span></text:span></text:p>
      <text:p text:style-name="P14"><text:span text:style-name="Source_20_Text"><text:span text:style-name="T9">  </text:span></text:span><text:span text:style-name="Source_20_Text"><text:span text:style-name="T10">display</text:span></text:span><text:span text:style-name="Source_20_Text"><text:span text:style-name="T8">:</text:span></text:span><text:span text:style-name="Source_20_Text"><text:span text:style-name="T7"> </text:span></text:span><text:span text:style-name="Source_20_Text"><text:span text:style-name="T10">grid</text:span></text:span><text:span text:style-name="Source_20_Text"><text:span text:style-name="T8">;</text:span></text:span></text:p>
      <text:p text:style-name="P14"><text:span text:style-name="Source_20_Text"><text:span text:style-name="T9">  </text:span></text:span><text:span text:style-name="Source_20_Text"><text:span text:style-name="T10">width</text:span></text:span><text:span text:style-name="Source_20_Text"><text:span text:style-name="T8">:</text:span></text:span><text:span text:style-name="Source_20_Text"><text:span text:style-name="T7"> 1000px</text:span></text:span><text:span text:style-name="Source_20_Text"><text:span text:style-name="T8">;</text:span></text:span></text:p>
      <text:p text:style-name="P14"><text:span text:style-name="Source_20_Text"><text:span text:style-name="T9">  </text:span></text:span><text:span text:style-name="Source_20_Text"><text:span text:style-name="T10">height</text:span></text:span><text:span text:style-name="Source_20_Text"><text:span text:style-name="T8">:</text:span></text:span><text:span text:style-name="Source_20_Text"><text:span text:style-name="T7"> 500px</text:span></text:span><text:span text:style-name="Source_20_Text"><text:span text:style-name="T8">;</text:span></text:span></text:p>
      <text:p text:style-name="P14"><text:span text:style-name="Source_20_Text"><text:span text:style-name="T9">  </text:span></text:span><text:span text:style-name="Source_20_Text"><text:span text:style-name="T10">grid-template</text:span></text:span><text:span text:style-name="Source_20_Text"><text:span text:style-name="T8">:</text:span></text:span><text:span text:style-name="Source_20_Text"><text:span text:style-name="T7"> 200px 300px </text:span></text:span><text:span text:style-name="Source_20_Text"><text:span text:style-name="T8">/</text:span></text:span><text:span text:style-name="Source_20_Text"><text:span text:style-name="T7"> 20% 10% 70%</text:span></text:span><text:span text:style-name="Source_20_Text"><text:span text:style-name="T8">;</text:span></text:span></text:p>
      <text:p text:style-name="P14"><text:span text:style-name="Source_20_Text"><text:span text:style-name="T8">}</text:span></text:span></text:p>
      <text:p text:style-name="P12"><draw:frame draw:style-name="fr1" draw:name="Frame5" text:anchor-type="char" svg:x="-264.557cm" svg:width="0.041cm" draw:z-index="4"><draw:text-box fo:min-height="0.041cm"><text:p text:style-name="P15">Copy to Clipboard</text:p></draw:text-box></draw:frame><text:span text:style-name="T4">Lors de l'utilisation de </text:span><text:span text:style-name="Source_20_Text"><text:span text:style-name="T5">grid-template</text:span></text:span><text:span text:style-name="T4">, les valeurs avant la barre oblique déterminent la taille de chaque ligne. Les valeurs après la barre oblique déterminent la taille de chaque colonne. Dans cet exemple, nous avons créé deux lignes et trois colonnes de tailles différentes.</text:span></text:p>
      <text:p text:style-name="P6">Les mêmes règles que précédemment s'appliquent : lorsque vous utilisez des pourcentages pour définir des lignes, chaque ligne représente un pourcentage de la hauteur totale de la grille. Les colonnes représentent toujours un pourcentage de la largeur totale.</text:p>
      <text:h text:style-name="P16" text:outline-level="3"><text:soft-page-break/>Fraction</text:h>
      <text:p text:style-name="P10">7 minutes</text:p>
      <text:p text:style-name="P12"><text:span text:style-name="T4">Vous connaissez peut-être déjà plusieurs types d'unités réactives telles que les pourcentages ( </text:span><text:span text:style-name="Source_20_Text"><text:span text:style-name="T5">%</text:span></text:span><text:span text:style-name="T4">), </text:span><text:span text:style-name="Source_20_Text"><text:span text:style-name="T5">em</text:span></text:span><text:span text:style-name="T4">s et </text:span><text:span text:style-name="Source_20_Text"><text:span text:style-name="T5">rem</text:span></text:span><text:span text:style-name="T4">s. CSS Grid a introduit une nouvelle unité de dimensionnement relative — </text:span><text:span text:style-name="Source_20_Text"><text:span text:style-name="T5">fr</text:span></text:span><text:span text:style-name="T4">, comme la fraction.</text:span></text:p>
      <text:p text:style-name="P12"><text:span text:style-name="T4">En utilisant l' </text:span><text:span text:style-name="Source_20_Text"><text:span text:style-name="T5">fr</text:span></text:span><text:span text:style-name="T4">unité, nous pouvons définir la taille des colonnes et des lignes comme une fraction de la longueur et de la largeur de la grille. Cette unité a été spécialement créée pour être utilisée dans CSS Grid. Son utilisation </text:span><text:span text:style-name="Source_20_Text"><text:span text:style-name="T5">fr</text:span></text:span><text:span text:style-name="T4">permet d'éviter que les éléments de la grille ne débordent de ses limites. Voyez le code ci-dessous :</text:span></text:p>
      <text:p text:style-name="P14"><text:span text:style-name="Source_20_Text"><text:span text:style-name="T6">.grid</text:span></text:span><text:span text:style-name="Source_20_Text"><text:span text:style-name="T7"> </text:span></text:span><text:span text:style-name="Source_20_Text"><text:span text:style-name="T8">{</text:span></text:span></text:p>
      <text:p text:style-name="P14"><text:span text:style-name="Source_20_Text"><text:span text:style-name="T9">  </text:span></text:span><text:span text:style-name="Source_20_Text"><text:span text:style-name="T10">display</text:span></text:span><text:span text:style-name="Source_20_Text"><text:span text:style-name="T8">:</text:span></text:span><text:span text:style-name="Source_20_Text"><text:span text:style-name="T7"> </text:span></text:span><text:span text:style-name="Source_20_Text"><text:span text:style-name="T10">grid</text:span></text:span><text:span text:style-name="Source_20_Text"><text:span text:style-name="T8">;</text:span></text:span></text:p>
      <text:p text:style-name="P14"><text:span text:style-name="Source_20_Text"><text:span text:style-name="T9">  </text:span></text:span><text:span text:style-name="Source_20_Text"><text:span text:style-name="T10">width</text:span></text:span><text:span text:style-name="Source_20_Text"><text:span text:style-name="T8">:</text:span></text:span><text:span text:style-name="Source_20_Text"><text:span text:style-name="T7"> 1000px</text:span></text:span><text:span text:style-name="Source_20_Text"><text:span text:style-name="T8">;</text:span></text:span></text:p>
      <text:p text:style-name="P14"><text:span text:style-name="Source_20_Text"><text:span text:style-name="T9">  </text:span></text:span><text:span text:style-name="Source_20_Text"><text:span text:style-name="T10">height</text:span></text:span><text:span text:style-name="Source_20_Text"><text:span text:style-name="T8">:</text:span></text:span><text:span text:style-name="Source_20_Text"><text:span text:style-name="T7"> 400px</text:span></text:span><text:span text:style-name="Source_20_Text"><text:span text:style-name="T8">;</text:span></text:span></text:p>
      <text:p text:style-name="P14"><text:span text:style-name="Source_20_Text"><text:span text:style-name="T9">  </text:span></text:span><text:span text:style-name="Source_20_Text"><text:span text:style-name="T10">grid-template</text:span></text:span><text:span text:style-name="Source_20_Text"><text:span text:style-name="T8">:</text:span></text:span><text:span text:style-name="Source_20_Text"><text:span text:style-name="T7"> 2</text:span></text:span><text:span text:style-name="Source_20_Text"><text:span text:style-name="T11">fr</text:span></text:span><text:span text:style-name="Source_20_Text"><text:span text:style-name="T7"> 1</text:span></text:span><text:span text:style-name="Source_20_Text"><text:span text:style-name="T11">fr</text:span></text:span><text:span text:style-name="Source_20_Text"><text:span text:style-name="T7"> 1</text:span></text:span><text:span text:style-name="Source_20_Text"><text:span text:style-name="T11">fr</text:span></text:span><text:span text:style-name="Source_20_Text"><text:span text:style-name="T7"> </text:span></text:span><text:span text:style-name="Source_20_Text"><text:span text:style-name="T8">/</text:span></text:span><text:span text:style-name="Source_20_Text"><text:span text:style-name="T7"> 1</text:span></text:span><text:span text:style-name="Source_20_Text"><text:span text:style-name="T11">fr</text:span></text:span><text:span text:style-name="Source_20_Text"><text:span text:style-name="T7"> 3</text:span></text:span><text:span text:style-name="Source_20_Text"><text:span text:style-name="T11">fr</text:span></text:span><text:span text:style-name="Source_20_Text"><text:span text:style-name="T7"> 1</text:span></text:span><text:span text:style-name="Source_20_Text"><text:span text:style-name="T11">fr</text:span></text:span><text:span text:style-name="Source_20_Text"><text:span text:style-name="T8">;</text:span></text:span></text:p>
      <text:p text:style-name="P14"><text:span text:style-name="Source_20_Text"><text:span text:style-name="T8">}</text:span></text:span></text:p>
      <text:p text:style-name="P4"><draw:frame draw:style-name="fr1" draw:name="Frame6" text:anchor-type="char" svg:x="-264.557cm" svg:width="0.041cm" draw:z-index="5"><draw:text-box fo:min-height="0.041cm"><text:p text:style-name="P15">Copy to Clipboard</text:p></draw:text-box></draw:frame>Dans cet exemple, la grille comporte trois lignes et trois colonnes. Les lignes divisent les 400 pixels de hauteur disponibles en quatre parties. La première ligne en contient deux, la deuxième une et la troisième une. La première ligne mesure donc 200 pixels de haut, tandis que les deuxième et troisième lignes font 100 pixels de haut.</text:p>
      <text:p text:style-name="P4">La largeur de chaque colonne représente une fraction de l'espace disponible. Dans ce cas, l'espace disponible est divisé en cinq parties : la première colonne occupe un cinquième de l'espace, la deuxième les trois cinquièmes et <text:soft-page-break/>la dernière un cinquième. La largeur totale étant de 1 000 pixels, les colonnes auront respectivement une largeur de 200, 600 et 200 pixels.</text:p>
      <text:p text:style-name="P12"><text:span text:style-name="Source_20_Text"><text:span text:style-name="T5">fr</text:span></text:span><text:span text:style-name="T4">Il est également possible de l'utiliser avec d'autres unités. Dans ce cas, chacune </text:span><text:span text:style-name="Source_20_Text"><text:span text:style-name="T5">fr</text:span></text:span><text:span text:style-name="T4">représente une fraction de l' espace </text:span><text:span text:style-name="Emphasis"><text:span text:style-name="T4">disponible</text:span></text:span><text:span text:style-name="T4"> .</text:span></text:p>
      <text:p text:style-name="P14"><text:span text:style-name="Source_20_Text"><text:span text:style-name="T6">.grid</text:span></text:span><text:span text:style-name="Source_20_Text"><text:span text:style-name="T7"> </text:span></text:span><text:span text:style-name="Source_20_Text"><text:span text:style-name="T8">{</text:span></text:span></text:p>
      <text:p text:style-name="P14"><text:span text:style-name="Source_20_Text"><text:span text:style-name="T9">  </text:span></text:span><text:span text:style-name="Source_20_Text"><text:span text:style-name="T10">display</text:span></text:span><text:span text:style-name="Source_20_Text"><text:span text:style-name="T8">:</text:span></text:span><text:span text:style-name="Source_20_Text"><text:span text:style-name="T7"> </text:span></text:span><text:span text:style-name="Source_20_Text"><text:span text:style-name="T10">grid</text:span></text:span><text:span text:style-name="Source_20_Text"><text:span text:style-name="T8">;</text:span></text:span></text:p>
      <text:p text:style-name="P14"><text:span text:style-name="Source_20_Text"><text:span text:style-name="T9">  </text:span></text:span><text:span text:style-name="Source_20_Text"><text:span text:style-name="T10">width</text:span></text:span><text:span text:style-name="Source_20_Text"><text:span text:style-name="T8">:</text:span></text:span><text:span text:style-name="Source_20_Text"><text:span text:style-name="T7"> 100px</text:span></text:span><text:span text:style-name="Source_20_Text"><text:span text:style-name="T8">;</text:span></text:span></text:p>
      <text:p text:style-name="P14"><text:span text:style-name="Source_20_Text"><text:span text:style-name="T9">  </text:span></text:span><text:span text:style-name="Source_20_Text"><text:span text:style-name="T10">grid-template-columns</text:span></text:span><text:span text:style-name="Source_20_Text"><text:span text:style-name="T8">:</text:span></text:span><text:span text:style-name="Source_20_Text"><text:span text:style-name="T7"> 1</text:span></text:span><text:span text:style-name="Source_20_Text"><text:span text:style-name="T11">fr</text:span></text:span><text:span text:style-name="Source_20_Text"><text:span text:style-name="T7"> 60px 1</text:span></text:span><text:span text:style-name="Source_20_Text"><text:span text:style-name="T11">fr</text:span></text:span><text:span text:style-name="Source_20_Text"><text:span text:style-name="T8">;</text:span></text:span></text:p>
      <text:p text:style-name="P14"><text:span text:style-name="Source_20_Text"><text:span text:style-name="T8">}</text:span></text:span></text:p>
      <text:p text:style-name="P6"><draw:frame draw:style-name="fr1" draw:name="Frame7" text:anchor-type="char" svg:x="-264.557cm" svg:width="0.041cm" draw:z-index="6"><draw:text-box fo:min-height="0.041cm"><text:p text:style-name="P15">Copy to Clipboard</text:p></draw:text-box></draw:frame>Dans cet exemple, la deuxième colonne occupe 60 pixels. Par conséquent, les première et troisième colonnes disposent de 40 pixels de largeur. Comme chacune d'elles occupe une fraction du total, elles ont toutes deux une largeur de 20 pixels.</text:p>
      <text:h text:style-name="P16" text:outline-level="3">Répéter</text:h>
      <text:p text:style-name="P17">5 minutes</text:p>
      <text:p text:style-name="P18"><text:span text:style-name="T4">Les propriétés définissant le nombre de lignes et de colonnes d'une grille peuvent prendre comme valeur une fonction. </text:span><text:span text:style-name="Source_20_Text"><text:span text:style-name="T5">repeat()</text:span></text:span><text:span text:style-name="T4">Cette </text:span><text:span text:style-name="Source_20_Text"><text:span text:style-name="T5">repeat()</text:span></text:span><text:span text:style-name="T4">fonction a été créée spécifiquement pour CSS Grid.</text:span></text:p>
      <text:p text:style-name="P19"><text:span text:style-name="Source_20_Text"><text:span text:style-name="T6">.grid</text:span></text:span><text:span text:style-name="Source_20_Text"><text:span text:style-name="T7"> </text:span></text:span><text:span text:style-name="Source_20_Text"><text:span text:style-name="T8">{</text:span></text:span></text:p>
      <text:p text:style-name="P19"><text:span text:style-name="Source_20_Text"><text:span text:style-name="T9">  </text:span></text:span><text:span text:style-name="Source_20_Text"><text:span text:style-name="T10">display</text:span></text:span><text:span text:style-name="Source_20_Text"><text:span text:style-name="T8">:</text:span></text:span><text:span text:style-name="Source_20_Text"><text:span text:style-name="T7"> </text:span></text:span><text:span text:style-name="Source_20_Text"><text:span text:style-name="T10">grid</text:span></text:span><text:span text:style-name="Source_20_Text"><text:span text:style-name="T8">;</text:span></text:span></text:p>
      <text:p text:style-name="P19"><text:span text:style-name="Source_20_Text"><text:span text:style-name="T9">  </text:span></text:span><text:span text:style-name="Source_20_Text"><text:span text:style-name="T10">width</text:span></text:span><text:span text:style-name="Source_20_Text"><text:span text:style-name="T8">:</text:span></text:span><text:span text:style-name="Source_20_Text"><text:span text:style-name="T7"> 300px</text:span></text:span><text:span text:style-name="Source_20_Text"><text:span text:style-name="T8">;</text:span></text:span></text:p>
      <text:p text:style-name="P19"><text:span text:style-name="Source_20_Text"><text:span text:style-name="T9">  </text:span></text:span><text:span text:style-name="Source_20_Text"><text:span text:style-name="T10">grid-template-columns</text:span></text:span><text:span text:style-name="Source_20_Text"><text:span text:style-name="T8">:</text:span></text:span><text:span text:style-name="Source_20_Text"><text:span text:style-name="T7"> </text:span></text:span><text:span text:style-name="Source_20_Text"><text:span text:style-name="T8">repeat(</text:span></text:span><text:span text:style-name="Source_20_Text"><text:span text:style-name="T7">3</text:span></text:span><text:span text:style-name="Source_20_Text"><text:span text:style-name="T8">,</text:span></text:span><text:span text:style-name="Source_20_Text"><text:span text:style-name="T7"> 100px</text:span></text:span><text:span text:style-name="Source_20_Text"><text:span text:style-name="T8">);</text:span></text:span></text:p>
      <text:p text:style-name="P19"><text:soft-page-break/><text:span text:style-name="Source_20_Text"><text:span text:style-name="T8">}</text:span></text:span></text:p>
      <text:p text:style-name="P20"><draw:frame draw:style-name="fr1" draw:name="Frame8" text:anchor-type="char" svg:x="-264.557cm" svg:width="0.041cm" draw:z-index="7"><draw:text-box fo:min-height="0.041cm"><text:p text:style-name="P15">Copy to Clipboard</text:p></draw:text-box></draw:frame>La fonction repeat duplique les spécifications des lignes ou des colonnes un nombre de fois donné. Dans l'exemple ci-dessus, la fonction repeat crée une grille composée de trois colonnes de 100 pixels de large chacune. Cela revient à écrire :</text:p>
      <text:p text:style-name="P19"><text:span text:style-name="Source_20_Text"><text:span text:style-name="T11">grid-template-columns</text:span></text:span><text:span text:style-name="Source_20_Text"><text:span text:style-name="T7">: 100</text:span></text:span><text:span text:style-name="Source_20_Text"><text:span text:style-name="T11">px</text:span></text:span><text:span text:style-name="Source_20_Text"><text:span text:style-name="T7"> 100</text:span></text:span><text:span text:style-name="Source_20_Text"><text:span text:style-name="T11">px</text:span></text:span><text:span text:style-name="Source_20_Text"><text:span text:style-name="T7"> 100</text:span></text:span><text:span text:style-name="Source_20_Text"><text:span text:style-name="T11">px</text:span></text:span><text:span text:style-name="Source_20_Text"><text:span text:style-name="T7">;</text:span></text:span></text:p>
      <text:p text:style-name="P18"><draw:frame draw:style-name="fr1" draw:name="Frame9" text:anchor-type="char" svg:x="-264.557cm" svg:width="0.041cm" draw:z-index="8"><draw:text-box fo:min-height="0.041cm"><text:p text:style-name="P15">Copy to Clipboard</text:p></draw:text-box></draw:frame><text:span text:style-name="T4">La répétition est particulièrement utile avec </text:span><text:span text:style-name="Source_20_Text"><text:span text:style-name="T5">fr</text:span></text:span><text:span text:style-name="T4">. Par exemple, </text:span><text:span text:style-name="Source_20_Text"><text:span text:style-name="T5">repeat(5, 1fr)</text:span></text:span><text:span text:style-name="T4">elle diviserait votre tableau en cinq lignes ou colonnes égales.</text:span></text:p>
      <text:p text:style-name="P20">Enfin, le deuxième</text:p>
      <text:p text:style-name="P18"><text:a xlink:type="simple" xlink:href="https://www.codecademy.com/resources/docs/general/parameter" office:target-frame-name="_blank" xlink:show="new" text:style-name="Internet_20_link" text:visited-style-name="Visited_20_Internet_20_Link"><draw:frame draw:style-name="fr1" draw:name="Frame10" text:anchor-type="char" svg:x="-264.557cm" svg:width="0.041cm" draw:z-index="9"><draw:text-box fo:min-height="0.041cm"><text:section text:style-name="Sect1" text:name=":r7d:"><text:p text:style-name="P15">Aperçu : Documents Chargement de la description du lien</text:p></text:section></draw:text-box></draw:frame><text:span text:style-name="T12">paramètre</text:span></text:a></text:p>
      <text:p text:style-name="P18"><text:span text:style-name="T4">de </text:span><text:span text:style-name="Source_20_Text"><text:span text:style-name="T5">repeat()</text:span></text:span><text:span text:style-name="T4">peut avoir plusieurs valeurs.</text:span></text:p>
      <text:p text:style-name="P19"><text:span text:style-name="Source_20_Text"><text:span text:style-name="T11">grid-template-columns</text:span></text:span><text:span text:style-name="Source_20_Text"><text:span text:style-name="T7">: </text:span></text:span><text:span text:style-name="Source_20_Text"><text:span text:style-name="T11">repeat</text:span></text:span><text:span text:style-name="Source_20_Text"><text:span text:style-name="T7">(2</text:span></text:span><text:span text:style-name="Source_20_Text"><text:span text:style-name="T8">,</text:span></text:span><text:span text:style-name="Source_20_Text"><text:span text:style-name="T7"> 20</text:span></text:span><text:span text:style-name="Source_20_Text"><text:span text:style-name="T11">px</text:span></text:span><text:span text:style-name="Source_20_Text"><text:span text:style-name="T7"> 50</text:span></text:span><text:span text:style-name="Source_20_Text"><text:span text:style-name="T11">px</text:span></text:span><text:span text:style-name="Source_20_Text"><text:span text:style-name="T7">)</text:span></text:span></text:p>
      <text:p text:style-name="P21"><draw:frame draw:style-name="fr1" draw:name="Frame11" text:anchor-type="char" svg:x="-264.557cm" svg:width="0.041cm" draw:z-index="10"><draw:text-box fo:min-height="0.041cm"><text:p text:style-name="P15">Copy to Clipboard</text:p></draw:text-box></draw:frame>Ce code créera quatre colonnes où les première et troisième colonnes auront une largeur de 20 pixels et les deuxième et quatrième auront une largeur de 50 pixels.</text:p>
      <text:h text:style-name="P22" text:outline-level="3">minmax</text:h>
      <text:p text:style-name="P17">5 minutes</text:p>
      <text:p text:style-name="P20">Jusqu'à présent, toutes les grilles que nous avons utilisées avaient une taille fixe. Dans notre exemple, la grille mesurait 400 pixels de large et 500 pixels de haut. Cependant, vous souhaiterez peut-être qu'une grille soit redimensionnée en fonction de la taille de votre navigateur web.</text:p>
      <text:p text:style-name="P18"><text:span text:style-name="T4">Dans ces situations, il peut être utile d'éviter qu'une ligne ou une colonne ne soit trop grande ou trop petite. Par exemple, si votre grille contient une image de 100 pixels de large, vous ne souhaitez probablement pas que sa colonne </text:span><text:soft-page-break/><text:span text:style-name="T4">soit plus fine que 100 pixels ! Cette </text:span><text:span text:style-name="Source_20_Text"><text:span text:style-name="T5">minmax()</text:span></text:span><text:span text:style-name="T4">fonction peut nous aider à résoudre ce problème.</text:span></text:p>
      <text:p text:style-name="P19"><text:span text:style-name="Source_20_Text"><text:span text:style-name="T6">.grid</text:span></text:span><text:span text:style-name="Source_20_Text"><text:span text:style-name="T7"> </text:span></text:span><text:span text:style-name="Source_20_Text"><text:span text:style-name="T8">{</text:span></text:span></text:p>
      <text:p text:style-name="P19"><text:span text:style-name="Source_20_Text"><text:span text:style-name="T9">  </text:span></text:span><text:span text:style-name="Source_20_Text"><text:span text:style-name="T10">display</text:span></text:span><text:span text:style-name="Source_20_Text"><text:span text:style-name="T8">:</text:span></text:span><text:span text:style-name="Source_20_Text"><text:span text:style-name="T7"> </text:span></text:span><text:span text:style-name="Source_20_Text"><text:span text:style-name="T10">grid</text:span></text:span><text:span text:style-name="Source_20_Text"><text:span text:style-name="T8">;</text:span></text:span></text:p>
      <text:p text:style-name="P19"><text:span text:style-name="Source_20_Text"><text:span text:style-name="T9">  </text:span></text:span><text:span text:style-name="Source_20_Text"><text:span text:style-name="T10">grid-template-columns</text:span></text:span><text:span text:style-name="Source_20_Text"><text:span text:style-name="T8">:</text:span></text:span><text:span text:style-name="Source_20_Text"><text:span text:style-name="T7"> 100px </text:span></text:span><text:span text:style-name="Source_20_Text"><text:span text:style-name="T8">minmax(</text:span></text:span><text:span text:style-name="Source_20_Text"><text:span text:style-name="T7">100px</text:span></text:span><text:span text:style-name="Source_20_Text"><text:span text:style-name="T8">,</text:span></text:span><text:span text:style-name="Source_20_Text"><text:span text:style-name="T7"> 500px</text:span></text:span><text:span text:style-name="Source_20_Text"><text:span text:style-name="T8">)</text:span></text:span><text:span text:style-name="Source_20_Text"><text:span text:style-name="T7"> 100px</text:span></text:span><text:span text:style-name="Source_20_Text"><text:span text:style-name="T8">;</text:span></text:span></text:p>
      <text:p text:style-name="P19"><text:span text:style-name="Source_20_Text"><text:span text:style-name="T8">}</text:span></text:span></text:p>
      <text:p text:style-name="P21"><draw:frame draw:style-name="fr1" draw:name="Frame12" text:anchor-type="char" svg:x="-264.557cm" svg:width="0.041cm" draw:z-index="11"><draw:text-box fo:min-height="0.041cm"><text:p text:style-name="P15">Copy to Clipboard</text:p></draw:text-box></draw:frame>Dans cet exemple, les première et troisième colonnes auront toujours une largeur de 100 pixels, quelle que soit la taille de la grille. La taille de la deuxième colonne, en revanche, variera en fonction du redimensionnement de la grille. Sa largeur sera toujours comprise entre 100 et 500 pixels.</text:p>
      <text:p text:style-name="P23">Instructions</text:p>
      <text:list text:style-name="L4">
        <text:list-item>
          <text:p text:style-name="P24"><draw:frame draw:style-name="fr1" draw:name="Frame13" text:anchor-type="char" svg:x="-264.557cm" svg:width="0.041cm" draw:z-index="12"><draw:text-box fo:min-height="0.041cm"><text:p text:style-name="P15">Point de contrôle 1 passé</text:p></draw:text-box></draw:frame><text:span text:style-name="T13">Pour voir </text:span><text:span text:style-name="Source_20_Text"><text:span text:style-name="T5">minmax()</text:span></text:span><text:span text:style-name="T13">en action, nous devons d'abord donner à la grille une largeur variable. Supprimez la </text:span><text:span text:style-name="Source_20_Text"><text:span text:style-name="T5">width</text:span></text:span><text:span text:style-name="T13">déclaration de </text:span><text:span text:style-name="Source_20_Text"><text:span text:style-name="T5">.grid</text:span></text:span><text:span text:style-name="T13">.</text:span></text:p>
          <text:p text:style-name="P25">Si vous redimensionnez votre navigateur, vous verrez la grille changer de taille avec la fenêtre.</text:p>
          <text:p text:style-name="P26">Bloqué ? Trouvez un indice</text:p>
        </text:list-item>
        <text:list-item>
          <text:p text:style-name="P24"><draw:frame draw:style-name="fr1" draw:name="Frame16" text:anchor-type="char" svg:x="-264.557cm" svg:width="0.041cm" draw:z-index="15"><draw:text-box fo:min-height="0.041cm"><text:p text:style-name="P15">Point de contrôle 2 passé</text:p></draw:text-box></draw:frame><text:span text:style-name="T13">En utilisant </text:span><text:span text:style-name="Source_20_Text"><text:span text:style-name="T5">minmax()</text:span></text:span><text:span text:style-name="T13">, modifiez la deuxième colonne pour qu'elle soit comprise entre 50 pixels et 300 pixels.</text:span></text:p>
          <text:p text:style-name="P25">Essayez de redimensionner la fenêtre de votre navigateur. Qu'arrive-t-il aux autres colonnes lorsque la deuxième atteint la limite de 300 pixels ?</text:p>
        </text:list-item>
      </text:list>
      <text:h text:style-name="P22" text:outline-level="3">Écart de grille</text:h>
      <text:p text:style-name="P27">6 minutes</text:p>
      <text:p text:style-name="P28"><text:soft-page-break/>Jusqu'à présent, dans toutes nos grilles, il n'y avait aucun espace entre les éléments. Les propriétés CSS <text:span text:style-name="Source_20_Text"><text:span text:style-name="T14">row-gap</text:span></text:span>et <text:span text:style-name="Source_20_Text"><text:span text:style-name="T14">column-gap</text:span></text:span>inséreront un espace vide entre chaque ligne et colonne de la grille.</text:p>
      <text:p text:style-name="P29"><text:span text:style-name="Source_20_Text"><text:span text:style-name="T15">.grid</text:span></text:span><text:span text:style-name="Source_20_Text"><text:span text:style-name="T16"> </text:span></text:span><text:span text:style-name="Source_20_Text"><text:span text:style-name="T17">{</text:span></text:span></text:p>
      <text:p text:style-name="P29"><text:span text:style-name="Source_20_Text"><text:span text:style-name="T18">  </text:span></text:span><text:span text:style-name="Source_20_Text"><text:span text:style-name="T19">display</text:span></text:span><text:span text:style-name="Source_20_Text"><text:span text:style-name="T17">:</text:span></text:span><text:span text:style-name="Source_20_Text"><text:span text:style-name="T16"> </text:span></text:span><text:span text:style-name="Source_20_Text"><text:span text:style-name="T19">grid</text:span></text:span><text:span text:style-name="Source_20_Text"><text:span text:style-name="T17">;</text:span></text:span></text:p>
      <text:p text:style-name="P29"><text:span text:style-name="Source_20_Text"><text:span text:style-name="T18">  </text:span></text:span><text:span text:style-name="Source_20_Text"><text:span text:style-name="T19">width</text:span></text:span><text:span text:style-name="Source_20_Text"><text:span text:style-name="T17">:</text:span></text:span><text:span text:style-name="Source_20_Text"><text:span text:style-name="T16"> 320px</text:span></text:span><text:span text:style-name="Source_20_Text"><text:span text:style-name="T17">;</text:span></text:span></text:p>
      <text:p text:style-name="P29"><text:span text:style-name="Source_20_Text"><text:span text:style-name="T18">  </text:span></text:span><text:span text:style-name="Source_20_Text"><text:span text:style-name="T19">grid-template-columns</text:span></text:span><text:span text:style-name="Source_20_Text"><text:span text:style-name="T17">:</text:span></text:span><text:span text:style-name="Source_20_Text"><text:span text:style-name="T16"> </text:span></text:span><text:span text:style-name="Source_20_Text"><text:span text:style-name="T17">repeat(</text:span></text:span><text:span text:style-name="Source_20_Text"><text:span text:style-name="T16">3</text:span></text:span><text:span text:style-name="Source_20_Text"><text:span text:style-name="T17">,</text:span></text:span><text:span text:style-name="Source_20_Text"><text:span text:style-name="T16"> 1</text:span></text:span><text:span text:style-name="Source_20_Text"><text:span text:style-name="T20">fr</text:span></text:span><text:span text:style-name="Source_20_Text"><text:span text:style-name="T17">);</text:span></text:span></text:p>
      <text:p text:style-name="P29"><text:span text:style-name="Source_20_Text"><text:span text:style-name="T18">  </text:span></text:span><text:span text:style-name="Source_20_Text"><text:span text:style-name="T19">column-gap</text:span></text:span><text:span text:style-name="Source_20_Text"><text:span text:style-name="T17">:</text:span></text:span><text:span text:style-name="Source_20_Text"><text:span text:style-name="T16"> 10px</text:span></text:span><text:span text:style-name="Source_20_Text"><text:span text:style-name="T17">;</text:span></text:span></text:p>
      <text:p text:style-name="P29"><text:span text:style-name="Source_20_Text"><text:span text:style-name="T17">}</text:span></text:span></text:p>
      <text:p text:style-name="P30"><draw:frame draw:style-name="fr1" draw:name="Frame18" text:anchor-type="char" svg:x="-264.557cm" svg:width="0.041cm" draw:z-index="17"><draw:text-box fo:min-height="0.041cm"><text:p text:style-name="P15">Copy to Clipboard</text:p></draw:text-box></draw:frame>Il est important de noter que les propriétés d'espacement de la grille n'ajoutent pas d'espace au début ou à la fin de la grille. Dans l'exemple de code, notre grille comportera trois colonnes séparées par deux espaces de dix pixels.</text:p>
      <text:p text:style-name="P28">Calculons rapidement la largeur de ces colonnes. N'oubliez pas que l'utilisation <text:span text:style-name="Source_20_Text"><text:span text:style-name="T14">fr</text:span></text:span>de prend en compte tout l' espace <text:span text:style-name="Emphasis">disponible</text:span> . La grille mesure 320 pixels de large, dont 20 sont occupés par les deux espaces vides. Chaque colonne occupe donc une partie des 300 pixels disponibles. Chaque colonne reçoit <text:span text:style-name="Source_20_Text"><text:span text:style-name="T14">1fr</text:span></text:span>, ce qui permet de diviser les colonnes en tiers (soit 100 pixels chacun).</text:p>
      <text:p text:style-name="P28">Enfin, il existe une propriété CSS abrégée, <text:span text:style-name="Source_20_Text"><text:span text:style-name="T14">gap</text:span></text:span>, qui peut définir l'espacement des lignes et des colonnes en même temps.</text:p>
      <text:p text:style-name="P29"><text:span text:style-name="Source_20_Text"><text:span text:style-name="T15">.grid</text:span></text:span><text:span text:style-name="Source_20_Text"><text:span text:style-name="T16"> </text:span></text:span><text:span text:style-name="Source_20_Text"><text:span text:style-name="T17">{</text:span></text:span></text:p>
      <text:p text:style-name="P29"><text:span text:style-name="Source_20_Text"><text:span text:style-name="T18">  </text:span></text:span><text:span text:style-name="Source_20_Text"><text:span text:style-name="T19">display</text:span></text:span><text:span text:style-name="Source_20_Text"><text:span text:style-name="T17">:</text:span></text:span><text:span text:style-name="Source_20_Text"><text:span text:style-name="T16"> </text:span></text:span><text:span text:style-name="Source_20_Text"><text:span text:style-name="T19">grid</text:span></text:span><text:span text:style-name="Source_20_Text"><text:span text:style-name="T17">;</text:span></text:span></text:p>
      <text:p text:style-name="P29"><text:span text:style-name="Source_20_Text"><text:span text:style-name="T18">  </text:span></text:span><text:span text:style-name="Source_20_Text"><text:span text:style-name="T19">width</text:span></text:span><text:span text:style-name="Source_20_Text"><text:span text:style-name="T17">:</text:span></text:span><text:span text:style-name="Source_20_Text"><text:span text:style-name="T16"> 320px</text:span></text:span><text:span text:style-name="Source_20_Text"><text:span text:style-name="T17">;</text:span></text:span></text:p>
      <text:p text:style-name="P29"><text:soft-page-break/><text:span text:style-name="Source_20_Text"><text:span text:style-name="T18">  </text:span></text:span><text:span text:style-name="Source_20_Text"><text:span text:style-name="T19">grid-template-columns</text:span></text:span><text:span text:style-name="Source_20_Text"><text:span text:style-name="T17">:</text:span></text:span><text:span text:style-name="Source_20_Text"><text:span text:style-name="T16"> </text:span></text:span><text:span text:style-name="Source_20_Text"><text:span text:style-name="T17">repeat(</text:span></text:span><text:span text:style-name="Source_20_Text"><text:span text:style-name="T16">3</text:span></text:span><text:span text:style-name="Source_20_Text"><text:span text:style-name="T17">,</text:span></text:span><text:span text:style-name="Source_20_Text"><text:span text:style-name="T16"> 1</text:span></text:span><text:span text:style-name="Source_20_Text"><text:span text:style-name="T20">fr</text:span></text:span><text:span text:style-name="Source_20_Text"><text:span text:style-name="T17">);</text:span></text:span></text:p>
      <text:p text:style-name="P29"><text:span text:style-name="Source_20_Text"><text:span text:style-name="T18">  </text:span></text:span><text:span text:style-name="Source_20_Text"><text:span text:style-name="T16">gap: 20px 10px;</text:span></text:span></text:p>
      <text:p text:style-name="P29"><text:span text:style-name="Source_20_Text"><text:span text:style-name="T17">}</text:span></text:span></text:p>
      <text:p text:style-name="P28"><draw:frame draw:style-name="fr1" draw:name="Frame19" text:anchor-type="char" svg:x="-264.557cm" svg:width="0.041cm" draw:z-index="18"><draw:text-box fo:min-height="0.041cm"><text:p text:style-name="P15">Copy to Clipboard</text:p></draw:text-box></draw:frame>L'exemple ci-dessus définit la distance entre les lignes à 20 pixels et la distance entre les colonnes à 10 pixels. Contrairement aux autres propriétés de grille CSS, ce raccourci n'accepte pas de <text:span text:style-name="Source_20_Text"><text:span text:style-name="T14">/</text:span></text:span>valeur intermédiaire ! Si une seule valeur est spécifiée, l'espacement des colonnes et des lignes sera défini à cette valeur.</text:p>
      <text:p text:style-name="P31"><text:span text:style-name="Strong_20_Emphasis"><text:span text:style-name="T21">Remarque</text:span></text:span><text:span text:style-name="T22"> : vous avez peut-être vu </text:span><text:span text:style-name="Source_20_Text"><text:span text:style-name="T23">grid-row-gap</text:span></text:span><text:span text:style-name="T22">, </text:span><text:span text:style-name="Source_20_Text"><text:span text:style-name="T23">grid-column-gap</text:span></text:span><text:span text:style-name="T22">, et </text:span><text:span text:style-name="Source_20_Text"><text:span text:style-name="T23">grid-gap</text:span></text:span><text:span text:style-name="T22">dans d’autres codes, mais ces propriétés sont désormais obsolètes.</text:span></text:p>
      <text:p text:style-name="P28"/>
      <text:h text:style-name="P16" text:outline-level="3">Éléments de la grille</text:h>
      <text:p text:style-name="P17">1 min</text:p>
      <text:p text:style-name="P20">Dans cette leçon, nous avons appris à définir un conteneur de grille. Pour définir explicitement une grille, vous devez déclarer le nombre de lignes et de colonnes ainsi que leurs tailles respectives.</text:p>
      <text:p text:style-name="P20">Dans tous nos exemples, les éléments placés dans la grille ont toujours occupé exactement une case. Ce n'est pas toujours le cas ; nous pouvons modifier radicalement l'apparence de notre grille en répartissant les éléments sur plusieurs lignes et plusieurs colonnes. Vous pouvez le constater dans le schéma de droite. Les éléments A, B, C et E occupent plusieurs lignes !</text:p>
      <text:p text:style-name="P32"><text:span text:style-name="T4">Dans les exercices suivants, vous découvrirez les propriétés CSS qui affectent la taille des </text:span><text:span text:style-name="Emphasis"><text:span text:style-name="T4">éléments de la grille</text:span></text:span><text:span text:style-name="T4"> et leur emplacement sur la page. En </text:span><text:soft-page-break/><text:span text:style-name="T4">manipulant les éléments parents et enfants, vous pourrez créer facilement de belles mises en page.</text:span></text:p>
      <text:p text:style-name="P21">Commençons à explorer les éléments de la grille !</text:p>
      <text:h text:style-name="P16" text:outline-level="3">Éléments à plusieurs lignes</text:h>
      <text:p text:style-name="P17">6 minutes</text:p>
      <text:p text:style-name="P18"><text:span text:style-name="T4">Grâce aux propriétés CSS </text:span><text:span text:style-name="Source_20_Text"><text:span text:style-name="T5">grid-row-start</text:span></text:span><text:span text:style-name="T4">et </text:span><text:span text:style-name="Source_20_Text"><text:span text:style-name="T5">grid-row-end</text:span></text:span><text:span text:style-name="T4">, nous pouvons étendre les éléments d'une grille sur plusieurs lignes. N'oubliez pas que nous n'appliquons plus de CSS au conteneur de grille externe ; nous ajoutons du CSS aux éléments situés à l'intérieur de la grille !</text:span></text:p>
      <text:p text:style-name="P19"><text:span text:style-name="Source_20_Text"><text:span text:style-name="T6">.item</text:span></text:span><text:span text:style-name="Source_20_Text"><text:span text:style-name="T7"> </text:span></text:span><text:span text:style-name="Source_20_Text"><text:span text:style-name="T8">{</text:span></text:span></text:p>
      <text:p text:style-name="P19"><text:span text:style-name="Source_20_Text"><text:span text:style-name="T9">  </text:span></text:span><text:span text:style-name="Source_20_Text"><text:span text:style-name="T10">grid-row-start</text:span></text:span><text:span text:style-name="Source_20_Text"><text:span text:style-name="T8">:</text:span></text:span><text:span text:style-name="Source_20_Text"><text:span text:style-name="T7"> 1</text:span></text:span><text:span text:style-name="Source_20_Text"><text:span text:style-name="T8">;</text:span></text:span></text:p>
      <text:p text:style-name="P19"><text:span text:style-name="Source_20_Text"><text:span text:style-name="T9">  </text:span></text:span><text:span text:style-name="Source_20_Text"><text:span text:style-name="T10">grid-row-end</text:span></text:span><text:span text:style-name="Source_20_Text"><text:span text:style-name="T8">:</text:span></text:span><text:span text:style-name="Source_20_Text"><text:span text:style-name="T7"> 3</text:span></text:span><text:span text:style-name="Source_20_Text"><text:span text:style-name="T8">;</text:span></text:span></text:p>
      <text:p text:style-name="P19"><text:span text:style-name="Source_20_Text"><text:span text:style-name="T8">}</text:span></text:span></text:p>
      <text:p text:style-name="P18"><draw:frame draw:style-name="fr1" draw:name="Frame20" text:anchor-type="char" svg:x="-264.557cm" svg:width="0.041cm" draw:z-index="19"><draw:text-box fo:min-height="0.041cm"><text:p text:style-name="P15">Copy to Clipboard</text:p></draw:text-box></draw:frame><text:span text:style-name="T4">Dans cet exemple, l'élément HTML de la classe </text:span><text:span text:style-name="Source_20_Text"><text:span text:style-name="T5">item</text:span></text:span><text:span text:style-name="T4">occupera deux lignes dans la grille, les lignes 1 et 2. Les valeurs que </text:span><text:span text:style-name="Source_20_Text"><text:span text:style-name="T5">grid-row-start</text:span></text:span><text:span text:style-name="T4">et </text:span><text:span text:style-name="Source_20_Text"><text:span text:style-name="T5">grid-row-end</text:span></text:span><text:span text:style-name="T4">acceptent sont </text:span><text:span text:style-name="Emphasis"><text:span text:style-name="T4">des lignes de grille</text:span></text:span><text:span text:style-name="T4"> .</text:span></text:p>
      <text:p text:style-name="P20">Les lignes et les colonnes commencent à 1 et se terminent à une valeur supérieure de 1 au nombre de lignes ou de colonnes de la grille. Par exemple, si une grille comporte 5 lignes, les lignes vont de 1 à 6. Si une grille comporte 8 lignes, les lignes vont de 1 à 9.</text:p>
      <text:p text:style-name="P18"><text:span text:style-name="T4">La valeur de </text:span><text:span text:style-name="Source_20_Text"><text:span text:style-name="T5">grid-row-start</text:span></text:span><text:span text:style-name="T4">doit correspondre à la ligne à laquelle l'élément de grille doit commencer. Elle </text:span><text:span text:style-name="Source_20_Text"><text:span text:style-name="T5">grid-row-end</text:span></text:span><text:span text:style-name="T4">doit être supérieure de un à la valeur de la ligne à laquelle l'élément de grille doit se terminer. Un élément </text:span><text:soft-page-break/><text:span text:style-name="T4">couvrant les lignes 2, 3 et 4 doit être déclaré comme suit : </text:span><text:span text:style-name="Source_20_Text"><text:span text:style-name="T5">grid-row-start: 2</text:span></text:span><text:span text:style-name="T4">et </text:span><text:span text:style-name="Source_20_Text"><text:span text:style-name="T5">grid-row-end: 5</text:span></text:span><text:span text:style-name="T4">.</text:span></text:p>
      <text:p text:style-name="P18"><text:span text:style-name="T4">Il est possible que la valeur de </text:span><text:span text:style-name="Source_20_Text"><text:span text:style-name="T5">grid-row-start</text:span></text:span><text:span text:style-name="T4">soit supérieure à celle de </text:span><text:span text:style-name="Source_20_Text"><text:span text:style-name="T5">grid-row-end</text:span></text:span><text:span text:style-name="T4">. Les deux propriétés peuvent également avoir des valeurs négatives. Consultez la </text:span><text:a xlink:type="simple" xlink:href="https://developer.mozilla.org/en-US/docs/Web/CSS/grid-row-start" office:target-frame-name="_blank" xlink:show="new" text:style-name="Internet_20_link" text:visited-style-name="Visited_20_Internet_20_Link"><text:span text:style-name="T12">documentation</text:span></text:a><text:span text:style-name="T4"> pour en savoir plus sur l'utilisation de ces fonctionnalités.</text:span></text:p>
      <text:h text:style-name="P16" text:outline-level="3">Ligne de grille</text:h>
      <text:p text:style-name="P17">2 min</text:p>
      <text:p text:style-name="P18"><text:span text:style-name="T4">Nous pouvons utiliser cette propriété </text:span><text:span text:style-name="Source_20_Text"><text:span text:style-name="T5">grid-row</text:span></text:span><text:span text:style-name="T4">comme raccourci pour </text:span><text:span text:style-name="Source_20_Text"><text:span text:style-name="T5">grid-row-start</text:span></text:span><text:span text:style-name="T4">« and » </text:span><text:span text:style-name="Source_20_Text"><text:span text:style-name="T5">grid-row-end</text:span></text:span><text:span text:style-name="T4">. Les deux blocs de code suivants produiront le même résultat :</text:span></text:p>
      <text:p text:style-name="P19"><text:span text:style-name="Source_20_Text"><text:span text:style-name="T6">.item</text:span></text:span><text:span text:style-name="Source_20_Text"><text:span text:style-name="T7"> </text:span></text:span><text:span text:style-name="Source_20_Text"><text:span text:style-name="T8">{</text:span></text:span></text:p>
      <text:p text:style-name="P19"><text:span text:style-name="Source_20_Text"><text:span text:style-name="T9">  </text:span></text:span><text:span text:style-name="Source_20_Text"><text:span text:style-name="T10">grid-row-start</text:span></text:span><text:span text:style-name="Source_20_Text"><text:span text:style-name="T8">:</text:span></text:span><text:span text:style-name="Source_20_Text"><text:span text:style-name="T7"> 4</text:span></text:span><text:span text:style-name="Source_20_Text"><text:span text:style-name="T8">;</text:span></text:span></text:p>
      <text:p text:style-name="P19"><text:span text:style-name="Source_20_Text"><text:span text:style-name="T9">  </text:span></text:span><text:span text:style-name="Source_20_Text"><text:span text:style-name="T10">grid-row-end</text:span></text:span><text:span text:style-name="Source_20_Text"><text:span text:style-name="T8">:</text:span></text:span><text:span text:style-name="Source_20_Text"><text:span text:style-name="T7"> 6</text:span></text:span><text:span text:style-name="Source_20_Text"><text:span text:style-name="T8">;</text:span></text:span></text:p>
      <text:p text:style-name="P19"><text:span text:style-name="Source_20_Text"><text:span text:style-name="T8">}</text:span></text:span></text:p>
      <text:p text:style-name="P19"><draw:frame draw:style-name="fr1" draw:name="Frame21" text:anchor-type="char" svg:x="-264.557cm" svg:width="0.041cm" draw:z-index="20"><draw:text-box fo:min-height="0.041cm"><text:p text:style-name="P15">Copy to Clipboard</text:p></draw:text-box></draw:frame><text:span text:style-name="Source_20_Text"><text:span text:style-name="T6">.item</text:span></text:span><text:span text:style-name="Source_20_Text"><text:span text:style-name="T7"> </text:span></text:span><text:span text:style-name="Source_20_Text"><text:span text:style-name="T8">{</text:span></text:span></text:p>
      <text:p text:style-name="P19"><text:span text:style-name="Source_20_Text"><text:span text:style-name="T9">  </text:span></text:span><text:span text:style-name="Source_20_Text"><text:span text:style-name="T10">grid-row</text:span></text:span><text:span text:style-name="Source_20_Text"><text:span text:style-name="T8">:</text:span></text:span><text:span text:style-name="Source_20_Text"><text:span text:style-name="T7"> 4 </text:span></text:span><text:span text:style-name="Source_20_Text"><text:span text:style-name="T8">/</text:span></text:span><text:span text:style-name="Source_20_Text"><text:span text:style-name="T7"> 6</text:span></text:span><text:span text:style-name="Source_20_Text"><text:span text:style-name="T8">;</text:span></text:span></text:p>
      <text:p text:style-name="P19"><text:span text:style-name="Source_20_Text"><text:span text:style-name="T8">}</text:span></text:span></text:p>
      <text:p text:style-name="P18"><draw:frame draw:style-name="fr1" draw:name="Frame22" text:anchor-type="char" svg:x="-264.557cm" svg:width="0.041cm" draw:z-index="21"><draw:text-box fo:min-height="0.041cm"><text:p text:style-name="P15">Copy to Clipboard</text:p></draw:text-box></draw:frame><text:span text:style-name="T4">Ce code devrait ressembler à l' </text:span><text:span text:style-name="Source_20_Text"><text:span text:style-name="T5">grid-template</text:span></text:span><text:span text:style-name="T4">abréviation de «</text:span><text:span text:style-name="Source_20_Text"><text:span text:style-name="T5">grid-template-rows</text:span></text:span><text:span text:style-name="T4"> and » </text:span><text:span text:style-name="Source_20_Text"><text:span text:style-name="T5">grid-template-columns</text:span></text:span><text:span text:style-name="T4">. Dans ce cas, la ligne de départ se place avant le « / » et la ligne de fin se place après. Là encore, la ligne de fin est exclusive ; cet élément de la grille occupera les lignes quatre et cinq.</text:span></text:p>
      <text:p text:style-name="P18"><text:soft-page-break/><text:span text:style-name="T4">Lorsqu'un élément s'étend sur plusieurs lignes ou colonnes à l'aide de ces propriétés, il inclut également la valeur </text:span><text:span text:style-name="Source_20_Text"><text:span text:style-name="T5">gap</text:span></text:span><text:span text:style-name="T4">s'il en existe une. Par exemple, si un élément s'étend sur deux lignes de </text:span><text:span text:style-name="Source_20_Text"><text:span text:style-name="T5">height</text:span></text:span><text:span text:style-name="T4">100 pixels et qu'il contient une valeur de dix pixels </text:span><text:span text:style-name="Source_20_Text"><text:span text:style-name="T5">gap</text:span></text:span><text:span text:style-name="T4">, sa hauteur totale sera de 210 pixels.</text:span></text:p>
      <text:h text:style-name="P16" text:outline-level="3">Colonne de grille</text:h>
      <text:p text:style-name="P17">8 minutes</text:p>
      <text:p text:style-name="P18"><text:span text:style-name="T4">Les trois propriétés précédentes existent également pour les colonnes </text:span><text:span text:style-name="Source_20_Text"><text:span text:style-name="T5">grid-column-start</text:span></text:span><text:span text:style-name="T4">et fonctionnent de </text:span><text:span text:style-name="Source_20_Text"><text:span text:style-name="T5">grid-column-end</text:span></text:span><text:span text:style-name="T4">manière </text:span><text:span text:style-name="Source_20_Text"><text:span text:style-name="T5">grid-column</text:span></text:span><text:span text:style-name="T4">identique aux propriétés de ligne. Ces propriétés permettent à un élément de grille de s'étendre sur plusieurs colonnes.</text:span></text:p>
      <text:p text:style-name="P18"><text:span text:style-name="T4">Lors de l'utilisation de ces propriétés, nous pouvons utiliser le mot-clé </text:span><text:span text:style-name="Source_20_Text"><text:span text:style-name="T5">span</text:span></text:span><text:span text:style-name="T4">pour débuter ou terminer une colonne ou une ligne, par rapport à son extrémité. Voyez comment </text:span><text:span text:style-name="Source_20_Text"><text:span text:style-name="T5">span</text:span></text:span><text:span text:style-name="T4">il est utilisé dans le code ci-dessous :</text:span></text:p>
      <text:p text:style-name="P19"><text:span text:style-name="Source_20_Text"><text:span text:style-name="T6">.item</text:span></text:span><text:span text:style-name="Source_20_Text"><text:span text:style-name="T7"> </text:span></text:span><text:span text:style-name="Source_20_Text"><text:span text:style-name="T8">{</text:span></text:span></text:p>
      <text:p text:style-name="P19"><text:span text:style-name="Source_20_Text"><text:span text:style-name="T9">  </text:span></text:span><text:span text:style-name="Source_20_Text"><text:span text:style-name="T10">grid-column</text:span></text:span><text:span text:style-name="Source_20_Text"><text:span text:style-name="T8">:</text:span></text:span><text:span text:style-name="Source_20_Text"><text:span text:style-name="T7"> 4 </text:span></text:span><text:span text:style-name="Source_20_Text"><text:span text:style-name="T8">/</text:span></text:span><text:span text:style-name="Source_20_Text"><text:span text:style-name="T7"> </text:span></text:span><text:span text:style-name="Source_20_Text"><text:span text:style-name="T11">span</text:span></text:span><text:span text:style-name="Source_20_Text"><text:span text:style-name="T7"> 2</text:span></text:span><text:span text:style-name="Source_20_Text"><text:span text:style-name="T8">;</text:span></text:span></text:p>
      <text:p text:style-name="P19"><text:span text:style-name="Source_20_Text"><text:span text:style-name="T8">}</text:span></text:span></text:p>
      <text:p text:style-name="P18"><draw:frame draw:style-name="fr1" draw:name="Frame23" text:anchor-type="char" svg:x="-264.557cm" svg:width="0.041cm" draw:z-index="22"><draw:text-box fo:min-height="0.041cm"><text:p text:style-name="P15">Copy to Clipboard</text:p></draw:text-box></draw:frame><text:span text:style-name="T4">Cela indique à l' </text:span><text:span text:style-name="Source_20_Text"><text:span text:style-name="T5">item</text:span></text:span><text:span text:style-name="T4">élément de commencer à la quatrième colonne et d'occuper deux colonnes. Il </text:span><text:span text:style-name="Source_20_Text"><text:span text:style-name="T5">item</text:span></text:span><text:span text:style-name="T4">occuperait donc les colonnes quatre et cinq. Le résultat est le même que les blocs de code suivants :</text:span></text:p>
      <text:p text:style-name="P19"><text:span text:style-name="Source_20_Text"><text:span text:style-name="T6">.item</text:span></text:span><text:span text:style-name="Source_20_Text"><text:span text:style-name="T7"> </text:span></text:span><text:span text:style-name="Source_20_Text"><text:span text:style-name="T8">{</text:span></text:span></text:p>
      <text:p text:style-name="P19"><text:span text:style-name="Source_20_Text"><text:span text:style-name="T9">  </text:span></text:span><text:span text:style-name="Source_20_Text"><text:span text:style-name="T10">grid-column</text:span></text:span><text:span text:style-name="Source_20_Text"><text:span text:style-name="T8">:</text:span></text:span><text:span text:style-name="Source_20_Text"><text:span text:style-name="T7"> 4 </text:span></text:span><text:span text:style-name="Source_20_Text"><text:span text:style-name="T8">/</text:span></text:span><text:span text:style-name="Source_20_Text"><text:span text:style-name="T7"> 6</text:span></text:span><text:span text:style-name="Source_20_Text"><text:span text:style-name="T8">;</text:span></text:span></text:p>
      <text:p text:style-name="P19"><text:span text:style-name="Source_20_Text"><text:span text:style-name="T8">}</text:span></text:span></text:p>
      <text:p text:style-name="P19"><draw:frame draw:style-name="fr1" draw:name="Frame24" text:anchor-type="char" svg:x="-264.557cm" svg:width="0.041cm" draw:z-index="23"><draw:text-box fo:min-height="0.041cm"><text:p text:style-name="P15">Copy to Clipboard</text:p></draw:text-box></draw:frame><text:span text:style-name="Source_20_Text"><text:span text:style-name="T6">.item</text:span></text:span><text:span text:style-name="Source_20_Text"><text:span text:style-name="T7"> </text:span></text:span><text:span text:style-name="Source_20_Text"><text:span text:style-name="T8">{</text:span></text:span></text:p>
      <text:p text:style-name="P19"><text:soft-page-break/><text:span text:style-name="Source_20_Text"><text:span text:style-name="T9">  </text:span></text:span><text:span text:style-name="Source_20_Text"><text:span text:style-name="T10">grid-column-start</text:span></text:span><text:span text:style-name="Source_20_Text"><text:span text:style-name="T8">:</text:span></text:span><text:span text:style-name="Source_20_Text"><text:span text:style-name="T7"> 4</text:span></text:span><text:span text:style-name="Source_20_Text"><text:span text:style-name="T8">;</text:span></text:span></text:p>
      <text:p text:style-name="P19"><text:span text:style-name="Source_20_Text"><text:span text:style-name="T9">  </text:span></text:span><text:span text:style-name="Source_20_Text"><text:span text:style-name="T10">grid-column-end</text:span></text:span><text:span text:style-name="Source_20_Text"><text:span text:style-name="T8">:</text:span></text:span><text:span text:style-name="Source_20_Text"><text:span text:style-name="T7"> </text:span></text:span><text:span text:style-name="Source_20_Text"><text:span text:style-name="T11">span</text:span></text:span><text:span text:style-name="Source_20_Text"><text:span text:style-name="T7"> 2</text:span></text:span><text:span text:style-name="Source_20_Text"><text:span text:style-name="T8">;</text:span></text:span></text:p>
      <text:p text:style-name="P19"><text:span text:style-name="Source_20_Text"><text:span text:style-name="T8">}</text:span></text:span></text:p>
      <text:p text:style-name="P19"><draw:frame draw:style-name="fr1" draw:name="Frame25" text:anchor-type="char" svg:x="-264.557cm" svg:width="0.041cm" draw:z-index="24"><draw:text-box fo:min-height="0.041cm"><text:p text:style-name="P15">Copy to Clipboard</text:p></draw:text-box></draw:frame><text:span text:style-name="Source_20_Text"><text:span text:style-name="T6">.item</text:span></text:span><text:span text:style-name="Source_20_Text"><text:span text:style-name="T7"> </text:span></text:span><text:span text:style-name="Source_20_Text"><text:span text:style-name="T8">{</text:span></text:span></text:p>
      <text:p text:style-name="P19"><text:span text:style-name="Source_20_Text"><text:span text:style-name="T9">  </text:span></text:span><text:span text:style-name="Source_20_Text"><text:span text:style-name="T10">grid-column-start</text:span></text:span><text:span text:style-name="Source_20_Text"><text:span text:style-name="T8">:</text:span></text:span><text:span text:style-name="Source_20_Text"><text:span text:style-name="T7"> </text:span></text:span><text:span text:style-name="Source_20_Text"><text:span text:style-name="T11">span</text:span></text:span><text:span text:style-name="Source_20_Text"><text:span text:style-name="T7"> 2</text:span></text:span><text:span text:style-name="Source_20_Text"><text:span text:style-name="T8">;</text:span></text:span></text:p>
      <text:p text:style-name="P19"><text:span text:style-name="Source_20_Text"><text:span text:style-name="T9">  </text:span></text:span><text:span text:style-name="Source_20_Text"><text:span text:style-name="T10">grid-column-end</text:span></text:span><text:span text:style-name="Source_20_Text"><text:span text:style-name="T8">:</text:span></text:span><text:span text:style-name="Source_20_Text"><text:span text:style-name="T7"> 6</text:span></text:span><text:span text:style-name="Source_20_Text"><text:span text:style-name="T8">;</text:span></text:span></text:p>
      <text:p text:style-name="P19"><text:span text:style-name="Source_20_Text"><text:span text:style-name="T8">}</text:span></text:span></text:p>
      <text:p text:style-name="P18"><draw:frame draw:style-name="fr1" draw:name="Frame26" text:anchor-type="char" svg:x="-264.557cm" svg:width="0.041cm" draw:z-index="25"><draw:text-box fo:min-height="0.041cm"><text:p text:style-name="P15">Copy to Clipboard</text:p></draw:text-box></draw:frame><text:span text:style-name="Source_20_Text"><text:span text:style-name="T5">span</text:span></text:span><text:span text:style-name="T4">est un mot-clé utile, car il évite les erreurs d'un seul octet (erreur de calcul de la ligne de fin de grille) que vous pourriez commettre lors de la détermination de la ligne de fin d'un élément. Si vous savez où commencer votre élément de grille et quelle doit être sa longueur, utilisez </text:span><text:span text:style-name="Source_20_Text"><text:span text:style-name="T5">span</text:span></text:span><text:span text:style-name="T4">!</text:span></text:p>
      <text:h text:style-name="P16" text:outline-level="3">Zone de la grille</text:h>
      <text:p text:style-name="P17">7 minutes</text:p>
      <text:p text:style-name="P18"><text:span text:style-name="T4">Nous avons déjà pu utiliser </text:span><text:span text:style-name="Source_20_Text"><text:span text:style-name="T5">grid-row</text:span></text:span><text:span text:style-name="T4">« and » </text:span><text:span text:style-name="Source_20_Text"><text:span text:style-name="T5">grid-column</text:span></text:span><text:span text:style-name="T4">comme raccourci pour des propriétés telles que </text:span><text:span text:style-name="Source_20_Text"><text:span text:style-name="T5">grid-row-start</text:span></text:span><text:span text:style-name="T4">« and » </text:span><text:span text:style-name="Source_20_Text"><text:span text:style-name="T5">grid-row-end</text:span></text:span><text:span text:style-name="T4">. Nous pouvons refactoriser encore plus de propriétés grâce à la propriété «</text:span><text:span text:style-name="Source_20_Text"><text:span text:style-name="T5">grid-area</text:span></text:span><text:span text:style-name="T4"> . » Cette propriété définira les positions de début et de fin des lignes et des colonnes d'un élément.</text:span></text:p>
      <text:p text:style-name="P19"><text:span text:style-name="Source_20_Text"><text:span text:style-name="T6">.item</text:span></text:span><text:span text:style-name="Source_20_Text"><text:span text:style-name="T7"> </text:span></text:span><text:span text:style-name="Source_20_Text"><text:span text:style-name="T8">{</text:span></text:span></text:p>
      <text:p text:style-name="P19"><text:span text:style-name="Source_20_Text"><text:span text:style-name="T9">  </text:span></text:span><text:span text:style-name="Source_20_Text"><text:span text:style-name="T10">grid-area</text:span></text:span><text:span text:style-name="Source_20_Text"><text:span text:style-name="T8">:</text:span></text:span><text:span text:style-name="Source_20_Text"><text:span text:style-name="T7"> 2 </text:span></text:span><text:span text:style-name="Source_20_Text"><text:span text:style-name="T8">/</text:span></text:span><text:span text:style-name="Source_20_Text"><text:span text:style-name="T7"> 3 </text:span></text:span><text:span text:style-name="Source_20_Text"><text:span text:style-name="T8">/</text:span></text:span><text:span text:style-name="Source_20_Text"><text:span text:style-name="T7"> 4 </text:span></text:span><text:span text:style-name="Source_20_Text"><text:span text:style-name="T8">/</text:span></text:span><text:span text:style-name="Source_20_Text"><text:span text:style-name="T7"> </text:span></text:span><text:span text:style-name="Source_20_Text"><text:span text:style-name="T11">span</text:span></text:span><text:span text:style-name="Source_20_Text"><text:span text:style-name="T7"> 5</text:span></text:span><text:span text:style-name="Source_20_Text"><text:span text:style-name="T8">;</text:span></text:span></text:p>
      <text:p text:style-name="P19"><text:span text:style-name="Source_20_Text"><text:span text:style-name="T8">}</text:span></text:span></text:p>
      <text:p text:style-name="P18"><draw:frame draw:style-name="fr1" draw:name="Frame27" text:anchor-type="char" svg:x="-264.557cm" svg:width="0.041cm" draw:z-index="26"><draw:text-box fo:min-height="0.041cm"><text:p text:style-name="P15">Copy to Clipboard</text:p></draw:text-box></draw:frame><text:span text:style-name="Source_20_Text"><text:span text:style-name="T5">grid-area</text:span></text:span><text:span text:style-name="T4">Prend quatre valeurs séparées par des barres obliques. L'ordre est important ! Voici comment </text:span><text:span text:style-name="Source_20_Text"><text:span text:style-name="T5">grid-area</text:span></text:span><text:span text:style-name="T4">ces valeurs seront interprétées.</text:span></text:p>
      <text:list text:style-name="L5">
        <text:list-item>
          <text:p text:style-name="P33"><text:soft-page-break/><text:span text:style-name="Source_20_Text"><text:span text:style-name="T5">grid-row-start</text:span></text:span></text:p>
        </text:list-item>
        <text:list-item>
          <text:p text:style-name="P33"><text:span text:style-name="Source_20_Text"><text:span text:style-name="T5">grid-column-start</text:span></text:span></text:p>
        </text:list-item>
        <text:list-item>
          <text:p text:style-name="P33"><text:span text:style-name="Source_20_Text"><text:span text:style-name="T5">grid-row-end</text:span></text:span></text:p>
        </text:list-item>
        <text:list-item>
          <text:p text:style-name="P33"><text:span text:style-name="Source_20_Text"><text:span text:style-name="T5">grid-column-end</text:span></text:span></text:p>
        </text:list-item>
      </text:list>
      <text:p text:style-name="P34"/>
      <text:p text:style-name="P18"><text:span text:style-name="T4">Dans l'exemple ci-dessus, l'élément commencera à la ligne </text:span><text:span text:style-name="Source_20_Text"><text:span text:style-name="T5">2</text:span></text:span><text:span text:style-name="T4">et se terminera à la ligne </text:span><text:span text:style-name="Source_20_Text"><text:span text:style-name="T5">4</text:span></text:span><text:span text:style-name="T4">, bien que la 4e ligne ne soit pas réellement incluse, seules les lignes </text:span><text:span text:style-name="Source_20_Text"><text:span text:style-name="T5">2</text:span></text:span><text:span text:style-name="T4">et </text:span><text:span text:style-name="Source_20_Text"><text:span text:style-name="T5">3</text:span></text:span><text:span text:style-name="T4">! L'élément commencera alors à la colonne </text:span><text:span text:style-name="Source_20_Text"><text:span text:style-name="T5">3</text:span></text:span><text:span text:style-name="T4">et au lieu de définir un numéro pour la colonne à laquelle se terminer, nous voulons que cet élément soit </text:span><text:span text:style-name="Source_20_Text"><text:span text:style-name="T5">span 5</text:span></text:span><text:span text:style-name="T4">colonnes — cela signifie que l'élément inclura les colonnes </text:span><text:span text:style-name="Source_20_Text"><text:span text:style-name="T5">3</text:span></text:span><text:span text:style-name="T4">, </text:span><text:span text:style-name="Source_20_Text"><text:span text:style-name="T5">4</text:span></text:span><text:span text:style-name="T4">, </text:span><text:span text:style-name="Source_20_Text"><text:span text:style-name="T5">5</text:span></text:span><text:span text:style-name="T4">, </text:span><text:span text:style-name="Source_20_Text"><text:span text:style-name="T5">6</text:span></text:span><text:span text:style-name="T4">et </text:span><text:span text:style-name="Source_20_Text"><text:span text:style-name="T5">7</text:span></text:span><text:span text:style-name="T4">.</text:span></text:p>
      <text:p text:style-name="P18"><text:span text:style-name="T4">L'utilisation de </text:span><text:span text:style-name="Source_20_Text"><text:span text:style-name="T5">grid-area</text:span></text:span><text:span text:style-name="T4">est un moyen simple de placer des éléments exactement là où vous le souhaitez dans une grille.</text:span></text:p>
      <text:h text:style-name="P16" text:outline-level="3">Revoir</text:h>
      <text:p text:style-name="P17">13 minutes</text:p>
      <text:p text:style-name="P20">À ce stade, nous avons couvert de nombreuses façons différentes de manipuler la grille et les éléments qu'elle contient pour créer des mises en page intéressantes.</text:p>
      <text:list text:style-name="L6">
        <text:list-item>
          <text:p text:style-name="P35"><text:span text:style-name="Source_20_Text"><text:span text:style-name="T5">grid-template-columns</text:span></text:span><text:span text:style-name="T4">définit le nombre et la taille des colonnes de la grille</text:span></text:p>
        </text:list-item>
        <text:list-item>
          <text:p text:style-name="P35"><text:span text:style-name="Source_20_Text"><text:span text:style-name="T5">grid-template-rows</text:span></text:span><text:span text:style-name="T4">définit le nombre et la taille des lignes de la grille</text:span></text:p>
        </text:list-item>
        <text:list-item>
          <text:p text:style-name="P35"><text:span text:style-name="Source_20_Text"><text:span text:style-name="T5">grid-template</text:span></text:span><text:span text:style-name="T4">est un raccourci pour définir à la fois </text:span><text:span text:style-name="Source_20_Text"><text:span text:style-name="T5">grid-template-columns</text:span></text:span><text:span text:style-name="T4">et </text:span><text:span text:style-name="Source_20_Text"><text:span text:style-name="T5">grid-template-rows</text:span></text:span><text:span text:style-name="T4">sur une seule ligne</text:span></text:p>
        </text:list-item>
        <text:list-item>
          <text:p text:style-name="P35"><text:soft-page-break/><text:span text:style-name="Source_20_Text"><text:span text:style-name="T5">row-gap</text:span></text:span><text:span text:style-name="T4">met un espace vide entre les lignes de la grille</text:span></text:p>
        </text:list-item>
        <text:list-item>
          <text:p text:style-name="P35"><text:span text:style-name="Source_20_Text"><text:span text:style-name="T5">column-gap</text:span></text:span><text:span text:style-name="T4">met un espace vide entre les colonnes de la grille</text:span></text:p>
        </text:list-item>
        <text:list-item>
          <text:p text:style-name="P35"><text:span text:style-name="Source_20_Text"><text:span text:style-name="T5">gap</text:span></text:span><text:span text:style-name="T4">est un raccourci pour définir à la fois </text:span><text:span text:style-name="Source_20_Text"><text:span text:style-name="T5">row-gap</text:span></text:span><text:span text:style-name="T4">et </text:span><text:span text:style-name="Source_20_Text"><text:span text:style-name="T5">column-gap</text:span></text:span><text:span text:style-name="T4">sur une seule ligne</text:span></text:p>
        </text:list-item>
        <text:list-item>
          <text:p text:style-name="P35"><text:span text:style-name="Source_20_Text"><text:span text:style-name="T5">grid-row-start</text:span></text:span><text:span text:style-name="T4">et </text:span><text:span text:style-name="Source_20_Text"><text:span text:style-name="T5">grid-row-end</text:span></text:span><text:span text:style-name="T4">fait en sorte que les éléments s'étendent sur certaines lignes de la grille</text:span></text:p>
        </text:list-item>
        <text:list-item>
          <text:p text:style-name="P35"><text:span text:style-name="Source_20_Text"><text:span text:style-name="T5">grid-column-start</text:span></text:span><text:span text:style-name="T4">et </text:span><text:span text:style-name="Source_20_Text"><text:span text:style-name="T5">grid-column-end</text:span></text:span><text:span text:style-name="T4">fait en sorte que les éléments s'étendent sur certaines colonnes de la grille</text:span></text:p>
        </text:list-item>
        <text:list-item>
          <text:p text:style-name="P35"><text:span text:style-name="Source_20_Text"><text:span text:style-name="T5">grid-area</text:span></text:span><text:span text:style-name="T4">est un raccourci pour </text:span><text:span text:style-name="Source_20_Text"><text:span text:style-name="T5">grid-row-start</text:span></text:span><text:span text:style-name="T4">, </text:span><text:span text:style-name="Source_20_Text"><text:span text:style-name="T5">grid-column-start</text:span></text:span><text:span text:style-name="T4">, </text:span><text:span text:style-name="Source_20_Text"><text:span text:style-name="T5">grid-row-end</text:span></text:span><text:span text:style-name="T4">, et </text:span><text:span text:style-name="Source_20_Text"><text:span text:style-name="T5">grid-column-end</text:span></text:span><text:span text:style-name="T4">, le tout sur une seule ligne</text:span></text:p>
        </text:list-item>
      </text:list>
      <text:p text:style-name="P21">Vous avez vu comment configurer et remplir une grille et vous disposez désormais d'une technique de positionnement CSS supplémentaire à ajouter à votre boîte à outils ! Entraînons-nous un peu pour consolider ces compétences.</text:p>
      <text:h text:style-name="P16" text:outline-level="3">Introduction</text:h>
      <text:p text:style-name="P17">1 min</text:p>
      <text:p text:style-name="P20">Dans la leçon précédente, vous avez appris toutes les propriétés fondamentales nécessaires à la création d'une mise en page en grille bidimensionnelle pour vos pages web ! Dans cette leçon, vous découvrirez les propriétés supplémentaires suivantes, qui vous permettront d'exploiter pleinement la puissance de la mise en page en grille CSS :</text:p>
      <text:list text:style-name="L7">
        <text:list-item>
          <text:p text:style-name="P36"><text:span text:style-name="Source_20_Text"><text:span text:style-name="T5">grid-template-areas</text:span></text:span></text:p>
        </text:list-item>
        <text:list-item>
          <text:p text:style-name="P36"><text:span text:style-name="Source_20_Text"><text:span text:style-name="T5">justify-items</text:span></text:span></text:p>
        </text:list-item>
        <text:list-item>
          <text:p text:style-name="P36"><text:span text:style-name="Source_20_Text"><text:span text:style-name="T5">justify-content</text:span></text:span></text:p>
        </text:list-item>
        <text:list-item>
          <text:p text:style-name="P36"><text:soft-page-break/><text:span text:style-name="Source_20_Text"><text:span text:style-name="T5">justify-self</text:span></text:span></text:p>
        </text:list-item>
        <text:list-item>
          <text:p text:style-name="P36"><text:span text:style-name="Source_20_Text"><text:span text:style-name="T5">align-items</text:span></text:span></text:p>
        </text:list-item>
        <text:list-item>
          <text:p text:style-name="P36"><text:span text:style-name="Source_20_Text"><text:span text:style-name="T5">align-content</text:span></text:span></text:p>
        </text:list-item>
        <text:list-item>
          <text:p text:style-name="P36"><text:span text:style-name="Source_20_Text"><text:span text:style-name="T5">align-self</text:span></text:span></text:p>
        </text:list-item>
        <text:list-item>
          <text:p text:style-name="P36"><text:span text:style-name="Source_20_Text"><text:span text:style-name="T5">grid-auto-rows</text:span></text:span></text:p>
        </text:list-item>
        <text:list-item>
          <text:p text:style-name="P36"><text:span text:style-name="Source_20_Text"><text:span text:style-name="T5">grid-auto-columns</text:span></text:span></text:p>
        </text:list-item>
        <text:list-item>
          <text:p text:style-name="P36"><text:span text:style-name="Source_20_Text"><text:span text:style-name="T5">grid-auto-flow</text:span></text:span></text:p>
        </text:list-item>
      </text:list>
      <text:p text:style-name="P18"><text:span text:style-name="T4">Vous apprendrez également les grilles </text:span><text:span text:style-name="Emphasis"><text:span text:style-name="T4">explicites</text:span></text:span><text:span text:style-name="T4"> et </text:span><text:span text:style-name="Emphasis"><text:span text:style-name="T4">implicites ainsi que les axes de grille</text:span></text:span><text:span text:style-name="T4"> .</text:span></text:p>
      <text:h text:style-name="P16" text:outline-level="3">Zones de modèles de grille</text:h>
      <text:p text:style-name="P17">16 minutes</text:p>
      <text:p text:style-name="P18"><text:span text:style-name="T4">Cette </text:span><text:span text:style-name="Source_20_Text"><text:span text:style-name="T5">grid-template-areas</text:span></text:span><text:span text:style-name="T4">propriété vous permet de nommer les sections de votre page Web à utiliser comme valeurs dans les propriétés </text:span><text:span text:style-name="Source_20_Text"><text:span text:style-name="T5">grid-row-start</text:span></text:span><text:span text:style-name="T4">, </text:span><text:span text:style-name="Source_20_Text"><text:span text:style-name="T5">grid-row-end</text:span></text:span><text:span text:style-name="T4">, </text:span><text:span text:style-name="Source_20_Text"><text:span text:style-name="T5">grid-column-start</text:span></text:span><text:span text:style-name="T4">, </text:span><text:span text:style-name="Source_20_Text"><text:span text:style-name="T5">grid-column-end</text:span></text:span><text:span text:style-name="T4">et </text:span><text:span text:style-name="Source_20_Text"><text:span text:style-name="T5">grid-area</text:span></text:span><text:span text:style-name="T4">. Cette propriété est déclarée sur les conteneurs de grille.</text:span></text:p>
      <text:p text:style-name="P19"><text:span text:style-name="Source_20_Text"><text:span text:style-name="T11">&lt;div</text:span></text:span><text:span text:style-name="Source_20_Text"><text:span text:style-name="T8"> </text:span></text:span><text:span text:style-name="Source_20_Text"><text:span text:style-name="T6">class</text:span></text:span><text:span text:style-name="Source_20_Text"><text:span text:style-name="T8">=</text:span></text:span><text:span text:style-name="Source_20_Text"><text:span text:style-name="T24">"container"</text:span></text:span><text:span text:style-name="Source_20_Text"><text:span text:style-name="T11">&gt;</text:span></text:span></text:p>
      <text:p text:style-name="P19"><text:span text:style-name="Source_20_Text"><text:span text:style-name="T25">  </text:span></text:span><text:span text:style-name="Source_20_Text"><text:span text:style-name="T11">&lt;header&gt;</text:span></text:span><text:span text:style-name="Source_20_Text"><text:span text:style-name="T8">Welcome!</text:span></text:span><text:span text:style-name="Source_20_Text"><text:span text:style-name="T11">&lt;/header&gt;</text:span></text:span></text:p>
      <text:p text:style-name="P19"><text:span text:style-name="Source_20_Text"><text:span text:style-name="T25">  </text:span></text:span><text:span text:style-name="Source_20_Text"><text:span text:style-name="T11">&lt;nav&gt;</text:span></text:span><text:span text:style-name="Source_20_Text"><text:span text:style-name="T8">Links!</text:span></text:span><text:span text:style-name="Source_20_Text"><text:span text:style-name="T11">&lt;/nav&gt;</text:span></text:span></text:p>
      <text:p text:style-name="P19"><text:span text:style-name="Source_20_Text"><text:span text:style-name="T25">  </text:span></text:span><text:span text:style-name="Source_20_Text"><text:span text:style-name="T11">&lt;section</text:span></text:span><text:span text:style-name="Source_20_Text"><text:span text:style-name="T8"> </text:span></text:span><text:span text:style-name="Source_20_Text"><text:span text:style-name="T6">class</text:span></text:span><text:span text:style-name="Source_20_Text"><text:span text:style-name="T8">=</text:span></text:span><text:span text:style-name="Source_20_Text"><text:span text:style-name="T24">"info"</text:span></text:span><text:span text:style-name="Source_20_Text"><text:span text:style-name="T11">&gt;</text:span></text:span><text:span text:style-name="Source_20_Text"><text:span text:style-name="T8">Info!</text:span></text:span><text:span text:style-name="Source_20_Text"><text:span text:style-name="T11">&lt;/section&gt;</text:span></text:span></text:p>
      <text:p text:style-name="P19"><text:span text:style-name="Source_20_Text"><text:span text:style-name="T25">  </text:span></text:span><text:span text:style-name="Source_20_Text"><text:span text:style-name="T11">&lt;section</text:span></text:span><text:span text:style-name="Source_20_Text"><text:span text:style-name="T8"> </text:span></text:span><text:span text:style-name="Source_20_Text"><text:span text:style-name="T6">class</text:span></text:span><text:span text:style-name="Source_20_Text"><text:span text:style-name="T8">=</text:span></text:span><text:span text:style-name="Source_20_Text"><text:span text:style-name="T24">"services"</text:span></text:span><text:span text:style-name="Source_20_Text"><text:span text:style-name="T11">&gt;</text:span></text:span><text:span text:style-name="Source_20_Text"><text:span text:style-name="T8">Services!</text:span></text:span><text:span text:style-name="Source_20_Text"><text:span text:style-name="T11">&lt;/section&gt;</text:span></text:span></text:p>
      <text:p text:style-name="P19"><text:span text:style-name="Source_20_Text"><text:span text:style-name="T25">  </text:span></text:span><text:span text:style-name="Source_20_Text"><text:span text:style-name="T11">&lt;footer&gt;</text:span></text:span><text:span text:style-name="Source_20_Text"><text:span text:style-name="T8">Contact us!</text:span></text:span><text:span text:style-name="Source_20_Text"><text:span text:style-name="T11">&lt;/footer&gt;</text:span></text:span></text:p>
      <text:p text:style-name="P19"><text:span text:style-name="Source_20_Text"><text:span text:style-name="T11">&lt;/div&gt;</text:span></text:span></text:p>
      <text:p text:style-name="P19"><draw:frame draw:style-name="fr1" draw:name="Frame28" text:anchor-type="char" svg:x="-264.557cm" svg:width="0.041cm" draw:z-index="27"><draw:text-box fo:min-height="0.041cm"><text:p text:style-name="P15">Copy to Clipboard</text:p></draw:text-box></draw:frame><text:span text:style-name="Source_20_Text"><text:span text:style-name="T6">.container</text:span></text:span><text:span text:style-name="Source_20_Text"><text:span text:style-name="T7"> </text:span></text:span><text:span text:style-name="Source_20_Text"><text:span text:style-name="T8">{</text:span></text:span></text:p>
      <text:p text:style-name="P19"><text:soft-page-break/><text:span text:style-name="Source_20_Text"><text:span text:style-name="T9">  </text:span></text:span><text:span text:style-name="Source_20_Text"><text:span text:style-name="T10">display</text:span></text:span><text:span text:style-name="Source_20_Text"><text:span text:style-name="T8">:</text:span></text:span><text:span text:style-name="Source_20_Text"><text:span text:style-name="T7"> </text:span></text:span><text:span text:style-name="Source_20_Text"><text:span text:style-name="T10">grid</text:span></text:span><text:span text:style-name="Source_20_Text"><text:span text:style-name="T8">;</text:span></text:span></text:p>
      <text:p text:style-name="P19"><text:span text:style-name="Source_20_Text"><text:span text:style-name="T9">  </text:span></text:span><text:span text:style-name="Source_20_Text"><text:span text:style-name="T10">max-width</text:span></text:span><text:span text:style-name="Source_20_Text"><text:span text:style-name="T8">:</text:span></text:span><text:span text:style-name="Source_20_Text"><text:span text:style-name="T7"> 900px</text:span></text:span><text:span text:style-name="Source_20_Text"><text:span text:style-name="T8">;</text:span></text:span></text:p>
      <text:p text:style-name="P19"><text:span text:style-name="Source_20_Text"><text:span text:style-name="T9">  </text:span></text:span><text:span text:style-name="Source_20_Text"><text:span text:style-name="T10">position</text:span></text:span><text:span text:style-name="Source_20_Text"><text:span text:style-name="T8">:</text:span></text:span><text:span text:style-name="Source_20_Text"><text:span text:style-name="T7"> </text:span></text:span><text:span text:style-name="Source_20_Text"><text:span text:style-name="T26">relative</text:span></text:span><text:span text:style-name="Source_20_Text"><text:span text:style-name="T8">;</text:span></text:span></text:p>
      <text:p text:style-name="P19"><text:span text:style-name="Source_20_Text"><text:span text:style-name="T9">  </text:span></text:span><text:span text:style-name="Source_20_Text"><text:span text:style-name="T10">margin</text:span></text:span><text:span text:style-name="Source_20_Text"><text:span text:style-name="T8">:</text:span></text:span><text:span text:style-name="Source_20_Text"><text:span text:style-name="T7"> </text:span></text:span><text:span text:style-name="Source_20_Text"><text:span text:style-name="T26">auto</text:span></text:span><text:span text:style-name="Source_20_Text"><text:span text:style-name="T8">;</text:span></text:span></text:p>
      <text:p text:style-name="P19"><text:span text:style-name="Source_20_Text"><text:span text:style-name="T9">  </text:span></text:span><text:span text:style-name="Source_20_Text"><text:span text:style-name="T10">grid-template-areas</text:span></text:span><text:span text:style-name="Source_20_Text"><text:span text:style-name="T8">:</text:span></text:span><text:span text:style-name="Source_20_Text"><text:span text:style-name="T7"> </text:span></text:span><text:span text:style-name="Source_20_Text"><text:span text:style-name="T24">"header header"</text:span></text:span></text:p>
      <text:p text:style-name="P19"><text:span text:style-name="Source_20_Text"><text:span text:style-name="T9">                       </text:span></text:span><text:span text:style-name="Source_20_Text"><text:span text:style-name="T24">"nav nav"</text:span></text:span><text:span text:style-name="Source_20_Text"><text:span text:style-name="T7"> </text:span></text:span></text:p>
      <text:p text:style-name="P19"><text:span text:style-name="Source_20_Text"><text:span text:style-name="T9">                       </text:span></text:span><text:span text:style-name="Source_20_Text"><text:span text:style-name="T24">"info services"</text:span></text:span></text:p>
      <text:p text:style-name="P19"><text:span text:style-name="Source_20_Text"><text:span text:style-name="T9">                       </text:span></text:span><text:span text:style-name="Source_20_Text"><text:span text:style-name="T24">"footer footer"</text:span></text:span><text:span text:style-name="Source_20_Text"><text:span text:style-name="T8">;</text:span></text:span></text:p>
      <text:p text:style-name="P19"><text:span text:style-name="Source_20_Text"><text:span text:style-name="T9">  </text:span></text:span><text:span text:style-name="Source_20_Text"><text:span text:style-name="T10">grid-template-rows</text:span></text:span><text:span text:style-name="Source_20_Text"><text:span text:style-name="T8">:</text:span></text:span><text:span text:style-name="Source_20_Text"><text:span text:style-name="T7"> 300px 120px 800px 120px</text:span></text:span><text:span text:style-name="Source_20_Text"><text:span text:style-name="T8">;</text:span></text:span></text:p>
      <text:p text:style-name="P19"><text:span text:style-name="Source_20_Text"><text:span text:style-name="T9">  </text:span></text:span><text:span text:style-name="Source_20_Text"><text:span text:style-name="T10">grid-template-columns</text:span></text:span><text:span text:style-name="Source_20_Text"><text:span text:style-name="T8">:</text:span></text:span><text:span text:style-name="Source_20_Text"><text:span text:style-name="T7"> 1</text:span></text:span><text:span text:style-name="Source_20_Text"><text:span text:style-name="T11">fr</text:span></text:span><text:span text:style-name="Source_20_Text"><text:span text:style-name="T7"> 3</text:span></text:span><text:span text:style-name="Source_20_Text"><text:span text:style-name="T11">fr</text:span></text:span><text:span text:style-name="Source_20_Text"><text:span text:style-name="T8">;</text:span></text:span><text:span text:style-name="Source_20_Text"><text:span text:style-name="T7"> </text:span></text:span></text:p>
      <text:p text:style-name="P19"><text:span text:style-name="Source_20_Text"><text:span text:style-name="T8">}</text:span></text:span></text:p>
      <text:p text:style-name="P19"><text:span text:style-name="Source_20_Text"><text:span text:style-name="T11">header</text:span></text:span><text:span text:style-name="Source_20_Text"><text:span text:style-name="T7"> </text:span></text:span><text:span text:style-name="Source_20_Text"><text:span text:style-name="T8">{</text:span></text:span></text:p>
      <text:p text:style-name="P19"><text:span text:style-name="Source_20_Text"><text:span text:style-name="T9">  </text:span></text:span><text:span text:style-name="Source_20_Text"><text:span text:style-name="T10">grid-area</text:span></text:span><text:span text:style-name="Source_20_Text"><text:span text:style-name="T8">:</text:span></text:span><text:span text:style-name="Source_20_Text"><text:span text:style-name="T7"> </text:span></text:span><text:span text:style-name="Source_20_Text"><text:span text:style-name="T11">header</text:span></text:span><text:span text:style-name="Source_20_Text"><text:span text:style-name="T8">;</text:span></text:span></text:p>
      <text:p text:style-name="P19"><text:span text:style-name="Source_20_Text"><text:span text:style-name="T8">}</text:span></text:span><text:span text:style-name="Source_20_Text"><text:span text:style-name="T7"> </text:span></text:span></text:p>
      <text:p text:style-name="P19"><text:span text:style-name="Source_20_Text"><text:span text:style-name="T11">nav</text:span></text:span><text:span text:style-name="Source_20_Text"><text:span text:style-name="T7"> </text:span></text:span><text:span text:style-name="Source_20_Text"><text:span text:style-name="T8">{</text:span></text:span></text:p>
      <text:p text:style-name="P19"><text:span text:style-name="Source_20_Text"><text:span text:style-name="T9">  </text:span></text:span><text:span text:style-name="Source_20_Text"><text:span text:style-name="T10">grid-area</text:span></text:span><text:span text:style-name="Source_20_Text"><text:span text:style-name="T8">:</text:span></text:span><text:span text:style-name="Source_20_Text"><text:span text:style-name="T7"> </text:span></text:span><text:span text:style-name="Source_20_Text"><text:span text:style-name="T11">nav</text:span></text:span><text:span text:style-name="Source_20_Text"><text:span text:style-name="T8">;</text:span></text:span></text:p>
      <text:p text:style-name="P19"><text:span text:style-name="Source_20_Text"><text:span text:style-name="T8">}</text:span></text:span><text:span text:style-name="Source_20_Text"><text:span text:style-name="T7"> </text:span></text:span></text:p>
      <text:p text:style-name="P19"><text:span text:style-name="Source_20_Text"><text:span text:style-name="T6">.info</text:span></text:span><text:span text:style-name="Source_20_Text"><text:span text:style-name="T7"> </text:span></text:span><text:span text:style-name="Source_20_Text"><text:span text:style-name="T8">{</text:span></text:span></text:p>
      <text:p text:style-name="P19"><text:span text:style-name="Source_20_Text"><text:span text:style-name="T9">  </text:span></text:span><text:span text:style-name="Source_20_Text"><text:span text:style-name="T10">grid-area</text:span></text:span><text:span text:style-name="Source_20_Text"><text:span text:style-name="T8">:</text:span></text:span><text:span text:style-name="Source_20_Text"><text:span text:style-name="T7"> </text:span></text:span><text:span text:style-name="Source_20_Text"><text:span text:style-name="T11">info</text:span></text:span><text:span text:style-name="Source_20_Text"><text:span text:style-name="T8">;</text:span></text:span></text:p>
      <text:p text:style-name="P19"><text:span text:style-name="Source_20_Text"><text:span text:style-name="T8">}</text:span></text:span><text:span text:style-name="Source_20_Text"><text:span text:style-name="T7"> </text:span></text:span></text:p>
      <text:p text:style-name="P19"><text:span text:style-name="Source_20_Text"><text:span text:style-name="T6">.services</text:span></text:span><text:span text:style-name="Source_20_Text"><text:span text:style-name="T7"> </text:span></text:span><text:span text:style-name="Source_20_Text"><text:span text:style-name="T8">{</text:span></text:span></text:p>
      <text:p text:style-name="P19"><text:span text:style-name="Source_20_Text"><text:span text:style-name="T9">  </text:span></text:span><text:span text:style-name="Source_20_Text"><text:span text:style-name="T10">grid-area</text:span></text:span><text:span text:style-name="Source_20_Text"><text:span text:style-name="T8">:</text:span></text:span><text:span text:style-name="Source_20_Text"><text:span text:style-name="T7"> </text:span></text:span><text:span text:style-name="Source_20_Text"><text:span text:style-name="T11">services</text:span></text:span><text:span text:style-name="Source_20_Text"><text:span text:style-name="T8">;</text:span></text:span></text:p>
      <text:p text:style-name="P19"><text:span text:style-name="Source_20_Text"><text:span text:style-name="T8">}</text:span></text:span></text:p>
      <text:p text:style-name="P19"><text:soft-page-break/><text:span text:style-name="Source_20_Text"><text:span text:style-name="T11">footer</text:span></text:span><text:span text:style-name="Source_20_Text"><text:span text:style-name="T7"> </text:span></text:span><text:span text:style-name="Source_20_Text"><text:span text:style-name="T8">{</text:span></text:span></text:p>
      <text:p text:style-name="P19"><text:span text:style-name="Source_20_Text"><text:span text:style-name="T9">  </text:span></text:span><text:span text:style-name="Source_20_Text"><text:span text:style-name="T10">grid-area</text:span></text:span><text:span text:style-name="Source_20_Text"><text:span text:style-name="T8">:</text:span></text:span><text:span text:style-name="Source_20_Text"><text:span text:style-name="T7"> </text:span></text:span><text:span text:style-name="Source_20_Text"><text:span text:style-name="T11">footer</text:span></text:span><text:span text:style-name="Source_20_Text"><text:span text:style-name="T8">;</text:span></text:span></text:p>
      <text:p text:style-name="P19"><text:span text:style-name="Source_20_Text"><text:span text:style-name="T8">}</text:span></text:span><text:span text:style-name="Source_20_Text"><text:span text:style-name="T7"> </text:span></text:span></text:p>
      <text:p text:style-name="P20"><draw:frame draw:style-name="fr1" draw:name="Frame29" text:anchor-type="char" svg:x="-264.557cm" svg:width="0.041cm" draw:z-index="28"><draw:text-box fo:min-height="0.041cm"><text:p text:style-name="P15">Copy to Clipboard</text:p></draw:text-box></draw:frame>Vous souhaiterez peut-être développer cette section du site Web pour afficher le code ci-dessus plus clairement.</text:p>
      <text:list text:style-name="L8">
        <text:list-item>
          <text:p text:style-name="P37">Dans l’exemple ci-dessus, le HTML crée une page Web avec cinq parties distinctes.</text:p>
        </text:list-item>
        <text:list-item>
          <text:p text:style-name="P38"><text:span text:style-name="T4">Dans l' </text:span><text:span text:style-name="Source_20_Text"><text:span text:style-name="T5">.container</text:span></text:span><text:span text:style-name="T4">ensemble de règles, la </text:span><text:span text:style-name="Source_20_Text"><text:span text:style-name="T5">grid-template-areas</text:span></text:span><text:span text:style-name="T4">déclaration crée une disposition à 2 colonnes et 4 lignes.</text:span></text:p>
        </text:list-item>
        <text:list-item>
          <text:p text:style-name="P38"><text:span text:style-name="T4">La </text:span><text:span text:style-name="Source_20_Text"><text:span text:style-name="T5">grid-template-rows</text:span></text:span><text:span text:style-name="T4">déclaration spécifie la hauteur de chacune des quatre lignes de haut en bas : 300 pixels, 120 pixels, 800 pixels et 120 pixels.</text:span></text:p>
        </text:list-item>
        <text:list-item>
          <text:p text:style-name="P38"><text:span text:style-name="T4">La </text:span><text:span text:style-name="Source_20_Text"><text:span text:style-name="T5">grid-template-columns</text:span></text:span><text:span text:style-name="T4">déclaration utilise la </text:span><text:span text:style-name="Source_20_Text"><text:span text:style-name="T5">fr</text:span></text:span><text:span text:style-name="T4">valeur pour faire en sorte que la colonne de gauche utilise un quart de l'espace disponible sur la page et que la colonne de droite utilise les trois quarts de l'espace disponible sur la page.</text:span></text:p>
        </text:list-item>
        <text:list-item>
          <text:p text:style-name="P38"><text:span text:style-name="T4">Dans chaque ensemble de règles ci-dessous </text:span><text:span text:style-name="Source_20_Text"><text:span text:style-name="T5">.container</text:span></text:span><text:span text:style-name="T4">, nous utilisons la </text:span><text:span text:style-name="Source_20_Text"><text:span text:style-name="T5">grid-area</text:span></text:span><text:span text:style-name="T4">propriété pour indiquer à cette section de couvrir la partie de la page spécifiée. L' </text:span><text:span text:style-name="Source_20_Text"><text:span text:style-name="T5">header</text:span></text:span><text:span text:style-name="T4">élément couvre la première ligne et les deux colonnes. L' </text:span><text:span text:style-name="Source_20_Text"><text:span text:style-name="T5">nav</text:span></text:span><text:span text:style-name="T4">élément couvre la deuxième ligne et les deux colonnes. L'élément avec la classe </text:span><text:span text:style-name="Source_20_Text"><text:span text:style-name="T5">.info</text:span></text:span><text:span text:style-name="T4">couvre la troisième ligne et la colonne de gauche. L'élément avec la classe </text:span><text:span text:style-name="Source_20_Text"><text:span text:style-name="T5">.services</text:span></text:span><text:span text:style-name="T4">couvre la troisième ligne et la colonne de droite. L' </text:span><text:span text:style-name="Source_20_Text"><text:span text:style-name="T5">footer</text:span></text:span><text:span text:style-name="T4">élément couvre la dernière ligne et les deux colonnes.</text:span></text:p>
        </text:list-item>
        <text:list-item>
          <text:p text:style-name="P37"><text:soft-page-break/>Voilà ! Une page entière composée de 40 lignes de code.</text:p>
        </text:list-item>
      </text:list>
      <text:h text:style-name="P16" text:outline-level="3">Éléments qui se chevauchent</text:h>
      <text:p text:style-name="P17">11 min</text:p>
      <text:p text:style-name="P20">Une autre fonctionnalité puissante de CSS Grid Layout est la possibilité de superposer facilement des éléments.</text:p>
      <text:p text:style-name="P18"><text:span text:style-name="T4">Lors du chevauchement d'éléments, il est généralement plus simple d'utiliser la </text:span><text:a xlink:type="simple" xlink:href="https://www.codecademy.com/courses/learn-css/lessons/advanced-css-grid/exercises/grid-area" office:target-frame-name="_blank" xlink:show="new" text:style-name="Internet_20_link" text:visited-style-name="Visited_20_Internet_20_Link"><text:span text:style-name="Source_20_Text"><text:span text:style-name="T27">grid-area</text:span></text:span></text:a><text:span text:style-name="T4">propriété avec les noms de lignes de la grille. N'oubliez pas que cela </text:span><text:span text:style-name="Source_20_Text"><text:span text:style-name="T5">grid-area</text:span></text:span><text:span text:style-name="T4">définira les positions de début et de fin des lignes et des colonnes d'un élément.</text:span></text:p>
      <text:p text:style-name="P19"><text:span text:style-name="Source_20_Text"><text:span text:style-name="T11">&lt;div</text:span></text:span><text:span text:style-name="Source_20_Text"><text:span text:style-name="T8"> </text:span></text:span><text:span text:style-name="Source_20_Text"><text:span text:style-name="T6">class</text:span></text:span><text:span text:style-name="Source_20_Text"><text:span text:style-name="T8">=</text:span></text:span><text:span text:style-name="Source_20_Text"><text:span text:style-name="T24">"container"</text:span></text:span><text:span text:style-name="Source_20_Text"><text:span text:style-name="T11">&gt;</text:span></text:span></text:p>
      <text:p text:style-name="P19"><text:span text:style-name="Source_20_Text"><text:span text:style-name="T25">  </text:span></text:span><text:span text:style-name="Source_20_Text"><text:span text:style-name="T11">&lt;div</text:span></text:span><text:span text:style-name="Source_20_Text"><text:span text:style-name="T8"> </text:span></text:span><text:span text:style-name="Source_20_Text"><text:span text:style-name="T6">class</text:span></text:span><text:span text:style-name="Source_20_Text"><text:span text:style-name="T8">=</text:span></text:span><text:span text:style-name="Source_20_Text"><text:span text:style-name="T24">"info"</text:span></text:span><text:span text:style-name="Source_20_Text"><text:span text:style-name="T11">&gt;</text:span></text:span><text:span text:style-name="Source_20_Text"><text:span text:style-name="T8">Info!</text:span></text:span><text:span text:style-name="Source_20_Text"><text:span text:style-name="T11">&lt;/div&gt;</text:span></text:span><text:span text:style-name="Source_20_Text"><text:span text:style-name="T8"> </text:span></text:span></text:p>
      <text:p text:style-name="P19"><text:span text:style-name="Source_20_Text"><text:span text:style-name="T25">  </text:span></text:span><text:span text:style-name="Source_20_Text"><text:span text:style-name="T11">&lt;img</text:span></text:span><text:span text:style-name="Source_20_Text"><text:span text:style-name="T8"> </text:span></text:span><text:span text:style-name="Source_20_Text"><text:span text:style-name="T6">src</text:span></text:span><text:span text:style-name="Source_20_Text"><text:span text:style-name="T8">=</text:span></text:span><text:span text:style-name="Source_20_Text"><text:span text:style-name="T24">"#"</text:span></text:span><text:span text:style-name="Source_20_Text"><text:span text:style-name="T8"> </text:span></text:span><text:span text:style-name="Source_20_Text"><text:span text:style-name="T11">/&gt;</text:span></text:span></text:p>
      <text:p text:style-name="P19"><text:span text:style-name="Source_20_Text"><text:span text:style-name="T25">  </text:span></text:span><text:span text:style-name="Source_20_Text"><text:span text:style-name="T11">&lt;div</text:span></text:span><text:span text:style-name="Source_20_Text"><text:span text:style-name="T8"> </text:span></text:span><text:span text:style-name="Source_20_Text"><text:span text:style-name="T6">class</text:span></text:span><text:span text:style-name="Source_20_Text"><text:span text:style-name="T8">=</text:span></text:span><text:span text:style-name="Source_20_Text"><text:span text:style-name="T24">"services"</text:span></text:span><text:span text:style-name="Source_20_Text"><text:span text:style-name="T11">&gt;</text:span></text:span><text:span text:style-name="Source_20_Text"><text:span text:style-name="T8">Services!</text:span></text:span><text:span text:style-name="Source_20_Text"><text:span text:style-name="T11">&lt;/div&gt;</text:span></text:span></text:p>
      <text:p text:style-name="P19"><text:span text:style-name="Source_20_Text"><text:span text:style-name="T11">&lt;/div&gt;</text:span></text:span></text:p>
      <text:p text:style-name="P19"><draw:frame draw:style-name="fr1" draw:name="Frame30" text:anchor-type="char" svg:x="-264.557cm" svg:width="0.041cm" draw:z-index="29"><draw:text-box fo:min-height="0.041cm"><text:p text:style-name="P15">Copy to Clipboard</text:p></draw:text-box></draw:frame><text:span text:style-name="Source_20_Text"><text:span text:style-name="T6">.container</text:span></text:span><text:span text:style-name="Source_20_Text"><text:span text:style-name="T7"> </text:span></text:span><text:span text:style-name="Source_20_Text"><text:span text:style-name="T8">{</text:span></text:span></text:p>
      <text:p text:style-name="P19"><text:span text:style-name="Source_20_Text"><text:span text:style-name="T9">  </text:span></text:span><text:span text:style-name="Source_20_Text"><text:span text:style-name="T10">display</text:span></text:span><text:span text:style-name="Source_20_Text"><text:span text:style-name="T8">:</text:span></text:span><text:span text:style-name="Source_20_Text"><text:span text:style-name="T7"> </text:span></text:span><text:span text:style-name="Source_20_Text"><text:span text:style-name="T10">grid</text:span></text:span><text:span text:style-name="Source_20_Text"><text:span text:style-name="T8">;</text:span></text:span></text:p>
      <text:p text:style-name="P19"><text:span text:style-name="Source_20_Text"><text:span text:style-name="T9">  </text:span></text:span><text:span text:style-name="Source_20_Text"><text:span text:style-name="T10">grid-template</text:span></text:span><text:span text:style-name="Source_20_Text"><text:span text:style-name="T8">:</text:span></text:span><text:span text:style-name="Source_20_Text"><text:span text:style-name="T7"> </text:span></text:span><text:span text:style-name="Source_20_Text"><text:span text:style-name="T8">repeat(</text:span></text:span><text:span text:style-name="Source_20_Text"><text:span text:style-name="T7">8</text:span></text:span><text:span text:style-name="Source_20_Text"><text:span text:style-name="T8">,</text:span></text:span><text:span text:style-name="Source_20_Text"><text:span text:style-name="T7"> 200px</text:span></text:span><text:span text:style-name="Source_20_Text"><text:span text:style-name="T8">)</text:span></text:span><text:span text:style-name="Source_20_Text"><text:span text:style-name="T7"> </text:span></text:span><text:span text:style-name="Source_20_Text"><text:span text:style-name="T8">/</text:span></text:span><text:span text:style-name="Source_20_Text"><text:span text:style-name="T7"> </text:span></text:span><text:span text:style-name="Source_20_Text"><text:span text:style-name="T8">repeat(</text:span></text:span><text:span text:style-name="Source_20_Text"><text:span text:style-name="T7">6</text:span></text:span><text:span text:style-name="Source_20_Text"><text:span text:style-name="T8">,</text:span></text:span><text:span text:style-name="Source_20_Text"><text:span text:style-name="T7"> 100px</text:span></text:span><text:span text:style-name="Source_20_Text"><text:span text:style-name="T8">);</text:span></text:span></text:p>
      <text:p text:style-name="P19"><text:span text:style-name="Source_20_Text"><text:span text:style-name="T8">}</text:span></text:span></text:p>
      <text:p text:style-name="P19"><text:span text:style-name="Source_20_Text"><text:span text:style-name="T6">.info</text:span></text:span><text:span text:style-name="Source_20_Text"><text:span text:style-name="T7"> </text:span></text:span><text:span text:style-name="Source_20_Text"><text:span text:style-name="T8">{</text:span></text:span></text:p>
      <text:p text:style-name="P19"><text:span text:style-name="Source_20_Text"><text:span text:style-name="T9">  </text:span></text:span><text:span text:style-name="Source_20_Text"><text:span text:style-name="T10">grid-area</text:span></text:span><text:span text:style-name="Source_20_Text"><text:span text:style-name="T8">:</text:span></text:span><text:span text:style-name="Source_20_Text"><text:span text:style-name="T7"> 1 </text:span></text:span><text:span text:style-name="Source_20_Text"><text:span text:style-name="T8">/</text:span></text:span><text:span text:style-name="Source_20_Text"><text:span text:style-name="T7"> 1 </text:span></text:span><text:span text:style-name="Source_20_Text"><text:span text:style-name="T8">/</text:span></text:span><text:span text:style-name="Source_20_Text"><text:span text:style-name="T7"> 9 </text:span></text:span><text:span text:style-name="Source_20_Text"><text:span text:style-name="T8">/</text:span></text:span><text:span text:style-name="Source_20_Text"><text:span text:style-name="T7"> 4</text:span></text:span><text:span text:style-name="Source_20_Text"><text:span text:style-name="T8">;</text:span></text:span></text:p>
      <text:p text:style-name="P19"><text:span text:style-name="Source_20_Text"><text:span text:style-name="T8">}</text:span></text:span></text:p>
      <text:p text:style-name="P19"><text:span text:style-name="Source_20_Text"><text:span text:style-name="T6">.services</text:span></text:span><text:span text:style-name="Source_20_Text"><text:span text:style-name="T7"> </text:span></text:span><text:span text:style-name="Source_20_Text"><text:span text:style-name="T8">{</text:span></text:span></text:p>
      <text:p text:style-name="P19"><text:span text:style-name="Source_20_Text"><text:span text:style-name="T9">  </text:span></text:span><text:span text:style-name="Source_20_Text"><text:span text:style-name="T10">grid-area</text:span></text:span><text:span text:style-name="Source_20_Text"><text:span text:style-name="T8">:</text:span></text:span><text:span text:style-name="Source_20_Text"><text:span text:style-name="T7"> 1 </text:span></text:span><text:span text:style-name="Source_20_Text"><text:span text:style-name="T8">/</text:span></text:span><text:span text:style-name="Source_20_Text"><text:span text:style-name="T7"> 4 </text:span></text:span><text:span text:style-name="Source_20_Text"><text:span text:style-name="T8">/</text:span></text:span><text:span text:style-name="Source_20_Text"><text:span text:style-name="T7"> 9 </text:span></text:span><text:span text:style-name="Source_20_Text"><text:span text:style-name="T8">/</text:span></text:span><text:span text:style-name="Source_20_Text"><text:span text:style-name="T7"> 7</text:span></text:span><text:span text:style-name="Source_20_Text"><text:span text:style-name="T8">;</text:span></text:span></text:p>
      <text:p text:style-name="P19"><text:soft-page-break/><text:span text:style-name="Source_20_Text"><text:span text:style-name="T8">}</text:span></text:span></text:p>
      <text:p text:style-name="P19"><text:span text:style-name="Source_20_Text"><text:span text:style-name="T11">img</text:span></text:span><text:span text:style-name="Source_20_Text"><text:span text:style-name="T7"> </text:span></text:span><text:span text:style-name="Source_20_Text"><text:span text:style-name="T8">{</text:span></text:span></text:p>
      <text:p text:style-name="P19"><text:span text:style-name="Source_20_Text"><text:span text:style-name="T9">  </text:span></text:span><text:span text:style-name="Source_20_Text"><text:span text:style-name="T10">grid-area</text:span></text:span><text:span text:style-name="Source_20_Text"><text:span text:style-name="T8">:</text:span></text:span><text:span text:style-name="Source_20_Text"><text:span text:style-name="T7"> 2 </text:span></text:span><text:span text:style-name="Source_20_Text"><text:span text:style-name="T8">/</text:span></text:span><text:span text:style-name="Source_20_Text"><text:span text:style-name="T7"> 3 </text:span></text:span><text:span text:style-name="Source_20_Text"><text:span text:style-name="T8">/</text:span></text:span><text:span text:style-name="Source_20_Text"><text:span text:style-name="T7"> 5 </text:span></text:span><text:span text:style-name="Source_20_Text"><text:span text:style-name="T8">/</text:span></text:span><text:span text:style-name="Source_20_Text"><text:span text:style-name="T7"> 5</text:span></text:span><text:span text:style-name="Source_20_Text"><text:span text:style-name="T8">;</text:span></text:span></text:p>
      <text:p text:style-name="P19"><text:span text:style-name="Source_20_Text"><text:span text:style-name="T9">  </text:span></text:span><text:span text:style-name="Source_20_Text"><text:span text:style-name="T10">z-index</text:span></text:span><text:span text:style-name="Source_20_Text"><text:span text:style-name="T8">:</text:span></text:span><text:span text:style-name="Source_20_Text"><text:span text:style-name="T7"> 5</text:span></text:span><text:span text:style-name="Source_20_Text"><text:span text:style-name="T8">;</text:span></text:span></text:p>
      <text:p text:style-name="P19"><text:span text:style-name="Source_20_Text"><text:span text:style-name="T8">}</text:span></text:span></text:p>
      <text:p text:style-name="P18"><draw:frame draw:style-name="fr1" draw:name="Frame31" text:anchor-type="char" svg:x="-264.557cm" svg:width="0.041cm" draw:z-index="30"><draw:text-box fo:min-height="0.041cm"><text:p text:style-name="P15">Copy to Clipboard</text:p></draw:text-box></draw:frame><text:span text:style-name="T4">Dans l'exemple ci-dessus, un conteneur de grille comporte huit lignes et six colonnes. Il contient trois éléments : un élément </text:span><text:span text:style-name="Source_20_Text"><text:span text:style-name="T5">&lt;div&gt;</text:span></text:span><text:span text:style-name="T4">de classe </text:span><text:span text:style-name="Source_20_Text"><text:span text:style-name="T5">info</text:span></text:span><text:span text:style-name="T4">, un </text:span><text:span text:style-name="Source_20_Text"><text:span text:style-name="T5">&lt;div&gt;</text:span></text:span><text:span text:style-name="T4">élément de classe </text:span><text:span text:style-name="Source_20_Text"><text:span text:style-name="T5">services</text:span></text:span><text:span text:style-name="T4">et une image.</text:span></text:p>
      <text:p text:style-name="P18"><text:span text:style-name="T4">Cette </text:span><text:span text:style-name="Source_20_Text"><text:span text:style-name="T5">info</text:span></text:span><text:span text:style-name="T4">section couvre les huit lignes et les trois premières colonnes </text:span><text:span text:style-name="Source_20_Text"><text:span text:style-name="T5">services</text:span></text:span><text:span text:style-name="T4">.</text:span></text:p>
      <text:p text:style-name="P20">L'image s'étend sur les 2e, 3e et 4e rangées et les 3e et 4e colonnes.</text:p>
      <text:p text:style-name="P18"><text:span text:style-name="T4">La propriété z-index indique au navigateur de restituer l'élément image au-dessus des </text:span><text:span text:style-name="Source_20_Text"><text:span text:style-name="T5">services</text:span></text:span><text:span text:style-name="T4">sections </text:span><text:span text:style-name="Source_20_Text"><text:span text:style-name="T5">info</text:span></text:span><text:span text:style-name="T4">et afin qu'il soit visible.</text:span></text:p>
      <text:h text:style-name="P16" text:outline-level="3">Justifier les éléments</text:h>
      <text:p text:style-name="P17">8 minutes</text:p>
      <text:p text:style-name="P20">Nous avons fait référence à la « disposition basée sur une grille bidimensionnelle » à plusieurs reprises tout au long de ce cours.</text:p>
      <text:p text:style-name="P32"><text:span text:style-name="T4">Il existe deux axes dans une disposition en grille : l' axe </text:span><text:span text:style-name="Emphasis"><text:span text:style-name="T4">des colonnes</text:span></text:span><text:span text:style-name="T4"> (ou des blocs) et l' axe </text:span><text:span text:style-name="Emphasis"><text:span text:style-name="T4">des lignes</text:span></text:span><text:span text:style-name="T4"> (ou en ligne).</text:span></text:p>
      <text:p text:style-name="P20">L'axe des colonnes s'étend de haut en bas sur la page Web.</text:p>
      <text:p text:style-name="P20">L'axe des lignes s'étend de gauche à droite sur la page Web.</text:p>
      <text:p text:style-name="P20"><text:soft-page-break/>Dans les quatre exercices suivants, nous apprendrons et utiliserons des propriétés qui reposent sur une compréhension des axes de la grille.</text:p>
      <text:p text:style-name="P18"><text:span text:style-name="Source_20_Text"><text:span text:style-name="T5">justify-items</text:span></text:span><text:span text:style-name="T4">est une propriété qui positionne les éléments de la grille le long de l'axe des lignes. Cela signifie qu'elle positionne les éléments de gauche à droite sur la page web. Cette propriété est déclarée sur les conteneurs de grille.</text:span></text:p>
      <text:p text:style-name="P18"><text:span text:style-name="Source_20_Text"><text:span text:style-name="T5">justify-items</text:span></text:span><text:span text:style-name="T4">accepte ces valeurs :</text:span></text:p>
      <text:list text:style-name="L9">
        <text:list-item>
          <text:p text:style-name="P39"><text:span text:style-name="Source_20_Text"><text:span text:style-name="T5">start</text:span></text:span><text:span text:style-name="T4">— aligne les éléments de la grille sur le côté gauche de la zone de grille</text:span></text:p>
        </text:list-item>
        <text:list-item>
          <text:p text:style-name="P39"><text:span text:style-name="Source_20_Text"><text:span text:style-name="T5">end</text:span></text:span><text:span text:style-name="T4">— aligne les éléments de la grille sur le côté droit de la zone de grille</text:span></text:p>
        </text:list-item>
        <text:list-item>
          <text:p text:style-name="P39"><text:span text:style-name="Source_20_Text"><text:span text:style-name="T5">center</text:span></text:span><text:span text:style-name="T4">— aligne les éléments de la grille au centre de la zone de grille</text:span></text:p>
        </text:list-item>
        <text:list-item>
          <text:p text:style-name="P39"><text:span text:style-name="Source_20_Text"><text:span text:style-name="T5">stretch</text:span></text:span><text:span text:style-name="T4">— étire tous les éléments pour remplir la zone de la grille</text:span></text:p>
        </text:list-item>
      </text:list>
      <text:p text:style-name="P18"><text:span text:style-name="T4">Plusieurs autres valeurs sont </text:span><text:span text:style-name="Source_20_Text"><text:span text:style-name="T5">justify-items</text:span></text:span><text:span text:style-name="T4">acceptées, que vous pouvez consulter sur le </text:span><text:a xlink:type="simple" xlink:href="https://developer.mozilla.org/en-US/docs/Web/CSS/CSS_Grid_Layout/Box_Alignment_in_CSS_Grid_Layout#Justifying_Items_on_the_Inline_or_Row_Axis" office:target-frame-name="_blank" xlink:show="new" text:style-name="Internet_20_link" text:visited-style-name="Visited_20_Internet_20_Link"><text:span text:style-name="T12">réseau des développeurs Mozilla</text:span></text:a><text:span text:style-name="T4"> . Leurs définitions sont également disponibles dans la </text:span><text:a xlink:type="simple" xlink:href="https://developer.mozilla.org/en-US/docs/Web/CSS/justify-items#Values" office:target-frame-name="_blank" xlink:show="new" text:style-name="Internet_20_link" text:visited-style-name="Visited_20_Internet_20_Link"><text:span text:style-name="T12">documentation</text:span></text:a><text:span text:style-name="T4"> . Il est important de noter que la page contenant les définitions inclut des valeurs non acceptées par la mise en page CSS Grid.</text:span></text:p>
      <text:p text:style-name="P19"><text:span text:style-name="Source_20_Text"><text:span text:style-name="T11">&lt;main&gt;</text:span></text:span></text:p>
      <text:p text:style-name="P19"><text:span text:style-name="Source_20_Text"><text:span text:style-name="T25">  </text:span></text:span><text:span text:style-name="Source_20_Text"><text:span text:style-name="T11">&lt;div</text:span></text:span><text:span text:style-name="Source_20_Text"><text:span text:style-name="T8"> </text:span></text:span><text:span text:style-name="Source_20_Text"><text:span text:style-name="T6">class</text:span></text:span><text:span text:style-name="Source_20_Text"><text:span text:style-name="T8">=</text:span></text:span><text:span text:style-name="Source_20_Text"><text:span text:style-name="T24">"card"</text:span></text:span><text:span text:style-name="Source_20_Text"><text:span text:style-name="T11">&gt;</text:span></text:span><text:span text:style-name="Source_20_Text"><text:span text:style-name="T8">Card 1</text:span></text:span><text:span text:style-name="Source_20_Text"><text:span text:style-name="T11">&lt;/div&gt;</text:span></text:span></text:p>
      <text:p text:style-name="P19"><text:span text:style-name="Source_20_Text"><text:span text:style-name="T25">  </text:span></text:span><text:span text:style-name="Source_20_Text"><text:span text:style-name="T11">&lt;div</text:span></text:span><text:span text:style-name="Source_20_Text"><text:span text:style-name="T8"> </text:span></text:span><text:span text:style-name="Source_20_Text"><text:span text:style-name="T6">class</text:span></text:span><text:span text:style-name="Source_20_Text"><text:span text:style-name="T8">=</text:span></text:span><text:span text:style-name="Source_20_Text"><text:span text:style-name="T24">"card"</text:span></text:span><text:span text:style-name="Source_20_Text"><text:span text:style-name="T11">&gt;</text:span></text:span><text:span text:style-name="Source_20_Text"><text:span text:style-name="T8">Card 2</text:span></text:span><text:span text:style-name="Source_20_Text"><text:span text:style-name="T11">&lt;/div&gt;</text:span></text:span></text:p>
      <text:p text:style-name="P19"><text:span text:style-name="Source_20_Text"><text:span text:style-name="T25">  </text:span></text:span><text:span text:style-name="Source_20_Text"><text:span text:style-name="T11">&lt;div</text:span></text:span><text:span text:style-name="Source_20_Text"><text:span text:style-name="T8"> </text:span></text:span><text:span text:style-name="Source_20_Text"><text:span text:style-name="T6">class</text:span></text:span><text:span text:style-name="Source_20_Text"><text:span text:style-name="T8">=</text:span></text:span><text:span text:style-name="Source_20_Text"><text:span text:style-name="T24">"card"</text:span></text:span><text:span text:style-name="Source_20_Text"><text:span text:style-name="T11">&gt;</text:span></text:span><text:span text:style-name="Source_20_Text"><text:span text:style-name="T8">Card 3</text:span></text:span><text:span text:style-name="Source_20_Text"><text:span text:style-name="T11">&lt;/div&gt;</text:span></text:span></text:p>
      <text:p text:style-name="P19"><text:span text:style-name="Source_20_Text"><text:span text:style-name="T11">&lt;/main&gt;</text:span></text:span></text:p>
      <text:p text:style-name="P19"><draw:frame draw:style-name="fr1" draw:name="Frame32" text:anchor-type="char" svg:x="-264.557cm" svg:width="0.041cm" draw:z-index="31"><draw:text-box fo:min-height="0.041cm"><text:p text:style-name="P15">Copy to Clipboard</text:p></draw:text-box></draw:frame><text:span text:style-name="Source_20_Text"><text:span text:style-name="T11">main</text:span></text:span><text:span text:style-name="Source_20_Text"><text:span text:style-name="T7"> </text:span></text:span><text:span text:style-name="Source_20_Text"><text:span text:style-name="T8">{</text:span></text:span></text:p>
      <text:p text:style-name="P19"><text:span text:style-name="Source_20_Text"><text:span text:style-name="T9">  </text:span></text:span><text:span text:style-name="Source_20_Text"><text:span text:style-name="T10">display</text:span></text:span><text:span text:style-name="Source_20_Text"><text:span text:style-name="T8">:</text:span></text:span><text:span text:style-name="Source_20_Text"><text:span text:style-name="T7"> </text:span></text:span><text:span text:style-name="Source_20_Text"><text:span text:style-name="T10">grid</text:span></text:span><text:span text:style-name="Source_20_Text"><text:span text:style-name="T8">;</text:span></text:span></text:p>
      <text:p text:style-name="P19"><text:soft-page-break/><text:span text:style-name="Source_20_Text"><text:span text:style-name="T9">  </text:span></text:span><text:span text:style-name="Source_20_Text"><text:span text:style-name="T10">grid-template-columns</text:span></text:span><text:span text:style-name="Source_20_Text"><text:span text:style-name="T8">:</text:span></text:span><text:span text:style-name="Source_20_Text"><text:span text:style-name="T7"> </text:span></text:span><text:span text:style-name="Source_20_Text"><text:span text:style-name="T8">repeat(</text:span></text:span><text:span text:style-name="Source_20_Text"><text:span text:style-name="T7">3</text:span></text:span><text:span text:style-name="Source_20_Text"><text:span text:style-name="T8">,</text:span></text:span><text:span text:style-name="Source_20_Text"><text:span text:style-name="T7"> 400px</text:span></text:span><text:span text:style-name="Source_20_Text"><text:span text:style-name="T8">);</text:span></text:span></text:p>
      <text:p text:style-name="P19"><text:span text:style-name="Source_20_Text"><text:span text:style-name="T9">  </text:span></text:span><text:span text:style-name="Source_20_Text"><text:span text:style-name="T10">justify-items</text:span></text:span><text:span text:style-name="Source_20_Text"><text:span text:style-name="T8">:</text:span></text:span><text:span text:style-name="Source_20_Text"><text:span text:style-name="T7"> </text:span></text:span><text:span text:style-name="Source_20_Text"><text:span text:style-name="T26">center</text:span></text:span><text:span text:style-name="Source_20_Text"><text:span text:style-name="T8">;</text:span></text:span></text:p>
      <text:p text:style-name="P19"><text:span text:style-name="Source_20_Text"><text:span text:style-name="T8">}</text:span></text:span></text:p>
      <text:p text:style-name="P18"><draw:frame draw:style-name="fr1" draw:name="Frame33" text:anchor-type="char" svg:x="-264.557cm" svg:width="0.041cm" draw:z-index="32"><draw:text-box fo:min-height="0.041cm"><text:p text:style-name="P15">Copy to Clipboard</text:p></draw:text-box></draw:frame><text:span text:style-name="T4">Dans l'exemple ci-dessus, nous utilisons </text:span><text:span text:style-name="Source_20_Text"><text:span text:style-name="T5">justify-items</text:span></text:span><text:span text:style-name="T4">pour ajuster le positionnement de certains éléments sur cette page Web.</text:span></text:p>
      <text:list text:style-name="L10">
        <text:list-item>
          <text:p text:style-name="P40">Il y a un conteneur de grille avec trois colonnes de 400 pixels de large chacune.</text:p>
        </text:list-item>
        <text:list-item>
          <text:p text:style-name="P40">Le conteneur contient trois éléments de grille qui n’ont pas de largeur spécifiée.</text:p>
        </text:list-item>
        <text:list-item>
          <text:p text:style-name="P41"><text:span text:style-name="T4">Sans définir la </text:span><text:span text:style-name="Source_20_Text"><text:span text:style-name="T5">justify-items</text:span></text:span><text:span text:style-name="T4">propriété, ces éléments s'étendront sur la largeur de la colonne dans laquelle ils se trouvent (400 pixels).</text:span></text:p>
        </text:list-item>
        <text:list-item>
          <text:p text:style-name="P41"><text:span text:style-name="T4">En définissant la </text:span><text:span text:style-name="Source_20_Text"><text:span text:style-name="T5">justify-items</text:span></text:span><text:span text:style-name="T4">propriété sur </text:span><text:span text:style-name="Source_20_Text"><text:span text:style-name="T5">center</text:span></text:span><text:span text:style-name="T4">, les </text:span><text:span text:style-name="Source_20_Text"><text:span text:style-name="T5">.card</text:span></text:span><text:span text:style-name="T4"> </text:span><text:span text:style-name="Source_20_Text"><text:span text:style-name="T5">&lt;div&gt;</text:span></text:span><text:span text:style-name="T4">colonnes seront centrées. Leur largeur sera limitée à leur contenu (les mots « Carte 1 », etc.).</text:span></text:p>
        </text:list-item>
        <text:list-item>
          <text:p text:style-name="P41"><text:span text:style-name="T4">Si nous spécifions une largeur pour les </text:span><text:span text:style-name="Source_20_Text"><text:span text:style-name="T5">.card</text:span></text:span><text:span text:style-name="T4">éléments, ils n'étireront pas la largeur de leur colonne.</text:span></text:p>
        </text:list-item>
      </text:list>
      <text:h text:style-name="P16" text:outline-level="3">Justifier le contenu</text:h>
      <text:p text:style-name="P17">4 min</text:p>
      <text:p text:style-name="P20">Dans l'exercice précédent, nous avons appris à positionner des éléments dans leurs colonnes. Dans cet exercice, nous allons apprendre à positionner une grille dans son élément parent.</text:p>
      <text:p text:style-name="P18"><text:span text:style-name="T4">Nous pouvons utiliser </text:span><text:span text:style-name="Source_20_Text"><text:span text:style-name="T5">justify-content</text:span></text:span><text:span text:style-name="T4">cette propriété pour positionner la grille entière le long de l'axe des lignes. Cette propriété est déclarée sur les conteneurs de grille.</text:span></text:p>
      <text:p text:style-name="P20"><text:soft-page-break/>Il accepte ces valeurs :</text:p>
      <text:list text:style-name="L11">
        <text:list-item>
          <text:p text:style-name="P42"><text:span text:style-name="Source_20_Text"><text:span text:style-name="T5">start</text:span></text:span><text:span text:style-name="T4">— aligne la grille sur le côté gauche du conteneur de grille</text:span></text:p>
        </text:list-item>
        <text:list-item>
          <text:p text:style-name="P42"><text:span text:style-name="Source_20_Text"><text:span text:style-name="T5">end</text:span></text:span><text:span text:style-name="T4">— aligne la grille sur le côté droit du conteneur de grille</text:span></text:p>
        </text:list-item>
        <text:list-item>
          <text:p text:style-name="P42"><text:span text:style-name="Source_20_Text"><text:span text:style-name="T5">center</text:span></text:span><text:span text:style-name="T4">— centre la grille horizontalement dans le conteneur de grille</text:span></text:p>
        </text:list-item>
        <text:list-item>
          <text:p text:style-name="P42"><text:span text:style-name="Source_20_Text"><text:span text:style-name="T5">stretch</text:span></text:span><text:span text:style-name="T4">— étire les éléments de la grille pour augmenter la taille de la grille afin de s'étendre horizontalement sur le conteneur</text:span></text:p>
        </text:list-item>
        <text:list-item>
          <text:p text:style-name="P42"><text:span text:style-name="Source_20_Text"><text:span text:style-name="T5">space-around</text:span></text:span><text:span text:style-name="T4">— inclut une quantité égale d'espace de chaque côté d'un élément de grille, ce qui donne le double de la quantité d'espace entre les éléments qu'il y en a avant le premier et après le dernier élément</text:span></text:p>
        </text:list-item>
        <text:list-item>
          <text:p text:style-name="P42"><text:span text:style-name="Source_20_Text"><text:span text:style-name="T5">space-between</text:span></text:span><text:span text:style-name="T4">— inclut une quantité égale d'espace entre les éléments de la grille et aucun espace à chaque extrémité</text:span></text:p>
        </text:list-item>
        <text:list-item>
          <text:p text:style-name="P42"><text:span text:style-name="Source_20_Text"><text:span text:style-name="T5">space-evenly</text:span></text:span><text:span text:style-name="T4">— place un espace égal entre les éléments de la grille et à chaque extrémité</text:span></text:p>
        </text:list-item>
      </text:list>
      <text:p text:style-name="P18"><text:span text:style-name="T4">Plusieurs autres valeurs sont </text:span><text:span text:style-name="Source_20_Text"><text:span text:style-name="T5">justify-content</text:span></text:span><text:span text:style-name="T4">acceptées, que vous pouvez consulter sur le </text:span><text:a xlink:type="simple" xlink:href="https://developer.mozilla.org/en-US/docs/Web/CSS/CSS_Grid_Layout/Box_Alignment_in_CSS_Grid_Layout#Aligning_the_grid_tracks_on_the_block_or_column_axis" office:target-frame-name="_blank" xlink:show="new" text:style-name="Internet_20_link" text:visited-style-name="Visited_20_Internet_20_Link"><text:span text:style-name="T12">réseau des développeurs Mozilla</text:span></text:a><text:span text:style-name="T4"> . Leurs définitions sont également disponibles dans la </text:span><text:a xlink:type="simple" xlink:href="https://developer.mozilla.org/en-US/docs/Web/CSS/justify-content#Values" office:target-frame-name="_blank" xlink:show="new" text:style-name="Internet_20_link" text:visited-style-name="Visited_20_Internet_20_Link"><text:span text:style-name="T12">documentation</text:span></text:a><text:span text:style-name="T4"> . Il est important de noter que la page contenant les définitions inclut des valeurs non acceptées par la mise en page CSS Grid.</text:span></text:p>
      <text:p text:style-name="P19"><text:span text:style-name="Source_20_Text"><text:span text:style-name="T11">&lt;main&gt;</text:span></text:span></text:p>
      <text:p text:style-name="P19"><text:span text:style-name="Source_20_Text"><text:span text:style-name="T25">  </text:span></text:span><text:span text:style-name="Source_20_Text"><text:span text:style-name="T11">&lt;div</text:span></text:span><text:span text:style-name="Source_20_Text"><text:span text:style-name="T8"> </text:span></text:span><text:span text:style-name="Source_20_Text"><text:span text:style-name="T6">class</text:span></text:span><text:span text:style-name="Source_20_Text"><text:span text:style-name="T8">=</text:span></text:span><text:span text:style-name="Source_20_Text"><text:span text:style-name="T24">"left"</text:span></text:span><text:span text:style-name="Source_20_Text"><text:span text:style-name="T11">&gt;</text:span></text:span><text:span text:style-name="Source_20_Text"><text:span text:style-name="T8">Left</text:span></text:span><text:span text:style-name="Source_20_Text"><text:span text:style-name="T11">&lt;/div&gt;</text:span></text:span></text:p>
      <text:p text:style-name="P19"><text:span text:style-name="Source_20_Text"><text:span text:style-name="T25">  </text:span></text:span><text:span text:style-name="Source_20_Text"><text:span text:style-name="T11">&lt;div</text:span></text:span><text:span text:style-name="Source_20_Text"><text:span text:style-name="T8"> </text:span></text:span><text:span text:style-name="Source_20_Text"><text:span text:style-name="T6">class</text:span></text:span><text:span text:style-name="Source_20_Text"><text:span text:style-name="T8">=</text:span></text:span><text:span text:style-name="Source_20_Text"><text:span text:style-name="T24">"right"</text:span></text:span><text:span text:style-name="Source_20_Text"><text:span text:style-name="T11">&gt;</text:span></text:span><text:span text:style-name="Source_20_Text"><text:span text:style-name="T8">Right</text:span></text:span><text:span text:style-name="Source_20_Text"><text:span text:style-name="T11">&lt;/div&gt;</text:span></text:span></text:p>
      <text:p text:style-name="P19"><text:span text:style-name="Source_20_Text"><text:span text:style-name="T11">&lt;/main&gt;</text:span></text:span></text:p>
      <text:p text:style-name="P19"><draw:frame draw:style-name="fr1" draw:name="Frame34" text:anchor-type="char" svg:x="-264.557cm" svg:width="0.041cm" draw:z-index="33"><draw:text-box fo:min-height="0.041cm"><text:p text:style-name="P15">Copy to Clipboard</text:p></draw:text-box></draw:frame><text:span text:style-name="Source_20_Text"><text:span text:style-name="T11">main</text:span></text:span><text:span text:style-name="Source_20_Text"><text:span text:style-name="T7"> </text:span></text:span><text:span text:style-name="Source_20_Text"><text:span text:style-name="T8">{</text:span></text:span></text:p>
      <text:p text:style-name="P19"><text:span text:style-name="Source_20_Text"><text:span text:style-name="T9">  </text:span></text:span><text:span text:style-name="Source_20_Text"><text:span text:style-name="T10">display</text:span></text:span><text:span text:style-name="Source_20_Text"><text:span text:style-name="T8">:</text:span></text:span><text:span text:style-name="Source_20_Text"><text:span text:style-name="T7"> </text:span></text:span><text:span text:style-name="Source_20_Text"><text:span text:style-name="T10">grid</text:span></text:span><text:span text:style-name="Source_20_Text"><text:span text:style-name="T8">;</text:span></text:span></text:p>
      <text:p text:style-name="P19"><text:soft-page-break/><text:span text:style-name="Source_20_Text"><text:span text:style-name="T9">  </text:span></text:span><text:span text:style-name="Source_20_Text"><text:span text:style-name="T10">width</text:span></text:span><text:span text:style-name="Source_20_Text"><text:span text:style-name="T8">:</text:span></text:span><text:span text:style-name="Source_20_Text"><text:span text:style-name="T7"> 1000px</text:span></text:span><text:span text:style-name="Source_20_Text"><text:span text:style-name="T8">;</text:span></text:span></text:p>
      <text:p text:style-name="P19"><text:span text:style-name="Source_20_Text"><text:span text:style-name="T9">  </text:span></text:span><text:span text:style-name="Source_20_Text"><text:span text:style-name="T10">grid-template-columns</text:span></text:span><text:span text:style-name="Source_20_Text"><text:span text:style-name="T8">:</text:span></text:span><text:span text:style-name="Source_20_Text"><text:span text:style-name="T7"> 300px 300px</text:span></text:span><text:span text:style-name="Source_20_Text"><text:span text:style-name="T8">;</text:span></text:span></text:p>
      <text:p text:style-name="P19"><text:span text:style-name="Source_20_Text"><text:span text:style-name="T9">  </text:span></text:span><text:span text:style-name="Source_20_Text"><text:span text:style-name="T10">grid-template-areas</text:span></text:span><text:span text:style-name="Source_20_Text"><text:span text:style-name="T8">:</text:span></text:span><text:span text:style-name="Source_20_Text"><text:span text:style-name="T7"> </text:span></text:span><text:span text:style-name="Source_20_Text"><text:span text:style-name="T24">"left right"</text:span></text:span><text:span text:style-name="Source_20_Text"><text:span text:style-name="T8">;</text:span></text:span><text:span text:style-name="Source_20_Text"><text:span text:style-name="T7"> </text:span></text:span></text:p>
      <text:p text:style-name="P19"><text:span text:style-name="Source_20_Text"><text:span text:style-name="T9">  </text:span></text:span><text:span text:style-name="Source_20_Text"><text:span text:style-name="T10">justify-content</text:span></text:span><text:span text:style-name="Source_20_Text"><text:span text:style-name="T8">:</text:span></text:span><text:span text:style-name="Source_20_Text"><text:span text:style-name="T7"> </text:span></text:span><text:span text:style-name="Source_20_Text"><text:span text:style-name="T26">center</text:span></text:span><text:span text:style-name="Source_20_Text"><text:span text:style-name="T8">;</text:span></text:span></text:p>
      <text:p text:style-name="P19"><text:span text:style-name="Source_20_Text"><text:span text:style-name="T8">}</text:span></text:span></text:p>
      <text:list text:style-name="L12">
        <text:list-item>
          <text:p text:style-name="P43"><draw:frame draw:style-name="fr1" draw:name="Frame35" text:anchor-type="char" svg:x="-264.557cm" svg:width="0.041cm" draw:z-index="34"><draw:text-box fo:min-height="0.041cm"><text:p text:style-name="P15">Copy to Clipboard</text:p></draw:text-box></draw:frame>Dans l'exemple ci-dessus, le conteneur de grille mesure 1 000 pixels de large, mais nous n'avons spécifié que deux colonnes de 300 pixels chacune. Il restera donc 400 pixels d'espace libre dans le conteneur de grille.</text:p>
        </text:list-item>
        <text:list-item>
          <text:p text:style-name="P44"><text:span text:style-name="Source_20_Text"><text:span text:style-name="T5">justify-content: center;</text:span></text:span><text:span text:style-name="T4">positionne les colonnes au centre de la grille, en laissant 200 pixels à droite et 200 pixels à gauche de la grille.</text:span></text:p>
        </text:list-item>
      </text:list>
      <text:h text:style-name="P16" text:outline-level="3">Aligner les éléments</text:h>
      <text:p text:style-name="P17">4 min</text:p>
      <text:p text:style-name="P20">Dans les deux exercices précédents, nous avons appris à positionner les éléments et les colonnes de la grille de gauche à droite sur la page. Nous allons maintenant apprendre à positionner les éléments de la grille de haut en bas !</text:p>
      <text:p text:style-name="P18"><text:span text:style-name="Source_20_Text"><text:span text:style-name="T5">align-items</text:span></text:span><text:span text:style-name="T4">est une propriété qui positionne les éléments de la grille le long de l'axe des blocs ou des colonnes. Cela signifie qu'elle positionne les éléments de haut en bas. Cette propriété est déclarée sur les conteneurs de grille.</text:span></text:p>
      <text:p text:style-name="P18"><text:span text:style-name="Source_20_Text"><text:span text:style-name="T5">align-items</text:span></text:span><text:span text:style-name="T4">accepte ces valeurs :</text:span></text:p>
      <text:list text:style-name="L13">
        <text:list-item>
          <text:p text:style-name="P45"><text:span text:style-name="Source_20_Text"><text:span text:style-name="T5">start</text:span></text:span><text:span text:style-name="T4">— aligne les éléments de la grille sur le côté supérieur de la zone de grille</text:span></text:p>
        </text:list-item>
        <text:list-item>
          <text:p text:style-name="P45"><text:soft-page-break/><text:span text:style-name="Source_20_Text"><text:span text:style-name="T5">end</text:span></text:span><text:span text:style-name="T4">— aligne les éléments de la grille sur le côté inférieur de la zone de grille</text:span></text:p>
        </text:list-item>
        <text:list-item>
          <text:p text:style-name="P45"><text:span text:style-name="Source_20_Text"><text:span text:style-name="T5">center</text:span></text:span><text:span text:style-name="T4">— aligne les éléments de la grille au centre de la zone de grille</text:span></text:p>
        </text:list-item>
        <text:list-item>
          <text:p text:style-name="P45"><text:span text:style-name="Source_20_Text"><text:span text:style-name="T5">stretch</text:span></text:span><text:span text:style-name="T4">— étire tous les éléments pour remplir la zone de la grille</text:span></text:p>
        </text:list-item>
      </text:list>
      <text:p text:style-name="P18"><text:span text:style-name="T4">Plusieurs autres valeurs sont </text:span><text:span text:style-name="Source_20_Text"><text:span text:style-name="T5">align-items</text:span></text:span><text:span text:style-name="T4">acceptées, que vous pouvez consulter sur le </text:span><text:a xlink:type="simple" xlink:href="https://developer.mozilla.org/en-US/docs/Web/CSS/CSS_Grid_Layout/Box_Alignment_in_CSS_Grid_Layout#Aligning_items_on_the_block_or_column_Axis" office:target-frame-name="_blank" xlink:show="new" text:style-name="Internet_20_link" text:visited-style-name="Visited_20_Internet_20_Link"><text:span text:style-name="T12">réseau des développeurs Mozilla</text:span></text:a><text:span text:style-name="T4"> . Leurs définitions sont également disponibles dans la </text:span><text:a xlink:type="simple" xlink:href="https://developer.mozilla.org/en-US/docs/Web/CSS/align-items#values" office:target-frame-name="_blank" xlink:show="new" text:style-name="Internet_20_link" text:visited-style-name="Visited_20_Internet_20_Link"><text:span text:style-name="T12">documentation</text:span></text:a><text:span text:style-name="T4"> . Il est important de noter que la page contenant les définitions inclut des valeurs non acceptées par la mise en page CSS Grid.</text:span></text:p>
      <text:p text:style-name="P19"><text:span text:style-name="Source_20_Text"><text:span text:style-name="T11">&lt;main&gt;</text:span></text:span></text:p>
      <text:p text:style-name="P19"><text:span text:style-name="Source_20_Text"><text:span text:style-name="T25">  </text:span></text:span><text:span text:style-name="Source_20_Text"><text:span text:style-name="T11">&lt;div</text:span></text:span><text:span text:style-name="Source_20_Text"><text:span text:style-name="T8"> </text:span></text:span><text:span text:style-name="Source_20_Text"><text:span text:style-name="T6">class</text:span></text:span><text:span text:style-name="Source_20_Text"><text:span text:style-name="T8">=</text:span></text:span><text:span text:style-name="Source_20_Text"><text:span text:style-name="T24">"card"</text:span></text:span><text:span text:style-name="Source_20_Text"><text:span text:style-name="T11">&gt;</text:span></text:span><text:span text:style-name="Source_20_Text"><text:span text:style-name="T8">Card 1</text:span></text:span><text:span text:style-name="Source_20_Text"><text:span text:style-name="T11">&lt;/div&gt;</text:span></text:span></text:p>
      <text:p text:style-name="P19"><text:span text:style-name="Source_20_Text"><text:span text:style-name="T25">  </text:span></text:span><text:span text:style-name="Source_20_Text"><text:span text:style-name="T11">&lt;div</text:span></text:span><text:span text:style-name="Source_20_Text"><text:span text:style-name="T8"> </text:span></text:span><text:span text:style-name="Source_20_Text"><text:span text:style-name="T6">class</text:span></text:span><text:span text:style-name="Source_20_Text"><text:span text:style-name="T8">=</text:span></text:span><text:span text:style-name="Source_20_Text"><text:span text:style-name="T24">"card"</text:span></text:span><text:span text:style-name="Source_20_Text"><text:span text:style-name="T11">&gt;</text:span></text:span><text:span text:style-name="Source_20_Text"><text:span text:style-name="T8">Card 2</text:span></text:span><text:span text:style-name="Source_20_Text"><text:span text:style-name="T11">&lt;/div&gt;</text:span></text:span></text:p>
      <text:p text:style-name="P19"><text:span text:style-name="Source_20_Text"><text:span text:style-name="T25">  </text:span></text:span><text:span text:style-name="Source_20_Text"><text:span text:style-name="T11">&lt;div</text:span></text:span><text:span text:style-name="Source_20_Text"><text:span text:style-name="T8"> </text:span></text:span><text:span text:style-name="Source_20_Text"><text:span text:style-name="T6">class</text:span></text:span><text:span text:style-name="Source_20_Text"><text:span text:style-name="T8">=</text:span></text:span><text:span text:style-name="Source_20_Text"><text:span text:style-name="T24">"card"</text:span></text:span><text:span text:style-name="Source_20_Text"><text:span text:style-name="T11">&gt;</text:span></text:span><text:span text:style-name="Source_20_Text"><text:span text:style-name="T8">Card 3</text:span></text:span><text:span text:style-name="Source_20_Text"><text:span text:style-name="T11">&lt;/div&gt;</text:span></text:span></text:p>
      <text:p text:style-name="P19"><text:span text:style-name="Source_20_Text"><text:span text:style-name="T11">&lt;/main&gt;</text:span></text:span></text:p>
      <text:p text:style-name="P19"><draw:frame draw:style-name="fr1" draw:name="Frame36" text:anchor-type="char" svg:x="-264.557cm" svg:width="0.041cm" draw:z-index="35"><draw:text-box fo:min-height="0.041cm"><text:p text:style-name="P15">Copy to Clipboard</text:p></draw:text-box></draw:frame><text:span text:style-name="Source_20_Text"><text:span text:style-name="T11">main</text:span></text:span><text:span text:style-name="Source_20_Text"><text:span text:style-name="T7"> </text:span></text:span><text:span text:style-name="Source_20_Text"><text:span text:style-name="T8">{</text:span></text:span></text:p>
      <text:p text:style-name="P19"><text:span text:style-name="Source_20_Text"><text:span text:style-name="T9">  </text:span></text:span><text:span text:style-name="Source_20_Text"><text:span text:style-name="T10">display</text:span></text:span><text:span text:style-name="Source_20_Text"><text:span text:style-name="T8">:</text:span></text:span><text:span text:style-name="Source_20_Text"><text:span text:style-name="T7"> </text:span></text:span><text:span text:style-name="Source_20_Text"><text:span text:style-name="T10">grid</text:span></text:span><text:span text:style-name="Source_20_Text"><text:span text:style-name="T8">;</text:span></text:span></text:p>
      <text:p text:style-name="P19"><text:span text:style-name="Source_20_Text"><text:span text:style-name="T9">  </text:span></text:span><text:span text:style-name="Source_20_Text"><text:span text:style-name="T10">grid-template-rows</text:span></text:span><text:span text:style-name="Source_20_Text"><text:span text:style-name="T8">:</text:span></text:span><text:span text:style-name="Source_20_Text"><text:span text:style-name="T7"> </text:span></text:span><text:span text:style-name="Source_20_Text"><text:span text:style-name="T8">repeat(</text:span></text:span><text:span text:style-name="Source_20_Text"><text:span text:style-name="T7">3</text:span></text:span><text:span text:style-name="Source_20_Text"><text:span text:style-name="T8">,</text:span></text:span><text:span text:style-name="Source_20_Text"><text:span text:style-name="T7"> 400px</text:span></text:span><text:span text:style-name="Source_20_Text"><text:span text:style-name="T8">);</text:span></text:span></text:p>
      <text:p text:style-name="P19"><text:span text:style-name="Source_20_Text"><text:span text:style-name="T9">  </text:span></text:span><text:span text:style-name="Source_20_Text"><text:span text:style-name="T10">align-items</text:span></text:span><text:span text:style-name="Source_20_Text"><text:span text:style-name="T8">:</text:span></text:span><text:span text:style-name="Source_20_Text"><text:span text:style-name="T7"> </text:span></text:span><text:span text:style-name="Source_20_Text"><text:span text:style-name="T26">center</text:span></text:span><text:span text:style-name="Source_20_Text"><text:span text:style-name="T8">;</text:span></text:span></text:p>
      <text:p text:style-name="P19"><text:span text:style-name="Source_20_Text"><text:span text:style-name="T8">}</text:span></text:span></text:p>
      <text:p text:style-name="P18"><draw:frame draw:style-name="fr1" draw:name="Frame37" text:anchor-type="char" svg:x="-264.557cm" svg:width="0.041cm" draw:z-index="36"><draw:text-box fo:min-height="0.041cm"><text:p text:style-name="P15">Copy to Clipboard</text:p></draw:text-box></draw:frame><text:span text:style-name="T4">Dans l'exemple ci-dessus, nous utilisons </text:span><text:span text:style-name="Source_20_Text"><text:span text:style-name="T5">align-items</text:span></text:span><text:span text:style-name="T4">pour ajuster le positionnement de certains éléments sur cette page Web.</text:span></text:p>
      <text:list text:style-name="L14">
        <text:list-item>
          <text:p text:style-name="P46">Il y a un conteneur de grille avec trois lignes de 400 pixels de haut.</text:p>
        </text:list-item>
        <text:list-item>
          <text:p text:style-name="P46">Le conteneur contient trois éléments de grille qui n'ont pas de hauteur spécifiée.</text:p>
        </text:list-item>
        <text:list-item>
          <text:p text:style-name="P47"><text:soft-page-break/><text:span text:style-name="T4">Sans définir la </text:span><text:span text:style-name="Source_20_Text"><text:span text:style-name="T5">align-items</text:span></text:span><text:span text:style-name="T4">propriété, ces éléments s'étendront sur la hauteur de la ligne dans laquelle ils se trouvent (400 pixels).</text:span></text:p>
        </text:list-item>
        <text:list-item>
          <text:p text:style-name="P47"><text:span text:style-name="T4">En définissant la </text:span><text:span text:style-name="Source_20_Text"><text:span text:style-name="T5">align-items</text:span></text:span><text:span text:style-name="T4">propriété sur </text:span><text:span text:style-name="Source_20_Text"><text:span text:style-name="T5">center</text:span></text:span><text:span text:style-name="T4">, les </text:span><text:span text:style-name="Source_20_Text"><text:span text:style-name="T5">.card</text:span></text:span><text:span text:style-name="T4"> </text:span><text:span text:style-name="Source_20_Text"><text:span text:style-name="T5">&lt;div&gt;</text:span></text:span><text:span text:style-name="T4">s seront centrés verticalement à l'intérieur de leurs lignes. Leur hauteur sera limitée à leur contenu (les mots « Carte 1 », etc.).</text:span></text:p>
        </text:list-item>
        <text:list-item>
          <text:p text:style-name="P47"><text:span text:style-name="T4">Si nous spécifions une hauteur pour les </text:span><text:span text:style-name="Source_20_Text"><text:span text:style-name="T5">.card</text:span></text:span><text:span text:style-name="T4">éléments, ils n'étireront pas la hauteur de leur ligne même si </text:span><text:span text:style-name="Source_20_Text"><text:span text:style-name="T5">align-items: stretch;</text:span></text:span><text:span text:style-name="T4">elle est définie.</text:span></text:p>
        </text:list-item>
      </text:list>
      <text:h text:style-name="P16" text:outline-level="3">Aligner le contenu</text:h>
      <text:p text:style-name="P17">3 minutes</text:p>
      <text:p text:style-name="P18"><text:span text:style-name="T4">Dans l'exercice précédent, nous avons positionné les éléments de la grille dans leurs lignes. </text:span><text:span text:style-name="Source_20_Text"><text:span text:style-name="T5">align-content</text:span></text:span><text:span text:style-name="T4">positionne les lignes le long de l'axe des colonnes, ou de haut en bas, et est déclaré sur les conteneurs de grille.</text:span></text:p>
      <text:p text:style-name="P20">Il accepte ces valeurs positionnelles :</text:p>
      <text:list text:style-name="L15">
        <text:list-item>
          <text:p text:style-name="P48"><text:span text:style-name="Source_20_Text"><text:span text:style-name="T5">start</text:span></text:span><text:span text:style-name="T4">— aligne la grille sur le haut du conteneur de grille</text:span></text:p>
        </text:list-item>
        <text:list-item>
          <text:p text:style-name="P48"><text:span text:style-name="Source_20_Text"><text:span text:style-name="T5">end</text:span></text:span><text:span text:style-name="T4">— aligne la grille sur le bas du conteneur de grille</text:span></text:p>
        </text:list-item>
        <text:list-item>
          <text:p text:style-name="P48"><text:span text:style-name="Source_20_Text"><text:span text:style-name="T5">center</text:span></text:span><text:span text:style-name="T4">— centre la grille verticalement dans le conteneur de grille</text:span></text:p>
        </text:list-item>
        <text:list-item>
          <text:p text:style-name="P48"><text:span text:style-name="Source_20_Text"><text:span text:style-name="T5">stretch</text:span></text:span><text:span text:style-name="T4">— étire les éléments de la grille pour augmenter la taille de la grille afin de s'étendre verticalement sur le conteneur</text:span></text:p>
        </text:list-item>
        <text:list-item>
          <text:p text:style-name="P48"><text:span text:style-name="Source_20_Text"><text:span text:style-name="T5">space-around</text:span></text:span><text:span text:style-name="T4">— inclut une quantité égale d'espace de chaque côté d'un élément de grille, ce qui donne le double de la quantité d'espace entre les éléments qu'il y en a avant le premier et après le dernier élément</text:span></text:p>
        </text:list-item>
        <text:list-item>
          <text:p text:style-name="P48"><text:span text:style-name="Source_20_Text"><text:span text:style-name="T5">space-between</text:span></text:span><text:span text:style-name="T4">— inclut une quantité égale d'espace entre les éléments de la grille et aucun espace à chaque extrémité</text:span></text:p>
        </text:list-item>
        <text:list-item>
          <text:p text:style-name="P48"><text:soft-page-break/><text:span text:style-name="Source_20_Text"><text:span text:style-name="T5">space-evenly</text:span></text:span><text:span text:style-name="T4">— place un espace égal entre les éléments de la grille et à chaque extrémité</text:span></text:p>
        </text:list-item>
      </text:list>
      <text:p text:style-name="P18"><text:span text:style-name="T4">Plusieurs autres valeurs sont </text:span><text:span text:style-name="Source_20_Text"><text:span text:style-name="T5">align-content</text:span></text:span><text:span text:style-name="T4">acceptées, que vous pouvez consulter sur le </text:span><text:a xlink:type="simple" xlink:href="https://developer.mozilla.org/en-US/docs/Web/CSS/CSS_Grid_Layout/Box_Alignment_in_CSS_Grid_Layout#Aligning_the_grid_tracks_on_the_block_or_column_axis" office:target-frame-name="_blank" xlink:show="new" text:style-name="Internet_20_link" text:visited-style-name="Visited_20_Internet_20_Link"><text:span text:style-name="T12">réseau des développeurs Mozilla</text:span></text:a><text:span text:style-name="T4"> . Leurs définitions sont également disponibles dans la </text:span><text:a xlink:type="simple" xlink:href="https://developer.mozilla.org/en-US/docs/Web/CSS/align-content#Values" office:target-frame-name="_blank" xlink:show="new" text:style-name="Internet_20_link" text:visited-style-name="Visited_20_Internet_20_Link"><text:span text:style-name="T12">documentation</text:span></text:a><text:span text:style-name="T4"> . Il est important de noter que la page contenant les définitions inclut des valeurs non acceptées par la mise en page CSS Grid.</text:span></text:p>
      <text:p text:style-name="P19"><text:span text:style-name="Source_20_Text"><text:span text:style-name="T11">&lt;main&gt;</text:span></text:span></text:p>
      <text:p text:style-name="P19"><text:span text:style-name="Source_20_Text"><text:span text:style-name="T25">  </text:span></text:span><text:span text:style-name="Source_20_Text"><text:span text:style-name="T11">&lt;div</text:span></text:span><text:span text:style-name="Source_20_Text"><text:span text:style-name="T8"> </text:span></text:span><text:span text:style-name="Source_20_Text"><text:span text:style-name="T6">class</text:span></text:span><text:span text:style-name="Source_20_Text"><text:span text:style-name="T8">=</text:span></text:span><text:span text:style-name="Source_20_Text"><text:span text:style-name="T24">"top"</text:span></text:span><text:span text:style-name="Source_20_Text"><text:span text:style-name="T11">&gt;</text:span></text:span><text:span text:style-name="Source_20_Text"><text:span text:style-name="T8">Top</text:span></text:span><text:span text:style-name="Source_20_Text"><text:span text:style-name="T11">&lt;/div&gt;</text:span></text:span></text:p>
      <text:p text:style-name="P19"><text:span text:style-name="Source_20_Text"><text:span text:style-name="T25">  </text:span></text:span><text:span text:style-name="Source_20_Text"><text:span text:style-name="T11">&lt;div</text:span></text:span><text:span text:style-name="Source_20_Text"><text:span text:style-name="T8"> </text:span></text:span><text:span text:style-name="Source_20_Text"><text:span text:style-name="T6">class</text:span></text:span><text:span text:style-name="Source_20_Text"><text:span text:style-name="T8">=</text:span></text:span><text:span text:style-name="Source_20_Text"><text:span text:style-name="T24">"bottom"</text:span></text:span><text:span text:style-name="Source_20_Text"><text:span text:style-name="T11">&gt;</text:span></text:span><text:span text:style-name="Source_20_Text"><text:span text:style-name="T8">Bottom</text:span></text:span><text:span text:style-name="Source_20_Text"><text:span text:style-name="T11">&lt;/div&gt;</text:span></text:span></text:p>
      <text:p text:style-name="P19"><text:span text:style-name="Source_20_Text"><text:span text:style-name="T11">&lt;/main&gt;</text:span></text:span></text:p>
      <text:p text:style-name="P19"><draw:frame draw:style-name="fr1" draw:name="Frame38" text:anchor-type="char" svg:x="-264.557cm" svg:width="0.041cm" draw:z-index="37"><draw:text-box fo:min-height="0.041cm"><text:p text:style-name="P15">Copy to Clipboard</text:p></draw:text-box></draw:frame><text:span text:style-name="Source_20_Text"><text:span text:style-name="T11">main</text:span></text:span><text:span text:style-name="Source_20_Text"><text:span text:style-name="T7"> </text:span></text:span><text:span text:style-name="Source_20_Text"><text:span text:style-name="T8">{</text:span></text:span></text:p>
      <text:p text:style-name="P19"><text:span text:style-name="Source_20_Text"><text:span text:style-name="T9">  </text:span></text:span><text:span text:style-name="Source_20_Text"><text:span text:style-name="T10">display</text:span></text:span><text:span text:style-name="Source_20_Text"><text:span text:style-name="T8">:</text:span></text:span><text:span text:style-name="Source_20_Text"><text:span text:style-name="T7"> </text:span></text:span><text:span text:style-name="Source_20_Text"><text:span text:style-name="T10">grid</text:span></text:span><text:span text:style-name="Source_20_Text"><text:span text:style-name="T8">;</text:span></text:span></text:p>
      <text:p text:style-name="P19"><text:span text:style-name="Source_20_Text"><text:span text:style-name="T9">  </text:span></text:span><text:span text:style-name="Source_20_Text"><text:span text:style-name="T10">height</text:span></text:span><text:span text:style-name="Source_20_Text"><text:span text:style-name="T8">:</text:span></text:span><text:span text:style-name="Source_20_Text"><text:span text:style-name="T7"> 600px</text:span></text:span><text:span text:style-name="Source_20_Text"><text:span text:style-name="T8">;</text:span></text:span></text:p>
      <text:p text:style-name="P19"><text:span text:style-name="Source_20_Text"><text:span text:style-name="T9">  </text:span></text:span><text:span text:style-name="Source_20_Text"><text:span text:style-name="T10">grid-template-rows</text:span></text:span><text:span text:style-name="Source_20_Text"><text:span text:style-name="T8">:</text:span></text:span><text:span text:style-name="Source_20_Text"><text:span text:style-name="T7"> 200px 200px</text:span></text:span><text:span text:style-name="Source_20_Text"><text:span text:style-name="T8">;</text:span></text:span></text:p>
      <text:p text:style-name="P19"><text:span text:style-name="Source_20_Text"><text:span text:style-name="T9">  </text:span></text:span><text:span text:style-name="Source_20_Text"><text:span text:style-name="T10">grid-template-areas</text:span></text:span><text:span text:style-name="Source_20_Text"><text:span text:style-name="T8">:</text:span></text:span><text:span text:style-name="Source_20_Text"><text:span text:style-name="T7"> </text:span></text:span><text:span text:style-name="Source_20_Text"><text:span text:style-name="T24">"top"</text:span></text:span></text:p>
      <text:p text:style-name="P19"><text:span text:style-name="Source_20_Text"><text:span text:style-name="T9">                       </text:span></text:span><text:span text:style-name="Source_20_Text"><text:span text:style-name="T24">"bottom"</text:span></text:span><text:span text:style-name="Source_20_Text"><text:span text:style-name="T8">;</text:span></text:span><text:span text:style-name="Source_20_Text"><text:span text:style-name="T7"> </text:span></text:span></text:p>
      <text:p text:style-name="P19"><text:span text:style-name="Source_20_Text"><text:span text:style-name="T9">  </text:span></text:span><text:span text:style-name="Source_20_Text"><text:span text:style-name="T10">align-content</text:span></text:span><text:span text:style-name="Source_20_Text"><text:span text:style-name="T8">:</text:span></text:span><text:span text:style-name="Source_20_Text"><text:span text:style-name="T7"> </text:span></text:span><text:span text:style-name="Source_20_Text"><text:span text:style-name="T26">center</text:span></text:span><text:span text:style-name="Source_20_Text"><text:span text:style-name="T8">;</text:span></text:span></text:p>
      <text:p text:style-name="P19"><text:span text:style-name="Source_20_Text"><text:span text:style-name="T8">}</text:span></text:span></text:p>
      <text:list text:style-name="L16">
        <text:list-item>
          <text:p text:style-name="P49"><draw:frame draw:style-name="fr1" draw:name="Frame39" text:anchor-type="char" svg:x="-264.557cm" svg:width="0.041cm" draw:z-index="38"><draw:text-box fo:min-height="0.041cm"><text:p text:style-name="P15">Copy to Clipboard</text:p></draw:text-box></draw:frame>Dans l'exemple ci-dessus, le conteneur de grille mesure 600 pixels de haut, mais nous n'avons spécifié que deux lignes de 200 pixels chacune. Cela laissera 200 pixels d'espace libre dans le conteneur de grille.</text:p>
        </text:list-item>
        <text:list-item>
          <text:p text:style-name="P50"><text:span text:style-name="Source_20_Text"><text:span text:style-name="T5">align-content: center;</text:span></text:span><text:span text:style-name="T4">positionne les lignes au centre de la grille, en laissant 100 pixels en haut et 100 pixels en bas de la grille.</text:span></text:p>
        </text:list-item>
      </text:list>
      <text:h text:style-name="P16" text:outline-level="3"><text:soft-page-break/>Se justifier et s'aligner</text:h>
      <text:p text:style-name="P17">4 min</text:p>
      <text:p text:style-name="P18"><text:span text:style-name="T4">Les propriétés </text:span><text:span text:style-name="Source_20_Text"><text:span text:style-name="T5">justify-items</text:span></text:span><text:span text:style-name="T4">et </text:span><text:span text:style-name="Source_20_Text"><text:span text:style-name="T5">align-items</text:span></text:span><text:span text:style-name="T4">spécifient comment tous les éléments de grille contenus dans un seul conteneur se positionneront respectivement le long des axes de ligne et de colonne.</text:span></text:p>
      <text:p text:style-name="P18"><text:span text:style-name="Source_20_Text"><text:span text:style-name="T5">justify-self</text:span></text:span><text:span text:style-name="T4">Spécifie le positionnement d'un élément par rapport à l'axe des lignes. Cette propriété est prioritaire </text:span><text:span text:style-name="Source_20_Text"><text:span text:style-name="T5">justify-items</text:span></text:span><text:span text:style-name="T4">pour tout élément sur lequel elle est déclarée.</text:span></text:p>
      <text:p text:style-name="P18"><text:span text:style-name="Source_20_Text"><text:span text:style-name="T5">align-self</text:span></text:span><text:span text:style-name="T4">Spécifie le positionnement d'un élément par rapport à l'axe des colonnes. Cette propriété est prioritaire </text:span><text:span text:style-name="Source_20_Text"><text:span text:style-name="T5">align-items</text:span></text:span><text:span text:style-name="T4">pour tout élément sur lequel elle est déclarée.</text:span></text:p>
      <text:p text:style-name="P20">Ces propriétés sont déclarées sur les éléments de la grille. Elles acceptent toutes les deux les quatre propriétés suivantes : </text:p>
      <text:list text:style-name="L17">
        <text:list-item>
          <text:p text:style-name="P51"><text:span text:style-name="Source_20_Text"><text:span text:style-name="T5">start</text:span></text:span><text:span text:style-name="T4">— positionne les éléments de la grille sur le côté gauche/en haut de la zone de grille</text:span></text:p>
        </text:list-item>
        <text:list-item>
          <text:p text:style-name="P52"><text:span text:style-name="Source_20_Text"><text:span text:style-name="T5">end</text:span></text:span><text:span text:style-name="T4">— positionne les éléments de la grille sur le côté droit/en bas de la zone de grille</text:span></text:p>
        </text:list-item>
        <text:list-item>
          <text:p text:style-name="P52"><text:span text:style-name="Source_20_Text"><text:span text:style-name="T5">center</text:span></text:span><text:span text:style-name="T4">— positionne les éléments de la grille au centre de la zone de la grille</text:span></text:p>
        </text:list-item>
        <text:list-item>
          <text:p text:style-name="P52"><text:span text:style-name="Source_20_Text"><text:span text:style-name="T5">stretch</text:span></text:span><text:span text:style-name="T4">— positionne les éléments de la grille pour remplir la zone de la grille (par défaut)</text:span></text:p>
        </text:list-item>
      </text:list>
      <text:p text:style-name="P18"><text:span text:style-name="Source_20_Text"><text:span text:style-name="T5">align-self</text:span></text:span><text:span text:style-name="T4">et </text:span><text:span text:style-name="Source_20_Text"><text:span text:style-name="T5">justify-self</text:span></text:span><text:span text:style-name="T4">acceptent les mêmes valeurs que </text:span><text:span text:style-name="Source_20_Text"><text:span text:style-name="T5">align-items</text:span></text:span><text:span text:style-name="T4">et </text:span><text:span text:style-name="Source_20_Text"><text:span text:style-name="T5">justify-items</text:span></text:span><text:span text:style-name="T4">. Vous pouvez en savoir plus sur ces valeurs sur le </text:span><text:a xlink:type="simple" xlink:href="https://developer.mozilla.org/en-US/docs/Web/CSS/CSS_Grid_Layout/Box_Alignment_in_CSS_Grid_Layout#Aligning_the_grid_tracks_on_the_block_or_column_axis" office:target-frame-name="_blank" xlink:show="new" text:style-name="Internet_20_link" text:visited-style-name="Visited_20_Internet_20_Link"><text:span text:style-name="T12">réseau des développeurs Mozilla</text:span></text:a><text:span text:style-name="T4"> . Leurs définitions sont également disponibles dans la </text:span><text:a xlink:type="simple" xlink:href="https://developer.mozilla.org/en-US/docs/Web/CSS/align-self#Values" office:target-frame-name="_blank" xlink:show="new" text:style-name="Internet_20_link" text:visited-style-name="Visited_20_Internet_20_Link"><text:span text:style-name="T12">documentation</text:span></text:a><text:span text:style-name="T4"> . Il est important de noter que la page contenant les définitions inclut des valeurs non acceptées dans la mise en page CSS Grid.</text:span></text:p>
      <text:p text:style-name="P6"/>
      <text:h text:style-name="P16" text:outline-level="3">Grille implicite vs. explicite</text:h>
      <text:p text:style-name="P17">2 min</text:p>
      <text:p text:style-name="P20">Jusqu'à présent, nous avons défini explicitement les dimensions et les quantités de nos éléments de grille à l'aide de diverses propriétés. Cela fonctionne bien dans de nombreux cas, comme pour une page d'accueil d'entreprise qui affichera en permanence une quantité spécifique d'informations.</text:p>
      <text:p text:style-name="P20">Cependant, il existe des cas où nous ne savons pas quelle quantité d'informations nous allons afficher. Prenons l'exemple des achats en ligne. <text:soft-page-break/>Souvent, ces pages web proposent, en bas des résultats de recherche, l'option d'afficher un certain nombre de résultats ou TOUS les résultats sur une seule page. Lors de l'affichage de tous les résultats, le développeur web ne peut pas savoir à l'avance combien d'éléments figureront dans les résultats de recherche à chaque fois.</text:p>
      <text:p text:style-name="P20">Que se passe-t-il si le développeur a spécifié une grille de 3 colonnes et 5 lignes (pour un total de 15 éléments), mais que les résultats de la recherche en renvoient 30 ?</text:p>
      <text:p text:style-name="P32"><text:span text:style-name="T4">Quelque chose appelé la grille </text:span><text:span text:style-name="Emphasis"><text:span text:style-name="T4">implicite</text:span></text:span><text:span text:style-name="T4"> prend le dessus. La grille implicite est une</text:span></text:p>
      <text:p text:style-name="P18"><text:a xlink:type="simple" xlink:href="https://www.codecademy.com/resources/docs/general/algorithm" office:target-frame-name="_blank" xlink:show="new" text:style-name="Internet_20_link" text:visited-style-name="Visited_20_Internet_20_Link"><draw:frame draw:style-name="fr1" draw:name="Frame40" text:anchor-type="char" svg:x="-264.557cm" svg:width="0.041cm" draw:z-index="39"><draw:text-box fo:min-height="0.041cm"><text:section text:style-name="Sect1" text:name=":r2t:"><text:p text:style-name="P15">Aperçu : Documents Chargement de la description du lien</text:p></text:section></draw:text-box></draw:frame><text:span text:style-name="T12">algorithme</text:span></text:a></text:p>
      <text:p text:style-name="P17">intégré à la spécification de CSS Grid qui détermine le comportement par défaut pour le placement des éléments lorsqu'ils sont plus nombreux que ceux qui rentrent dans la grille spécifiée par le CSS.</text:p>
      <text:p text:style-name="P21">Le comportement par défaut de la grille implicite est le suivant : les éléments remplissent d'abord les lignes, puis de nouvelles lignes sont ajoutées si nécessaire. Les nouvelles lignes de la grille seront suffisamment hautes pour contenir leur contenu. Dans l'exercice suivant, vous apprendrez à modifier ce comportement par défaut.</text:p>
      <text:h text:style-name="P16" text:outline-level="3">Grille automatique de lignes et grille automatique de colonnes</text:h>
      <text:p text:style-name="P17">6 minutes</text:p>
      <text:p text:style-name="P18"><text:span text:style-name="T4">CSS Grid fournit deux propriétés permettant de spécifier la taille des pistes de grille ajoutées implicitement : </text:span><text:span text:style-name="Source_20_Text"><text:span text:style-name="T5">grid-auto-rows</text:span></text:span><text:span text:style-name="T4">et </text:span><text:span text:style-name="Source_20_Text"><text:span text:style-name="T5">grid-auto-columns</text:span></text:span><text:span text:style-name="T4">. Ces propriétés sont déclarées sur les conteneurs de grille.</text:span></text:p>
      <text:p text:style-name="P18"><text:soft-page-break/><text:span text:style-name="Source_20_Text"><text:span text:style-name="T5">grid-auto-rows</text:span></text:span><text:span text:style-name="T4">spécifie la hauteur des lignes de grille ajoutées implicitement. </text:span><text:span text:style-name="Source_20_Text"><text:span text:style-name="T5">grid-auto-columns</text:span></text:span><text:span text:style-name="T4">spécifie la largeur des colonnes de grille ajoutées implicitement.</text:span></text:p>
      <text:p text:style-name="P18"><text:span text:style-name="Source_20_Text"><text:span text:style-name="T5">grid-auto-rows</text:span></text:span><text:span text:style-name="T4">et </text:span><text:span text:style-name="Source_20_Text"><text:span text:style-name="T5">grid-auto-columns</text:span></text:span><text:span text:style-name="T4">acceptent les mêmes valeurs que leurs homologues explicites, </text:span><text:span text:style-name="Source_20_Text"><text:span text:style-name="T5">grid-template-rows</text:span></text:span><text:span text:style-name="T4">et </text:span><text:span text:style-name="Source_20_Text"><text:span text:style-name="T5">grid-template-columns</text:span></text:span><text:span text:style-name="T4">:</text:span></text:p>
      <text:list text:style-name="L18">
        <text:list-item>
          <text:p text:style-name="P53"><text:span text:style-name="T4">pixels ( </text:span><text:span text:style-name="Source_20_Text"><text:span text:style-name="T5">px</text:span></text:span><text:span text:style-name="T4">)</text:span></text:p>
        </text:list-item>
        <text:list-item>
          <text:p text:style-name="P53"><text:span text:style-name="T4">pourcentages ( </text:span><text:span text:style-name="Source_20_Text"><text:span text:style-name="T5">%</text:span></text:span><text:span text:style-name="T4">)</text:span></text:p>
        </text:list-item>
        <text:list-item>
          <text:p text:style-name="P53"><text:span text:style-name="T4">fractions ( </text:span><text:span text:style-name="Source_20_Text"><text:span text:style-name="T5">fr</text:span></text:span><text:span text:style-name="T4">)</text:span></text:p>
        </text:list-item>
        <text:list-item>
          <text:p text:style-name="P53"><text:span text:style-name="T4">la </text:span><text:span text:style-name="Source_20_Text"><text:span text:style-name="T5">repeat()</text:span></text:span><text:span text:style-name="T4">fonction</text:span></text:p>
        </text:list-item>
      </text:list>
      <text:p text:style-name="P19"><text:span text:style-name="Source_20_Text"><text:span text:style-name="T11">&lt;body&gt;</text:span></text:span></text:p>
      <text:p text:style-name="P19"><text:span text:style-name="Source_20_Text"><text:span text:style-name="T25">  </text:span></text:span><text:span text:style-name="Source_20_Text"><text:span text:style-name="T11">&lt;div&gt;</text:span></text:span><text:span text:style-name="Source_20_Text"><text:span text:style-name="T8">Part 1</text:span></text:span><text:span text:style-name="Source_20_Text"><text:span text:style-name="T11">&lt;/div&gt;</text:span></text:span><text:span text:style-name="Source_20_Text"><text:span text:style-name="T8">   </text:span></text:span></text:p>
      <text:p text:style-name="P19"><text:span text:style-name="Source_20_Text"><text:span text:style-name="T25">  </text:span></text:span><text:span text:style-name="Source_20_Text"><text:span text:style-name="T11">&lt;div&gt;</text:span></text:span><text:span text:style-name="Source_20_Text"><text:span text:style-name="T8">Part 2</text:span></text:span><text:span text:style-name="Source_20_Text"><text:span text:style-name="T11">&lt;/div&gt;</text:span></text:span></text:p>
      <text:p text:style-name="P19"><text:span text:style-name="Source_20_Text"><text:span text:style-name="T25">  </text:span></text:span><text:span text:style-name="Source_20_Text"><text:span text:style-name="T11">&lt;div&gt;</text:span></text:span><text:span text:style-name="Source_20_Text"><text:span text:style-name="T8">Part 3</text:span></text:span><text:span text:style-name="Source_20_Text"><text:span text:style-name="T11">&lt;/div&gt;</text:span></text:span></text:p>
      <text:p text:style-name="P19"><text:span text:style-name="Source_20_Text"><text:span text:style-name="T25">  </text:span></text:span><text:span text:style-name="Source_20_Text"><text:span text:style-name="T11">&lt;div&gt;</text:span></text:span><text:span text:style-name="Source_20_Text"><text:span text:style-name="T8">Part 4</text:span></text:span><text:span text:style-name="Source_20_Text"><text:span text:style-name="T11">&lt;/div&gt;</text:span></text:span></text:p>
      <text:p text:style-name="P19"><text:span text:style-name="Source_20_Text"><text:span text:style-name="T25">  </text:span></text:span><text:span text:style-name="Source_20_Text"><text:span text:style-name="T11">&lt;div&gt;</text:span></text:span><text:span text:style-name="Source_20_Text"><text:span text:style-name="T8">Part 5</text:span></text:span><text:span text:style-name="Source_20_Text"><text:span text:style-name="T11">&lt;/div&gt;</text:span></text:span></text:p>
      <text:p text:style-name="P19"><text:span text:style-name="Source_20_Text"><text:span text:style-name="T11">&lt;/body&gt;</text:span></text:span></text:p>
      <text:p text:style-name="P19"><draw:frame draw:style-name="fr1" draw:name="Frame41" text:anchor-type="char" svg:x="-264.557cm" svg:width="0.041cm" draw:z-index="40"><draw:text-box fo:min-height="0.041cm"><text:p text:style-name="P15">Copy to Clipboard</text:p></draw:text-box></draw:frame><text:span text:style-name="Source_20_Text"><text:span text:style-name="T11">body</text:span></text:span><text:span text:style-name="Source_20_Text"><text:span text:style-name="T7"> </text:span></text:span><text:span text:style-name="Source_20_Text"><text:span text:style-name="T8">{</text:span></text:span></text:p>
      <text:p text:style-name="P19"><text:span text:style-name="Source_20_Text"><text:span text:style-name="T9">  </text:span></text:span><text:span text:style-name="Source_20_Text"><text:span text:style-name="T10">display</text:span></text:span><text:span text:style-name="Source_20_Text"><text:span text:style-name="T8">:</text:span></text:span><text:span text:style-name="Source_20_Text"><text:span text:style-name="T7"> </text:span></text:span><text:span text:style-name="Source_20_Text"><text:span text:style-name="T10">grid</text:span></text:span><text:span text:style-name="Source_20_Text"><text:span text:style-name="T8">;</text:span></text:span></text:p>
      <text:p text:style-name="P19"><text:span text:style-name="Source_20_Text"><text:span text:style-name="T9">  </text:span></text:span><text:span text:style-name="Source_20_Text"><text:span text:style-name="T10">grid</text:span></text:span><text:span text:style-name="Source_20_Text"><text:span text:style-name="T8">:</text:span></text:span><text:span text:style-name="Source_20_Text"><text:span text:style-name="T7"> </text:span></text:span><text:span text:style-name="Source_20_Text"><text:span text:style-name="T8">repeat(</text:span></text:span><text:span text:style-name="Source_20_Text"><text:span text:style-name="T7">2</text:span></text:span><text:span text:style-name="Source_20_Text"><text:span text:style-name="T8">,</text:span></text:span><text:span text:style-name="Source_20_Text"><text:span text:style-name="T7"> 100px</text:span></text:span><text:span text:style-name="Source_20_Text"><text:span text:style-name="T8">)</text:span></text:span><text:span text:style-name="Source_20_Text"><text:span text:style-name="T7"> </text:span></text:span><text:span text:style-name="Source_20_Text"><text:span text:style-name="T8">/</text:span></text:span><text:span text:style-name="Source_20_Text"><text:span text:style-name="T7"> </text:span></text:span><text:span text:style-name="Source_20_Text"><text:span text:style-name="T8">repeat(</text:span></text:span><text:span text:style-name="Source_20_Text"><text:span text:style-name="T7">2</text:span></text:span><text:span text:style-name="Source_20_Text"><text:span text:style-name="T8">,</text:span></text:span><text:span text:style-name="Source_20_Text"><text:span text:style-name="T7"> 150px</text:span></text:span><text:span text:style-name="Source_20_Text"><text:span text:style-name="T8">);</text:span></text:span><text:span text:style-name="Source_20_Text"><text:span text:style-name="T7"> </text:span></text:span></text:p>
      <text:p text:style-name="P19"><text:span text:style-name="Source_20_Text"><text:span text:style-name="T9">  </text:span></text:span><text:span text:style-name="Source_20_Text"><text:span text:style-name="T10">grid-auto-rows</text:span></text:span><text:span text:style-name="Source_20_Text"><text:span text:style-name="T8">:</text:span></text:span><text:span text:style-name="Source_20_Text"><text:span text:style-name="T7"> 50px</text:span></text:span><text:span text:style-name="Source_20_Text"><text:span text:style-name="T8">;</text:span></text:span></text:p>
      <text:p text:style-name="P19"><text:span text:style-name="Source_20_Text"><text:span text:style-name="T8">}</text:span></text:span></text:p>
      <text:p text:style-name="P18"><draw:frame draw:style-name="fr1" draw:name="Frame42" text:anchor-type="char" svg:x="-264.557cm" svg:width="0.041cm" draw:z-index="41"><draw:text-box fo:min-height="0.041cm"><text:p text:style-name="P15">Copy to Clipboard</text:p></draw:text-box></draw:frame><text:soft-page-break/><text:span text:style-name="T4">Dans l'exemple ci-dessus, il y a 5 </text:span><text:span text:style-name="Source_20_Text"><text:span text:style-name="T5">&lt;div&gt;</text:span></text:span><text:span text:style-name="T4">s. Cependant, dans le </text:span><text:span text:style-name="Source_20_Text"><text:span text:style-name="T5">body</text:span></text:span><text:span text:style-name="T4">jeu de règles, nous spécifions uniquement une grille de deux lignes et deux colonnes, soit quatre cellules.</text:span></text:p>
      <text:p text:style-name="P18"><text:span text:style-name="T4">Le cinquième </text:span><text:span text:style-name="Source_20_Text"><text:span text:style-name="T5">&lt;div&gt;</text:span></text:span><text:span text:style-name="T4">sera ajouté à une ligne implicite qui mesurera 50 pixels de haut.</text:span></text:p>
      <text:p text:style-name="P18"><text:span text:style-name="T4">Si nous ne spécifions pas </text:span><text:span text:style-name="Source_20_Text"><text:span text:style-name="T5">grid-auto-rows</text:span></text:span><text:span text:style-name="T4">, les lignes seraient automatiquement ajustées à la hauteur du contenu des éléments de la grille.</text:span></text:p>
      <text:h text:style-name="P16" text:outline-level="3">Flux automatique de la grille</text:h>
      <text:p text:style-name="P17">3 minutes</text:p>
      <text:p text:style-name="P20">En plus de définir les dimensions des lignes et des colonnes ajoutées implicitement, nous pouvons spécifier l'ordre dans lequel elles sont rendues.</text:p>
      <text:p text:style-name="P18"><text:span text:style-name="Source_20_Text"><text:span text:style-name="T5">grid-auto-flow</text:span></text:span><text:span text:style-name="T4">spécifie si de nouveaux éléments doivent être ajoutés aux lignes ou aux colonnes, et est déclaré sur les conteneurs de grille.</text:span></text:p>
      <text:p text:style-name="P18"><text:span text:style-name="Source_20_Text"><text:span text:style-name="T5">grid-auto-flow</text:span></text:span><text:span text:style-name="T4">accepte ces valeurs :</text:span></text:p>
      <text:list text:style-name="L19">
        <text:list-item>
          <text:p text:style-name="P54"><text:span text:style-name="Source_20_Text"><text:span text:style-name="T5">row</text:span></text:span><text:span text:style-name="T4">— spécifie que les nouveaux éléments doivent remplir les lignes de gauche à droite et créer de nouvelles lignes lorsqu'il y a trop d'éléments (par défaut)</text:span></text:p>
        </text:list-item>
        <text:list-item>
          <text:p text:style-name="P54"><text:span text:style-name="Source_20_Text"><text:span text:style-name="T5">column</text:span></text:span><text:span text:style-name="T4">— spécifie que les nouveaux éléments doivent remplir les colonnes de haut en bas et créer de nouvelles colonnes lorsqu'il y a trop d'éléments</text:span></text:p>
        </text:list-item>
        <text:list-item>
          <text:p text:style-name="P54"><text:span text:style-name="Source_20_Text"><text:span text:style-name="T5">dense</text:span></text:span><text:span text:style-name="T4">— ce mot-clé invoque un</text:span></text:p>
          <text:p text:style-name="P54"><text:a xlink:type="simple" xlink:href="https://www.codecademy.com/resources/docs/general/algorithm" office:target-frame-name="_blank" xlink:show="new" text:style-name="Internet_20_link" text:visited-style-name="Visited_20_Internet_20_Link"><draw:frame draw:style-name="fr1" draw:name="Frame43" text:anchor-type="char" svg:x="-264.557cm" svg:width="0.041cm" draw:z-index="42"><draw:text-box fo:min-height="0.041cm"><text:section text:style-name="Sect1" text:name=":r6j:"><text:p text:style-name="P15">Aperçu : Documents Chargement de la description du lien</text:p></text:section></draw:text-box></draw:frame><text:span text:style-name="T12">algorithme</text:span></text:a></text:p>
          <text:p text:style-name="P55">qui tente de combler les trous plus tôt dans la disposition de la grille si des éléments plus petits sont ajoutés</text:p>
        </text:list-item>
      </text:list>
      <text:p text:style-name="P18"><text:soft-page-break/><text:span text:style-name="T4">Vous pouvez associer </text:span><text:span text:style-name="Source_20_Text"><text:span text:style-name="T5">row</text:span></text:span><text:span text:style-name="T4">ou </text:span><text:span text:style-name="Source_20_Text"><text:span text:style-name="T5">column</text:span></text:span><text:span text:style-name="T4">avec </text:span><text:span text:style-name="Source_20_Text"><text:span text:style-name="T5">dense</text:span></text:span><text:span text:style-name="T4">, comme ceci : </text:span><text:span text:style-name="Source_20_Text"><text:span text:style-name="T5">grid-auto-flow: row dense;</text:span></text:span><text:span text:style-name="T4">.</text:span></text:p>
      <text:p text:style-name="P18"><text:span text:style-name="T4">Voici un exemple d'utilisation </text:span><text:span text:style-name="Source_20_Text"><text:span text:style-name="T5">grid-auto-flow: column;</text:span></text:span><text:span text:style-name="T4">avec la </text:span><text:span text:style-name="Source_20_Text"><text:span text:style-name="T5">grid-auto-columns</text:span></text:span><text:span text:style-name="T4">propriété :</text:span></text:p>
      <text:p text:style-name="P32"><text:span text:style-name="Strong_20_Emphasis"><text:span text:style-name="T28">HTML</text:span></text:span><text:span text:style-name="T4"> :</text:span></text:p>
      <text:p text:style-name="P19"><text:span text:style-name="Source_20_Text"><text:span text:style-name="T11">&lt;body&gt;</text:span></text:span></text:p>
      <text:p text:style-name="P19"><text:span text:style-name="Source_20_Text"><text:span text:style-name="T25">    </text:span></text:span><text:span text:style-name="Source_20_Text"><text:span text:style-name="T11">&lt;div</text:span></text:span><text:span text:style-name="Source_20_Text"><text:span text:style-name="T8"> </text:span></text:span><text:span text:style-name="Source_20_Text"><text:span text:style-name="T6">class</text:span></text:span><text:span text:style-name="Source_20_Text"><text:span text:style-name="T8">=</text:span></text:span><text:span text:style-name="Source_20_Text"><text:span text:style-name="T24">'box'</text:span></text:span><text:span text:style-name="Source_20_Text"><text:span text:style-name="T11">&gt;</text:span></text:span><text:span text:style-name="Source_20_Text"><text:span text:style-name="T8">Part 1</text:span></text:span><text:span text:style-name="Source_20_Text"><text:span text:style-name="T11">&lt;/div&gt;</text:span></text:span><text:span text:style-name="Source_20_Text"><text:span text:style-name="T8">   </text:span></text:span></text:p>
      <text:p text:style-name="P19"><text:span text:style-name="Source_20_Text"><text:span text:style-name="T25">    </text:span></text:span><text:span text:style-name="Source_20_Text"><text:span text:style-name="T11">&lt;div</text:span></text:span><text:span text:style-name="Source_20_Text"><text:span text:style-name="T8"> </text:span></text:span><text:span text:style-name="Source_20_Text"><text:span text:style-name="T6">class</text:span></text:span><text:span text:style-name="Source_20_Text"><text:span text:style-name="T8">=</text:span></text:span><text:span text:style-name="Source_20_Text"><text:span text:style-name="T24">'box'</text:span></text:span><text:span text:style-name="Source_20_Text"><text:span text:style-name="T11">&gt;</text:span></text:span><text:span text:style-name="Source_20_Text"><text:span text:style-name="T8">Part 2</text:span></text:span><text:span text:style-name="Source_20_Text"><text:span text:style-name="T11">&lt;/div&gt;</text:span></text:span></text:p>
      <text:p text:style-name="P19"><text:span text:style-name="Source_20_Text"><text:span text:style-name="T25">    </text:span></text:span><text:span text:style-name="Source_20_Text"><text:span text:style-name="T11">&lt;div</text:span></text:span><text:span text:style-name="Source_20_Text"><text:span text:style-name="T8"> </text:span></text:span><text:span text:style-name="Source_20_Text"><text:span text:style-name="T6">class</text:span></text:span><text:span text:style-name="Source_20_Text"><text:span text:style-name="T8">=</text:span></text:span><text:span text:style-name="Source_20_Text"><text:span text:style-name="T24">'box'</text:span></text:span><text:span text:style-name="Source_20_Text"><text:span text:style-name="T11">&gt;</text:span></text:span><text:span text:style-name="Source_20_Text"><text:span text:style-name="T8">Part 3</text:span></text:span><text:span text:style-name="Source_20_Text"><text:span text:style-name="T11">&lt;/div&gt;</text:span></text:span></text:p>
      <text:p text:style-name="P19"><text:span text:style-name="Source_20_Text"><text:span text:style-name="T25">    </text:span></text:span><text:span text:style-name="Source_20_Text"><text:span text:style-name="T11">&lt;div</text:span></text:span><text:span text:style-name="Source_20_Text"><text:span text:style-name="T8"> </text:span></text:span><text:span text:style-name="Source_20_Text"><text:span text:style-name="T6">class</text:span></text:span><text:span text:style-name="Source_20_Text"><text:span text:style-name="T8">=</text:span></text:span><text:span text:style-name="Source_20_Text"><text:span text:style-name="T24">'box'</text:span></text:span><text:span text:style-name="Source_20_Text"><text:span text:style-name="T11">&gt;</text:span></text:span><text:span text:style-name="Source_20_Text"><text:span text:style-name="T8">Part 4</text:span></text:span><text:span text:style-name="Source_20_Text"><text:span text:style-name="T11">&lt;/div&gt;</text:span></text:span></text:p>
      <text:p text:style-name="P19"><text:span text:style-name="Source_20_Text"><text:span text:style-name="T25">    </text:span></text:span><text:span text:style-name="Source_20_Text"><text:span text:style-name="T11">&lt;div</text:span></text:span><text:span text:style-name="Source_20_Text"><text:span text:style-name="T8"> </text:span></text:span><text:span text:style-name="Source_20_Text"><text:span text:style-name="T6">class</text:span></text:span><text:span text:style-name="Source_20_Text"><text:span text:style-name="T8">=</text:span></text:span><text:span text:style-name="Source_20_Text"><text:span text:style-name="T24">'box'</text:span></text:span><text:span text:style-name="Source_20_Text"><text:span text:style-name="T11">&gt;</text:span></text:span><text:span text:style-name="Source_20_Text"><text:span text:style-name="T8">Part 5</text:span></text:span><text:span text:style-name="Source_20_Text"><text:span text:style-name="T11">&lt;/div&gt;</text:span></text:span></text:p>
      <text:p text:style-name="P19"><text:span text:style-name="Source_20_Text"><text:span text:style-name="T11">&lt;/body&gt;</text:span></text:span></text:p>
      <text:p text:style-name="P32"><draw:frame draw:style-name="fr1" draw:name="Frame44" text:anchor-type="char" svg:x="-264.557cm" svg:width="0.041cm" draw:z-index="43"><draw:text-box fo:min-height="0.041cm"><text:p text:style-name="P15">Copy to Clipboard</text:p></draw:text-box></draw:frame><text:span text:style-name="Strong_20_Emphasis"><text:span text:style-name="T28">CSS</text:span></text:span><text:span text:style-name="T4"> :</text:span></text:p>
      <text:p text:style-name="P19"><text:span text:style-name="Source_20_Text"><text:span text:style-name="T11">body</text:span></text:span><text:span text:style-name="Source_20_Text"><text:span text:style-name="T7"> </text:span></text:span><text:span text:style-name="Source_20_Text"><text:span text:style-name="T8">{</text:span></text:span></text:p>
      <text:p text:style-name="P19"><text:span text:style-name="Source_20_Text"><text:span text:style-name="T9">  </text:span></text:span><text:span text:style-name="Source_20_Text"><text:span text:style-name="T10">display</text:span></text:span><text:span text:style-name="Source_20_Text"><text:span text:style-name="T8">:</text:span></text:span><text:span text:style-name="Source_20_Text"><text:span text:style-name="T7"> </text:span></text:span><text:span text:style-name="Source_20_Text"><text:span text:style-name="T10">grid</text:span></text:span><text:span text:style-name="Source_20_Text"><text:span text:style-name="T8">;</text:span></text:span></text:p>
      <text:p text:style-name="P19"><text:span text:style-name="Source_20_Text"><text:span text:style-name="T9">  </text:span></text:span><text:span text:style-name="Source_20_Text"><text:span text:style-name="T7">gap: 5px;</text:span></text:span></text:p>
      <text:p text:style-name="P19"><text:span text:style-name="Source_20_Text"><text:span text:style-name="T9">  </text:span></text:span><text:span text:style-name="Source_20_Text"><text:span text:style-name="T10">grid</text:span></text:span><text:span text:style-name="Source_20_Text"><text:span text:style-name="T8">:</text:span></text:span><text:span text:style-name="Source_20_Text"><text:span text:style-name="T7"> </text:span></text:span><text:span text:style-name="Source_20_Text"><text:span text:style-name="T8">repeat(</text:span></text:span><text:span text:style-name="Source_20_Text"><text:span text:style-name="T7">2</text:span></text:span><text:span text:style-name="Source_20_Text"><text:span text:style-name="T8">,</text:span></text:span><text:span text:style-name="Source_20_Text"><text:span text:style-name="T7"> 100px</text:span></text:span><text:span text:style-name="Source_20_Text"><text:span text:style-name="T8">)</text:span></text:span><text:span text:style-name="Source_20_Text"><text:span text:style-name="T7"> </text:span></text:span><text:span text:style-name="Source_20_Text"><text:span text:style-name="T8">/</text:span></text:span><text:span text:style-name="Source_20_Text"><text:span text:style-name="T7"> </text:span></text:span><text:span text:style-name="Source_20_Text"><text:span text:style-name="T8">repeat(</text:span></text:span><text:span text:style-name="Source_20_Text"><text:span text:style-name="T7">2</text:span></text:span><text:span text:style-name="Source_20_Text"><text:span text:style-name="T8">,</text:span></text:span><text:span text:style-name="Source_20_Text"><text:span text:style-name="T7"> 150px</text:span></text:span><text:span text:style-name="Source_20_Text"><text:span text:style-name="T8">);</text:span></text:span></text:p>
      <text:p text:style-name="P19"><text:span text:style-name="Source_20_Text"><text:span text:style-name="T9">  </text:span></text:span><text:span text:style-name="Source_20_Text"><text:span text:style-name="T10">grid-auto-rows</text:span></text:span><text:span text:style-name="Source_20_Text"><text:span text:style-name="T8">:</text:span></text:span><text:span text:style-name="Source_20_Text"><text:span text:style-name="T7"> 45px</text:span></text:span><text:span text:style-name="Source_20_Text"><text:span text:style-name="T8">;</text:span></text:span></text:p>
      <text:p text:style-name="P19"><text:span text:style-name="Source_20_Text"><text:span text:style-name="T9">  </text:span></text:span><text:span text:style-name="Source_20_Text"><text:span text:style-name="T10">grid-auto-columns</text:span></text:span><text:span text:style-name="Source_20_Text"><text:span text:style-name="T8">:</text:span></text:span><text:span text:style-name="Source_20_Text"><text:span text:style-name="T7"> 65px</text:span></text:span><text:span text:style-name="Source_20_Text"><text:span text:style-name="T8">;</text:span></text:span></text:p>
      <text:p text:style-name="P19"><text:span text:style-name="Source_20_Text"><text:span text:style-name="T9">  </text:span></text:span><text:span text:style-name="Source_20_Text"><text:span text:style-name="T10">grid-auto-flow</text:span></text:span><text:span text:style-name="Source_20_Text"><text:span text:style-name="T8">:</text:span></text:span><text:span text:style-name="Source_20_Text"><text:span text:style-name="T7"> </text:span></text:span><text:span text:style-name="Source_20_Text"><text:span text:style-name="T26">column</text:span></text:span><text:span text:style-name="Source_20_Text"><text:span text:style-name="T8">;</text:span></text:span></text:p>
      <text:p text:style-name="P19"><text:span text:style-name="Source_20_Text"><text:span text:style-name="T8">}</text:span></text:span></text:p>
      <text:h text:style-name="P56" text:outline-level="3"><text:soft-page-break/>Revoir</text:h>
      <text:p text:style-name="P17">1 min</text:p>
      <text:p text:style-name="P20">Bravo ! Vous avez appris de nombreuses nouvelles propriétés à utiliser pour créer une mise en page avec CSS Grid ! Récapitulons :</text:p>
      <text:list text:style-name="L20">
        <text:list-item>
          <text:p text:style-name="P57"><text:span text:style-name="Source_20_Text"><text:span text:style-name="T5">grid-template-areas</text:span></text:span><text:span text:style-name="T4">spécifie les zones de grille nommées</text:span></text:p>
        </text:list-item>
        <text:list-item>
          <text:p text:style-name="P58">Les grilles sont bidimensionnelles : elles ont un axe en ligne et un axe en colonne.</text:p>
        </text:list-item>
        <text:list-item>
          <text:p text:style-name="P57"><text:span text:style-name="Source_20_Text"><text:span text:style-name="T5">justify-items</text:span></text:span><text:span text:style-name="T4">spécifie comment les éléments individuels doivent se répartir sur l'axe des lignes</text:span></text:p>
        </text:list-item>
        <text:list-item>
          <text:p text:style-name="P57"><text:span text:style-name="Source_20_Text"><text:span text:style-name="T5">justify-content</text:span></text:span><text:span text:style-name="T4">spécifie comment les groupes d'éléments doivent se répartir sur l'axe des lignes</text:span></text:p>
        </text:list-item>
        <text:list-item>
          <text:p text:style-name="P57"><text:span text:style-name="Source_20_Text"><text:span text:style-name="T5">justify-self</text:span></text:span><text:span text:style-name="T4">spécifie comment un élément unique doit se positionner par rapport à l'axe des lignes</text:span></text:p>
        </text:list-item>
        <text:list-item>
          <text:p text:style-name="P57"><text:span text:style-name="Source_20_Text"><text:span text:style-name="T5">align-items</text:span></text:span><text:span text:style-name="T4">spécifie comment les éléments individuels doivent se répartir sur l'axe de la colonne</text:span></text:p>
        </text:list-item>
        <text:list-item>
          <text:p text:style-name="P57"><text:span text:style-name="Source_20_Text"><text:span text:style-name="T5">align-content</text:span></text:span><text:span text:style-name="T4">spécifie comment les groupes d'éléments doivent se répartir sur l'axe des colonnes</text:span></text:p>
        </text:list-item>
        <text:list-item>
          <text:p text:style-name="P57"><text:span text:style-name="Source_20_Text"><text:span text:style-name="T5">align-self</text:span></text:span><text:span text:style-name="T4">spécifie comment un élément unique doit se positionner par rapport à l'axe de la colonne</text:span></text:p>
        </text:list-item>
        <text:list-item>
          <text:p text:style-name="P57"><text:span text:style-name="Source_20_Text"><text:span text:style-name="T5">grid-auto-rows</text:span></text:span><text:span text:style-name="T4">spécifie la hauteur des lignes ajoutées implicitement à la grille</text:span></text:p>
        </text:list-item>
        <text:list-item>
          <text:p text:style-name="P57"><text:span text:style-name="Source_20_Text"><text:span text:style-name="T5">grid-auto-columns</text:span></text:span><text:span text:style-name="T4">spécifie la largeur des colonnes ajoutées implicitement à la grille</text:span></text:p>
        </text:list-item>
        <text:list-item>
          <text:p text:style-name="P57"><text:soft-page-break/><text:span text:style-name="Source_20_Text"><text:span text:style-name="T5">grid-auto-flow</text:span></text:span><text:span text:style-name="T4">spécifie dans quelle direction les éléments implicites doivent être créés</text:span></text:p>
        </text:list-item>
      </text:list>
      <text:p text:style-name="P21">C'est le moment idéal pour expérimenter le code dans le</text:p>
      <text:p text:style-name="P18"><text:a xlink:type="simple" xlink:href="https://www.codecademy.com/resources/docs/general/developer-tools/code-editor" office:target-frame-name="_blank" xlink:show="new" text:style-name="Internet_20_link" text:visited-style-name="Visited_20_Internet_20_Link"><draw:frame draw:style-name="fr1" draw:name="Frame46" text:anchor-type="char" svg:x="-264.557cm" svg:width="0.041cm" draw:z-index="45"><draw:text-box fo:min-height="0.041cm"><text:section text:style-name="Sect1" text:name=":r7g:"><text:p text:style-name="P15">Aperçu : Documents Chargement de la description du lien</text:p></text:section></draw:text-box></draw:frame><text:span text:style-name="T12">éditeur de code</text:span></text:a></text:p>
      <text:p text:style-name="P17">et essayez les propriétés que vous souhaitez approfondir ! Quand vous êtes prêt, passez à la suite !</text:p>
      <text:p text:style-name="P59"><draw:frame draw:style-name="fr1" draw:name="Frame45" text:anchor-type="char" svg:x="-264.557cm" svg:width="0.041cm" draw:z-index="44"><draw:text-box fo:min-height="0.041cm"><text:p text:style-name="P15">Copy to Clipboard</text:p></draw:text-box></draw:frame></text:p>
      <text:p text:style-name="P18"><text:span text:style-name="T4">Le cinquième élément de la grille est ajouté à une nouvelle colonne implicite. La largeur de cette colonne implicite est déterminée par </text:span><text:span text:style-name="Source_20_Text"><text:span text:style-name="T5">grid-auto-columns</text:span></text:span><text:span text:style-name="T4">, ce qui rend le cinquième élément </text:span><text:span text:style-name="Source_20_Text"><text:span text:style-name="T5">65px</text:span></text:span><text:span text:style-name="T4">large, plus étroit que les autres éléments de la grille.</text:span></text:p>
      <text:p text:style-name="P18"><text:span text:style-name="T4">Notez qu'avec </text:span><text:span text:style-name="Source_20_Text"><text:span text:style-name="T5">grid-auto-flow: column</text:span></text:span><text:span text:style-name="T4">l'ajout d'éléments à la grille, de nouveaux éléments seront ajoutés aux lignes existantes explicitement définies. De ce fait, les nouveaux éléments auront la même hauteur que tous les éléments de la grille explicite, </text:span><text:span text:style-name="Source_20_Text"><text:span text:style-name="T5">100px</text:span></text:span><text:span text:style-name="T4">telle que définie par la </text:span><text:span text:style-name="Source_20_Text"><text:span text:style-name="T5">grid</text:span></text:span><text:span text:style-name="T4">propriété.</text:span></text:p>
      <text:p text:style-name="P6"/>
      <text:h text:style-name="P60" text:outline-level="3">Mesures relatives</text:h>
      <text:p text:style-name="P61">1 min</text:p>
      <text:p text:style-name="P62">Les technologies modernes permettent aux utilisateurs de naviguer sur Internet via de multiples appareils, tels que les ordinateurs de bureau, les téléphones portables, les tablettes, etc. Cependant, la diversité des tailles d'écran pose un problème aux développeurs web : comment garantir la lisibilité et l'attractivité d'un site web sur tous les appareils, quelle que soit la taille de l'écran ?</text:p>
      <text:p text:style-name="P62">La réponse : <text:span text:style-name="Emphasis">le responsive design</text:span> ! Le responsive design désigne la capacité d'un site web à redimensionner et réorganiser son contenu en fonction de :</text:p>
      <text:list text:style-name="L21">
        <text:list-item>
          <text:p text:style-name="P63">La taille des autres contenus du site Web.</text:p>
        </text:list-item>
        <text:list-item>
          <text:p text:style-name="P63"><text:soft-page-break/>La taille de l'écran sur lequel le site Web est visualisé.</text:p>
        </text:list-item>
      </text:list>
      <text:p text:style-name="P62">Dans cette leçon, nous allons dimensionner le contenu HTML <text:span text:style-name="Emphasis">par rapport</text:span> aux autres contenus d'un site Web.</text:p>
      <text:p text:style-name="P64">Vous avez probablement remarqué l'utilisation de l'unité de <text:a xlink:type="simple" xlink:href="https://en.wikipedia.org/wiki/Pixel" office:target-frame-name="_blank" xlink:show="new" text:style-name="Internet_20_link" text:visited-style-name="Visited_20_Internet_20_Link"><text:span text:style-name="T29">pixels</text:span></text:a> sur <text:span text:style-name="Source_20_Text"><text:span text:style-name="T14">px</text:span></text:span>les sites web. Les pixels permettent de dimensionner le contenu à des dimensions <text:span text:style-name="Emphasis">exactes</text:span> . Par exemple, si vous souhaitez qu'un div mesure exactement 500 pixels de large et 100 pixels de haut, l'unité de pixels <text:span text:style-name="Source_20_Text"><text:span text:style-name="T14">px</text:span></text:span>peut être utilisée. Les pixels, quant à eux, sont des valeurs fixes, <text:a xlink:type="simple" xlink:href="https://www.google.com/search?q=hard%20coding" office:target-frame-name="_blank" xlink:show="new" text:style-name="Internet_20_link" text:visited-style-name="Visited_20_Internet_20_Link"><text:span text:style-name="T29">codées en dur</text:span></text:a> . Lorsque la taille de l'écran change (comme lors du passage du mode paysage au mode portrait sur un téléphone), les éléments dimensionnés en pixels peuvent apparaître trop petits, déborder de l'écran ou devenir complètement illisibles.</text:p>
      <text:p text:style-name="P64">Avec CSS, vous pouvez éviter les mesures codées en dur et utiliser <text:span text:style-name="Emphasis">des mesures relatives</text:span> . Ces dernières offrent un avantage par rapport aux mesures codées en dur, car elles permettent de conserver les proportions d'un site web, quelle que soit la taille de l'écran ou la mise en page.</text:p>
      <text:p text:style-name="P65">Instructions</text:p>
      <text:list text:style-name="L22">
        <text:list-header>
          <text:p text:style-name="P66">Le site web affiché dans le navigateur de droite utilise de nombreuses mesures relatives. Redimensionnez la page en augmentant et en diminuant la largeur du navigateur à plusieurs reprises. Que remarquez-vous concernant la façon dont le contenu de la page réagit aux changements de largeur ?</text:p>
          <text:p text:style-name="P67">Une fois que vous avez terminé de redimensionner le composant du navigateur, passez à l’exercice suivant.</text:p>
        </text:list-header>
      </text:list>
      <text:p text:style-name="P68"/>
      <text:h text:style-name="P69" text:outline-level="3">Em</text:h>
      <text:p text:style-name="P70">7 minutes</text:p>
      <text:p text:style-name="P71"><text:span text:style-name="T1">L'intégration du dimensionnement relatif commence par l'utilisation d'unités autres que les pixels. Une unité de mesure que vous pouvez utiliser en CSS pour créer du contenu de taille relative est le </text:span><text:span text:style-name="Emphasis"><text:span text:style-name="T1">em</text:span></text:span><text:span text:style-name="T1"> , écrit comme </text:span><text:span text:style-name="Source_20_Text"><text:span text:style-name="T3">em</text:span></text:span><text:span text:style-name="T1">en CSS.</text:span></text:p>
      <text:p text:style-name="P20">Historiquement, le cadratin représentait la largeur d'un M majuscule dans la police et la taille utilisées. Ce n'est plus le cas.</text:p>
      <text:p text:style-name="P20"><text:soft-page-break/>Aujourd'hui, le cadratin représente la taille de police de l'élément courant ou, si aucune taille n'est spécifiée, la taille de police de base par défaut définie par le navigateur. Par exemple, si la police de base d'un navigateur est de 16 pixels (taille de texte par défaut), alors 1 cadratin équivaut à 16 pixels. 2 cadratins équivalent à 32 pixels, et ainsi de suite.</text:p>
      <text:p text:style-name="P20">Jetons un œil à deux exemples qui montrent comment em peut être utilisé en CSS.</text:p>
      <text:p text:style-name="P72"><text:span text:style-name="Source_20_Text"><text:span text:style-name="T30">.heading</text:span></text:span><text:span text:style-name="Source_20_Text"><text:span text:style-name="T31"> </text:span></text:span><text:span text:style-name="Source_20_Text"><text:span text:style-name="T32">{</text:span></text:span></text:p>
      <text:p text:style-name="P72"><text:span text:style-name="Source_20_Text"><text:span text:style-name="T9">  </text:span></text:span><text:span text:style-name="Source_20_Text"><text:span text:style-name="T33">font-size</text:span></text:span><text:span text:style-name="Source_20_Text"><text:span text:style-name="T32">:</text:span></text:span><text:span text:style-name="Source_20_Text"><text:span text:style-name="T31"> 2em</text:span></text:span><text:span text:style-name="Source_20_Text"><text:span text:style-name="T32">;</text:span></text:span></text:p>
      <text:p text:style-name="P72"><text:span text:style-name="Source_20_Text"><text:span text:style-name="T32">}</text:span></text:span></text:p>
      <text:p text:style-name="P71"><draw:frame draw:style-name="fr1" draw:name="Frame47" text:anchor-type="char" svg:x="-264.557cm" svg:width="0.041cm" draw:z-index="46"><draw:text-box fo:min-height="0.041cm"><text:p text:style-name="P15">Copy to Clipboard</text:p></draw:text-box></draw:frame><text:span text:style-name="T1">Dans l'exemple ci-dessus, aucune police de base n'a été spécifiée ; la taille de police de l' </text:span><text:span text:style-name="Source_20_Text"><text:span text:style-name="T3">heading</text:span></text:span><text:span text:style-name="T1">élément sera donc définie par rapport à la taille de police par défaut du navigateur. Si la taille de police par défaut est de 16 pixels, la taille de police de l' </text:span><text:span text:style-name="Source_20_Text"><text:span text:style-name="T3">heading</text:span></text:span><text:span text:style-name="T1">élément sera de 32 pixels.</text:span></text:p>
      <text:p text:style-name="P72"><text:span text:style-name="Source_20_Text"><text:span text:style-name="T30">.splash-section</text:span></text:span><text:span text:style-name="Source_20_Text"><text:span text:style-name="T31"> </text:span></text:span><text:span text:style-name="Source_20_Text"><text:span text:style-name="T32">{</text:span></text:span></text:p>
      <text:p text:style-name="P72"><text:span text:style-name="Source_20_Text"><text:span text:style-name="T9">  </text:span></text:span><text:span text:style-name="Source_20_Text"><text:span text:style-name="T33">font-size</text:span></text:span><text:span text:style-name="Source_20_Text"><text:span text:style-name="T32">:</text:span></text:span><text:span text:style-name="Source_20_Text"><text:span text:style-name="T31"> 18px</text:span></text:span><text:span text:style-name="Source_20_Text"><text:span text:style-name="T32">;</text:span></text:span></text:p>
      <text:p text:style-name="P72"><text:span text:style-name="Source_20_Text"><text:span text:style-name="T32">}</text:span></text:span></text:p>
      <text:p text:style-name="P72"><text:span text:style-name="Source_20_Text"><text:span text:style-name="T30">.splash-section</text:span></text:span><text:span text:style-name="Source_20_Text"><text:span text:style-name="T31"> </text:span></text:span><text:span text:style-name="Source_20_Text"><text:span text:style-name="T34">h1</text:span></text:span><text:span text:style-name="Source_20_Text"><text:span text:style-name="T31"> </text:span></text:span><text:span text:style-name="Source_20_Text"><text:span text:style-name="T32">{</text:span></text:span></text:p>
      <text:p text:style-name="P72"><text:span text:style-name="Source_20_Text"><text:span text:style-name="T9">  </text:span></text:span><text:span text:style-name="Source_20_Text"><text:span text:style-name="T33">font-size</text:span></text:span><text:span text:style-name="Source_20_Text"><text:span text:style-name="T32">:</text:span></text:span><text:span text:style-name="Source_20_Text"><text:span text:style-name="T31"> 1.5em</text:span></text:span><text:span text:style-name="Source_20_Text"><text:span text:style-name="T32">;</text:span></text:span></text:p>
      <text:p text:style-name="P72"><text:span text:style-name="Source_20_Text"><text:span text:style-name="T32">}</text:span></text:span></text:p>
      <text:p text:style-name="P71"><draw:frame draw:style-name="fr1" draw:name="Frame48" text:anchor-type="char" svg:x="-264.557cm" svg:width="0.041cm" draw:z-index="47"><draw:text-box fo:min-height="0.041cm"><text:p text:style-name="P15">Copy to Clipboard</text:p></draw:text-box></draw:frame><text:span text:style-name="T1">L'exemple ci-dessus montre comment utiliser les ems sans dépendre de la taille de police par défaut du navigateur. À la place, une taille de police de base ( </text:span><text:span text:style-name="Source_20_Text"><text:span text:style-name="T3">18px</text:span></text:span><text:span text:style-name="T1">) est définie pour tout le texte de l' </text:span><text:span text:style-name="Source_20_Text"><text:span text:style-name="T3">splash-section</text:span></text:span><text:span text:style-name="T1">élément. La deuxième règle CSS définira la taille de police de tous </text:span><text:span text:style-name="Source_20_Text"><text:span text:style-name="T3">h1</text:span></text:span><text:span text:style-name="T1">les éléments à l'intérieur de </text:span><text:span text:style-name="Source_20_Text"><text:span text:style-name="T3">splash-section</text:span></text:span><text:span text:style-name="T1">par rapport à la police de base </text:span><text:span text:style-name="Source_20_Text"><text:span text:style-name="T3">splash-section</text:span></text:span><text:span text:style-name="T1">(18 pixels). La taille de police résultante des </text:span><text:span text:style-name="Source_20_Text"><text:span text:style-name="T3">h1</text:span></text:span><text:span text:style-name="T1">éléments sera de 27 pixels.</text:span></text:p>
      <text:h text:style-name="P69" text:outline-level="3"><text:soft-page-break/>Rem</text:h>
      <text:p text:style-name="P70">6 minutes</text:p>
      <text:p text:style-name="P71"><text:span text:style-name="T1">La deuxième unité de mesure relative en CSS est le </text:span><text:span text:style-name="Emphasis"><text:span text:style-name="T1">rem</text:span></text:span><text:span text:style-name="T1"> , codé comme </text:span><text:span text:style-name="Source_20_Text"><text:span text:style-name="T3">rem</text:span></text:span><text:span text:style-name="T1">.</text:span></text:p>
      <text:p text:style-name="P71"><text:span text:style-name="T1">Rem signifie </text:span><text:span text:style-name="Emphasis"><text:span text:style-name="T1">« em racine »</text:span></text:span><text:span text:style-name="T1"> . Son fonctionnement est similaire à em, mais au lieu de vérifier la taille de police des éléments parents, il vérifie l' </text:span><text:span text:style-name="Emphasis"><text:span text:style-name="T1">élément racine</text:span></text:span><text:span text:style-name="T1"> . Cet élément racine est la </text:span><text:span text:style-name="Source_20_Text"><text:span text:style-name="T3">&lt;html&gt;</text:span></text:span><text:span text:style-name="T1">balise.</text:span></text:p>
      <text:p text:style-name="P71"><text:span text:style-name="T1">La plupart des navigateurs définissent la taille de police </text:span><text:span text:style-name="Source_20_Text"><text:span text:style-name="T3">&lt;html&gt;</text:span></text:span><text:span text:style-name="T1">à 16 pixels ; par conséquent, les mesures rem seront comparées à cette valeur par défaut. Pour définir une taille de police différente pour l'élément racine, vous pouvez ajouter une règle CSS.</text:span></text:p>
      <text:p text:style-name="P72"><text:span text:style-name="Source_20_Text"><text:span text:style-name="T34">html</text:span></text:span><text:span text:style-name="Source_20_Text"><text:span text:style-name="T31"> </text:span></text:span><text:span text:style-name="Source_20_Text"><text:span text:style-name="T32">{</text:span></text:span></text:p>
      <text:p text:style-name="P72"><text:span text:style-name="Source_20_Text"><text:span text:style-name="T9">  </text:span></text:span><text:span text:style-name="Source_20_Text"><text:span text:style-name="T33">font-size</text:span></text:span><text:span text:style-name="Source_20_Text"><text:span text:style-name="T32">:</text:span></text:span><text:span text:style-name="Source_20_Text"><text:span text:style-name="T31"> 20px</text:span></text:span><text:span text:style-name="Source_20_Text"><text:span text:style-name="T32">;</text:span></text:span></text:p>
      <text:p text:style-name="P72"><text:span text:style-name="Source_20_Text"><text:span text:style-name="T32">}</text:span></text:span></text:p>
      <text:p text:style-name="P72"><text:span text:style-name="Source_20_Text"><text:span text:style-name="T34">h1</text:span></text:span><text:span text:style-name="Source_20_Text"><text:span text:style-name="T31"> </text:span></text:span><text:span text:style-name="Source_20_Text"><text:span text:style-name="T32">{</text:span></text:span></text:p>
      <text:p text:style-name="P72"><text:span text:style-name="Source_20_Text"><text:span text:style-name="T9">  </text:span></text:span><text:span text:style-name="Source_20_Text"><text:span text:style-name="T33">font-size</text:span></text:span><text:span text:style-name="Source_20_Text"><text:span text:style-name="T32">:</text:span></text:span><text:span text:style-name="Source_20_Text"><text:span text:style-name="T31"> 2rem</text:span></text:span><text:span text:style-name="Source_20_Text"><text:span text:style-name="T32">;</text:span></text:span></text:p>
      <text:p text:style-name="P72"><text:span text:style-name="Source_20_Text"><text:span text:style-name="T32">}</text:span></text:span></text:p>
      <text:p text:style-name="P71"><draw:frame draw:style-name="fr1" draw:name="Frame49" text:anchor-type="char" svg:x="-264.557cm" svg:width="0.041cm" draw:z-index="48"><draw:text-box fo:min-height="0.041cm"><text:p text:style-name="P15">Copy to Clipboard</text:p></draw:text-box></draw:frame><text:span text:style-name="T1">Dans l'exemple ci-dessus, la taille de police de l'élément racine, </text:span><text:span text:style-name="Source_20_Text"><text:span text:style-name="T3">&lt;html&gt;</text:span></text:span><text:span text:style-name="T1">, est définie sur 20 pixels. Toutes les mesures rem suivantes seront comparées à cette valeur, et la taille des </text:span><text:span text:style-name="Source_20_Text"><text:span text:style-name="T3">h1</text:span></text:span><text:span text:style-name="T1">éléments de l'exemple sera de 40 pixels.</text:span></text:p>
      <text:p text:style-name="P21">L'un des avantages de l'utilisation des rems est que tous les éléments sont comparés à la même valeur de taille de police, ce qui permet de prédire facilement la taille des caractères. Si vous souhaitez dimensionner les éléments de manière cohérente sur l'ensemble d'un site web, l'unité rem est la plus adaptée. Si vous souhaitez dimensionner les éléments par rapport à d'autres éléments proches, l'unité em est plus adaptée.</text:p>
      <text:h text:style-name="P69" text:outline-level="3">Pourcentages : hauteur et largeur</text:h>
      <text:p text:style-name="P70">7 minutes</text:p>
      <text:p text:style-name="P73"><text:soft-page-break/><text:span text:style-name="T1">Pour dimensionner les éléments HTML non textuels par rapport à leurs éléments parents sur la page, vous pouvez utiliser </text:span><text:span text:style-name="Emphasis"><text:span text:style-name="T1">des pourcentages</text:span></text:span><text:span text:style-name="T1"> .</text:span></text:p>
      <text:p text:style-name="P20">Les pourcentages sont souvent utilisés pour dimensionner les valeurs des modèles de boîte, comme la largeur, la hauteur, le remplissage, la bordure et les marges. Ils peuvent également servir à définir les propriétés de positionnement (haut, bas, gauche, droite).</text:p>
      <text:p text:style-name="P20">Pour commencer, dimensionnons la hauteur et la largeur d’un élément à l’aide de pourcentages.</text:p>
      <text:p text:style-name="P72"><text:span text:style-name="Source_20_Text"><text:span text:style-name="T30">.main</text:span></text:span><text:span text:style-name="Source_20_Text"><text:span text:style-name="T31"> </text:span></text:span><text:span text:style-name="Source_20_Text"><text:span text:style-name="T32">{</text:span></text:span></text:p>
      <text:p text:style-name="P72"><text:span text:style-name="Source_20_Text"><text:span text:style-name="T9">  </text:span></text:span><text:span text:style-name="Source_20_Text"><text:span text:style-name="T33">height</text:span></text:span><text:span text:style-name="Source_20_Text"><text:span text:style-name="T32">:</text:span></text:span><text:span text:style-name="Source_20_Text"><text:span text:style-name="T31"> 300px</text:span></text:span><text:span text:style-name="Source_20_Text"><text:span text:style-name="T32">;</text:span></text:span></text:p>
      <text:p text:style-name="P72"><text:span text:style-name="Source_20_Text"><text:span text:style-name="T9">  </text:span></text:span><text:span text:style-name="Source_20_Text"><text:span text:style-name="T33">width</text:span></text:span><text:span text:style-name="Source_20_Text"><text:span text:style-name="T32">:</text:span></text:span><text:span text:style-name="Source_20_Text"><text:span text:style-name="T31"> 500px</text:span></text:span><text:span text:style-name="Source_20_Text"><text:span text:style-name="T32">;</text:span></text:span></text:p>
      <text:p text:style-name="P72"><text:span text:style-name="Source_20_Text"><text:span text:style-name="T32">}</text:span></text:span></text:p>
      <text:p text:style-name="P72"><text:span text:style-name="Source_20_Text"><text:span text:style-name="T9"><text:s/></text:span></text:span></text:p>
      <text:p text:style-name="P72"><text:span text:style-name="Source_20_Text"><text:span text:style-name="T30">.main</text:span></text:span><text:span text:style-name="Source_20_Text"><text:span text:style-name="T31"> </text:span></text:span><text:span text:style-name="Source_20_Text"><text:span text:style-name="T30">.subsection</text:span></text:span><text:span text:style-name="Source_20_Text"><text:span text:style-name="T31"> </text:span></text:span><text:span text:style-name="Source_20_Text"><text:span text:style-name="T32">{</text:span></text:span></text:p>
      <text:p text:style-name="P72"><text:span text:style-name="Source_20_Text"><text:span text:style-name="T9">  </text:span></text:span><text:span text:style-name="Source_20_Text"><text:span text:style-name="T33">height</text:span></text:span><text:span text:style-name="Source_20_Text"><text:span text:style-name="T32">:</text:span></text:span><text:span text:style-name="Source_20_Text"><text:span text:style-name="T31"> 50%</text:span></text:span><text:span text:style-name="Source_20_Text"><text:span text:style-name="T32">;</text:span></text:span></text:p>
      <text:p text:style-name="P72"><text:span text:style-name="Source_20_Text"><text:span text:style-name="T9">  </text:span></text:span><text:span text:style-name="Source_20_Text"><text:span text:style-name="T33">width</text:span></text:span><text:span text:style-name="Source_20_Text"><text:span text:style-name="T32">:</text:span></text:span><text:span text:style-name="Source_20_Text"><text:span text:style-name="T31"> 50%</text:span></text:span><text:span text:style-name="Source_20_Text"><text:span text:style-name="T32">;</text:span></text:span></text:p>
      <text:p text:style-name="P72"><text:span text:style-name="Source_20_Text"><text:span text:style-name="T32">}</text:span></text:span></text:p>
      <text:p text:style-name="P71"><draw:frame draw:style-name="fr1" draw:name="Frame50" text:anchor-type="char" svg:x="-264.557cm" svg:width="0.041cm" draw:z-index="49"><draw:text-box fo:min-height="0.041cm"><text:p text:style-name="P15">Copy to Clipboard</text:p></draw:text-box></draw:frame><text:span text:style-name="T1">Dans l'exemple ci-dessus, </text:span><text:span text:style-name="Source_20_Text"><text:span text:style-name="T3">.main</text:span></text:span><text:span text:style-name="T1">et </text:span><text:span text:style-name="Source_20_Text"><text:span text:style-name="T3">.subsection</text:span></text:span><text:span text:style-name="T1">représentent chacun des divs. Le </text:span><text:span text:style-name="Source_20_Text"><text:span text:style-name="T3">.subsection</text:span></text:span><text:span text:style-name="T1">div est imbriqué dans le </text:span><text:span text:style-name="Source_20_Text"><text:span text:style-name="T3">.main</text:span></text:span><text:span text:style-name="T1">div. Notez que les dimensions du div parent ( </text:span><text:span text:style-name="Source_20_Text"><text:span text:style-name="T3">.main</text:span></text:span><text:span text:style-name="T1">) ont été définies sur une hauteur de 300 pixels et une largeur de 500 pixels.</text:span></text:p>
      <text:p text:style-name="P71"><text:span text:style-name="T1">Lorsque des pourcentages sont utilisés, les éléments sont dimensionnés en fonction des dimensions de leur élément parent (également appelé conteneur). Par conséquent, les dimensions du </text:span><text:span text:style-name="Source_20_Text"><text:span text:style-name="T3">.subsection</text:span></text:span><text:span text:style-name="T1">div seront de 150 pixels de haut et 250 pixels de large. Attention, les dimensions d'un élément enfant peuvent être définies de manière erronée si celles de son élément parent ne sont pas définies au préalable.</text:span></text:p>
      <text:p text:style-name="P71"><text:soft-page-break/><text:span text:style-name="Strong_20_Emphasis"><text:span text:style-name="T35">Remarque :</text:span></text:span><text:span text:style-name="T1"> Étant donné que le modèle de boîte inclut un remplissage, des bordures et des marges, définir la valeur d'un élément </text:span><text:span text:style-name="Source_20_Text"><text:span text:style-name="T3">width</text:span></text:span><text:span text:style-name="T1">sur « à » </text:span><text:span text:style-name="Source_20_Text"><text:span text:style-name="T3">100%</text:span></text:span><text:span text:style-name="T1">peut entraîner un débordement du conteneur parent. Bien que tentant, ce paramètre </text:span><text:span text:style-name="Source_20_Text"><text:span text:style-name="T3">100%</text:span></text:span><text:span text:style-name="T1">ne doit être utilisé que lorsque le contenu ne comporte ni remplissage, ni bordure, ni marge.</text:span></text:p>
      <text:h text:style-name="P69" text:outline-level="3">Pourcentages : remplissage et marge</text:h>
      <text:p text:style-name="P70">7 minutes</text:p>
      <text:p text:style-name="P20">Les pourcentages peuvent également être utilisés pour définir le remplissage et la marge des éléments.</text:p>
      <text:p text:style-name="P20">Lorsque la hauteur et la largeur sont définies à l’aide de pourcentages, vous avez appris que les dimensions des éléments enfants sont calculées en fonction des dimensions de l’élément parent.</text:p>
      <text:p text:style-name="P73"><text:span text:style-name="T1">Cependant, lorsque des pourcentages sont utilisés pour définir le remplissage et la marge, ils sont calculés uniquement en fonction de la </text:span><text:span text:style-name="Emphasis"><text:span text:style-name="T1">largeur</text:span></text:span><text:span text:style-name="T1"> de l'élément parent.</text:span></text:p>
      <text:p text:style-name="P71"><text:span text:style-name="T1">Par exemple, lorsqu'une propriété comme </text:span><text:span text:style-name="Source_20_Text"><text:span text:style-name="T3">margin-left</text:span></text:span><text:span text:style-name="T1">est définie à l'aide d'un pourcentage (par exemple </text:span><text:span text:style-name="Source_20_Text"><text:span text:style-name="T3">50%</text:span></text:span><text:span text:style-name="T1">), l'élément sera déplacé à mi-chemin vers la droite dans le conteneur parent (par opposition à l'élément enfant recevant une marge égale à la moitié de la marge de son parent).</text:span></text:p>
      <text:p text:style-name="P20">Le remplissage vertical et la marge sont également calculés en fonction de la largeur du parent. Pourquoi ? Prenons le scénario suivant :</text:p>
      <text:list text:style-name="L23">
        <text:list-item>
          <text:p text:style-name="P74">Un conteneur div est défini, mais sa hauteur n'est pas définie (ce qui signifie qu'il est plat).</text:p>
        </text:list-item>
        <text:list-item>
          <text:p text:style-name="P75"><text:soft-page-break/><text:span text:style-name="T1">Le conteneur contient ensuite un élément enfant. Cet élément enfant </text:span><text:span text:style-name="Emphasis"><text:span text:style-name="T1">a</text:span></text:span><text:span text:style-name="T1"> une hauteur définie, ce qui entraîne l'extension de la hauteur de son conteneur parent à cette hauteur.</text:span></text:p>
        </text:list-item>
        <text:list-item>
          <text:p text:style-name="P74">L'élément enfant nécessite une modification et sa hauteur est modifiée. La hauteur du conteneur parent s'allonge alors également à la nouvelle hauteur. Ce cycle se répète sans cesse à chaque modification de la hauteur de l'élément enfant !</text:p>
        </text:list-item>
      </text:list>
      <text:p text:style-name="P20">Dans le scénario ci-dessus, une hauteur non définie (celle du parent) entraîne une variation constante de la hauteur en raison des modifications apportées à l'élément enfant. C'est pourquoi le remplissage vertical et la marge sont basés sur la largeur du parent, et non sur la hauteur.</text:p>
      <text:p text:style-name="P71"><text:span text:style-name="Strong_20_Emphasis"><text:span text:style-name="T35">Remarque :</text:span></text:span><text:span text:style-name="T1"> Lors de l'utilisation de dimensions relatives, les em et les rem doivent être utilisés pour dimensionner le texte et les dimensions de la page en fonction de sa taille (c'est-à-dire le remplissage autour du texte). Cela crée une mise en page cohérente en fonction de la taille du texte. Sinon, utilisez des pourcentages.</text:span></text:p>
      <text:h text:style-name="P69" text:outline-level="3">Largeur : minimum et maximum</text:h>
      <text:p text:style-name="P70">3 minutes</text:p>
      <text:p text:style-name="P20">Bien que les mesures relatives assurent une mise en page cohérente sur différents appareils, quelle que soit la taille de l'écran, les éléments d'un site web peuvent perdre leur intégrité lorsqu'ils deviennent trop petits ou trop grands. Vous pouvez limiter la largeur d'un élément grâce aux propriétés suivantes :</text:p>
      <text:list text:style-name="L24">
        <text:list-item>
          <text:p text:style-name="P76"><text:span text:style-name="Source_20_Text"><text:span text:style-name="T3">min-width</text:span></text:span><text:span text:style-name="T1">— assure une largeur minimale pour un élément.</text:span></text:p>
        </text:list-item>
        <text:list-item>
          <text:p text:style-name="P76"><text:soft-page-break/><text:span text:style-name="Source_20_Text"><text:span text:style-name="T3">max-width</text:span></text:span><text:span text:style-name="T1">— assure une largeur maximale pour un élément.</text:span></text:p>
        </text:list-item>
      </text:list>
      <text:p text:style-name="P72"><text:span text:style-name="Source_20_Text"><text:span text:style-name="T34">p</text:span></text:span><text:span text:style-name="Source_20_Text"><text:span text:style-name="T31"> </text:span></text:span><text:span text:style-name="Source_20_Text"><text:span text:style-name="T32">{</text:span></text:span></text:p>
      <text:p text:style-name="P72"><text:span text:style-name="Source_20_Text"><text:span text:style-name="T9">  </text:span></text:span><text:span text:style-name="Source_20_Text"><text:span text:style-name="T33">min-width</text:span></text:span><text:span text:style-name="Source_20_Text"><text:span text:style-name="T32">:</text:span></text:span><text:span text:style-name="Source_20_Text"><text:span text:style-name="T31"> 300px</text:span></text:span><text:span text:style-name="Source_20_Text"><text:span text:style-name="T32">;</text:span></text:span></text:p>
      <text:p text:style-name="P72"><text:span text:style-name="Source_20_Text"><text:span text:style-name="T9">  </text:span></text:span><text:span text:style-name="Source_20_Text"><text:span text:style-name="T33">max-width</text:span></text:span><text:span text:style-name="Source_20_Text"><text:span text:style-name="T32">:</text:span></text:span><text:span text:style-name="Source_20_Text"><text:span text:style-name="T31"> 600px</text:span></text:span><text:span text:style-name="Source_20_Text"><text:span text:style-name="T32">;</text:span></text:span></text:p>
      <text:p text:style-name="P72"><text:span text:style-name="Source_20_Text"><text:span text:style-name="T32">}</text:span></text:span></text:p>
      <text:p text:style-name="P20"><draw:frame draw:style-name="fr1" draw:name="Frame51" text:anchor-type="char" svg:x="-264.557cm" svg:width="0.041cm" draw:z-index="50"><draw:text-box fo:min-height="0.041cm"><text:p text:style-name="P15">Copy to Clipboard</text:p></draw:text-box></draw:frame>Dans l'exemple ci-dessus, lorsque le navigateur est redimensionné, la largeur des éléments de paragraphe ne descendra pas en dessous de 300 pixels, ni ne dépassera 600 pixels.</text:p>
      <text:p text:style-name="P20">Lorsqu'une fenêtre de navigateur est rétrécie ou élargie, le texte peut devenir très compressé ou très étalé, ce qui le rend difficile à lire. Ces deux propriétés garantissent la lisibilité du contenu en limitant les largeurs minimale et maximale.</text:p>
      <text:p text:style-name="P71"><text:span text:style-name="Strong_20_Emphasis"><text:span text:style-name="T35">Remarque</text:span></text:span><text:span text:style-name="T1"> : L'unité de pixels est utilisée pour garantir des limites strictes sur les dimensions du ou des éléments.</text:span></text:p>
      <text:h text:style-name="P69" text:outline-level="3">Hauteur : minimum et maximum</text:h>
      <text:p text:style-name="P70">1 min</text:p>
      <text:p text:style-name="P73"><text:span text:style-name="Emphasis"><text:span text:style-name="T1">Vous pouvez également limiter la hauteur</text:span></text:span><text:span text:style-name="T1"> minimale et maximale d'un élément.</text:span></text:p>
      <text:list text:style-name="L25">
        <text:list-item>
          <text:p text:style-name="P77"><text:span text:style-name="Source_20_Text"><text:span text:style-name="T3">min-height</text:span></text:span><text:span text:style-name="T1">— assure une hauteur minimale pour la boîte d'un élément.</text:span></text:p>
        </text:list-item>
        <text:list-item>
          <text:p text:style-name="P77"><text:span text:style-name="Source_20_Text"><text:span text:style-name="T3">max-height</text:span></text:span><text:span text:style-name="T1">— assure une hauteur maximale pour la boîte d'un élément.</text:span></text:p>
        </text:list-item>
      </text:list>
      <text:p text:style-name="P72"><text:span text:style-name="Source_20_Text"><text:span text:style-name="T34">p</text:span></text:span><text:span text:style-name="Source_20_Text"><text:span text:style-name="T31"> </text:span></text:span><text:span text:style-name="Source_20_Text"><text:span text:style-name="T32">{</text:span></text:span></text:p>
      <text:p text:style-name="P72"><text:span text:style-name="Source_20_Text"><text:span text:style-name="T9">  </text:span></text:span><text:span text:style-name="Source_20_Text"><text:span text:style-name="T33">min-height</text:span></text:span><text:span text:style-name="Source_20_Text"><text:span text:style-name="T32">:</text:span></text:span><text:span text:style-name="Source_20_Text"><text:span text:style-name="T31"> 150px</text:span></text:span><text:span text:style-name="Source_20_Text"><text:span text:style-name="T32">;</text:span></text:span></text:p>
      <text:p text:style-name="P72"><text:span text:style-name="Source_20_Text"><text:span text:style-name="T9">  </text:span></text:span><text:span text:style-name="Source_20_Text"><text:span text:style-name="T33">max-height</text:span></text:span><text:span text:style-name="Source_20_Text"><text:span text:style-name="T32">:</text:span></text:span><text:span text:style-name="Source_20_Text"><text:span text:style-name="T31"> 300px</text:span></text:span><text:span text:style-name="Source_20_Text"><text:span text:style-name="T32">;</text:span></text:span></text:p>
      <text:p text:style-name="P72"><text:span text:style-name="Source_20_Text"><text:span text:style-name="T32">}</text:span></text:span></text:p>
      <text:p text:style-name="P20"><draw:frame draw:style-name="fr1" draw:name="Frame52" text:anchor-type="char" svg:x="-264.557cm" svg:width="0.041cm" draw:z-index="51"><draw:text-box fo:min-height="0.041cm"><text:p text:style-name="P15">Copy to Clipboard</text:p></draw:text-box></draw:frame>Dans l'exemple ci-dessus, la hauteur de tous les paragraphes ne diminuera pas en dessous de 150 pixels et la hauteur ne dépassera pas 300 pixels.</text:p>
      <text:p text:style-name="P71"><text:soft-page-break/><text:span text:style-name="T1">Qu'adviendra-t-il du contenu d'un élément si la </text:span><text:span text:style-name="Source_20_Text"><text:span text:style-name="T3">max-height</text:span></text:span><text:span text:style-name="T1">propriété est définie trop bas ? Il est possible que le contenu déborde de l'élément, ce qui rendrait le contenu illisible.</text:span></text:p>
      <text:h text:style-name="P1" text:outline-level="3">Mise à l'échelle des images et des vidéos</text:h>
      <text:p text:style-name="P70">8 minutes</text:p>
      <text:p text:style-name="P20">De nombreux sites web contiennent une variété de médias, comme des images et des vidéos. Lorsqu'un site web contient de tels médias, il est important de veiller à ce qu'ils soient mis à l'échelle de manière proportionnelle afin que les utilisateurs puissent les visualiser correctement.</text:p>
      <text:p text:style-name="P72"><text:span text:style-name="Source_20_Text"><text:span text:style-name="T30">.container</text:span></text:span><text:span text:style-name="Source_20_Text"><text:span text:style-name="T31"> </text:span></text:span><text:span text:style-name="Source_20_Text"><text:span text:style-name="T32">{</text:span></text:span></text:p>
      <text:p text:style-name="P72"><text:span text:style-name="Source_20_Text"><text:span text:style-name="T9">  </text:span></text:span><text:span text:style-name="Source_20_Text"><text:span text:style-name="T33">width</text:span></text:span><text:span text:style-name="Source_20_Text"><text:span text:style-name="T32">:</text:span></text:span><text:span text:style-name="Source_20_Text"><text:span text:style-name="T31"> 50%</text:span></text:span><text:span text:style-name="Source_20_Text"><text:span text:style-name="T32">;</text:span></text:span></text:p>
      <text:p text:style-name="P72"><text:span text:style-name="Source_20_Text"><text:span text:style-name="T9">  </text:span></text:span><text:span text:style-name="Source_20_Text"><text:span text:style-name="T33">height</text:span></text:span><text:span text:style-name="Source_20_Text"><text:span text:style-name="T32">:</text:span></text:span><text:span text:style-name="Source_20_Text"><text:span text:style-name="T31"> 200px</text:span></text:span><text:span text:style-name="Source_20_Text"><text:span text:style-name="T32">;</text:span></text:span></text:p>
      <text:p text:style-name="P72"><text:span text:style-name="Source_20_Text"><text:span text:style-name="T9">  </text:span></text:span><text:span text:style-name="Source_20_Text"><text:span text:style-name="T33">overflow</text:span></text:span><text:span text:style-name="Source_20_Text"><text:span text:style-name="T32">:</text:span></text:span><text:span text:style-name="Source_20_Text"><text:span text:style-name="T31"> </text:span></text:span><text:span text:style-name="Source_20_Text"><text:span text:style-name="T36">hidden</text:span></text:span><text:span text:style-name="Source_20_Text"><text:span text:style-name="T32">;</text:span></text:span></text:p>
      <text:p text:style-name="P72"><text:span text:style-name="Source_20_Text"><text:span text:style-name="T32">}</text:span></text:span></text:p>
      <text:p text:style-name="P72"><text:span text:style-name="Source_20_Text"><text:span text:style-name="T30">.container</text:span></text:span><text:span text:style-name="Source_20_Text"><text:span text:style-name="T31"> </text:span></text:span><text:span text:style-name="Source_20_Text"><text:span text:style-name="T34">img</text:span></text:span><text:span text:style-name="Source_20_Text"><text:span text:style-name="T31"> </text:span></text:span><text:span text:style-name="Source_20_Text"><text:span text:style-name="T32">{</text:span></text:span></text:p>
      <text:p text:style-name="P72"><text:span text:style-name="Source_20_Text"><text:span text:style-name="T9">  </text:span></text:span><text:span text:style-name="Source_20_Text"><text:span text:style-name="T33">max-width</text:span></text:span><text:span text:style-name="Source_20_Text"><text:span text:style-name="T32">:</text:span></text:span><text:span text:style-name="Source_20_Text"><text:span text:style-name="T31"> 100%</text:span></text:span><text:span text:style-name="Source_20_Text"><text:span text:style-name="T32">;</text:span></text:span></text:p>
      <text:p text:style-name="P72"><text:span text:style-name="Source_20_Text"><text:span text:style-name="T9">  </text:span></text:span><text:span text:style-name="Source_20_Text"><text:span text:style-name="T33">height</text:span></text:span><text:span text:style-name="Source_20_Text"><text:span text:style-name="T32">:</text:span></text:span><text:span text:style-name="Source_20_Text"><text:span text:style-name="T31"> </text:span></text:span><text:span text:style-name="Source_20_Text"><text:span text:style-name="T36">auto</text:span></text:span><text:span text:style-name="Source_20_Text"><text:span text:style-name="T32">;</text:span></text:span></text:p>
      <text:p text:style-name="P72"><text:span text:style-name="Source_20_Text"><text:span text:style-name="T9">  </text:span></text:span><text:span text:style-name="Source_20_Text"><text:span text:style-name="T33">display</text:span></text:span><text:span text:style-name="Source_20_Text"><text:span text:style-name="T32">:</text:span></text:span><text:span text:style-name="Source_20_Text"><text:span text:style-name="T31"> </text:span></text:span><text:span text:style-name="Source_20_Text"><text:span text:style-name="T36">block</text:span></text:span><text:span text:style-name="Source_20_Text"><text:span text:style-name="T32">;</text:span></text:span></text:p>
      <text:p text:style-name="P72"><text:span text:style-name="Source_20_Text"><text:span text:style-name="T32">}</text:span></text:span></text:p>
      <text:p text:style-name="P71"><draw:frame draw:style-name="fr1" draw:name="Frame53" text:anchor-type="char" svg:x="-264.557cm" svg:width="0.041cm" draw:z-index="52"><draw:text-box fo:min-height="0.041cm"><text:p text:style-name="P15">Copy to Clipboard</text:p></draw:text-box></draw:frame><text:span text:style-name="T1">Dans l'exemple ci-dessus, </text:span><text:span text:style-name="Source_20_Text"><text:span text:style-name="T3">.container</text:span></text:span><text:span text:style-name="T1">représente un conteneur div. Sa largeur est définie sur </text:span><text:span text:style-name="Source_20_Text"><text:span text:style-name="T3">50%</text:span></text:span><text:span text:style-name="T1">(la moitié de la largeur du navigateur, dans cet exemple) et sa hauteur sur 200 pixels. </text:span><text:span text:style-name="Source_20_Text"><text:span text:style-name="T3">overflow</text:span></text:span><text:span text:style-name="T1">Ce paramètre </text:span><text:span text:style-name="Source_20_Text"><text:span text:style-name="T3">hidden</text:span></text:span><text:span text:style-name="T1">garantit que tout contenu dont les dimensions sont supérieures à celles du conteneur sera masqué.</text:span></text:p>
      <text:p text:style-name="P71"><text:span text:style-name="T1">La deuxième règle CSS garantit que les images s'adaptent à la largeur du conteneur. La </text:span><text:span text:style-name="Source_20_Text"><text:span text:style-name="T3">height</text:span></text:span><text:span text:style-name="T1">propriété est définie sur </text:span><text:span text:style-name="Source_20_Text"><text:span text:style-name="T3">auto</text:span></text:span><text:span text:style-name="T1">, ce qui signifie que la hauteur de l'image s'adaptera </text:span><text:span text:style-name="Emphasis"><text:span text:style-name="T1">automatiquement</text:span></text:span><text:span text:style-name="T1"> à sa largeur. Enfin, la dernière </text:span><text:soft-page-break/><text:span text:style-name="T1">ligne affichera les images sous forme de blocs (au lieu de blocs en ligne, leur état par défaut). Cela empêchera les images de s'aligner sur d'autres contenus de la page (comme le texte), ce qui pourrait ajouter une marge involontaire aux images.</text:span></text:p>
      <text:p text:style-name="P73"><text:span text:style-name="T1">Il est utile de mémoriser l'exemple ci-dessus dans son intégralité. Il s'agit d'un modèle de conception </text:span><text:span text:style-name="Emphasis"><text:span text:style-name="T1">très courant</text:span></text:span><text:span text:style-name="T1"> utilisé pour redimensionner des images et des vidéos de manière proportionnelle.</text:span></text:p>
      <text:p text:style-name="P71"><text:span text:style-name="Strong_20_Emphasis"><text:span text:style-name="T35">Remarque :</text:span></text:span><text:span text:style-name="T1"> L'exemple ci-dessus adapte la largeur d'une image (ou d'une vidéo) à celle d'un conteneur. Si l'image est plus grande que le conteneur, sa partie verticale débordera et ne s'affichera pas. Pour inverser ce comportement, vous pouvez définir les paramètres </text:span><text:span text:style-name="Source_20_Text"><text:span text:style-name="T3">max-height</text:span></text:span><text:span text:style-name="T1">à </text:span><text:span text:style-name="Source_20_Text"><text:span text:style-name="T3">100%</text:span></text:span><text:span text:style-name="T1">et </text:span><text:span text:style-name="Source_20_Text"><text:span text:style-name="T3">width</text:span></text:span><text:span text:style-name="T1">à </text:span><text:span text:style-name="Source_20_Text"><text:span text:style-name="T3">auto</text:span></text:span><text:span text:style-name="T1">(en fait, inverser les valeurs). Cela adaptera la </text:span><text:span text:style-name="Emphasis"><text:span text:style-name="T1">hauteur</text:span></text:span><text:span text:style-name="T1"> de l'image à celle du conteneur. Si l'image est plus grande que le conteneur, sa partie horizontale débordera et ne s'affichera pas.</text:span></text:p>
      <text:p text:style-name="P23">Instructions</text:p>
      <text:list text:style-name="L26">
        <text:list-item>
          <text:p text:style-name="P78"><draw:frame draw:style-name="fr1" draw:name="Frame54" text:anchor-type="char" svg:x="-264.557cm" svg:width="0.041cm" draw:z-index="53"><draw:text-box fo:min-height="0.041cm"><text:p text:style-name="P15">Point de contrôle 1 Soumission</text:p></draw:text-box></draw:frame>Jetez un œil aux images sur la page web. Vous remarquerez qu'elles s'affichent actuellement de manière incorrecte (trop grandes). Corrigeons cela.</text:p>
          <text:p text:style-name="P79"><text:span text:style-name="T37">Tout d'abord, dans </text:span><text:span text:style-name="Strong_20_Emphasis"><text:span text:style-name="T38">style.css</text:span></text:span><text:span text:style-name="T37"> , définissez la </text:span><text:span text:style-name="Source_20_Text"><text:span text:style-name="T3">overflow</text:span></text:span><text:span text:style-name="T37">propriété sur </text:span><text:span text:style-name="Source_20_Text"><text:span text:style-name="T3">.image-container</text:span></text:span><text:span text:style-name="T37">. </text:span><text:span text:style-name="Source_20_Text"><text:span text:style-name="T3">hidden</text:span></text:span><text:span text:style-name="T37">Exécutez votre code.</text:span></text:p>
          <text:p text:style-name="P79"><text:span text:style-name="T37">Regardez à nouveau les images. Elles s'affichent alors partiellement. En réalité, nous les avons contraintes aux dimensions de leur conteneur ( </text:span><text:span text:style-name="Source_20_Text"><text:span text:style-name="T3">.image-container</text:span></text:span><text:span text:style-name="T37">). Toute partie de l'image dépassant du conteneur </text:span><text:soft-page-break/><text:span text:style-name="T37">sera masquée. Cela nous permettra de les redimensionner proportionnellement.</text:span></text:p>
        </text:list-item>
        <text:list-item>
          <text:p text:style-name="P78"><draw:frame draw:style-name="fr1" draw:name="Frame57" text:anchor-type="char" svg:x="-264.557cm" svg:width="0.041cm" draw:z-index="56"><draw:text-box fo:min-height="0.041cm"><text:p text:style-name="P15">Checkpoint 2 Passed</text:p></draw:text-box></draw:frame>Redimensionnez la largeur du navigateur. Notez que les images s'agrandissent et se contractent pour afficher une plus grande (ou une plus petite) partie de l'image. À la place, affichons l'image entière à tout moment.</text:p>
          <text:p text:style-name="P79"><text:span text:style-name="T37">Dans </text:span><text:span text:style-name="Strong_20_Emphasis"><text:span text:style-name="T38">style.css</text:span></text:span><text:span text:style-name="T37"> , définissez la largeur maximale </text:span><text:span text:style-name="Source_20_Text"><text:span text:style-name="T3">.image-container img</text:span></text:span><text:span text:style-name="T37">à </text:span><text:span text:style-name="Source_20_Text"><text:span text:style-name="T3">100%</text:span></text:span><text:span text:style-name="T37">. Cela garantira que l'image entière est toujours affichée.</text:span></text:p>
        </text:list-item>
        <text:list-item>
          <text:p text:style-name="P78"><draw:frame draw:style-name="fr1" draw:name="Frame60" text:anchor-type="char" svg:x="-264.557cm" svg:width="0.041cm" draw:z-index="59"><draw:text-box fo:min-height="0.041cm"><text:p text:style-name="P15">Point de contrôle 3 passé</text:p></draw:text-box></draw:frame>Excellent travail ! Jetez un œil aux images sur la page web : elles ont été grandement améliorées !</text:p>
          <text:p text:style-name="P78">Ensuite, nous voudrons nous assurer que les images restent automatiquement proportionnées lorsque le navigateur est redimensionné.</text:p>
          <text:p text:style-name="P79"><text:span text:style-name="T37">Dans </text:span><text:span text:style-name="Source_20_Text"><text:span text:style-name="T3">.image-container img</text:span></text:span><text:span text:style-name="T37">, définissez la hauteur sur </text:span><text:span text:style-name="Source_20_Text"><text:span text:style-name="T3">auto</text:span></text:span><text:span text:style-name="T37">.</text:span></text:p>
        </text:list-item>
        <text:list-item>
          <text:p text:style-name="P79"><draw:frame draw:style-name="fr1" draw:name="Frame63" text:anchor-type="char" svg:x="-264.557cm" svg:width="0.041cm" draw:z-index="62"><draw:text-box fo:min-height="0.041cm"><text:p text:style-name="P15">Point de contrôle 4 Soumission</text:p></draw:text-box></draw:frame><text:span text:style-name="T37">Enfin, dans la même règle CSS, définissez la </text:span><text:span text:style-name="Source_20_Text"><text:span text:style-name="T3">display</text:span></text:span><text:span text:style-name="T37">valeur sur </text:span><text:span text:style-name="Source_20_Text"><text:span text:style-name="T3">block</text:span></text:span><text:span text:style-name="T37">. Cela indiquera aux images de se comporter comme des éléments de niveau bloc et facilitera la mise à l'échelle (contrairement à leur comportement en ligne par défaut).</text:span></text:p>
        </text:list-item>
      </text:list>
      <text:h text:style-name="P69" text:outline-level="3">Mise à l'échelle des images d'arrière-plan</text:h>
      <text:p text:style-name="P70">2 min</text:p>
      <text:p text:style-name="P20">Les images d'arrière-plan des éléments HTML peuvent également être mises à l'échelle de manière réactive à l'aide des propriétés CSS.</text:p>
      <text:p text:style-name="P72"><text:span text:style-name="Source_20_Text"><text:span text:style-name="T34">body</text:span></text:span><text:span text:style-name="Source_20_Text"><text:span text:style-name="T31"> </text:span></text:span><text:span text:style-name="Source_20_Text"><text:span text:style-name="T32">{</text:span></text:span></text:p>
      <text:p text:style-name="P72"><text:span text:style-name="Source_20_Text"><text:span text:style-name="T9">  </text:span></text:span><text:span text:style-name="Source_20_Text"><text:span text:style-name="T33">background-image</text:span></text:span><text:span text:style-name="Source_20_Text"><text:span text:style-name="T32">:</text:span></text:span><text:span text:style-name="Source_20_Text"><text:span text:style-name="T31"> url</text:span></text:span><text:span text:style-name="Source_20_Text"><text:span text:style-name="T32">(</text:span></text:span><text:span text:style-name="Source_20_Text"><text:span text:style-name="T39">'#'</text:span></text:span><text:span text:style-name="Source_20_Text"><text:span text:style-name="T32">);</text:span></text:span></text:p>
      <text:p text:style-name="P72"><text:soft-page-break/><text:span text:style-name="Source_20_Text"><text:span text:style-name="T9">  </text:span></text:span><text:span text:style-name="Source_20_Text"><text:span text:style-name="T33">background-repeat</text:span></text:span><text:span text:style-name="Source_20_Text"><text:span text:style-name="T32">:</text:span></text:span><text:span text:style-name="Source_20_Text"><text:span text:style-name="T31"> </text:span></text:span><text:span text:style-name="Source_20_Text"><text:span text:style-name="T36">no-repeat</text:span></text:span><text:span text:style-name="Source_20_Text"><text:span text:style-name="T32">;</text:span></text:span></text:p>
      <text:p text:style-name="P72"><text:span text:style-name="Source_20_Text"><text:span text:style-name="T9">  </text:span></text:span><text:span text:style-name="Source_20_Text"><text:span text:style-name="T33">background-position</text:span></text:span><text:span text:style-name="Source_20_Text"><text:span text:style-name="T32">:</text:span></text:span><text:span text:style-name="Source_20_Text"><text:span text:style-name="T31"> </text:span></text:span><text:span text:style-name="Source_20_Text"><text:span text:style-name="T36">center</text:span></text:span><text:span text:style-name="Source_20_Text"><text:span text:style-name="T32">;</text:span></text:span></text:p>
      <text:p text:style-name="P72"><text:span text:style-name="Source_20_Text"><text:span text:style-name="T9">  </text:span></text:span><text:span text:style-name="Source_20_Text"><text:span text:style-name="T33">background-size</text:span></text:span><text:span text:style-name="Source_20_Text"><text:span text:style-name="T32">:</text:span></text:span><text:span text:style-name="Source_20_Text"><text:span text:style-name="T31"> </text:span></text:span><text:span text:style-name="Source_20_Text"><text:span text:style-name="T36">cover</text:span></text:span><text:span text:style-name="Source_20_Text"><text:span text:style-name="T32">;</text:span></text:span></text:p>
      <text:p text:style-name="P72"><text:span text:style-name="Source_20_Text"><text:span text:style-name="T32">}</text:span></text:span></text:p>
      <text:p text:style-name="P71"><draw:frame draw:style-name="fr1" draw:name="Frame65" text:anchor-type="char" svg:x="-264.557cm" svg:width="0.041cm" draw:z-index="64"><draw:text-box fo:min-height="0.041cm"><text:p text:style-name="P15">Copy to Clipboard</text:p></draw:text-box></draw:frame><text:span text:style-name="T1">Dans l'exemple ci-dessus, la première déclaration CSS définit l'image d'arrière-plan ( </text:span><text:span text:style-name="Source_20_Text"><text:span text:style-name="T3">#</text:span></text:span><text:span text:style-name="T1">est un espace réservé pour une image</text:span></text:p>
      <text:p text:style-name="P80"><text:a xlink:type="simple" xlink:href="https://www.codecademy.com/resources/docs/general/url" office:target-frame-name="_blank" xlink:show="new" text:style-name="Internet_20_link" text:visited-style-name="Visited_20_Internet_20_Link"><draw:frame draw:style-name="fr1" draw:name="Frame66" text:anchor-type="char" svg:x="-264.557cm" svg:width="0.041cm" draw:z-index="65"><draw:text-box fo:min-height="0.041cm"><text:section text:style-name="Sect1" text:name=":r4l:"><text:p text:style-name="P15">Aperçu : Documents Chargement de la description du lien</text:p></text:section></draw:text-box></draw:frame><text:span text:style-name="T2">URL</text:span></text:a></text:p>
      <text:p text:style-name="P70">(dans cet exemple). La deuxième déclaration indique au compilateur CSS de ne pas répéter l'image (par défaut, les images se répètent). La troisième déclaration centre l'image dans l'élément.</text:p>
      <text:p text:style-name="P71"><text:span text:style-name="T1">La déclaration finale est cependant au cœur de l'exemple ci-dessus. C'est elle qui redimensionne l'image d'arrière-plan. L'image </text:span><text:span text:style-name="Emphasis"><text:span text:style-name="T1">couvrira</text:span></text:span><text:span text:style-name="T1"> tout l'arrière-plan de l'élément, tout en conservant ses proportions. Si les dimensions de l'image dépassent celles du conteneur, seule une partie de l'image sera affichée.</text:span></text:p>
      <text:h text:style-name="P60" text:outline-level="3">Révision : Mesures relatives</text:h>
      <text:p text:style-name="P61">1 min</text:p>
      <text:p text:style-name="P62">Excellent travail ! Vous avez appris à dimensionner les éléments d'un site web par rapport aux autres éléments de la page.</text:p>
      <text:p text:style-name="P62">Passons en revue ce que vous avez appris :</text:p>
      <text:list text:style-name="L27">
        <text:list-item>
          <text:p text:style-name="P81">Le contenu d'un site Web peut être dimensionné par rapport aux autres éléments de la page à l'aide <text:span text:style-name="Emphasis">de mesures relatives</text:span> .</text:p>
        </text:list-item>
        <text:list-item>
          <text:p text:style-name="P81">L'unité de <text:span text:style-name="Source_20_Text"><text:span text:style-name="T14">em</text:span></text:span>taille de police par rapport à la taille de police d'un élément parent.</text:p>
        </text:list-item>
        <text:list-item>
          <text:p text:style-name="P81">Unité de <text:span text:style-name="Source_20_Text"><text:span text:style-name="T14">rem</text:span></text:span>taille de police par rapport à la taille de police d'un élément racine. Cet élément racine est l' <text:span text:style-name="Source_20_Text"><text:span text:style-name="T14">&lt;html&gt;</text:span></text:span>élément.</text:p>
        </text:list-item>
        <text:list-item>
          <text:p text:style-name="P81">Les pourcentages sont couramment utilisés pour dimensionner les fonctionnalités du modèle de boîte, comme la largeur, la hauteur, le remplissage ou la marge d'un élément.</text:p>
        </text:list-item>
        <text:list-item>
          <text:p text:style-name="P81"><text:soft-page-break/>Lorsque des pourcentages sont utilisés pour dimensionner la largeur et la hauteur, les éléments enfants seront dimensionnés par rapport aux dimensions de leur parent (rappelez-vous que les dimensions du parent doivent d'abord être définies).</text:p>
        </text:list-item>
        <text:list-item>
          <text:p text:style-name="P81">Les pourcentages peuvent être utilisés pour définir le remplissage et la marge. Le remplissage et la marge horizontaux et verticaux sont définis par rapport à la largeur de l'élément parent.</text:p>
        </text:list-item>
        <text:list-item>
          <text:p text:style-name="P81">La largeur minimale et maximale des éléments peut être définie à l'aide de <text:span text:style-name="Source_20_Text"><text:span text:style-name="T14">min-width</text:span></text:span>et <text:span text:style-name="Source_20_Text"><text:span text:style-name="T14">max-width</text:span></text:span>.</text:p>
        </text:list-item>
        <text:list-item>
          <text:p text:style-name="P81">La hauteur minimale et maximale des éléments peut être définie à l'aide de <text:span text:style-name="Source_20_Text"><text:span text:style-name="T14">min-height</text:span></text:span>et <text:span text:style-name="Source_20_Text"><text:span text:style-name="T14">max-height</text:span></text:span>.</text:p>
        </text:list-item>
        <text:list-item>
          <text:p text:style-name="P81">Lorsque la hauteur d'une image ou d'une vidéo est définie, sa largeur peut être ajustée de manière <text:span text:style-name="Source_20_Text"><text:span text:style-name="T14">auto</text:span></text:span>à ce que le média soit mis à l'échelle proportionnellement. L'inversion de ces deux propriétés et valeurs permet d'obtenir le même résultat.</text:p>
        </text:list-item>
        <text:list-item>
          <text:p text:style-name="P81">Une image d'arrière-plan d'un élément HTML sera mise à l'échelle proportionnellement lorsque sa <text:span text:style-name="Source_20_Text"><text:span text:style-name="T14">background-size</text:span></text:span>propriété est définie sur <text:span text:style-name="Source_20_Text"><text:span text:style-name="T14">cover</text:span></text:span>.</text:p>
        </text:list-item>
      </text:list>
      <text:p text:style-name="P64">Les unités de mesure relatives constituent une première étape vers l'intégration du responsive design à un site web. Associées à des techniques responsives plus avancées, elles permettent de créer une expérience utilisateur fluide, quelle que soit la taille de l'écran de l'appareil.</text:p>
      <text:section text:style-name="Sect1" text:name="onetrust-consent-sdk">
        <text:h text:style-name="P82" text:outline-level="3">Conception Web Réactive</text:h>
        <text:p text:style-name="P70">2 min</text:p>
        <text:p text:style-name="P20">Lorsqu'un internaute visite un site web, il peut le consulter sur un téléphone, une tablette, un ordinateur ou même un téléviseur. La taille des écrans pouvant varier considérablement selon les appareils, il est important que les sites web redimensionnent et réorganisent leur contenu pour s'adapter au mieux à toutes les tailles d'écran.</text:p>
        <text:p text:style-name="P73"><text:span text:style-name="T1">Lorsqu'un site web ne s'adapte pas aux différentes tailles d'écran, il peut paraître étrange ou devenir indéchiffrable sur certains appareils. Cela se produit généralement sur les écrans plus petits, comme les téléphones. Lorsqu'un site </text:span><text:soft-page-break/><text:span text:style-name="T1">web s'adapte à la taille de l'écran sur lequel il est consulté, on parle de site web </text:span><text:span text:style-name="Emphasis"><text:span text:style-name="T1">responsive</text:span></text:span><text:span text:style-name="T1"> .</text:span></text:p>
        <text:p text:style-name="P21">Étant donné que les sites Web peuvent être affichés sur des milliers de tailles d’écran différentes, ils doivent être capables de réagir à un changement de taille d’écran et d’adapter le contenu afin que les utilisateurs puissent y accéder.</text:p>
        <text:h text:style-name="P82" text:outline-level="3">Balise méta de la fenêtre d'affichage</text:h>
        <text:p text:style-name="P70">7 minutes</text:p>
        <text:p text:style-name="P20">Jusqu'à présent, nous avons appris à créer des sites web réactifs avec CSS. Cependant, pour que ce CSS réactif fonctionne, nous devons nous familiariser avec la balise méta HTML viewport !</text:p>
        <text:p text:style-name="P73"><text:span text:style-name="T1">Commençons par la </text:span><text:span text:style-name="Emphasis"><text:span text:style-name="T1">fenêtre d'affichage</text:span></text:span><text:span text:style-name="T1"> , qui correspond à la surface totale visible par l'utilisateur ; cette surface varie selon l'appareil. La fenêtre d'affichage est plus petite sur un appareil mobile et plus grande sur un ordinateur.</text:span></text:p>
        <text:p text:style-name="P71"><text:span text:style-name="T1">En fonction de la taille de la fenêtre d'affichage, la </text:span><text:span text:style-name="Emphasis"><text:span text:style-name="T1">balise méta</text:span></text:span><text:span text:style-name="T1"> ( </text:span><text:span text:style-name="Source_20_Text"><text:span text:style-name="T3">&lt;meta&gt;</text:span></text:span><text:span text:style-name="T1">) indique au navigateur comment afficher l'échelle et les dimensions de la page web. Par exemple, si une page web fait 960 px et que l'appareil fait 320 px de large, l'ajout de la balise méta « viewport » réduira le contenu à 320 px ; l'utilisateur n'aura donc pas besoin de dézoomer pour afficher la page entière !</text:span></text:p>
        <text:p text:style-name="P71"><text:span text:style-name="T1">À l'intérieur de l' </text:span><text:span text:style-name="Source_20_Text"><text:span text:style-name="T3">&lt;head&gt;</text:span></text:span><text:span text:style-name="T1">élément, nous trouverons où la </text:span><text:span text:style-name="Source_20_Text"><text:span text:style-name="T3">&lt;meta&gt;</text:span></text:span><text:span text:style-name="T1">syntaxe de la balise est implémentée :</text:span></text:p>
        <text:p text:style-name="P83"><text:span text:style-name="Source_20_Text"><text:span text:style-name="T40">&lt;!DOCTYPE html&gt;</text:span></text:span><text:span text:style-name="Source_20_Text"><text:span text:style-name="T32"> </text:span></text:span></text:p>
        <text:p text:style-name="P83"><text:span text:style-name="Source_20_Text"><text:span text:style-name="T34">&lt;html</text:span></text:span><text:span text:style-name="Source_20_Text"><text:span text:style-name="T32"> </text:span></text:span><text:span text:style-name="Source_20_Text"><text:span text:style-name="T30">lang</text:span></text:span><text:span text:style-name="Source_20_Text"><text:span text:style-name="T32">=</text:span></text:span><text:span text:style-name="Source_20_Text"><text:span text:style-name="T39">"en"</text:span></text:span><text:span text:style-name="Source_20_Text"><text:span text:style-name="T34">&gt;</text:span></text:span><text:span text:style-name="Source_20_Text"><text:span text:style-name="T32"> </text:span></text:span></text:p>
        <text:p text:style-name="P83"><text:span text:style-name="Source_20_Text"><text:span text:style-name="T25">  </text:span></text:span><text:span text:style-name="Source_20_Text"><text:span text:style-name="T34">&lt;head&gt;</text:span></text:span><text:span text:style-name="Source_20_Text"><text:span text:style-name="T32"> </text:span></text:span></text:p>
        <text:p text:style-name="P83"><text:soft-page-break/><text:span text:style-name="Source_20_Text"><text:span text:style-name="T25">    </text:span></text:span><text:span text:style-name="Source_20_Text"><text:span text:style-name="T32">...</text:span></text:span></text:p>
        <text:p text:style-name="P83"><text:span text:style-name="Source_20_Text"><text:span text:style-name="T25">    </text:span></text:span><text:span text:style-name="Source_20_Text"><text:span text:style-name="T34">&lt;meta</text:span></text:span><text:span text:style-name="Source_20_Text"><text:span text:style-name="T32"> </text:span></text:span><text:span text:style-name="Source_20_Text"><text:span text:style-name="T30">name</text:span></text:span><text:span text:style-name="Source_20_Text"><text:span text:style-name="T32">=</text:span></text:span><text:span text:style-name="Source_20_Text"><text:span text:style-name="T39">"viewport"</text:span></text:span><text:span text:style-name="Source_20_Text"><text:span text:style-name="T32"> </text:span></text:span><text:span text:style-name="Source_20_Text"><text:span text:style-name="T30">content</text:span></text:span><text:span text:style-name="Source_20_Text"><text:span text:style-name="T32">=</text:span></text:span><text:span text:style-name="Source_20_Text"><text:span text:style-name="T39">"width=device-width, initial-scale=1"</text:span></text:span><text:span text:style-name="Source_20_Text"><text:span text:style-name="T34">&gt;</text:span></text:span></text:p>
        <text:p text:style-name="P83"><text:span text:style-name="Source_20_Text"><text:span text:style-name="T25">    </text:span></text:span><text:span text:style-name="Source_20_Text"><text:span text:style-name="T32">...</text:span></text:span></text:p>
        <text:p text:style-name="P83"><text:span text:style-name="Source_20_Text"><text:span text:style-name="T25">  </text:span></text:span><text:span text:style-name="Source_20_Text"><text:span text:style-name="T34">&lt;/head&gt;</text:span></text:span><text:span text:style-name="Source_20_Text"><text:span text:style-name="T32"> </text:span></text:span></text:p>
        <text:p text:style-name="P71"><draw:frame draw:style-name="fr1" draw:name="Frame67" text:anchor-type="char" svg:x="-264.557cm" svg:width="0.041cm" draw:z-index="68"><draw:text-box fo:min-height="0.041cm"><text:p text:style-name="P15">Copy to Clipboard</text:p></draw:text-box></draw:frame><text:span text:style-name="T1">Nous pouvons décomposer la </text:span><text:span text:style-name="Source_20_Text"><text:span text:style-name="T3">&lt;meta&gt;</text:span></text:span><text:span text:style-name="T1">balise ajoutée en les composants essentiels suivants :</text:span></text:p>
        <text:list text:style-name="L28">
          <text:list-item>
            <text:p text:style-name="P84"><text:span text:style-name="T1">l' </text:span><text:span text:style-name="Source_20_Text"><text:span text:style-name="T3">name="viewport"</text:span></text:span><text:span text:style-name="T1">attribut : indique au navigateur d'afficher la page Web à la même largeur que son écran</text:span></text:p>
          </text:list-item>
          <text:list-item>
            <text:p text:style-name="P84"><text:span text:style-name="T1">l' </text:span><text:span text:style-name="Source_20_Text"><text:span text:style-name="T3">content</text:span></text:span><text:span text:style-name="T1">attribut : définit les valeurs de la </text:span><text:span text:style-name="Source_20_Text"><text:span text:style-name="T3">&lt;meta&gt;</text:span></text:span><text:span text:style-name="T1">balise, y compris </text:span><text:span text:style-name="Source_20_Text"><text:span text:style-name="T3">width</text:span></text:span><text:span text:style-name="T1">et</text:span><text:span text:style-name="Source_20_Text"><text:span text:style-name="T3">initial-scale</text:span></text:span></text:p>
          </text:list-item>
          <text:list-item>
            <text:p text:style-name="P84"><text:span text:style-name="T1">la </text:span><text:span text:style-name="Source_20_Text"><text:span text:style-name="T3">width=device-width</text:span></text:span><text:span text:style-name="T1">paire clé-valeur : contrôle la taille de la fenêtre d'affichage dans laquelle elle définit la largeur de la fenêtre d'affichage pour qu'elle soit égale à la largeur de l'appareil</text:span></text:p>
          </text:list-item>
          <text:list-item>
            <text:p text:style-name="P84"><text:span text:style-name="T1">la </text:span><text:span text:style-name="Source_20_Text"><text:span text:style-name="T3">initial-scale=1</text:span></text:span><text:span text:style-name="T1">paire clé-valeur : définit le niveau de zoom initial (en savoir plus sur l'échelle dans </text:span><text:a xlink:type="simple" xlink:href="https://developer.mozilla.org/en-US/docs/Web/HTML/Viewport_meta_tag#viewport_basics" office:target-frame-name="_blank" xlink:show="new" text:style-name="Internet_20_link" text:visited-style-name="Visited_20_Internet_20_Link"><text:span text:style-name="T2">la documentation de la fenêtre d'affichage de MDN</text:span></text:a><text:span text:style-name="T1"> )</text:span></text:p>
          </text:list-item>
        </text:list>
        <text:p text:style-name="P21">La balise méta viewport permet à nos pages web d'être responsives et d'adapter le contenu du site à la taille de l'écran des utilisateurs. Nous explorerons plus en détail la mise en œuvre concrète de cette réactivité dans les exercices suivants, mais pour l'instant, nous devons d'abord inclure la balise méta dans notre fichier HTML !</text:p>
        <text:h text:style-name="P82" text:outline-level="3">Requêtes des médias</text:h>
        <text:p text:style-name="P70">8 minutes</text:p>
        <text:p text:style-name="P73"><text:span text:style-name="T1">CSS utilise </text:span><text:span text:style-name="Emphasis"><text:span text:style-name="T1">des requêtes média</text:span></text:span><text:span text:style-name="T1"> pour adapter le contenu d'un site web aux différentes tailles d'écran. Grâce aux requêtes média, CSS peut détecter la </text:span><text:soft-page-break/><text:span text:style-name="T1">taille de l'écran actuel et appliquer différents styles CSS en fonction de sa largeur.</text:span></text:p>
        <text:p text:style-name="P83"><text:span text:style-name="Source_20_Text"><text:span text:style-name="T41">@media</text:span></text:span><text:span text:style-name="Source_20_Text"><text:span text:style-name="T31"> </text:span></text:span><text:span text:style-name="Source_20_Text"><text:span text:style-name="T34">only</text:span></text:span><text:span text:style-name="Source_20_Text"><text:span text:style-name="T31"> </text:span></text:span><text:span text:style-name="Source_20_Text"><text:span text:style-name="T30">screen</text:span></text:span><text:span text:style-name="Source_20_Text"><text:span text:style-name="T31"> </text:span></text:span><text:span text:style-name="Source_20_Text"><text:span text:style-name="T41">and</text:span></text:span><text:span text:style-name="Source_20_Text"><text:span text:style-name="T31"> </text:span></text:span><text:span text:style-name="Source_20_Text"><text:span text:style-name="T32">(</text:span></text:span><text:span text:style-name="Source_20_Text"><text:span text:style-name="T33">max-width</text:span></text:span><text:span text:style-name="Source_20_Text"><text:span text:style-name="T32">:</text:span></text:span><text:span text:style-name="Source_20_Text"><text:span text:style-name="T31"> 480px</text:span></text:span><text:span text:style-name="Source_20_Text"><text:span text:style-name="T32">)</text:span></text:span><text:span text:style-name="Source_20_Text"><text:span text:style-name="T31"> </text:span></text:span><text:span text:style-name="Source_20_Text"><text:span text:style-name="T32">{</text:span></text:span></text:p>
        <text:p text:style-name="P83"><text:span text:style-name="Source_20_Text"><text:span text:style-name="T9">  </text:span></text:span><text:span text:style-name="Source_20_Text"><text:span text:style-name="T31">body </text:span></text:span><text:span text:style-name="Source_20_Text"><text:span text:style-name="T32">{</text:span></text:span></text:p>
        <text:p text:style-name="P83"><text:span text:style-name="Source_20_Text"><text:span text:style-name="T9">    </text:span></text:span><text:span text:style-name="Source_20_Text"><text:span text:style-name="T33">font-size</text:span></text:span><text:span text:style-name="Source_20_Text"><text:span text:style-name="T32">:</text:span></text:span><text:span text:style-name="Source_20_Text"><text:span text:style-name="T31"> 12px</text:span></text:span><text:span text:style-name="Source_20_Text"><text:span text:style-name="T32">;</text:span></text:span></text:p>
        <text:p text:style-name="P83"><text:span text:style-name="Source_20_Text"><text:span text:style-name="T9">  </text:span></text:span><text:span text:style-name="Source_20_Text"><text:span text:style-name="T32">}</text:span></text:span></text:p>
        <text:p text:style-name="P83"><text:span text:style-name="Source_20_Text"><text:span text:style-name="T32">}</text:span></text:span></text:p>
        <text:p text:style-name="P73"><draw:frame draw:style-name="fr1" draw:name="Frame68" text:anchor-type="char" svg:x="-264.557cm" svg:width="0.041cm" draw:z-index="69"><draw:text-box fo:min-height="0.041cm"><text:p text:style-name="P15">Copy to Clipboard</text:p></draw:text-box></draw:frame><text:span text:style-name="T1">L'exemple ci-dessus illustre l'application d'une requête média. Cette requête définit une règle pour les écrans de moins de 480 pixels (environ la largeur de nombreux smartphones en orientation </text:span><text:a xlink:type="simple" xlink:href="https://en.wikipedia.org/wiki/Page_orientation" office:target-frame-name="_blank" xlink:show="new" text:style-name="Internet_20_link" text:visited-style-name="Visited_20_Internet_20_Link"><text:span text:style-name="T2">paysage</text:span></text:a><text:span text:style-name="T1"> ).</text:span></text:p>
        <text:p text:style-name="P20">Décomposons cet exemple en plusieurs parties :</text:p>
        <text:list text:style-name="L29">
          <text:list-item>
            <text:p text:style-name="P85"><text:span text:style-name="Source_20_Text"><text:span text:style-name="T3">@media</text:span></text:span><text:span text:style-name="T1">— Ce mot-clé démarre une règle de requête multimédia et indique au compilateur CSS comment analyser le reste de la règle.</text:span></text:p>
          </text:list-item>
          <text:list-item>
            <text:p text:style-name="P85"><text:span text:style-name="Source_20_Text"><text:span text:style-name="T3">only screen</text:span></text:span><text:span text:style-name="T1">— Indique les types d'appareils devant utiliser cette règle. Lors des premières tentatives visant à cibler différents appareils, CSS intégrait différents types de médias (écran, impression, portable). L'idée était qu'en connaissant le type de média, les règles CSS appropriées pouvaient être appliquées. Cependant, les appareils « portables » et « écrans » ont commencé à occuper une gamme de tailles beaucoup plus large, et une seule règle CSS par appareil n'était plus suffisante. </text:span><text:span text:style-name="Source_20_Text"><text:span text:style-name="T3">screen</text:span></text:span><text:span text:style-name="T1">est le type de média toujours utilisé pour afficher du contenu, quel que soit le type d'appareil. Le </text:span><text:span text:style-name="Source_20_Text"><text:span text:style-name="T3">only</text:span></text:span><text:span text:style-name="T1">mot-clé est ajouté pour indiquer que cette règle ne s'applique qu'à un seul type de média ( </text:span><text:span text:style-name="Source_20_Text"><text:span text:style-name="T3">screen</text:span></text:span><text:span text:style-name="T1">).</text:span></text:p>
          </text:list-item>
          <text:list-item>
            <text:p text:style-name="P85"><text:soft-page-break/><text:span text:style-name="Source_20_Text"><text:span text:style-name="T3">and (max-width : 480px)</text:span></text:span><text:span text:style-name="T1">— Cette partie de la règle est appelée «</text:span><text:span text:style-name="Emphasis"><text:span text:style-name="T1"> fonctionnalité multimédia »</text:span></text:span><text:span text:style-name="T1"> et indique au compilateur CSS d'appliquer les styles CSS aux appareils d'une largeur inférieure ou égale à 480 pixels. Les fonctions multimédias sont les conditions à remplir pour afficher le CSS dans une requête multimédia.</text:span></text:p>
          </text:list-item>
          <text:list-item>
            <text:p text:style-name="P85"><text:span text:style-name="T1">Les règles CSS sont imbriquées entre les accolades de la requête média. Elles s'appliquent lorsque la requête média est satisfaite. Dans l'exemple ci-dessus, le texte de l' </text:span><text:span text:style-name="Source_20_Text"><text:span text:style-name="T3">body</text:span></text:span><text:span text:style-name="T1">élément est défini sur « a</text:span><text:span text:style-name="Source_20_Text"><text:span text:style-name="T3">font-size</text:span></text:span><text:span text:style-name="T1"> » </text:span><text:span text:style-name="Source_20_Text"><text:span text:style-name="T3">12px</text:span></text:span><text:span text:style-name="T1">lorsque la taille de l'écran de l'utilisateur est inférieure à 480 px.</text:span></text:p>
          </text:list-item>
        </text:list>
        <text:h text:style-name="P82" text:outline-level="3">Gamme</text:h>
        <text:p text:style-name="P70">7 minutes</text:p>
        <text:p text:style-name="P71"><text:span text:style-name="T1">Il est possible de cibler des tailles d'écran spécifiques en définissant plusieurs options de largeur et de hauteur. Les options </text:span><text:span text:style-name="Source_20_Text"><text:span text:style-name="T3">min-width</text:span></text:span><text:span text:style-name="T1">et </text:span><text:span text:style-name="Source_20_Text"><text:span text:style-name="T3">min-height</text:span></text:span><text:span text:style-name="T1">permettent de définir respectivement la largeur et la hauteur minimales. À l'inverse, les options </text:span><text:span text:style-name="Source_20_Text"><text:span text:style-name="T3">max-width</text:span></text:span><text:span text:style-name="T1">et </text:span><text:span text:style-name="Source_20_Text"><text:span text:style-name="T3">max-height</text:span></text:span><text:span text:style-name="T1">permettent de définir respectivement la largeur et la hauteur maximales.</text:span></text:p>
        <text:p text:style-name="P20">En utilisant plusieurs largeurs et hauteurs, une plage peut être définie pour une requête multimédia.</text:p>
        <text:p text:style-name="P83"><text:span text:style-name="Source_20_Text"><text:span text:style-name="T41">@media</text:span></text:span><text:span text:style-name="Source_20_Text"><text:span text:style-name="T31"> </text:span></text:span><text:span text:style-name="Source_20_Text"><text:span text:style-name="T34">only</text:span></text:span><text:span text:style-name="Source_20_Text"><text:span text:style-name="T31"> </text:span></text:span><text:span text:style-name="Source_20_Text"><text:span text:style-name="T30">screen</text:span></text:span><text:span text:style-name="Source_20_Text"><text:span text:style-name="T31"> </text:span></text:span><text:span text:style-name="Source_20_Text"><text:span text:style-name="T41">and</text:span></text:span><text:span text:style-name="Source_20_Text"><text:span text:style-name="T31"> </text:span></text:span><text:span text:style-name="Source_20_Text"><text:span text:style-name="T32">(</text:span></text:span><text:span text:style-name="Source_20_Text"><text:span text:style-name="T33">min-width</text:span></text:span><text:span text:style-name="Source_20_Text"><text:span text:style-name="T32">:</text:span></text:span><text:span text:style-name="Source_20_Text"><text:span text:style-name="T31"> 320px</text:span></text:span><text:span text:style-name="Source_20_Text"><text:span text:style-name="T32">)</text:span></text:span><text:span text:style-name="Source_20_Text"><text:span text:style-name="T31"> </text:span></text:span><text:span text:style-name="Source_20_Text"><text:span text:style-name="T41">and</text:span></text:span><text:span text:style-name="Source_20_Text"><text:span text:style-name="T31"> </text:span></text:span><text:span text:style-name="Source_20_Text"><text:span text:style-name="T32">(</text:span></text:span><text:span text:style-name="Source_20_Text"><text:span text:style-name="T33">max-width</text:span></text:span><text:span text:style-name="Source_20_Text"><text:span text:style-name="T32">:</text:span></text:span><text:span text:style-name="Source_20_Text"><text:span text:style-name="T31"> 480px</text:span></text:span><text:span text:style-name="Source_20_Text"><text:span text:style-name="T32">)</text:span></text:span><text:span text:style-name="Source_20_Text"><text:span text:style-name="T31"> </text:span></text:span><text:span text:style-name="Source_20_Text"><text:span text:style-name="T32">{</text:span></text:span></text:p>
        <text:p text:style-name="P83"><text:span text:style-name="Source_20_Text"><text:span text:style-name="T9">    </text:span></text:span><text:span text:style-name="Source_20_Text"><text:span text:style-name="T40">/* ruleset for 320px - 480px */</text:span></text:span></text:p>
        <text:p text:style-name="P83"><text:span text:style-name="Source_20_Text"><text:span text:style-name="T32">}</text:span></text:span></text:p>
        <text:p text:style-name="P71"><draw:frame draw:style-name="fr1" draw:name="Frame69" text:anchor-type="char" svg:x="-264.557cm" svg:width="0.041cm" draw:z-index="70"><draw:text-box fo:min-height="0.041cm"><text:p text:style-name="P15">Copy to Clipboard</text:p></draw:text-box></draw:frame><text:span text:style-name="T1">L'exemple ci-dessus applique ses règles CSS uniquement lorsque la taille de l'écran est comprise entre 320 et 480 pixels. Notez l'utilisation d'un </text:span><text:soft-page-break/><text:span text:style-name="T1">deuxième </text:span><text:span text:style-name="Source_20_Text"><text:span text:style-name="T3">and</text:span></text:span><text:span text:style-name="T1">mot-clé après la </text:span><text:span text:style-name="Source_20_Text"><text:span text:style-name="T3">min-width</text:span></text:span><text:span text:style-name="T1">fonctionnalité multimédia. Cela permet d'enchaîner deux exigences.</text:span></text:p>
        <text:p text:style-name="P20">L'exemple ci-dessus peut également être écrit en utilisant deux règles distinctes :</text:p>
        <text:p text:style-name="P83"><text:span text:style-name="Source_20_Text"><text:span text:style-name="T41">@media</text:span></text:span><text:span text:style-name="Source_20_Text"><text:span text:style-name="T31"> </text:span></text:span><text:span text:style-name="Source_20_Text"><text:span text:style-name="T34">only</text:span></text:span><text:span text:style-name="Source_20_Text"><text:span text:style-name="T31"> </text:span></text:span><text:span text:style-name="Source_20_Text"><text:span text:style-name="T30">screen</text:span></text:span><text:span text:style-name="Source_20_Text"><text:span text:style-name="T31"> </text:span></text:span><text:span text:style-name="Source_20_Text"><text:span text:style-name="T41">and</text:span></text:span><text:span text:style-name="Source_20_Text"><text:span text:style-name="T31"> </text:span></text:span><text:span text:style-name="Source_20_Text"><text:span text:style-name="T32">(</text:span></text:span><text:span text:style-name="Source_20_Text"><text:span text:style-name="T33">min-width</text:span></text:span><text:span text:style-name="Source_20_Text"><text:span text:style-name="T32">:</text:span></text:span><text:span text:style-name="Source_20_Text"><text:span text:style-name="T31"> 320px</text:span></text:span><text:span text:style-name="Source_20_Text"><text:span text:style-name="T32">)</text:span></text:span><text:span text:style-name="Source_20_Text"><text:span text:style-name="T31"> </text:span></text:span><text:span text:style-name="Source_20_Text"><text:span text:style-name="T32">{</text:span></text:span><text:span text:style-name="Source_20_Text"><text:span text:style-name="T31"> </text:span></text:span></text:p>
        <text:p text:style-name="P83"><text:span text:style-name="Source_20_Text"><text:span text:style-name="T9">    </text:span></text:span><text:span text:style-name="Source_20_Text"><text:span text:style-name="T40">/* ruleset for &gt;= 320px */</text:span></text:span></text:p>
        <text:p text:style-name="P83"><text:span text:style-name="Source_20_Text"><text:span text:style-name="T32">}</text:span></text:span></text:p>
        <text:p text:style-name="P83"><text:span text:style-name="Source_20_Text"><text:span text:style-name="T41">@media</text:span></text:span><text:span text:style-name="Source_20_Text"><text:span text:style-name="T31"> </text:span></text:span><text:span text:style-name="Source_20_Text"><text:span text:style-name="T34">only</text:span></text:span><text:span text:style-name="Source_20_Text"><text:span text:style-name="T31"> </text:span></text:span><text:span text:style-name="Source_20_Text"><text:span text:style-name="T30">screen</text:span></text:span><text:span text:style-name="Source_20_Text"><text:span text:style-name="T31"> </text:span></text:span><text:span text:style-name="Source_20_Text"><text:span text:style-name="T41">and</text:span></text:span><text:span text:style-name="Source_20_Text"><text:span text:style-name="T31"> </text:span></text:span><text:span text:style-name="Source_20_Text"><text:span text:style-name="T32">(</text:span></text:span><text:span text:style-name="Source_20_Text"><text:span text:style-name="T33">min-width</text:span></text:span><text:span text:style-name="Source_20_Text"><text:span text:style-name="T32">:</text:span></text:span><text:span text:style-name="Source_20_Text"><text:span text:style-name="T31"> 480px</text:span></text:span><text:span text:style-name="Source_20_Text"><text:span text:style-name="T32">)</text:span></text:span><text:span text:style-name="Source_20_Text"><text:span text:style-name="T31"> </text:span></text:span><text:span text:style-name="Source_20_Text"><text:span text:style-name="T32">{</text:span></text:span><text:span text:style-name="Source_20_Text"><text:span text:style-name="T31"> </text:span></text:span></text:p>
        <text:p text:style-name="P83"><text:span text:style-name="Source_20_Text"><text:span text:style-name="T9">    </text:span></text:span><text:span text:style-name="Source_20_Text"><text:span text:style-name="T40">/* ruleset for &gt;= 480px */</text:span></text:span></text:p>
        <text:p text:style-name="P83"><text:span text:style-name="Source_20_Text"><text:span text:style-name="T32">}</text:span></text:span></text:p>
        <text:p text:style-name="P20"><draw:frame draw:style-name="fr1" draw:name="Frame70" text:anchor-type="char" svg:x="-264.557cm" svg:width="0.041cm" draw:z-index="71"><draw:text-box fo:min-height="0.041cm"><text:p text:style-name="P15">Copy to Clipboard</text:p></draw:text-box></draw:frame>La première requête média de l'exemple ci-dessus appliquera les règles CSS lorsque la taille de l'écran atteint ou dépasse 320 pixels. La seconde requête média appliquera ensuite les règles CSS lorsque la taille de l'écran atteint ou dépasse 480 pixels, ce qui signifie qu'elle peut remplacer les règles CSS présentes dans la première requête média ou appliquer des règles CSS supplémentaires absentes de la première.</text:p>
        <text:p text:style-name="P21">Les deux exemples ci-dessus sont valables et il est probable que vous verrez les deux modèles utilisés lors de la lecture du code d'un autre développeur.</text:p>
        <text:h text:style-name="P86" text:outline-level="3">Points par pouce (DPI)</text:h>
        <text:p text:style-name="P70">6 minutes</text:p>
        <text:p text:style-name="P20">Une autre caractéristique multimédia que nous pouvons cibler est la résolution d'écran. Il est fréquent que nous souhaitions fournir des contenus multimédias de meilleure qualité (images, vidéos, etc.) uniquement aux utilisateurs dont les écrans prennent en charge les contenus haute résolution. Cibler la résolution d'écran permet également aux utilisateurs d'éviter de télécharger des images <text:soft-page-break/>haute résolution (fichiers volumineux) que leur écran risque de ne pas afficher correctement.</text:p>
        <text:p text:style-name="P71"><text:span text:style-name="T1">Pour cibler par résolution, nous pouvons utiliser les fonctionnalités multimédias </text:span><text:span text:style-name="Source_20_Text"><text:span text:style-name="T3">min-resolution</text:span></text:span><text:span text:style-name="T1">et </text:span><text:span text:style-name="Source_20_Text"><text:span text:style-name="T3">max-resolution</text:span></text:span><text:span text:style-name="T1">. Ces fonctionnalités acceptent une valeur de résolution en points par pouce (ppp) ou en points par centimètre (ppc). Pour en savoir plus sur les mesures de résolution, </text:span><text:a xlink:type="simple" xlink:href="https://en.wikipedia.org/wiki/Dots_per_inch" office:target-frame-name="_blank" xlink:show="new" text:style-name="Internet_20_link" text:visited-style-name="Visited_20_Internet_20_Link"><text:span text:style-name="T2">cliquez ici</text:span></text:a><text:span text:style-name="T1"> .</text:span></text:p>
        <text:p text:style-name="P83"><text:span text:style-name="Source_20_Text"><text:span text:style-name="T41">@media</text:span></text:span><text:span text:style-name="Source_20_Text"><text:span text:style-name="T31"> </text:span></text:span><text:span text:style-name="Source_20_Text"><text:span text:style-name="T34">only</text:span></text:span><text:span text:style-name="Source_20_Text"><text:span text:style-name="T31"> </text:span></text:span><text:span text:style-name="Source_20_Text"><text:span text:style-name="T30">screen</text:span></text:span><text:span text:style-name="Source_20_Text"><text:span text:style-name="T31"> </text:span></text:span><text:span text:style-name="Source_20_Text"><text:span text:style-name="T41">and</text:span></text:span><text:span text:style-name="Source_20_Text"><text:span text:style-name="T31"> </text:span></text:span><text:span text:style-name="Source_20_Text"><text:span text:style-name="T32">(</text:span></text:span><text:span text:style-name="Source_20_Text"><text:span text:style-name="T33">min-resolution</text:span></text:span><text:span text:style-name="Source_20_Text"><text:span text:style-name="T32">:</text:span></text:span><text:span text:style-name="Source_20_Text"><text:span text:style-name="T31"> 300</text:span></text:span><text:span text:style-name="Source_20_Text"><text:span text:style-name="T34">dpi</text:span></text:span><text:span text:style-name="Source_20_Text"><text:span text:style-name="T32">)</text:span></text:span><text:span text:style-name="Source_20_Text"><text:span text:style-name="T31"> </text:span></text:span><text:span text:style-name="Source_20_Text"><text:span text:style-name="T32">{</text:span></text:span></text:p>
        <text:p text:style-name="P83"><text:span text:style-name="Source_20_Text"><text:span text:style-name="T9">    </text:span></text:span><text:span text:style-name="Source_20_Text"><text:span text:style-name="T40">/* CSS for high resolution screens */</text:span></text:span></text:p>
        <text:p text:style-name="P83"><text:span text:style-name="Source_20_Text"><text:span text:style-name="T32">}</text:span></text:span></text:p>
        <text:p text:style-name="P21"><draw:frame draw:style-name="fr1" draw:name="Frame71" text:anchor-type="char" svg:x="-264.557cm" svg:width="0.041cm" draw:z-index="72"><draw:text-box fo:min-height="0.041cm"><text:p text:style-name="P15">Copy to Clipboard</text:p></draw:text-box></draw:frame>La requête média de l'exemple ci-dessus cible les écrans haute résolution en s'assurant que la résolution est d'au moins 300 points par pouce. Si la requête de résolution est satisfaite, nous pouvons utiliser CSS pour afficher des images et autres médias haute résolution.</text:p>
        <text:p text:style-name="P23">Instructions</text:p>
        <text:list text:style-name="L30">
          <text:list-item>
            <text:p text:style-name="P87"><draw:frame draw:style-name="fr1" draw:name="Frame72" text:anchor-type="char" svg:x="-264.557cm" svg:width="0.041cm" draw:z-index="73"><draw:text-box fo:min-height="0.041cm"><text:p text:style-name="P15">Point de contrôle 1 passé</text:p></draw:text-box></draw:frame>Rédigez une requête média pour améliorer la qualité du logo si le visiteur consulte le site Web Amazing Space sur un écran haute résolution.</text:p>
            <text:p text:style-name="P88"><text:span text:style-name="T37">Un écran haute résolution peut avoir une </text:span><text:span text:style-name="Source_20_Text"><text:span text:style-name="T3">min-resolution</text:span></text:span><text:span text:style-name="T37">résolution de </text:span><text:span text:style-name="Source_20_Text"><text:span text:style-name="T3">150dpi</text:span></text:span><text:span text:style-name="T37">.</text:span></text:p>
          </text:list-item>
          <text:list-item>
            <text:p text:style-name="P88"><draw:frame draw:style-name="fr1" draw:name="Frame75" text:anchor-type="char" svg:x="-264.557cm" svg:width="0.041cm" draw:z-index="76"><draw:text-box fo:min-height="0.041cm"><text:p text:style-name="P15">Point de contrôle 2 passé</text:p></draw:text-box></draw:frame><text:span text:style-name="T37">À l'intérieur de la requête multimédia, ajoutez cette propriété CSS à la </text:span><text:span text:style-name="Source_20_Text"><text:span text:style-name="T3">.logo</text:span></text:span><text:span text:style-name="T37">classe :</text:span></text:p>
            <text:p text:style-name="P89"><text:span text:style-name="Source_20_Text"><text:span text:style-name="T42">background-image</text:span></text:span><text:span text:style-name="Source_20_Text"><text:span text:style-name="T43">: </text:span></text:span><text:span text:style-name="Source_20_Text"><text:span text:style-name="T42">url(</text:span></text:span><text:span text:style-name="Source_20_Text"><text:span text:style-name="T44">"../img/spaceship@2x.png"</text:span></text:span><text:span text:style-name="Source_20_Text"><text:span text:style-name="T45">)</text:span></text:span><text:span text:style-name="Source_20_Text"><text:span text:style-name="T43">;</text:span></text:span></text:p>
            <text:p text:style-name="P87"><draw:frame draw:style-name="fr1" draw:name="Frame77" text:anchor-type="char" svg:x="-264.557cm" svg:width="0.041cm" draw:z-index="78"><draw:text-box fo:min-height="0.041cm"><text:p text:style-name="P90">Copy to Clipboard</text:p></draw:text-box></draw:frame>Ce code remplacera le logo existant par un logo de meilleure résolution. Pour rendre la différence plus évidente, le logo du vaisseau spatial de meilleure résolution arbore des ailes bleues.</text:p>
            <text:p text:style-name="P88"><text:soft-page-break/><text:span text:style-name="T37">Si vous accédez à Codecademy sur un écran dont la résolution est supérieure à 150 ppp, vous constaterez le changement de vaisseau spatial. Sinon, vous pouvez modifier la </text:span><text:span text:style-name="Source_20_Text"><text:span text:style-name="T3">min-resolution</text:span></text:span><text:span text:style-name="T37">fonction multimédia à une valeur inférieure pour observer le changement.</text:span></text:p>
          </text:list-item>
        </text:list>
        <text:p text:style-name="P61"/>
        <text:h text:style-name="P82" text:outline-level="3">Et opérateur</text:h>
        <text:p text:style-name="P70">4 min</text:p>
        <text:p text:style-name="P71"><text:span text:style-name="T1">Dans les exercices précédents, nous avons enchaîné plusieurs caractéristiques multimédias du même type dans une même requête multimédia à l'aide de l' </text:span><text:span text:style-name="Source_20_Text"><text:span text:style-name="T3">and</text:span></text:span><text:span text:style-name="T1">opérateur. Cela nous a permis de créer une plage en utilisant </text:span><text:span text:style-name="Source_20_Text"><text:span text:style-name="T3">min-width</text:span></text:span><text:span text:style-name="T1">« and » </text:span><text:span text:style-name="Source_20_Text"><text:span text:style-name="T3">max-width</text:span></text:span><text:span text:style-name="T1">dans la même requête multimédia.</text:span></text:p>
        <text:p text:style-name="P71"><text:span text:style-name="T1">L' </text:span><text:span text:style-name="Source_20_Text"><text:span text:style-name="T3">and</text:span></text:span><text:span text:style-name="T1">opérateur peut être utilisé pour exiger plusieurs fonctionnalités multimédias. Par conséquent, nous pouvons l'utiliser </text:span><text:span text:style-name="Source_20_Text"><text:span text:style-name="T3">and</text:span></text:span><text:span text:style-name="T1">pour exiger à la fois un </text:span><text:span text:style-name="Source_20_Text"><text:span text:style-name="T3">max-width</text:span></text:span><text:span text:style-name="T1">de </text:span><text:span text:style-name="Source_20_Text"><text:span text:style-name="T3">480px</text:span></text:span><text:span text:style-name="T1"> </text:span><text:span text:style-name="Emphasis"><text:span text:style-name="T1">et</text:span></text:span><text:span text:style-name="T1"> avoir un </text:span><text:span text:style-name="Source_20_Text"><text:span text:style-name="T3">min-resolution</text:span></text:span><text:span text:style-name="T1">de </text:span><text:span text:style-name="Source_20_Text"><text:span text:style-name="T3">300dpi</text:span></text:span><text:span text:style-name="T1">.</text:span></text:p>
        <text:p text:style-name="P20">Par exemple:</text:p>
        <text:p text:style-name="P83"><text:span text:style-name="Source_20_Text"><text:span text:style-name="T41">@media</text:span></text:span><text:span text:style-name="Source_20_Text"><text:span text:style-name="T31"> </text:span></text:span><text:span text:style-name="Source_20_Text"><text:span text:style-name="T34">only</text:span></text:span><text:span text:style-name="Source_20_Text"><text:span text:style-name="T31"> </text:span></text:span><text:span text:style-name="Source_20_Text"><text:span text:style-name="T30">screen</text:span></text:span><text:span text:style-name="Source_20_Text"><text:span text:style-name="T31"> </text:span></text:span><text:span text:style-name="Source_20_Text"><text:span text:style-name="T41">and</text:span></text:span><text:span text:style-name="Source_20_Text"><text:span text:style-name="T31"> </text:span></text:span><text:span text:style-name="Source_20_Text"><text:span text:style-name="T32">(</text:span></text:span><text:span text:style-name="Source_20_Text"><text:span text:style-name="T33">max-width</text:span></text:span><text:span text:style-name="Source_20_Text"><text:span text:style-name="T32">:</text:span></text:span><text:span text:style-name="Source_20_Text"><text:span text:style-name="T31"> 480px</text:span></text:span><text:span text:style-name="Source_20_Text"><text:span text:style-name="T32">)</text:span></text:span><text:span text:style-name="Source_20_Text"><text:span text:style-name="T31"> </text:span></text:span><text:span text:style-name="Source_20_Text"><text:span text:style-name="T41">and</text:span></text:span><text:span text:style-name="Source_20_Text"><text:span text:style-name="T31"> </text:span></text:span><text:span text:style-name="Source_20_Text"><text:span text:style-name="T32">(</text:span></text:span><text:span text:style-name="Source_20_Text"><text:span text:style-name="T33">min-resolution</text:span></text:span><text:span text:style-name="Source_20_Text"><text:span text:style-name="T32">:</text:span></text:span><text:span text:style-name="Source_20_Text"><text:span text:style-name="T31"> 300</text:span></text:span><text:span text:style-name="Source_20_Text"><text:span text:style-name="T34">dpi</text:span></text:span><text:span text:style-name="Source_20_Text"><text:span text:style-name="T32">)</text:span></text:span><text:span text:style-name="Source_20_Text"><text:span text:style-name="T31"> </text:span></text:span><text:span text:style-name="Source_20_Text"><text:span text:style-name="T32">{</text:span></text:span></text:p>
        <text:p text:style-name="P83"><text:span text:style-name="Source_20_Text"><text:span text:style-name="T9">    </text:span></text:span><text:span text:style-name="Source_20_Text"><text:span text:style-name="T40">/* CSS ruleset */</text:span></text:span></text:p>
        <text:p text:style-name="P83"><text:span text:style-name="Source_20_Text"><text:span text:style-name="T32">}</text:span></text:span></text:p>
        <text:p text:style-name="P71"><draw:frame draw:style-name="fr1" draw:name="Frame78" text:anchor-type="char" svg:x="-264.557cm" svg:width="0.041cm" draw:z-index="79"><draw:text-box fo:min-height="0.041cm"><text:p text:style-name="P15">Copy to Clipboard</text:p></draw:text-box></draw:frame><text:span text:style-name="T1">En plaçant l' </text:span><text:span text:style-name="Source_20_Text"><text:span text:style-name="T3">and</text:span></text:span><text:span text:style-name="T1">opérateur entre les deux fonctionnalités multimédias, le navigateur exigera que les deux fonctionnalités multimédias soient vraies avant d'afficher le CSS dans la requête multimédia. Cet </text:span><text:span text:style-name="Source_20_Text"><text:span text:style-name="T3">and</text:span></text:span><text:span text:style-name="T1">opérateur permet d'enchaîner autant de fonctionnalités multimédias que nécessaire.</text:span></text:p>
        <text:p text:style-name="P61"/>
        <text:h text:style-name="P82" text:outline-level="3"><text:soft-page-break/>Liste séparée par des virgules</text:h>
        <text:p text:style-name="P70">4 min</text:p>
        <text:p text:style-name="P20">Si une seule des multiples fonctionnalités multimédias d'une requête multimédia doit être satisfaite, les fonctionnalités multimédias peuvent être séparées dans une liste séparée par des virgules.</text:p>
        <text:p text:style-name="P20">Par exemple, si nous devions appliquer un style alors qu'une seule des conditions ci-dessous est vraie :</text:p>
        <text:list text:style-name="L31">
          <text:list-item>
            <text:p text:style-name="P91">L'écran mesure plus de 480 pixels de large</text:p>
          </text:list-item>
          <text:list-item>
            <text:p text:style-name="P91">L'écran est en mode paysage</text:p>
          </text:list-item>
        </text:list>
        <text:p text:style-name="P20">On pourrait écrire :</text:p>
        <text:p text:style-name="P83"><text:span text:style-name="Source_20_Text"><text:span text:style-name="T41">@media</text:span></text:span><text:span text:style-name="Source_20_Text"><text:span text:style-name="T31"> </text:span></text:span><text:span text:style-name="Source_20_Text"><text:span text:style-name="T34">only</text:span></text:span><text:span text:style-name="Source_20_Text"><text:span text:style-name="T31"> </text:span></text:span><text:span text:style-name="Source_20_Text"><text:span text:style-name="T30">screen</text:span></text:span><text:span text:style-name="Source_20_Text"><text:span text:style-name="T31"> </text:span></text:span><text:span text:style-name="Source_20_Text"><text:span text:style-name="T41">and</text:span></text:span><text:span text:style-name="Source_20_Text"><text:span text:style-name="T31"> </text:span></text:span><text:span text:style-name="Source_20_Text"><text:span text:style-name="T32">(</text:span></text:span><text:span text:style-name="Source_20_Text"><text:span text:style-name="T33">min-width</text:span></text:span><text:span text:style-name="Source_20_Text"><text:span text:style-name="T32">:</text:span></text:span><text:span text:style-name="Source_20_Text"><text:span text:style-name="T31"> 480px</text:span></text:span><text:span text:style-name="Source_20_Text"><text:span text:style-name="T32">),</text:span></text:span><text:span text:style-name="Source_20_Text"><text:span text:style-name="T31"> </text:span></text:span><text:span text:style-name="Source_20_Text"><text:span text:style-name="T32">(</text:span></text:span><text:span text:style-name="Source_20_Text"><text:span text:style-name="T33">orientation</text:span></text:span><text:span text:style-name="Source_20_Text"><text:span text:style-name="T32">:</text:span></text:span><text:span text:style-name="Source_20_Text"><text:span text:style-name="T31"> </text:span></text:span><text:span text:style-name="Source_20_Text"><text:span text:style-name="T41">landscape</text:span></text:span><text:span text:style-name="Source_20_Text"><text:span text:style-name="T32">)</text:span></text:span><text:span text:style-name="Source_20_Text"><text:span text:style-name="T31"> </text:span></text:span><text:span text:style-name="Source_20_Text"><text:span text:style-name="T32">{</text:span></text:span></text:p>
        <text:p text:style-name="P83"><text:span text:style-name="Source_20_Text"><text:span text:style-name="T9">    </text:span></text:span><text:span text:style-name="Source_20_Text"><text:span text:style-name="T40">/* CSS ruleset */</text:span></text:span></text:p>
        <text:p text:style-name="P83"><text:span text:style-name="Source_20_Text"><text:span text:style-name="T32">}</text:span></text:span></text:p>
        <text:p text:style-name="P71"><draw:frame draw:style-name="fr1" draw:name="Frame79" text:anchor-type="char" svg:x="-264.557cm" svg:width="0.041cm" draw:z-index="80"><draw:text-box fo:min-height="0.041cm"><text:p text:style-name="P15">Copy to Clipboard</text:p></draw:text-box></draw:frame><text:span text:style-name="T1">Dans l'exemple ci-dessus, nous avons utilisé une virgule ( </text:span><text:span text:style-name="Source_20_Text"><text:span text:style-name="T3">,</text:span></text:span><text:span text:style-name="T1">) pour séparer plusieurs règles. L'exemple ci-dessus requiert qu'une seule fonctionnalité multimédia soit vraie pour que son code CSS s'applique.</text:span></text:p>
        <text:p text:style-name="P71"><text:span text:style-name="T1">Notez que la deuxième fonctionnalité multimédia est </text:span><text:span text:style-name="Source_20_Text"><text:span text:style-name="T3">orientation</text:span></text:span><text:span text:style-name="T1">. </text:span><text:span text:style-name="Source_20_Text"><text:span text:style-name="T3">orientation</text:span></text:span><text:span text:style-name="T1">Elle détecte si la page est plus large que haute. Si une page est plus large, elle est considérée comme </text:span><text:span text:style-name="Source_20_Text"><text:span text:style-name="T3">landscape</text:span></text:span><text:span text:style-name="T1">, et si une page est plus haute, elle est considérée comme </text:span><text:span text:style-name="Source_20_Text"><text:span text:style-name="T3">portrait</text:span></text:span><text:span text:style-name="T1">.</text:span></text:p>
        <text:p text:style-name="P61"/>
        <text:h text:style-name="P82" text:outline-level="3">Points d'arrêt</text:h>
        <text:p text:style-name="P70">6 minutes</text:p>
        <text:p text:style-name="P20"><text:soft-page-break/>Nous savons comment utiliser les requêtes multimédias pour appliquer des règles CSS en fonction de la taille et de la résolution de l'écran, mais comment déterminons-nous les requêtes à définir ?</text:p>
        <text:p text:style-name="P73"><text:span text:style-name="T1">Les points d'insertion des requêtes média sont appelés </text:span><text:span text:style-name="Emphasis"><text:span text:style-name="T1">points d'arrêt</text:span></text:span><text:span text:style-name="T1"> . Ces points correspondent aux tailles d'écran auxquelles votre page web ne s'affiche pas correctement. Par exemple, pour cibler des tablettes en orientation paysage, nous pouvons créer le point d'arrêt suivant :</text:span></text:p>
        <text:p text:style-name="P83"><text:span text:style-name="Source_20_Text"><text:span text:style-name="T41">@media</text:span></text:span><text:span text:style-name="Source_20_Text"><text:span text:style-name="T31"> </text:span></text:span><text:span text:style-name="Source_20_Text"><text:span text:style-name="T34">only</text:span></text:span><text:span text:style-name="Source_20_Text"><text:span text:style-name="T31"> </text:span></text:span><text:span text:style-name="Source_20_Text"><text:span text:style-name="T30">screen</text:span></text:span><text:span text:style-name="Source_20_Text"><text:span text:style-name="T31"> </text:span></text:span><text:span text:style-name="Source_20_Text"><text:span text:style-name="T41">and</text:span></text:span><text:span text:style-name="Source_20_Text"><text:span text:style-name="T31"> </text:span></text:span><text:span text:style-name="Source_20_Text"><text:span text:style-name="T32">(</text:span></text:span><text:span text:style-name="Source_20_Text"><text:span text:style-name="T33">min-width</text:span></text:span><text:span text:style-name="Source_20_Text"><text:span text:style-name="T32">:</text:span></text:span><text:span text:style-name="Source_20_Text"><text:span text:style-name="T31"> 768px</text:span></text:span><text:span text:style-name="Source_20_Text"><text:span text:style-name="T32">)</text:span></text:span><text:span text:style-name="Source_20_Text"><text:span text:style-name="T31"> </text:span></text:span><text:span text:style-name="Source_20_Text"><text:span text:style-name="T41">and</text:span></text:span><text:span text:style-name="Source_20_Text"><text:span text:style-name="T31"> </text:span></text:span><text:span text:style-name="Source_20_Text"><text:span text:style-name="T32">(</text:span></text:span><text:span text:style-name="Source_20_Text"><text:span text:style-name="T33">max-width</text:span></text:span><text:span text:style-name="Source_20_Text"><text:span text:style-name="T32">:</text:span></text:span><text:span text:style-name="Source_20_Text"><text:span text:style-name="T31"> 1024px</text:span></text:span><text:span text:style-name="Source_20_Text"><text:span text:style-name="T32">)</text:span></text:span><text:span text:style-name="Source_20_Text"><text:span text:style-name="T31"> </text:span></text:span><text:span text:style-name="Source_20_Text"><text:span text:style-name="T41">and</text:span></text:span><text:span text:style-name="Source_20_Text"><text:span text:style-name="T31"> </text:span></text:span><text:span text:style-name="Source_20_Text"><text:span text:style-name="T32">(</text:span></text:span><text:span text:style-name="Source_20_Text"><text:span text:style-name="T33">orientation</text:span></text:span><text:span text:style-name="Source_20_Text"><text:span text:style-name="T32">:</text:span></text:span><text:span text:style-name="Source_20_Text"><text:span text:style-name="T31"> </text:span></text:span><text:span text:style-name="Source_20_Text"><text:span text:style-name="T41">landscape</text:span></text:span><text:span text:style-name="Source_20_Text"><text:span text:style-name="T32">)</text:span></text:span><text:span text:style-name="Source_20_Text"><text:span text:style-name="T31"> </text:span></text:span><text:span text:style-name="Source_20_Text"><text:span text:style-name="T32">{</text:span></text:span></text:p>
        <text:p text:style-name="P83"><text:span text:style-name="Source_20_Text"><text:span text:style-name="T9">    </text:span></text:span><text:span text:style-name="Source_20_Text"><text:span text:style-name="T40">/* CSS ruleset */</text:span></text:span></text:p>
        <text:p text:style-name="P83"><text:span text:style-name="Source_20_Text"><text:span text:style-name="T32">}</text:span></text:span></text:p>
        <text:p text:style-name="P20"><draw:frame draw:style-name="fr1" draw:name="Frame80" text:anchor-type="char" svg:x="-264.557cm" svg:width="0.041cm" draw:z-index="81"><draw:text-box fo:min-height="0.041cm"><text:p text:style-name="P15">Copy to Clipboard</text:p></draw:text-box></draw:frame>L'exemple ci-dessus crée une plage de tailles d'écran de la taille d'une tablette en mode paysage et identifie également l'orientation.</text:p>
        <text:p text:style-name="P20">Cependant, définir des points de rupture pour chaque appareil imaginable serait extrêmement difficile, car il existe une multitude d'appareils de formes et de tailles différentes. De plus, de nouveaux appareils sont commercialisés chaque année avec de nouvelles tailles d'écran.</text:p>
        <text:p text:style-name="P20">Plutôt que de définir des points d'arrêt en fonction d'appareils spécifiques, la meilleure pratique consiste à redimensionner votre navigateur pour visualiser les points d'arrêt naturels du site web en fonction de son contenu. Les dimensions où la mise en page est interrompue ou présente un aspect inhabituel constituent les points d'arrêt de vos requêtes média. À l'intérieur de ces points d'arrêt, nous pouvons ajuster le CSS pour redimensionner et réorganiser la page.</text:p>
        <text:p text:style-name="P20"><text:soft-page-break/>En observant les dimensions auxquelles un site web se casse naturellement, vous pouvez définir des points d'arrêt pour les requêtes média qui optimisent l'expérience utilisateur pour chaque projet, plutôt que de forcer chaque projet à s'adapter à une taille d'écran spécifique. Chaque projet a des besoins différents, et la création d'un design responsive ne devrait pas faire exception.</text:p>
        <text:p text:style-name="P71"><text:span text:style-name="T1">Consultez </text:span><text:a xlink:type="simple" xlink:href="https://content.codecademy.com/courses/freelance-1/unit-5/screen-sizes.png?_gl=1*1vf998c*_gcl_aw*R0NMLjE3NDg5MzIxODIuQ2p3S0NBandsX1hCQmhBVUVpd0FXSzJoemd5cWpoSVhvZTVKWVB1MmNHUjh3dGtrM2NBU0IwaDB0N3o0VDlKTUkyQ1U1YzZseURJUHpob0NKMDRRQXZEX0J3RQ..*_gcl_au*MTU2ODE0MDU2OS4xNzQ4OTMyMTgy*_ga*Njc3MTc5MDA1OC4xNzQ4OTMyMTg3*_ga_3LRZM6TM9L*czE3NDkyODgzNDAkbzIxJGcxJHQxNzQ5MjkxOTY3JGo2MCRsMCRoMA.." office:target-frame-name="_blank" xlink:show="new" text:style-name="Internet_20_link" text:visited-style-name="Visited_20_Internet_20_Link"><text:span text:style-name="T2">cette</text:span></text:a><text:span text:style-name="T1"> liste de points d'arrêt par largeur d'appareil. Utilisez-la comme référence pour tester votre site web et vous assurer qu'il s'affiche correctement sur différents appareils.</text:span></text:p>
        <text:p text:style-name="P61"/>
        <text:h text:style-name="P92" text:outline-level="3">Révision : Media Queries</text:h>
        <text:p text:style-name="P61">&lt;1 min</text:p>
        <text:p text:style-name="P62">Excellent travail ! Vous avez appris à modifier l'apparence d'un site web sur différents écrans grâce aux requêtes multimédias et aux points d'arrêt.</text:p>
        <text:p text:style-name="P62">Tout au long de cette leçon, vous avez appris :</text:p>
        <text:list text:style-name="L32">
          <text:list-item>
            <text:p text:style-name="P93">Lorsqu'un site Web répond à la taille de l'écran sur lequel il est affiché, on parle de site Web <text:span text:style-name="Emphasis">réactif</text:span> .</text:p>
          </text:list-item>
          <text:list-item>
            <text:p text:style-name="P93">Vous pouvez écrire <text:span text:style-name="Emphasis">des requêtes multimédias</text:span> pour vous aider avec différentes tailles d'écran.</text:p>
          </text:list-item>
          <text:list-item>
            <text:p text:style-name="P93">L'ajout de la balise viewport <text:span text:style-name="Source_20_Text"><text:span text:style-name="T14">&lt;meta&gt;</text:span></text:span>à notre code nous permet de contrôler la largeur et la mise à l'échelle de la fenêtre d'affichage afin qu'elle soit dimensionnée et mise à l'échelle correctement sur tous les appareils.</text:p>
          </text:list-item>
          <text:list-item>
            <text:p text:style-name="P93">Les requêtes média nécessitent <text:span text:style-name="Emphasis">des fonctionnalités multimédias</text:span> . Ces fonctionnalités sont les conditions à remplir pour afficher le CSS dans une requête média.</text:p>
          </text:list-item>
          <text:list-item>
            <text:p text:style-name="P93">Les fonctionnalités multimédias peuvent détecter de nombreux aspects du navigateur d'un utilisateur, notamment la largeur, la hauteur, la résolution, l'orientation de l'écran, etc.</text:p>
          </text:list-item>
          <text:list-item>
            <text:p text:style-name="P93">L' <text:span text:style-name="Source_20_Text"><text:span text:style-name="T14">and</text:span></text:span>opérateur exige que plusieurs fonctionnalités multimédias soient vraies à la fois.</text:p>
          </text:list-item>
          <text:list-item>
            <text:p text:style-name="P93">Une liste de fonctionnalités multimédias séparées par des virgules ne nécessite qu'une seule fonctionnalité multimédia pour que le code qu'elle contient soit appliqué.</text:p>
          </text:list-item>
          <text:list-item>
            <text:p text:style-name="P93"><text:soft-page-break/>La meilleure pratique pour identifier l'emplacement des requêtes multimédias consiste à redimensionner le navigateur afin de déterminer les points de rupture naturels du contenu. Ces points de rupture naturels sont identifiés en redimensionnant le navigateur.</text:p>
          </text:list-item>
        </text:list>
        <text:p text:style-name="P64">Grâce à votre connaissance des requêtes média et du CSS, vous pouvez créer des sites web performants sur tous les appareils, du petit téléphone au grand téléviseur. En rendant vos sites web responsive, vous offrirez une expérience utilisateur optimale à tous vos utilisateurs.</text:p>
        <text:p text:style-name="P68"/>
        <text:h text:style-name="P82" text:outline-level="3">Aperçu</text:h>
        <text:p text:style-name="P70">1 min</text:p>
        <text:p text:style-name="P20">Créer des sites web nécessite une connaissance technique de plusieurs langages et frameworks. Vous vous demandez peut-être comment les développeurs peuvent maîtriser parfaitement chaque langage ? Heureusement, non. L'une des compétences essentielles du développeur est de savoir rechercher des solutions à des problèmes que l'on ne maîtrise pas encore.</text:p>
        <text:p text:style-name="P20">Dans cette leçon, vous apprendrez à rechercher de nouvelles façons d’utiliser les propriétés CSS précédemment apprises et à découvrir des propriétés CSS entièrement nouvelles.</text:p>
        <text:p text:style-name="P71"><text:span text:style-name="T1">À droite de l'écran se trouve le site portfolio que vous développerez pour obtenir </text:span><text:a xlink:type="simple" xlink:href="https://content.codecademy.com/courses/freelance-1/capstone-1-documentation/mocks.jpg?_gl=1*e7om0d*_gcl_aw*R0NMLjE3NDg5MzIxODIuQ2p3S0NBandsX1hCQmhBVUVpd0FXSzJoemd5cWpoSVhvZTVKWVB1MmNHUjh3dGtrM2NBU0IwaDB0N3o0VDlKTUkyQ1U1YzZseURJUHpob0NKMDRRQXZEX0J3RQ..*_gcl_au*MTU2ODE0MDU2OS4xNzQ4OTMyMTgy*_ga*Njc3MTc5MDA1OC4xNzQ4OTMyMTg3*_ga_3LRZM6TM9L*czE3NDkzNDk3MzUkbzIzJGcxJHQxNzQ5MzQ5NzUxJGo0NCRsMCRoMA.." office:target-frame-name="_blank" xlink:show="new" text:style-name="Internet_20_link" text:visited-style-name="Visited_20_Internet_20_Link"><text:span text:style-name="T2">le produit final</text:span></text:a><text:span text:style-name="T1"> . Nous vous suggérons de conserver cette maquette ouverte dans un onglet séparé pour vous y référer tout au long de la leçon.</text:span></text:p>
        <text:h text:style-name="P82" text:outline-level="3">Documentation</text:h>
        <text:p text:style-name="P70">7 minutes</text:p>
        <text:p text:style-name="P20">Toute langue bien développée ou</text:p>
        <text:p text:style-name="P80"><text:a xlink:type="simple" xlink:href="https://www.codecademy.com/resources/docs/general/framework" office:target-frame-name="_blank" xlink:show="new" text:style-name="Internet_20_link" text:visited-style-name="Visited_20_Internet_20_Link"><draw:frame draw:style-name="fr1" draw:name="Frame81" text:anchor-type="char" svg:x="-264.557cm" svg:width="0.041cm" draw:z-index="82"><draw:text-box fo:min-height="0.041cm"><text:section text:style-name="Sect1" text:name=":rt:"><text:p text:style-name="P15">Aperçu : Documents Chargement de la description du lien</text:p></text:section></draw:text-box></draw:frame><text:span text:style-name="T2">cadre</text:span></text:a></text:p>
        <text:p text:style-name="P94"><text:span text:style-name="T1">dispose d'un espace où vous pouvez consulter toutes ses fonctionnalités. Cette bibliothèque d'informations est appelée </text:span><text:span text:style-name="Emphasis"><text:span text:style-name="T1">la documentation</text:span></text:span><text:span text:style-name="T1"> d'un langage .</text:span></text:p>
        <text:p text:style-name="P73"><text:soft-page-break/><text:span text:style-name="T1">Vous trouverez la documentation CSS sur </text:span><text:a xlink:type="simple" xlink:href="https://developer.mozilla.org/en-US/" office:target-frame-name="_blank" xlink:show="new" text:style-name="Internet_20_link" text:visited-style-name="Visited_20_Internet_20_Link"><text:span text:style-name="T2">le Mozilla Developer Network</text:span></text:a><text:span text:style-name="T1"> . Outre CSS, le Mozilla Developer Network (MDN) propose la documentation complète pour HTML, JavaScript et de nombreux autres outils essentiels au développement web.</text:span></text:p>
        <text:p text:style-name="P71"><text:span text:style-name="T1">Pour consulter la documentation d'une propriété CSS spécifique, rendez-vous sur le site web de MDN et recherchez-la dans la barre de recherche en haut de la page. Cliquez ensuite sur le lien correspondant. Par exemple, recherchez la </text:span><text:span text:style-name="Source_20_Text"><text:span text:style-name="T3">font-weight</text:span></text:span><text:span text:style-name="T1">propriété. La liste des résultats peut paraître intimidante, mais vous devriez rapidement voir un lien commençant par la description « La propriété CSS font-weight… ». C'est le lien que nous recherchons.</text:span></text:p>
        <text:p text:style-name="P71"><text:span text:style-name="T1">Une fois sur la page de documentation d'une propriété, vous pouvez consulter toutes ses informations. Par exemple, </text:span><text:a xlink:type="simple" xlink:href="https://developer.mozilla.org/en-US/docs/Web/CSS/font-weight" office:target-frame-name="_blank" xlink:show="new" text:style-name="Internet_20_link" text:visited-style-name="Visited_20_Internet_20_Link"><text:span text:style-name="Source_20_Text"><text:span text:style-name="T46">font-weight</text:span></text:span></text:a><text:span text:style-name="T1">la section « Valeurs » présente une description de la propriété. La section « Valeurs » répertorie toutes les valeurs possibles pour </text:span><text:span text:style-name="Source_20_Text"><text:span text:style-name="T3">font-weight</text:span></text:span><text:span text:style-name="T1">. Certaines valeurs sont déjà connues, comme </text:span><text:span text:style-name="Source_20_Text"><text:span text:style-name="T3">normal</text:span></text:span><text:span text:style-name="T1">et </text:span><text:span text:style-name="Source_20_Text"><text:span text:style-name="T3">bold</text:span></text:span><text:span text:style-name="T1">, mais d'autres sont nouvelles, comme </text:span><text:span text:style-name="Source_20_Text"><text:span text:style-name="T3">lighter</text:span></text:span><text:span text:style-name="T1">et </text:span><text:span text:style-name="Source_20_Text"><text:span text:style-name="T3">bolder</text:span></text:span><text:span text:style-name="T1">.</text:span></text:p>
        <text:h text:style-name="P82" text:outline-level="3">Google</text:h>
        <text:p text:style-name="P70">3 minutes</text:p>
        <text:p text:style-name="P20">La documentation est un outil essentiel pour se renseigner sur les propriétés. Mais que faire si vous ne savez même pas de quelle propriété vous avez besoin ?</text:p>
        <text:p text:style-name="P73"><text:span text:style-name="T1">Dans ce genre de situation, il n'est pas surprenant que </text:span><text:a xlink:type="simple" xlink:href="https://google.com/" office:target-frame-name="_blank" xlink:show="new" text:style-name="Internet_20_link" text:visited-style-name="Visited_20_Internet_20_Link"><text:span text:style-name="T2">Google</text:span></text:a><text:span text:style-name="T1"> soit un excellent moyen de découvrir les solutions d'autres développeurs. Rechercher le </text:span><text:soft-page-break/><text:span text:style-name="T1">problème que vous essayez de résoudre et le langage que vous utilisez vous apportera de nombreuses réponses utiles.</text:span></text:p>
        <text:p text:style-name="P71"><text:span text:style-name="T1">Par exemple, si vous souhaitez savoir comment modifier la taille du texte, vous pouvez rechercher sur Google « Comment modifier la taille du texte avec CSS ». Vous recevrez ensuite plusieurs liens vers des informations sur la </text:span><text:span text:style-name="Source_20_Text"><text:span text:style-name="T3">font-size</text:span></text:span><text:span text:style-name="T1">propriété.</text:span></text:p>
        <text:h text:style-name="P82" text:outline-level="3">Débordement de pile</text:h>
        <text:p text:style-name="P70">3 minutes</text:p>
        <text:p text:style-name="P73"><text:span text:style-name="T1">En utilisant Google dans l'exercice précédent, vous avez peut-être remarqué de nombreux liens vers un site appelé </text:span><text:a xlink:type="simple" xlink:href="https://stackoverflow.com/" office:target-frame-name="_blank" xlink:show="new" text:style-name="Internet_20_link" text:visited-style-name="Visited_20_Internet_20_Link"><text:span text:style-name="Emphasis"><text:span text:style-name="T2">Stack Overflow</text:span></text:span></text:a><text:span text:style-name="T1"> .</text:span></text:p>
        <text:p text:style-name="P20">Stack Overflow est une ressource utile où les développeurs posent et répondent à leurs questions. N'hésitez pas à l'utiliser pour trouver des réponses à vos questions et apprendre auprès de développeurs expérimentés.</text:p>
        <text:p text:style-name="P20">Consulter toutes les réponses les plus populaires à une question Stack Overflow peut vous donner plusieurs solutions à essayer et vous permettre de comprendre pourquoi une solution est meilleure qu'une autre. De plus, si vous ne trouvez pas une question, vous pouvez même la poser vous-même et obtenir des réponses.</text:p>
        <text:p text:style-name="P21">Pour rechercher une question sur Stack Overflow, saisissez votre question et votre langage de programmation dans la barre de recherche et recherchez les fils de questions qui semblent pertinents.</text:p>
        <text:p text:style-name="P61"/>
      </text:section>
      <text:p text:style-name="P95"><draw:frame draw:style-name="fr2" draw:name="Image2" text:anchor-type="char" svg:width="0.041cm" svg:height="0.041cm" draw:z-index="67"><draw:image xlink:href="Pictures/100000010000000100000001891FFD7D.gif" xlink:type="simple" xlink:show="embed" xlink:actuate="onLoad" draw:mime-type="image/gif"/></draw:frame><draw:frame draw:style-name="fr2" draw:name="Image1" text:anchor-type="char" svg:width="0.041cm" svg:height="0.041cm" draw:z-index="66"><draw:image xlink:href="Pictures/100000010000000100000001891FFD7D.gif" xlink:type="simple" xlink:show="embed" xlink:actuate="onLoad" draw:mime-type="image/gif"/></draw:frame></text:p>
      <text:p text:style-name="P9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percu" svg:font-family="Apercu, apple-system, system-ui, 'Segoe UI', Roboto, Ubuntu, Cantarell, 'Fira Sans', 'Droid Sans', 'Helvetica Neue', sans-serif"/>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6" style:display-name="Heading 6" style:family="paragraph" style:parent-style-name="Heading" style:next-style-name="Text_20_body" style:default-outline-level="6" style:list-style-name="" style:class="chapter">
      <style:paragraph-properties fo:margin-top="0.106cm" fo:margin-bottom="0.106cm" style:contextual-spacing="false"/>
      <style:text-properties style:font-name="Liberation Serif" fo:font-family="'Liberation Serif'" style:font-family-generic="roman" style:font-pitch="variable" fo:font-size="7pt" fo:font-weight="bold" style:font-name-asian="Songti SC" style:font-family-asian="'Songti SC'" style:font-family-generic-asian="system" style:font-pitch-asian="variable" style:font-size-asian="7pt" style:font-weight-asian="bold" style:font-name-complex="Arial Unicode MS1" style:font-family-complex="'Arial Unicode MS'" style:font-family-generic-complex="system" style:font-pitch-complex="variable" style:font-size-complex="7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6-06T09:01:25.191844000</meta:creation-date>
    <dc:date>2025-06-08T03:48:17.816864000</dc:date>
    <meta:editing-duration>P1DT18H46M33S</meta:editing-duration>
    <meta:editing-cycles>51</meta:editing-cycles>
    <meta:generator>LibreOffice/25.2.3.2$MacOSX_X86_64 LibreOffice_project/bbb074479178df812d175f709636b368952c2ce3</meta:generator>
    <meta:document-statistic meta:table-count="0" meta:image-count="2" meta:object-count="0" meta:page-count="62" meta:paragraph-count="866" meta:word-count="11605" meta:character-count="73843" meta:non-whitespace-character-count="62779"/>
  </office:meta>
</office:document-meta>
</file>